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AD67C0AB18.png" manifest:media-type="image/png"/>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500000003A91A4CE019.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1000000000000543000002925D1F9AFD.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Roboto" svg:font-family="Roboto, arial, sans-serif"/>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Tabela1" style:family="table">
      <style:table-properties style:width="17cm" table:align="margins" fo:keep-with-next="alway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2" style:family="table">
      <style:table-properties style:width="17cm" fo:break-before="page" table:align="margins" fo:keep-with-next="always"/>
    </style:style>
    <style:style style:name="Tabela2.A" style:family="table-column">
      <style:table-column-properties style:column-width="4.249cm" style:rel-column-width="16383*"/>
    </style:style>
    <style:style style:name="Tabela2.D" style:family="table-column">
      <style:table-column-properties style:column-width="4.251cm" style:rel-column-width="16386*"/>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fo:keep-with-next="always"/>
    </style:style>
    <style:style style:name="Tabela3.A" style:family="table-column">
      <style:table-column-properties style:column-width="4.249cm" style:rel-column-width="16383*"/>
    </style:style>
    <style:style style:name="Tabela3.D" style:family="table-column">
      <style:table-column-properties style:column-width="4.251cm" style:rel-column-width="16386*"/>
    </style:style>
    <style:style style:name="Tabela3.A1" style:family="table-cell">
      <style:table-cell-properties fo:padding="0.097cm" fo:border-left="0.05pt solid #000000" fo:border-right="none" fo:border-top="0.05pt solid #000000" fo:border-bottom="0.05pt solid #000000"/>
    </style:style>
    <style:style style:name="Tabela3.D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fo:keep-with-next="always"/>
    </style:style>
    <style:style style:name="Tabela4.A" style:family="table-column">
      <style:table-column-properties style:column-width="4.249cm" style:rel-column-width="16383*"/>
    </style:style>
    <style:style style:name="Tabela4.D" style:family="table-column">
      <style:table-column-properties style:column-width="4.251cm" style:rel-column-width="16386*"/>
    </style:style>
    <style:style style:name="Tabela4.A1" style:family="table-cell">
      <style:table-cell-properties fo:padding="0.097cm" fo:border-left="0.05pt solid #000000" fo:border-right="none" fo:border-top="0.05pt solid #000000" fo:border-bottom="0.05pt solid #000000"/>
    </style:style>
    <style:style style:name="Tabela4.D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D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fo:keep-with-next="always"/>
    </style:style>
    <style:style style:name="Tabela5.A" style:family="table-column">
      <style:table-column-properties style:column-width="4.249cm" style:rel-column-width="16383*"/>
    </style:style>
    <style:style style:name="Tabela5.D" style:family="table-column">
      <style:table-column-properties style:column-width="4.251cm" style:rel-column-width="16386*"/>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fo:keep-with-next="always"/>
    </style:style>
    <style:style style:name="Tabela6.A" style:family="table-column">
      <style:table-column-properties style:column-width="4.249cm" style:rel-column-width="16383*"/>
    </style:style>
    <style:style style:name="Tabela6.D" style:family="table-column">
      <style:table-column-properties style:column-width="4.251cm" style:rel-column-width="16386*"/>
    </style:style>
    <style:style style:name="Tabela6.A1" style:family="table-cell">
      <style:table-cell-properties fo:padding="0.097cm" fo:border-left="0.05pt solid #000000" fo:border-right="none" fo:border-top="0.05pt solid #000000" fo:border-bottom="0.05pt solid #000000"/>
    </style:style>
    <style:style style:name="Tabela6.D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Tabela7" style:family="table">
      <style:table-properties style:width="17cm" fo:break-before="page" table:align="margins" fo:keep-with-next="always"/>
    </style:style>
    <style:style style:name="Tabela7.A" style:family="table-column">
      <style:table-column-properties style:column-width="4.249cm" style:rel-column-width="16383*"/>
    </style:style>
    <style:style style:name="Tabela7.D" style:family="table-column">
      <style:table-column-properties style:column-width="4.251cm" style:rel-column-width="16386*"/>
    </style:style>
    <style:style style:name="Tabela7.A1" style:family="table-cell">
      <style:table-cell-properties fo:padding="0.097cm" fo:border-left="0.05pt solid #000000" fo:border-right="none" fo:border-top="0.05pt solid #000000" fo:border-bottom="0.05pt solid #000000"/>
    </style:style>
    <style:style style:name="Tabela7.D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D2" style:family="table-cell">
      <style:table-cell-properties fo:padding="0.097cm" fo:border-left="0.05pt solid #000000" fo:border-right="0.05pt solid #000000" fo:border-top="none" fo:border-bottom="0.05pt solid #000000"/>
    </style:style>
    <style:style style:name="Tabela8" style:family="table">
      <style:table-properties style:width="17cm" table:align="margins" fo:keep-with-next="always"/>
    </style:style>
    <style:style style:name="Tabela8.A" style:family="table-column">
      <style:table-column-properties style:column-width="5.667cm" style:rel-column-width="21844*"/>
    </style:style>
    <style:style style:name="Tabela8.B" style:family="table-column">
      <style:table-column-properties style:column-width="5.667cm" style:rel-column-width="21845*"/>
    </style:style>
    <style:style style:name="Tabela8.C" style:family="table-column">
      <style:table-column-properties style:column-width="2.833cm" style:rel-column-width="10922*"/>
    </style:style>
    <style:style style:name="Tabela8.D" style:family="table-column">
      <style:table-column-properties style:column-width="2.835cm" style:rel-column-width="10924*"/>
    </style:style>
    <style:style style:name="Tabela8.A1" style:family="table-cell">
      <style:table-cell-properties fo:padding="0.097cm" fo:border-left="0.05pt solid #000000" fo:border-right="none" fo:border-top="0.05pt solid #000000" fo:border-bottom="0.05pt solid #000000"/>
    </style:style>
    <style:style style:name="Tabela8.D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D2" style:family="table-cell">
      <style:table-cell-properties fo:padding="0.097cm" fo:border-left="0.05pt solid #000000" fo:border-right="0.05pt solid #000000" fo:border-top="none" fo:border-bottom="0.05pt solid #000000"/>
    </style:style>
    <style:style style:name="Tabela9" style:family="table">
      <style:table-properties style:width="17cm" table:align="margins" fo:keep-with-next="always"/>
    </style:style>
    <style:style style:name="Tabela9.A" style:family="table-column">
      <style:table-column-properties style:column-width="4.249cm" style:rel-column-width="16383*"/>
    </style:style>
    <style:style style:name="Tabela9.D" style:family="table-column">
      <style:table-column-properties style:column-width="4.251cm" style:rel-column-width="16386*"/>
    </style:style>
    <style:style style:name="Tabela9.A1" style:family="table-cell">
      <style:table-cell-properties fo:padding="0.097cm" fo:border-left="0.05pt solid #000000" fo:border-right="none" fo:border-top="0.05pt solid #000000" fo:border-bottom="0.05pt solid #000000"/>
    </style:style>
    <style:style style:name="Tabela9.D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D2" style:family="table-cell">
      <style:table-cell-properties fo:padding="0.097cm" fo:border-left="0.05pt solid #000000" fo:border-right="0.05pt solid #000000" fo:border-top="none" fo:border-bottom="0.05pt solid #000000"/>
    </style:style>
    <style:style style:name="Tabela12" style:family="table">
      <style:table-properties style:width="17cm" table:align="margins" fo:keep-with-next="always"/>
    </style:style>
    <style:style style:name="Tabela12.A" style:family="table-column">
      <style:table-column-properties style:column-width="4.249cm" style:rel-column-width="16383*"/>
    </style:style>
    <style:style style:name="Tabela12.D" style:family="table-column">
      <style:table-column-properties style:column-width="4.251cm" style:rel-column-width="16386*"/>
    </style:style>
    <style:style style:name="Tabela12.A1" style:family="table-cell">
      <style:table-cell-properties fo:padding="0.097cm" fo:border-left="0.05pt solid #000000" fo:border-right="none" fo:border-top="0.05pt solid #000000" fo:border-bottom="0.05pt solid #000000"/>
    </style:style>
    <style:style style:name="Tabela12.D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D2" style:family="table-cell">
      <style:table-cell-properties fo:padding="0.097cm" fo:border-left="0.05pt solid #000000" fo:border-right="0.05pt solid #000000" fo:border-top="none" fo:border-bottom="0.05pt solid #000000"/>
    </style:style>
    <style:style style:name="Tabela13" style:family="table">
      <style:table-properties style:width="17cm" fo:break-before="page" table:align="margins" fo:keep-with-next="always"/>
    </style:style>
    <style:style style:name="Tabela13.A" style:family="table-column">
      <style:table-column-properties style:column-width="4.249cm" style:rel-column-width="16383*"/>
    </style:style>
    <style:style style:name="Tabela13.D" style:family="table-column">
      <style:table-column-properties style:column-width="4.251cm" style:rel-column-width="16386*"/>
    </style:style>
    <style:style style:name="Tabela13.A1" style:family="table-cell">
      <style:table-cell-properties fo:padding="0.097cm" fo:border-left="0.05pt solid #000000" fo:border-right="none" fo:border-top="0.05pt solid #000000" fo:border-bottom="0.05pt solid #000000"/>
    </style:style>
    <style:style style:name="Tabela13.D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D2" style:family="table-cell">
      <style:table-cell-properties fo:padding="0.097cm" fo:border-left="0.05pt solid #000000" fo:border-right="0.05pt solid #000000" fo:border-top="none" fo:border-bottom="0.05pt solid #000000"/>
    </style:style>
    <style:style style:name="Tabela14" style:family="table">
      <style:table-properties style:width="17cm" table:align="margins" fo:keep-with-next="always"/>
    </style:style>
    <style:style style:name="Tabela14.A" style:family="table-column">
      <style:table-column-properties style:column-width="4.249cm" style:rel-column-width="16383*"/>
    </style:style>
    <style:style style:name="Tabela14.D" style:family="table-column">
      <style:table-column-properties style:column-width="4.251cm" style:rel-column-width="16386*"/>
    </style:style>
    <style:style style:name="Tabela14.A1" style:family="table-cell">
      <style:table-cell-properties fo:padding="0.097cm" fo:border-left="0.05pt solid #000000" fo:border-right="none" fo:border-top="0.05pt solid #000000" fo:border-bottom="0.05pt solid #000000"/>
    </style:style>
    <style:style style:name="Tabela14.D1" style:family="table-cell">
      <style:table-cell-properties fo:padding="0.097cm" fo:border="0.05pt solid #000000"/>
    </style:style>
    <style:style style:name="Tabela14.A2" style:family="table-cell">
      <style:table-cell-properties fo:padding="0.097cm" fo:border-left="0.05pt solid #000000" fo:border-right="none" fo:border-top="none" fo:border-bottom="0.05pt solid #000000"/>
    </style:style>
    <style:style style:name="Tabela14.D2" style:family="table-cell">
      <style:table-cell-properties fo:padding="0.097cm" fo:border-left="0.05pt solid #000000" fo:border-right="0.05pt solid #000000" fo:border-top="none" fo:border-bottom="0.05pt solid #000000"/>
    </style:style>
    <style:style style:name="Tabela15" style:family="table">
      <style:table-properties style:width="17cm" table:align="margins" fo:keep-with-next="always"/>
    </style:style>
    <style:style style:name="Tabela15.A" style:family="table-column">
      <style:table-column-properties style:column-width="4.249cm" style:rel-column-width="16383*"/>
    </style:style>
    <style:style style:name="Tabela15.D" style:family="table-column">
      <style:table-column-properties style:column-width="4.251cm" style:rel-column-width="16386*"/>
    </style:style>
    <style:style style:name="Tabela15.A1" style:family="table-cell">
      <style:table-cell-properties fo:padding="0.097cm" fo:border-left="0.05pt solid #000000" fo:border-right="none" fo:border-top="0.05pt solid #000000" fo:border-bottom="0.05pt solid #000000"/>
    </style:style>
    <style:style style:name="Tabela15.D1" style:family="table-cell">
      <style:table-cell-properties fo:padding="0.097cm" fo:border="0.05pt solid #000000"/>
    </style:style>
    <style:style style:name="Tabela15.A2" style:family="table-cell">
      <style:table-cell-properties fo:padding="0.097cm" fo:border-left="0.05pt solid #000000" fo:border-right="none" fo:border-top="none" fo:border-bottom="0.05pt solid #000000"/>
    </style:style>
    <style:style style:name="Tabela15.D2" style:family="table-cell">
      <style:table-cell-properties fo:padding="0.097cm" fo:border-left="0.05pt solid #000000" fo:border-right="0.05pt solid #000000" fo:border-top="none" fo:border-bottom="0.05pt solid #000000"/>
    </style:style>
    <style:style style:name="Tabela16" style:family="table">
      <style:table-properties style:width="17cm" table:align="margins" fo:keep-with-next="always"/>
    </style:style>
    <style:style style:name="Tabela16.A" style:family="table-column">
      <style:table-column-properties style:column-width="4.249cm" style:rel-column-width="16383*"/>
    </style:style>
    <style:style style:name="Tabela16.D" style:family="table-column">
      <style:table-column-properties style:column-width="4.251cm" style:rel-column-width="16386*"/>
    </style:style>
    <style:style style:name="Tabela16.A1" style:family="table-cell">
      <style:table-cell-properties fo:padding="0.097cm" fo:border-left="0.05pt solid #000000" fo:border-right="none" fo:border-top="0.05pt solid #000000" fo:border-bottom="0.05pt solid #000000"/>
    </style:style>
    <style:style style:name="Tabela16.D1" style:family="table-cell">
      <style:table-cell-properties fo:padding="0.097cm" fo:border="0.05pt solid #000000"/>
    </style:style>
    <style:style style:name="Tabela16.A2" style:family="table-cell">
      <style:table-cell-properties fo:padding="0.097cm" fo:border-left="0.05pt solid #000000" fo:border-right="none" fo:border-top="none" fo:border-bottom="0.05pt solid #000000"/>
    </style:style>
    <style:style style:name="Tabela16.D2" style:family="table-cell">
      <style:table-cell-properties fo:padding="0.097cm" fo:border-left="0.05pt solid #000000" fo:border-right="0.05pt solid #000000" fo:border-top="none" fo:border-bottom="0.05pt solid #000000"/>
    </style:style>
    <style:style style:name="Tabela17" style:family="table">
      <style:table-properties style:width="17cm" table:align="margins" fo:keep-with-next="always"/>
    </style:style>
    <style:style style:name="Tabela17.A" style:family="table-column">
      <style:table-column-properties style:column-width="4.249cm" style:rel-column-width="16383*"/>
    </style:style>
    <style:style style:name="Tabela17.D" style:family="table-column">
      <style:table-column-properties style:column-width="4.251cm" style:rel-column-width="16386*"/>
    </style:style>
    <style:style style:name="Tabela17.A1" style:family="table-cell">
      <style:table-cell-properties fo:padding="0.097cm" fo:border-left="0.05pt solid #000000" fo:border-right="none" fo:border-top="0.05pt solid #000000" fo:border-bottom="0.05pt solid #000000"/>
    </style:style>
    <style:style style:name="Tabela17.D1" style:family="table-cell">
      <style:table-cell-properties fo:padding="0.097cm" fo:border="0.05pt solid #000000"/>
    </style:style>
    <style:style style:name="Tabela17.A2" style:family="table-cell">
      <style:table-cell-properties fo:padding="0.097cm" fo:border-left="0.05pt solid #000000" fo:border-right="none" fo:border-top="none" fo:border-bottom="0.05pt solid #000000"/>
    </style:style>
    <style:style style:name="Tabela17.D2" style:family="table-cell">
      <style:table-cell-properties fo:padding="0.097cm" fo:border-left="0.05pt solid #000000" fo:border-right="0.05pt solid #000000" fo:border-top="none" fo:border-bottom="0.05pt solid #000000"/>
    </style:style>
    <style:style style:name="Tabela18" style:family="table">
      <style:table-properties style:width="17cm" table:align="margins" fo:keep-with-next="always"/>
    </style:style>
    <style:style style:name="Tabela18.A" style:family="table-column">
      <style:table-column-properties style:column-width="4.249cm" style:rel-column-width="16383*"/>
    </style:style>
    <style:style style:name="Tabela18.D" style:family="table-column">
      <style:table-column-properties style:column-width="4.251cm" style:rel-column-width="16386*"/>
    </style:style>
    <style:style style:name="Tabela18.A1" style:family="table-cell">
      <style:table-cell-properties fo:padding="0.097cm" fo:border-left="0.05pt solid #000000" fo:border-right="none" fo:border-top="0.05pt solid #000000" fo:border-bottom="0.05pt solid #000000"/>
    </style:style>
    <style:style style:name="Tabela18.D1" style:family="table-cell">
      <style:table-cell-properties fo:padding="0.097cm" fo:border="0.05pt solid #000000"/>
    </style:style>
    <style:style style:name="Tabela18.A2" style:family="table-cell">
      <style:table-cell-properties fo:padding="0.097cm" fo:border-left="0.05pt solid #000000" fo:border-right="none" fo:border-top="none" fo:border-bottom="0.05pt solid #000000"/>
    </style:style>
    <style:style style:name="Tabela18.D2" style:family="table-cell">
      <style:table-cell-properties fo:padding="0.097cm" fo:border-left="0.05pt solid #000000" fo:border-right="0.05pt solid #000000" fo:border-top="none" fo:border-bottom="0.05pt solid #000000"/>
    </style:style>
    <style:style style:name="Tabela19" style:family="table">
      <style:table-properties style:width="17cm" table:align="margins" fo:keep-with-next="always"/>
    </style:style>
    <style:style style:name="Tabela19.A" style:family="table-column">
      <style:table-column-properties style:column-width="4.249cm" style:rel-column-width="16383*"/>
    </style:style>
    <style:style style:name="Tabela19.D" style:family="table-column">
      <style:table-column-properties style:column-width="4.251cm" style:rel-column-width="16386*"/>
    </style:style>
    <style:style style:name="Tabela19.A1" style:family="table-cell">
      <style:table-cell-properties fo:padding="0.097cm" fo:border-left="0.05pt solid #000000" fo:border-right="none" fo:border-top="0.05pt solid #000000" fo:border-bottom="0.05pt solid #000000"/>
    </style:style>
    <style:style style:name="Tabela19.D1" style:family="table-cell">
      <style:table-cell-properties fo:padding="0.097cm" fo:border="0.05pt solid #000000"/>
    </style:style>
    <style:style style:name="Tabela19.A2" style:family="table-cell">
      <style:table-cell-properties fo:padding="0.097cm" fo:border-left="0.05pt solid #000000" fo:border-right="none" fo:border-top="none" fo:border-bottom="0.05pt solid #000000"/>
    </style:style>
    <style:style style:name="Tabela19.D2" style:family="table-cell">
      <style:table-cell-properties fo:padding="0.097cm" fo:border-left="0.05pt solid #000000" fo:border-right="0.05pt solid #000000" fo:border-top="none" fo:border-bottom="0.05pt solid #000000"/>
    </style:style>
    <style:style style:name="Tabela20" style:family="table">
      <style:table-properties style:width="17cm" table:align="margins" fo:keep-with-next="always"/>
    </style:style>
    <style:style style:name="Tabela20.A" style:family="table-column">
      <style:table-column-properties style:column-width="4.249cm" style:rel-column-width="16383*"/>
    </style:style>
    <style:style style:name="Tabela20.D" style:family="table-column">
      <style:table-column-properties style:column-width="4.251cm" style:rel-column-width="16386*"/>
    </style:style>
    <style:style style:name="Tabela20.A1" style:family="table-cell">
      <style:table-cell-properties fo:padding="0.097cm" fo:border-left="0.05pt solid #000000" fo:border-right="none" fo:border-top="0.05pt solid #000000" fo:border-bottom="0.05pt solid #000000"/>
    </style:style>
    <style:style style:name="Tabela20.D1" style:family="table-cell">
      <style:table-cell-properties fo:padding="0.097cm" fo:border="0.05pt solid #000000"/>
    </style:style>
    <style:style style:name="Tabela20.A2" style:family="table-cell">
      <style:table-cell-properties fo:padding="0.097cm" fo:border-left="0.05pt solid #000000" fo:border-right="none" fo:border-top="none" fo:border-bottom="0.05pt solid #000000"/>
    </style:style>
    <style:style style:name="Tabela20.D2" style:family="table-cell">
      <style:table-cell-properties fo:padding="0.097cm" fo:border-left="0.05pt solid #000000" fo:border-right="0.05pt solid #000000" fo:border-top="none" fo:border-bottom="0.05pt solid #000000"/>
    </style:style>
    <style:style style:name="Tabela10" style:family="table">
      <style:table-properties style:width="17cm" table:align="margins" fo:keep-with-next="always"/>
    </style:style>
    <style:style style:name="Tabela10.A" style:family="table-column">
      <style:table-column-properties style:column-width="2.429cm" style:rel-column-width="9362*"/>
    </style:style>
    <style:style style:name="Tabela10.G" style:family="table-column">
      <style:table-column-properties style:column-width="2.429cm" style:rel-column-width="9363*"/>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0.B2" style:family="table-cell">
      <style:table-cell-properties fo:padding="0.097cm" fo:border-left="0.05pt solid #000000" fo:border-right="none" fo:border-top="none" fo:border-bottom="0.05pt solid #000000"/>
    </style:style>
    <style:style style:name="Tabela10.G2" style:family="table-cell">
      <style:table-cell-properties fo:padding="0.097cm" fo:border-left="0.05pt solid #000000" fo:border-right="0.05pt solid #000000" fo:border-top="none" fo:border-bottom="0.05pt solid #000000"/>
    </style:style>
    <style:style style:name="Tabela11" style:family="table">
      <style:table-properties style:width="17cm" table:align="margins" fo:keep-with-next="always"/>
    </style:style>
    <style:style style:name="Tabela11.A" style:family="table-column">
      <style:table-column-properties style:column-width="4.249cm" style:rel-column-width="16383*"/>
    </style:style>
    <style:style style:name="Tabela11.D" style:family="table-column">
      <style:table-column-properties style:column-width="4.251cm" style:rel-column-width="16386*"/>
    </style:style>
    <style:style style:name="Tabela11.A1" style:family="table-cell">
      <style:table-cell-properties fo:padding="0.097cm" fo:border-left="0.05pt solid #000000" fo:border-right="none" fo:border-top="0.05pt solid #000000" fo:border-bottom="0.05pt solid #000000"/>
    </style:style>
    <style:style style:name="Tabela11.D1" style:family="table-cell">
      <style:table-cell-properties fo:padding="0.097cm" fo:border="0.05pt solid #000000"/>
    </style:style>
    <style:style style:name="Tabela11.B2" style:family="table-cell">
      <style:table-cell-properties fo:padding="0.097cm" fo:border-left="0.05pt solid #000000" fo:border-right="none" fo:border-top="none" fo:border-bottom="0.05pt solid #000000"/>
    </style:style>
    <style:style style:name="Tabela1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7" style:family="paragraph" style:parent-style-name="Standard">
      <style:text-properties officeooo:paragraph-rsid="0019e40d"/>
    </style:style>
    <style:style style:name="P8" style:family="paragraph" style:parent-style-name="Standard">
      <style:paragraph-properties fo:text-align="start" style:justify-single-word="false"/>
      <style:text-properties officeooo:rsid="014e2d64" officeooo:paragraph-rsid="014ebafc"/>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16pt" fo:font-weight="bold" style:font-size-asian="16pt" style:font-weight-asian="bold"/>
    </style:style>
    <style:style style:name="P1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style:font-size-asian="16pt"/>
    </style:style>
    <style:style style:name="P13" style:family="paragraph" style:parent-style-name="Standard">
      <style:paragraph-properties fo:text-align="center" style:justify-single-word="false"/>
      <style:text-properties fo:font-size="16pt" style:font-size-asian="16pt" style:font-size-complex="16pt"/>
    </style:style>
    <style:style style:name="P14"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014ca84"/>
    </style:style>
    <style:style style:name="P19" style:family="paragraph" style:parent-style-name="Standard">
      <style:paragraph-properties fo:text-align="start" style:justify-single-word="false"/>
      <style:text-properties officeooo:paragraph-rsid="00be868d"/>
    </style:style>
    <style:style style:name="P20" style:family="paragraph" style:parent-style-name="Standard">
      <style:paragraph-properties fo:text-align="start" style:justify-single-word="false"/>
      <style:text-properties officeooo:paragraph-rsid="02cd7b24"/>
    </style:style>
    <style:style style:name="P21" style:family="paragraph" style:parent-style-name="Standard">
      <style:paragraph-properties fo:text-align="start" style:justify-single-word="false"/>
      <style:text-properties officeooo:paragraph-rsid="02d45cb8"/>
    </style:style>
    <style:style style:name="P22" style:family="paragraph" style:parent-style-name="Standard">
      <style:text-properties officeooo:paragraph-rsid="00088062"/>
    </style:style>
    <style:style style:name="P23" style:family="paragraph" style:parent-style-name="Standard">
      <style:text-properties officeooo:rsid="00dc50e6" officeooo:paragraph-rsid="00dc50e6"/>
    </style:style>
    <style:style style:name="P24" style:family="paragraph" style:parent-style-name="Standard">
      <style:text-properties officeooo:rsid="00dd88f1" officeooo:paragraph-rsid="00dd88f1"/>
    </style:style>
    <style:style style:name="P25" style:family="paragraph" style:parent-style-name="Standard">
      <style:text-properties officeooo:rsid="00df8719" officeooo:paragraph-rsid="00df8719"/>
    </style:style>
    <style:style style:name="P26" style:family="paragraph" style:parent-style-name="Standard">
      <style:paragraph-properties fo:text-align="start" style:justify-single-word="false"/>
      <style:text-properties officeooo:rsid="00848a90" officeooo:paragraph-rsid="00848a90"/>
    </style:style>
    <style:style style:name="P27" style:family="paragraph" style:parent-style-name="Standard">
      <style:paragraph-properties fo:text-align="start" style:justify-single-word="false"/>
      <style:text-properties officeooo:rsid="00848a90" officeooo:paragraph-rsid="01c72a8b"/>
    </style:style>
    <style:style style:name="P28" style:family="paragraph" style:parent-style-name="Standard">
      <style:paragraph-properties fo:text-align="start" style:justify-single-word="false"/>
      <style:text-properties officeooo:rsid="02337c26" officeooo:paragraph-rsid="02337c26"/>
    </style:style>
    <style:style style:name="P29" style:family="paragraph" style:parent-style-name="Standard">
      <style:paragraph-properties fo:text-align="start" style:justify-single-word="false"/>
      <style:text-properties officeooo:rsid="028ff232" officeooo:paragraph-rsid="028ff232"/>
    </style:style>
    <style:style style:name="P30" style:family="paragraph" style:parent-style-name="Standard">
      <style:paragraph-properties fo:text-align="start" style:justify-single-word="false"/>
      <style:text-properties officeooo:rsid="02994a81" officeooo:paragraph-rsid="02994a81"/>
    </style:style>
    <style:style style:name="P31" style:family="paragraph" style:parent-style-name="Standard">
      <style:paragraph-properties fo:margin-top="0.212cm" fo:margin-bottom="0cm" style:contextual-spacing="false" fo:text-align="center" style:justify-single-word="false"/>
    </style:style>
    <style:style style:name="P32"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33"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34"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35" style:family="paragraph" style:parent-style-name="Text_20_body">
      <style:paragraph-properties fo:break-before="page"/>
      <style:text-properties officeooo:rsid="00bf6365" officeooo:paragraph-rsid="00bf6365"/>
    </style:style>
    <style:style style:name="P36" style:family="paragraph" style:parent-style-name="Text_20_body">
      <style:paragraph-properties fo:break-before="page"/>
      <style:text-properties fo:font-weight="bold" officeooo:rsid="00cf102a" officeooo:paragraph-rsid="00cf102a" style:font-weight-asian="bold" style:font-weight-complex="bold"/>
    </style:style>
    <style:style style:name="P37" style:family="paragraph" style:parent-style-name="Text_20_body">
      <style:paragraph-properties fo:break-before="page"/>
      <style:text-properties fo:font-weight="normal" officeooo:rsid="00d056fb" officeooo:paragraph-rsid="00d4a6b5" style:font-weight-asian="normal" style:font-weight-complex="normal"/>
    </style:style>
    <style:style style:name="P38" style:family="paragraph" style:parent-style-name="Text_20_body">
      <style:paragraph-properties fo:break-before="page"/>
      <style:text-properties officeooo:paragraph-rsid="017bb863"/>
    </style:style>
    <style:style style:name="P39" style:family="paragraph" style:parent-style-name="Text_20_body">
      <style:paragraph-properties fo:break-before="page"/>
      <style:text-properties officeooo:rsid="01b86415" officeooo:paragraph-rsid="01b86415"/>
    </style:style>
    <style:style style:name="P40" style:family="paragraph" style:parent-style-name="Text_20_body">
      <style:paragraph-properties fo:break-before="page"/>
      <style:text-properties officeooo:rsid="021dac58" officeooo:paragraph-rsid="021ea3c0"/>
    </style:style>
    <style:style style:name="P41" style:family="paragraph" style:parent-style-name="Text_20_body">
      <style:text-properties officeooo:rsid="007ed28e" officeooo:paragraph-rsid="007ed28e"/>
    </style:style>
    <style:style style:name="P42" style:family="paragraph" style:parent-style-name="Text_20_body">
      <style:text-properties officeooo:rsid="007ed28e" officeooo:paragraph-rsid="007b1b39"/>
    </style:style>
    <style:style style:name="P43" style:family="paragraph" style:parent-style-name="Text_20_body">
      <style:text-properties officeooo:rsid="007fd5db" officeooo:paragraph-rsid="007fd5db"/>
    </style:style>
    <style:style style:name="P44" style:family="paragraph" style:parent-style-name="Text_20_body">
      <style:text-properties officeooo:rsid="00d056fb" officeooo:paragraph-rsid="00d056fb"/>
    </style:style>
    <style:style style:name="P45" style:family="paragraph" style:parent-style-name="Text_20_body">
      <style:text-properties fo:font-weight="normal" officeooo:rsid="00d056fb" officeooo:paragraph-rsid="0146733c" style:font-weight-asian="normal" style:font-weight-complex="normal"/>
    </style:style>
    <style:style style:name="P46" style:family="paragraph" style:parent-style-name="Text_20_body">
      <style:text-properties fo:font-weight="normal" officeooo:rsid="00d056fb" officeooo:paragraph-rsid="00d66034" style:font-weight-asian="normal" style:font-weight-complex="normal"/>
    </style:style>
    <style:style style:name="P47" style:family="paragraph" style:parent-style-name="Text_20_body">
      <style:text-properties fo:font-weight="normal" officeooo:rsid="00d67596" officeooo:paragraph-rsid="00d67596" style:font-weight-asian="normal" style:font-weight-complex="normal"/>
    </style:style>
    <style:style style:name="P48" style:family="paragraph" style:parent-style-name="Text_20_body">
      <style:text-properties fo:font-weight="normal" officeooo:rsid="0166eac6" officeooo:paragraph-rsid="01685ee9" style:font-weight-asian="normal" style:font-weight-complex="normal"/>
    </style:style>
    <style:style style:name="P49" style:family="paragraph" style:parent-style-name="Text_20_body">
      <style:text-properties fo:font-weight="normal" officeooo:rsid="01685ee9" officeooo:paragraph-rsid="016b1020" style:font-weight-asian="normal" style:font-weight-complex="normal"/>
    </style:style>
    <style:style style:name="P50" style:family="paragraph" style:parent-style-name="Text_20_body">
      <style:text-properties fo:font-weight="normal" officeooo:rsid="01685ee9" officeooo:paragraph-rsid="016c4815" style:font-weight-asian="normal" style:font-weight-complex="normal"/>
    </style:style>
    <style:style style:name="P51" style:family="paragraph" style:parent-style-name="Text_20_body">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52" style:family="paragraph" style:parent-style-name="Text_20_body">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53" style:family="paragraph" style:parent-style-name="Text_20_body">
      <style:text-properties fo:font-variant="normal" fo:text-transform="none" fo:color="#000000" style:font-name="Times1" fo:font-size="12pt" fo:letter-spacing="normal" fo:language="pl" fo:country="PL" fo:font-style="normal" fo:font-weight="normal" officeooo:rsid="010fd5c4" officeooo:paragraph-rsid="010fd5c4" style:font-size-asian="10.5pt" style:font-size-complex="12pt"/>
    </style:style>
    <style:style style:name="P54" style:family="paragraph" style:parent-style-name="Text_20_body">
      <style:text-properties fo:font-variant="normal" fo:text-transform="none" fo:color="#000000" style:font-name="sans-serif" fo:letter-spacing="normal" fo:language="en" fo:country="US" fo:font-style="normal" fo:font-weight="normal" officeooo:rsid="010147b0" officeooo:paragraph-rsid="010147b0"/>
    </style:style>
    <style:style style:name="P55" style:family="paragraph" style:parent-style-name="Text_20_body">
      <style:text-properties fo:language="pl" fo:country="PL" officeooo:rsid="010343fd" officeooo:paragraph-rsid="010343fd"/>
    </style:style>
    <style:style style:name="P56" style:family="paragraph" style:parent-style-name="Text_20_body">
      <style:text-properties officeooo:rsid="0151e968" officeooo:paragraph-rsid="0151e968"/>
    </style:style>
    <style:style style:name="P57" style:family="paragraph" style:parent-style-name="Text_20_body">
      <style:text-properties officeooo:rsid="0162f636" officeooo:paragraph-rsid="0162f636"/>
    </style:style>
    <style:style style:name="P58" style:family="paragraph" style:parent-style-name="Text_20_body">
      <style:text-properties style:font-name="Times1" fo:font-size="12pt" officeooo:rsid="01899e15" officeooo:paragraph-rsid="01899e15" style:font-size-asian="10.5pt" style:font-size-complex="12pt"/>
    </style:style>
    <style:style style:name="P59" style:family="paragraph" style:parent-style-name="Text_20_body">
      <style:text-properties style:font-name="Times1" fo:font-size="12pt" officeooo:rsid="01899e15" officeooo:paragraph-rsid="0195fb58" style:font-size-asian="10.5pt" style:font-size-complex="12pt"/>
    </style:style>
    <style:style style:name="P60" style:family="paragraph" style:parent-style-name="Text_20_body">
      <style:text-properties style:font-name="Times1" fo:font-size="12pt" officeooo:rsid="01841730" officeooo:paragraph-rsid="01892274" style:font-size-asian="10.5pt" style:font-size-complex="12pt"/>
    </style:style>
    <style:style style:name="P61" style:family="paragraph" style:parent-style-name="Text_20_body">
      <style:text-properties fo:font-weight="bold" style:font-weight-asian="bold" style:font-weight-complex="bold"/>
    </style:style>
    <style:style style:name="P62" style:family="paragraph" style:parent-style-name="Text_20_body">
      <style:text-properties fo:font-weight="bold" officeooo:rsid="00cf102a" officeooo:paragraph-rsid="00cf102a" style:font-weight-asian="bold" style:font-weight-complex="bold"/>
    </style:style>
    <style:style style:name="P63" style:family="paragraph" style:parent-style-name="Text_20_body">
      <style:text-properties fo:font-weight="bold" officeooo:rsid="012d3d04" officeooo:paragraph-rsid="012d3d04" style:font-weight-asian="bold" style:font-weight-complex="bold"/>
    </style:style>
    <style:style style:name="P64" style:family="paragraph" style:parent-style-name="Text_20_body">
      <style:text-properties officeooo:paragraph-rsid="003c47a0"/>
    </style:style>
    <style:style style:name="P65" style:family="paragraph" style:parent-style-name="Text_20_body">
      <style:text-properties officeooo:paragraph-rsid="007b1b39"/>
    </style:style>
    <style:style style:name="P66" style:family="paragraph" style:parent-style-name="Text_20_body">
      <style:text-properties officeooo:rsid="00ea0fba" officeooo:paragraph-rsid="00ea0fba"/>
    </style:style>
    <style:style style:name="P67" style:family="paragraph" style:parent-style-name="Text_20_body">
      <style:text-properties officeooo:rsid="00ebd833" officeooo:paragraph-rsid="00ebd833"/>
    </style:style>
    <style:style style:name="P68" style:family="paragraph" style:parent-style-name="Text_20_body">
      <style:text-properties officeooo:rsid="00d10912" officeooo:paragraph-rsid="00d10912"/>
    </style:style>
    <style:style style:name="P69" style:family="paragraph" style:parent-style-name="Text_20_body">
      <style:text-properties officeooo:paragraph-rsid="00c899e0"/>
    </style:style>
    <style:style style:name="P70" style:family="paragraph" style:parent-style-name="Text_20_body">
      <style:text-properties officeooo:paragraph-rsid="00c9f872"/>
    </style:style>
    <style:style style:name="P71" style:family="paragraph" style:parent-style-name="Text_20_body">
      <style:text-properties officeooo:rsid="00cb145c" officeooo:paragraph-rsid="00cb145c"/>
    </style:style>
    <style:style style:name="P72" style:family="paragraph" style:parent-style-name="Text_20_body">
      <style:text-properties officeooo:paragraph-rsid="00cb9906"/>
    </style:style>
    <style:style style:name="P73" style:family="paragraph" style:parent-style-name="Text_20_body">
      <style:text-properties officeooo:rsid="00d39fdb" officeooo:paragraph-rsid="00d39fdb"/>
    </style:style>
    <style:style style:name="P74" style:family="paragraph" style:parent-style-name="Text_20_body">
      <style:text-properties style:font-name="times" fo:font-size="12pt" fo:font-weight="normal" officeooo:rsid="00dc50e6" officeooo:paragraph-rsid="00dc50e6" style:font-size-asian="10.5pt" style:font-weight-asian="normal" style:font-size-complex="12pt" style:font-weight-complex="normal"/>
    </style:style>
    <style:style style:name="P75" style:family="paragraph" style:parent-style-name="Text_20_body">
      <style:text-properties style:font-name="times" fo:font-size="12pt" officeooo:rsid="0207ad56" officeooo:paragraph-rsid="0207ad56" style:font-size-asian="10.5pt" style:font-size-complex="12pt"/>
    </style:style>
    <style:style style:name="P76" style:family="paragraph" style:parent-style-name="Text_20_body">
      <style:text-properties style:font-name="times" fo:font-size="12pt" officeooo:rsid="0208149e" officeooo:paragraph-rsid="0208149e" style:font-size-asian="10.5pt" style:font-size-complex="12pt"/>
    </style:style>
    <style:style style:name="P77" style:family="paragraph" style:parent-style-name="Text_20_body">
      <style:text-properties style:font-name="times" fo:font-size="12pt" officeooo:rsid="02095cf9" officeooo:paragraph-rsid="02095cf9" style:font-size-asian="10.5pt" style:font-size-complex="12pt"/>
    </style:style>
    <style:style style:name="P78" style:family="paragraph" style:parent-style-name="Text_20_body">
      <style:text-properties style:font-name="times" fo:font-size="12pt" officeooo:rsid="020a97fc" officeooo:paragraph-rsid="020a97fc" style:font-size-asian="10.5pt" style:font-size-complex="12pt"/>
    </style:style>
    <style:style style:name="P79" style:family="paragraph" style:parent-style-name="Text_20_body">
      <style:text-properties style:font-name="times" fo:font-size="12pt" officeooo:rsid="020bc250" officeooo:paragraph-rsid="020bc250" style:font-size-asian="10.5pt" style:font-size-complex="12pt"/>
    </style:style>
    <style:style style:name="P80" style:family="paragraph" style:parent-style-name="Text_20_body">
      <style:text-properties officeooo:rsid="011726b3" officeooo:paragraph-rsid="011726b3"/>
    </style:style>
    <style:style style:name="P81" style:family="paragraph" style:parent-style-name="Text_20_body">
      <style:text-properties officeooo:paragraph-rsid="013346f7"/>
    </style:style>
    <style:style style:name="P82" style:family="paragraph" style:parent-style-name="Text_20_body">
      <style:text-properties officeooo:rsid="01192ac1" officeooo:paragraph-rsid="01192ac1"/>
    </style:style>
    <style:style style:name="P83" style:family="paragraph" style:parent-style-name="Text_20_body">
      <style:text-properties officeooo:rsid="01192ac1" officeooo:paragraph-rsid="013c5761"/>
    </style:style>
    <style:style style:name="P84" style:family="paragraph" style:parent-style-name="Text_20_body">
      <style:text-properties officeooo:rsid="00e27d43" officeooo:paragraph-rsid="012ff3de"/>
    </style:style>
    <style:style style:name="P85" style:family="paragraph" style:parent-style-name="Text_20_body">
      <style:text-properties officeooo:rsid="00e27d43" officeooo:paragraph-rsid="013692b4"/>
    </style:style>
    <style:style style:name="P86" style:family="paragraph" style:parent-style-name="Text_20_body">
      <style:text-properties officeooo:rsid="00e27d43" officeooo:paragraph-rsid="013b7447"/>
    </style:style>
    <style:style style:name="P87" style:family="paragraph" style:parent-style-name="Text_20_body">
      <style:text-properties officeooo:rsid="00e27d43" officeooo:paragraph-rsid="00e27d43"/>
    </style:style>
    <style:style style:name="P88" style:family="paragraph" style:parent-style-name="Text_20_body">
      <style:text-properties officeooo:rsid="010147b0" officeooo:paragraph-rsid="010147b0"/>
    </style:style>
    <style:style style:name="P89" style:family="paragraph" style:parent-style-name="Text_20_body">
      <style:text-properties officeooo:paragraph-rsid="010147b0"/>
    </style:style>
    <style:style style:name="P90" style:family="paragraph" style:parent-style-name="Text_20_body">
      <style:text-properties style:font-name="Times New Roman" fo:font-size="12pt" officeooo:rsid="010147b0" officeooo:paragraph-rsid="010147b0" style:font-size-asian="10.5pt" style:font-size-complex="12pt"/>
    </style:style>
    <style:style style:name="P91" style:family="paragraph" style:parent-style-name="Text_20_body">
      <style:text-properties officeooo:rsid="0105f167" officeooo:paragraph-rsid="0105f167"/>
    </style:style>
    <style:style style:name="P92" style:family="paragraph" style:parent-style-name="Text_20_body">
      <style:text-properties officeooo:rsid="0106ee25" officeooo:paragraph-rsid="010b545c"/>
    </style:style>
    <style:style style:name="P93" style:family="paragraph" style:parent-style-name="Text_20_body">
      <style:text-properties officeooo:rsid="010cdfc5" officeooo:paragraph-rsid="010cdfc5"/>
    </style:style>
    <style:style style:name="P94" style:family="paragraph" style:parent-style-name="Text_20_body">
      <style:text-properties officeooo:paragraph-rsid="0082c18d"/>
    </style:style>
    <style:style style:name="P95" style:family="paragraph" style:parent-style-name="Text_20_body">
      <style:text-properties officeooo:paragraph-rsid="01503552"/>
    </style:style>
    <style:style style:name="P96" style:family="paragraph" style:parent-style-name="Text_20_body">
      <style:text-properties officeooo:rsid="01506ea5" officeooo:paragraph-rsid="0151e968"/>
    </style:style>
    <style:style style:name="P97" style:family="paragraph" style:parent-style-name="Text_20_body">
      <style:text-properties officeooo:rsid="0152dd9c" officeooo:paragraph-rsid="0152dd9c"/>
    </style:style>
    <style:style style:name="P98" style:family="paragraph" style:parent-style-name="Text_20_body">
      <style:text-properties officeooo:rsid="01545757" officeooo:paragraph-rsid="0155432e"/>
    </style:style>
    <style:style style:name="P99" style:family="paragraph" style:parent-style-name="Text_20_body">
      <style:text-properties officeooo:paragraph-rsid="015b6aaa"/>
    </style:style>
    <style:style style:name="P100" style:family="paragraph" style:parent-style-name="Text_20_body">
      <style:text-properties officeooo:rsid="0164d05d" officeooo:paragraph-rsid="01650c1e"/>
    </style:style>
    <style:style style:name="P101" style:family="paragraph" style:parent-style-name="Text_20_body">
      <style:text-properties officeooo:paragraph-rsid="016c4815"/>
    </style:style>
    <style:style style:name="P102" style:family="paragraph" style:parent-style-name="Text_20_body">
      <style:text-properties officeooo:paragraph-rsid="016eb7e6"/>
    </style:style>
    <style:style style:name="P103" style:family="paragraph" style:parent-style-name="Text_20_body">
      <style:text-properties officeooo:rsid="016ffa02" officeooo:paragraph-rsid="016ffa02"/>
    </style:style>
    <style:style style:name="P104" style:family="paragraph" style:parent-style-name="Text_20_body">
      <style:text-properties officeooo:paragraph-rsid="016ffa02"/>
    </style:style>
    <style:style style:name="P105" style:family="paragraph" style:parent-style-name="Text_20_body">
      <style:paragraph-properties fo:text-align="start" style:justify-single-word="false"/>
      <style:text-properties officeooo:paragraph-rsid="016ffa02"/>
    </style:style>
    <style:style style:name="P106" style:family="paragraph" style:parent-style-name="Text_20_body">
      <style:text-properties officeooo:paragraph-rsid="01745203"/>
    </style:style>
    <style:style style:name="P107" style:family="paragraph" style:parent-style-name="Text_20_body">
      <style:text-properties officeooo:paragraph-rsid="01768f14"/>
    </style:style>
    <style:style style:name="P108" style:family="paragraph" style:parent-style-name="Text_20_body">
      <style:text-properties officeooo:rsid="017d270f" officeooo:paragraph-rsid="017d270f"/>
    </style:style>
    <style:style style:name="P109" style:family="paragraph" style:parent-style-name="Text_20_body">
      <style:text-properties officeooo:rsid="017d270f" officeooo:paragraph-rsid="017f03c6"/>
    </style:style>
    <style:style style:name="P110" style:family="paragraph" style:parent-style-name="Text_20_body">
      <style:text-properties officeooo:rsid="0180236c" officeooo:paragraph-rsid="0180236c"/>
    </style:style>
    <style:style style:name="P111" style:family="paragraph" style:parent-style-name="Text_20_body">
      <style:text-properties style:font-name="Monospace" fo:font-size="10pt" officeooo:rsid="018332f2" officeooo:paragraph-rsid="018332f2" style:font-size-asian="10pt" style:font-size-complex="10pt"/>
    </style:style>
    <style:style style:name="P112" style:family="paragraph" style:parent-style-name="Text_20_body">
      <style:text-properties officeooo:paragraph-rsid="01a4b129"/>
    </style:style>
    <style:style style:name="P113" style:family="paragraph" style:parent-style-name="Text_20_body">
      <style:text-properties officeooo:paragraph-rsid="01b2cf21"/>
    </style:style>
    <style:style style:name="P114" style:family="paragraph" style:parent-style-name="Text_20_body">
      <style:text-properties officeooo:rsid="01b2cf21" officeooo:paragraph-rsid="01b4049f"/>
    </style:style>
    <style:style style:name="P115" style:family="paragraph" style:parent-style-name="Text_20_body">
      <style:text-properties officeooo:rsid="01b86415" officeooo:paragraph-rsid="01b86415"/>
    </style:style>
    <style:style style:name="P116" style:family="paragraph" style:parent-style-name="Text_20_body">
      <style:text-properties officeooo:rsid="01be7b49" officeooo:paragraph-rsid="01be7b49"/>
    </style:style>
    <style:style style:name="P117" style:family="paragraph" style:parent-style-name="Text_20_body">
      <style:text-properties officeooo:rsid="01b4049f" officeooo:paragraph-rsid="01b4049f"/>
    </style:style>
    <style:style style:name="P118" style:family="paragraph" style:parent-style-name="Text_20_body">
      <style:text-properties officeooo:paragraph-rsid="01c6ebed"/>
    </style:style>
    <style:style style:name="P119" style:family="paragraph" style:parent-style-name="Text_20_body">
      <style:text-properties officeooo:paragraph-rsid="01cd0535"/>
    </style:style>
    <style:style style:name="P120" style:family="paragraph" style:parent-style-name="Text_20_body">
      <style:text-properties officeooo:paragraph-rsid="01d6021f"/>
    </style:style>
    <style:style style:name="P121" style:family="paragraph" style:parent-style-name="Text_20_body">
      <style:text-properties officeooo:paragraph-rsid="01d94c9c"/>
    </style:style>
    <style:style style:name="P122" style:family="paragraph" style:parent-style-name="Text_20_body">
      <style:text-properties officeooo:rsid="01daec0d" officeooo:paragraph-rsid="01daec0d"/>
    </style:style>
    <style:style style:name="P123" style:family="paragraph" style:parent-style-name="Text_20_body">
      <style:text-properties officeooo:rsid="01daec0d" officeooo:paragraph-rsid="01dcd420"/>
    </style:style>
    <style:style style:name="P124" style:family="paragraph" style:parent-style-name="Text_20_body">
      <style:text-properties officeooo:rsid="01e4d91f" officeooo:paragraph-rsid="01e4d91f"/>
    </style:style>
    <style:style style:name="P125" style:family="paragraph" style:parent-style-name="Text_20_body">
      <style:text-properties officeooo:rsid="01e4d91f" officeooo:paragraph-rsid="01edc1ed"/>
    </style:style>
    <style:style style:name="P126" style:family="paragraph" style:parent-style-name="Text_20_body">
      <style:text-properties officeooo:rsid="01efc9e8" officeooo:paragraph-rsid="01efc9e8"/>
    </style:style>
    <style:style style:name="P127" style:family="paragraph" style:parent-style-name="Text_20_body">
      <style:text-properties officeooo:rsid="01efc9e8" officeooo:paragraph-rsid="01f01933"/>
    </style:style>
    <style:style style:name="P128" style:family="paragraph" style:parent-style-name="Text_20_body">
      <style:text-properties officeooo:paragraph-rsid="01f01933"/>
    </style:style>
    <style:style style:name="P129" style:family="paragraph" style:parent-style-name="Text_20_body">
      <style:text-properties officeooo:paragraph-rsid="01f9a7d6"/>
    </style:style>
    <style:style style:name="P130" style:family="paragraph" style:parent-style-name="Text_20_body">
      <style:text-properties officeooo:paragraph-rsid="01fe14f7"/>
    </style:style>
    <style:style style:name="P131" style:family="paragraph" style:parent-style-name="Text_20_body">
      <style:text-properties officeooo:rsid="01fe42c3" officeooo:paragraph-rsid="01ff3c2f"/>
    </style:style>
    <style:style style:name="P132" style:family="paragraph" style:parent-style-name="Text_20_body">
      <style:text-properties officeooo:rsid="01fe42c3" officeooo:paragraph-rsid="02028689"/>
    </style:style>
    <style:style style:name="P133" style:family="paragraph" style:parent-style-name="Text_20_body">
      <style:text-properties officeooo:rsid="02028689" officeooo:paragraph-rsid="02028689"/>
    </style:style>
    <style:style style:name="P134" style:family="paragraph" style:parent-style-name="Text_20_body">
      <style:text-properties officeooo:rsid="02039944" officeooo:paragraph-rsid="02039944"/>
    </style:style>
    <style:style style:name="P135" style:family="paragraph" style:parent-style-name="Text_20_body">
      <style:text-properties style:font-name="monospace" fo:font-size="10pt" officeooo:rsid="02039944" officeooo:paragraph-rsid="02039944" style:font-size-asian="10pt" style:font-size-complex="10pt"/>
    </style:style>
    <style:style style:name="P136" style:family="paragraph" style:parent-style-name="Text_20_body">
      <style:text-properties officeooo:paragraph-rsid="020d5408"/>
    </style:style>
    <style:style style:name="P137" style:family="paragraph" style:parent-style-name="Text_20_body">
      <style:text-properties officeooo:paragraph-rsid="02131158"/>
    </style:style>
    <style:style style:name="P138" style:family="paragraph" style:parent-style-name="Text_20_body">
      <style:text-properties officeooo:rsid="0213f0ed" officeooo:paragraph-rsid="02155823"/>
    </style:style>
    <style:style style:name="P139" style:family="paragraph" style:parent-style-name="Text_20_body">
      <style:text-properties officeooo:rsid="021885c5" officeooo:paragraph-rsid="021885c5"/>
    </style:style>
    <style:style style:name="P140" style:family="paragraph" style:parent-style-name="Text_20_body">
      <style:text-properties officeooo:rsid="021c06a5" officeooo:paragraph-rsid="021c06a5"/>
    </style:style>
    <style:style style:name="P141" style:family="paragraph" style:parent-style-name="Text_20_body">
      <style:text-properties officeooo:rsid="021dac58" officeooo:paragraph-rsid="021dac58"/>
    </style:style>
    <style:style style:name="P142" style:family="paragraph" style:parent-style-name="Text_20_body">
      <style:text-properties officeooo:rsid="021dac58" officeooo:paragraph-rsid="021e37c4"/>
    </style:style>
    <style:style style:name="P143" style:family="paragraph" style:parent-style-name="Text_20_body">
      <style:text-properties officeooo:rsid="0220dff9" officeooo:paragraph-rsid="0220dff9"/>
    </style:style>
    <style:style style:name="P144" style:family="paragraph" style:parent-style-name="Text_20_body">
      <style:text-properties officeooo:paragraph-rsid="02374f54"/>
    </style:style>
    <style:style style:name="P145" style:family="paragraph" style:parent-style-name="Text_20_body">
      <style:text-properties officeooo:rsid="024621bd" officeooo:paragraph-rsid="024621bd"/>
    </style:style>
    <style:style style:name="P146" style:family="paragraph" style:parent-style-name="Text_20_body">
      <style:text-properties officeooo:rsid="024621bd" officeooo:paragraph-rsid="025cccbb"/>
    </style:style>
    <style:style style:name="P147" style:family="paragraph" style:parent-style-name="Text_20_body">
      <style:text-properties officeooo:rsid="024621bd" officeooo:paragraph-rsid="025d0949"/>
    </style:style>
    <style:style style:name="P148" style:family="paragraph" style:parent-style-name="Text_20_body">
      <style:text-properties officeooo:paragraph-rsid="025f0ca9"/>
    </style:style>
    <style:style style:name="P149" style:family="paragraph" style:parent-style-name="Text_20_body">
      <style:text-properties officeooo:paragraph-rsid="0272d698"/>
    </style:style>
    <style:style style:name="P150" style:family="paragraph" style:parent-style-name="Text_20_body">
      <style:text-properties officeooo:paragraph-rsid="0272f567"/>
    </style:style>
    <style:style style:name="P151" style:family="paragraph" style:parent-style-name="Text_20_body">
      <style:text-properties officeooo:paragraph-rsid="027f7645"/>
    </style:style>
    <style:style style:name="P152" style:family="paragraph" style:parent-style-name="Text_20_body">
      <style:text-properties officeooo:rsid="0259ac7d" officeooo:paragraph-rsid="025cccbb"/>
    </style:style>
    <style:style style:name="P153" style:family="paragraph" style:parent-style-name="Text_20_body">
      <style:text-properties officeooo:rsid="02b1dcb5" officeooo:paragraph-rsid="02afef61"/>
    </style:style>
    <style:style style:name="P154" style:family="paragraph" style:parent-style-name="Text_20_body">
      <style:text-properties officeooo:rsid="02b8581d" officeooo:paragraph-rsid="02bbf6e2"/>
    </style:style>
    <style:style style:name="P155" style:family="paragraph" style:parent-style-name="Text_20_body">
      <style:text-properties officeooo:rsid="02b8581d" officeooo:paragraph-rsid="02bdc592"/>
    </style:style>
    <style:style style:name="P156" style:family="paragraph" style:parent-style-name="Text_20_body">
      <style:text-properties officeooo:rsid="02c0684a" officeooo:paragraph-rsid="02c0684a"/>
    </style:style>
    <style:style style:name="P157" style:family="paragraph" style:parent-style-name="Text_20_body">
      <style:text-properties officeooo:paragraph-rsid="02deaf8f"/>
    </style:style>
    <style:style style:name="P158" style:family="paragraph" style:parent-style-name="Text_20_body">
      <style:text-properties officeooo:rsid="02e50787" officeooo:paragraph-rsid="02e50787"/>
    </style:style>
    <style:style style:name="P159" style:family="paragraph" style:parent-style-name="Title">
      <style:text-properties fo:font-variant="small-caps"/>
    </style:style>
    <style:style style:name="P160" style:family="paragraph" style:parent-style-name="Table_20_Contents">
      <style:text-properties officeooo:rsid="0238509c" officeooo:paragraph-rsid="0238509c"/>
    </style:style>
    <style:style style:name="P161" style:family="paragraph" style:parent-style-name="Table_20_Contents">
      <style:paragraph-properties fo:text-align="end" style:justify-single-word="false"/>
      <style:text-properties officeooo:rsid="02399dbe" officeooo:paragraph-rsid="02399dbe"/>
    </style:style>
    <style:style style:name="P162" style:family="paragraph" style:parent-style-name="Table_20_Contents">
      <style:paragraph-properties fo:text-align="center" style:justify-single-word="false"/>
      <style:text-properties fo:font-style="normal" fo:font-weight="bold" officeooo:rsid="0238509c" officeooo:paragraph-rsid="0238509c" style:font-style-asian="normal" style:font-weight-asian="bold" style:font-style-complex="normal" style:font-weight-complex="bold"/>
    </style:style>
    <style:style style:name="P163" style:family="paragraph" style:parent-style-name="Table_20_Contents">
      <style:paragraph-properties fo:text-align="center" style:justify-single-word="false"/>
      <style:text-properties fo:font-weight="bold" officeooo:rsid="026b10c8" officeooo:paragraph-rsid="026b10c8" style:font-weight-asian="bold" style:font-weight-complex="bold"/>
    </style:style>
    <style:style style:name="P164" style:family="paragraph" style:parent-style-name="Table_20_Contents">
      <style:paragraph-properties fo:text-align="center" style:justify-single-word="false"/>
      <style:text-properties fo:font-weight="bold" officeooo:rsid="02767750" officeooo:paragraph-rsid="02767750" style:font-weight-asian="bold" style:font-weight-complex="bold"/>
    </style:style>
    <style:style style:name="P165" style:family="paragraph" style:parent-style-name="Table_20_Contents">
      <style:text-properties style:font-name="Times" fo:font-size="12pt" style:font-size-asian="12pt" style:font-name-complex="Lucidasans1" style:font-size-complex="12pt"/>
    </style:style>
    <style:style style:name="P166" style:family="paragraph" style:parent-style-name="Table_20_Contents">
      <style:paragraph-properties fo:text-align="end" style:justify-single-word="false"/>
      <style:text-properties style:font-name="Times" fo:font-size="12pt" officeooo:rsid="023b971e" officeooo:paragraph-rsid="023b971e" style:font-size-asian="12pt" style:font-name-complex="Lucidasans1" style:font-size-complex="12pt"/>
    </style:style>
    <style:style style:name="P167" style:family="paragraph" style:parent-style-name="Table_20_Contents">
      <style:paragraph-properties fo:text-align="end" style:justify-single-word="false"/>
      <style:text-properties style:font-name="Times" fo:font-size="12pt" officeooo:rsid="023ef0ae" officeooo:paragraph-rsid="023ef0ae" style:font-size-asian="12pt" style:font-name-complex="Lucidasans1" style:font-size-complex="12pt"/>
    </style:style>
    <style:style style:name="P168" style:family="paragraph" style:parent-style-name="Table_20_Contents">
      <style:paragraph-properties fo:text-align="end" style:justify-single-word="false"/>
      <style:text-properties style:font-name="Times" fo:font-size="12pt" officeooo:rsid="0241c999" officeooo:paragraph-rsid="0241c999" style:font-size-asian="12pt" style:font-name-complex="Lucidasans1" style:font-size-complex="12pt"/>
    </style:style>
    <style:style style:name="P169" style:family="paragraph" style:parent-style-name="Table_20_Contents">
      <style:paragraph-properties fo:text-align="end" style:justify-single-word="false"/>
      <style:text-properties style:font-name="Times" fo:font-size="12pt" officeooo:rsid="02488949" officeooo:paragraph-rsid="02488949" style:font-size-asian="12pt" style:font-name-complex="Lucidasans1" style:font-size-complex="12pt"/>
    </style:style>
    <style:style style:name="P170" style:family="paragraph" style:parent-style-name="Table_20_Contents">
      <style:paragraph-properties fo:text-align="end" style:justify-single-word="false"/>
      <style:text-properties style:font-name="Times" fo:font-size="12pt" officeooo:rsid="0249128d" officeooo:paragraph-rsid="0249128d" style:font-size-asian="12pt" style:font-name-complex="Lucidasans1" style:font-size-complex="12pt"/>
    </style:style>
    <style:style style:name="P171" style:family="paragraph" style:parent-style-name="Table_20_Contents">
      <style:paragraph-properties fo:text-align="end" style:justify-single-word="false"/>
      <style:text-properties style:font-name="Times" fo:font-size="12pt" officeooo:rsid="024acbe7" officeooo:paragraph-rsid="024acbe7" style:font-size-asian="12pt" style:font-name-complex="Lucidasans1" style:font-size-complex="12pt"/>
    </style:style>
    <style:style style:name="P172" style:family="paragraph" style:parent-style-name="Table_20_Contents">
      <style:paragraph-properties fo:text-align="end" style:justify-single-word="false"/>
      <style:text-properties style:font-name="Times" fo:font-size="12pt" officeooo:rsid="024bdd87" officeooo:paragraph-rsid="024bdd87" style:font-size-asian="12pt" style:font-name-complex="Lucidasans1" style:font-size-complex="12pt"/>
    </style:style>
    <style:style style:name="P173" style:family="paragraph" style:parent-style-name="Table_20_Contents">
      <style:paragraph-properties fo:text-align="end" style:justify-single-word="false"/>
      <style:text-properties style:font-name="Times" fo:font-size="12pt" officeooo:rsid="024621bd" officeooo:paragraph-rsid="024621bd" style:font-size-asian="12pt" style:font-name-complex="Lucidasans1" style:font-size-complex="12pt"/>
    </style:style>
    <style:style style:name="P174" style:family="paragraph" style:parent-style-name="Table_20_Contents">
      <style:paragraph-properties fo:text-align="end" style:justify-single-word="false"/>
      <style:text-properties style:font-name="Times" fo:font-size="12pt" officeooo:rsid="02456238" officeooo:paragraph-rsid="02456238" style:font-size-asian="12pt" style:font-name-complex="Lucidasans1" style:font-size-complex="12pt"/>
    </style:style>
    <style:style style:name="P175" style:family="paragraph" style:parent-style-name="Table_20_Contents">
      <style:paragraph-properties fo:text-align="end" style:justify-single-word="false"/>
      <style:text-properties officeooo:rsid="0248235b" officeooo:paragraph-rsid="0248235b"/>
    </style:style>
    <style:style style:name="P176" style:family="paragraph" style:parent-style-name="Table_20_Contents">
      <style:paragraph-properties fo:text-align="end" style:justify-single-word="false"/>
      <style:text-properties officeooo:rsid="024d55b6" officeooo:paragraph-rsid="024d55b6"/>
    </style:style>
    <style:style style:name="P177" style:family="paragraph" style:parent-style-name="Table_20_Contents">
      <style:paragraph-properties fo:text-align="end" style:justify-single-word="false"/>
      <style:text-properties officeooo:rsid="024f052c" officeooo:paragraph-rsid="024f052c"/>
    </style:style>
    <style:style style:name="P178" style:family="paragraph" style:parent-style-name="Table_20_Contents">
      <style:paragraph-properties fo:text-align="end" style:justify-single-word="false"/>
      <style:text-properties officeooo:rsid="024750a6" officeooo:paragraph-rsid="024750a6"/>
    </style:style>
    <style:style style:name="P179" style:family="paragraph" style:parent-style-name="Table_20_Contents">
      <style:paragraph-properties fo:text-align="end" style:justify-single-word="false"/>
      <style:text-properties officeooo:rsid="025768da" officeooo:paragraph-rsid="025768da"/>
    </style:style>
    <style:style style:name="P180" style:family="paragraph" style:parent-style-name="Table_20_Contents">
      <style:text-properties fo:font-size="10pt" fo:font-weight="bold" officeooo:rsid="026c8400" officeooo:paragraph-rsid="026c8400" style:font-size-asian="10pt" style:font-weight-asian="bold" style:font-size-complex="10pt" style:font-weight-complex="bold"/>
    </style:style>
    <style:style style:name="P181" style:family="paragraph" style:parent-style-name="Table_20_Contents">
      <style:text-properties fo:font-size="10pt" fo:font-weight="bold" officeooo:rsid="02711a0f" officeooo:paragraph-rsid="02711a0f" style:font-size-asian="10pt" style:font-weight-asian="bold" style:font-size-complex="10pt" style:font-weight-complex="bold"/>
    </style:style>
    <style:style style:name="P182" style:family="paragraph" style:parent-style-name="Table_20_Contents">
      <style:text-properties fo:font-size="10pt" fo:font-weight="bold" officeooo:rsid="02767750" officeooo:paragraph-rsid="02767750" style:font-size-asian="10pt" style:font-weight-asian="bold" style:font-size-complex="10pt" style:font-weight-complex="bold"/>
    </style:style>
    <style:style style:name="P183" style:family="paragraph" style:parent-style-name="Table_20_Contents">
      <style:text-properties fo:font-size="10pt" fo:font-weight="bold" officeooo:rsid="0285ceef" officeooo:paragraph-rsid="0285ceef" style:font-size-asian="10pt" style:font-weight-asian="bold" style:font-size-complex="10pt" style:font-weight-complex="bold"/>
    </style:style>
    <style:style style:name="P184" style:family="paragraph" style:parent-style-name="Table_20_Contents">
      <style:text-properties fo:font-size="10pt" fo:font-weight="bold" officeooo:rsid="0238509c" officeooo:paragraph-rsid="0238509c" style:font-size-asian="10pt" style:font-weight-asian="bold" style:font-size-complex="10pt" style:font-weight-complex="bold"/>
    </style:style>
    <style:style style:name="P185" style:family="paragraph" style:parent-style-name="Table_20_Contents">
      <style:text-properties fo:font-size="10pt" fo:font-weight="bold" officeooo:rsid="028c2a18" officeooo:paragraph-rsid="028c2a18" style:font-size-asian="10pt" style:font-weight-asian="bold" style:font-size-complex="10pt" style:font-weight-complex="bold"/>
    </style:style>
    <style:style style:name="P186" style:family="paragraph" style:parent-style-name="Table_20_Contents">
      <style:paragraph-properties fo:text-align="start" style:justify-single-word="false"/>
      <style:text-properties fo:font-size="10pt" fo:font-weight="bold" officeooo:rsid="028c2a18" officeooo:paragraph-rsid="02ca31e7" style:font-size-asian="10pt" style:font-weight-asian="bold" style:font-size-complex="10pt" style:font-weight-complex="bold"/>
    </style:style>
    <style:style style:name="P187" style:family="paragraph" style:parent-style-name="Table_20_Contents">
      <style:paragraph-properties fo:text-align="end" style:justify-single-word="false"/>
    </style:style>
    <style:style style:name="P188" style:family="paragraph" style:parent-style-name="Table_20_Contents">
      <style:paragraph-properties fo:text-align="end" style:justify-single-word="false"/>
      <style:text-properties officeooo:paragraph-rsid="026e77ff"/>
    </style:style>
    <style:style style:name="P189" style:family="paragraph" style:parent-style-name="Table_20_Contents">
      <style:paragraph-properties fo:text-align="end" style:justify-single-word="false"/>
      <style:text-properties officeooo:paragraph-rsid="026eb4e0"/>
    </style:style>
    <style:style style:name="P190" style:family="paragraph" style:parent-style-name="Table_20_Contents">
      <style:paragraph-properties fo:text-align="end" style:justify-single-word="false"/>
      <style:text-properties officeooo:paragraph-rsid="026ec178"/>
    </style:style>
    <style:style style:name="P191" style:family="paragraph" style:parent-style-name="Table_20_Contents">
      <style:paragraph-properties fo:text-align="end" style:justify-single-word="false"/>
      <style:text-properties officeooo:paragraph-rsid="0278b233"/>
    </style:style>
    <style:style style:name="P192" style:family="paragraph" style:parent-style-name="Table_20_Contents">
      <style:paragraph-properties fo:text-align="end" style:justify-single-word="false"/>
      <style:text-properties officeooo:paragraph-rsid="027a0f6a"/>
    </style:style>
    <style:style style:name="P193" style:family="paragraph" style:parent-style-name="Table_20_Contents">
      <style:paragraph-properties fo:text-align="end" style:justify-single-word="false"/>
      <style:text-properties officeooo:paragraph-rsid="027b0c89"/>
    </style:style>
    <style:style style:name="P194" style:family="paragraph" style:parent-style-name="Table_20_Contents">
      <style:paragraph-properties fo:text-align="end" style:justify-single-word="false"/>
      <style:text-properties officeooo:paragraph-rsid="027c9822"/>
    </style:style>
    <style:style style:name="P195" style:family="paragraph" style:parent-style-name="Table_20_Contents">
      <style:paragraph-properties fo:text-align="center" style:justify-single-word="false"/>
    </style:style>
    <style:style style:name="P196" style:family="paragraph" style:parent-style-name="Table_20_Contents">
      <style:paragraph-properties fo:text-align="end" style:justify-single-word="false"/>
      <style:text-properties officeooo:rsid="02bf9821" officeooo:paragraph-rsid="02bf9821"/>
    </style:style>
    <style:style style:name="P197" style:family="paragraph" style:parent-style-name="Table_20_Contents">
      <style:paragraph-properties fo:text-align="end" style:justify-single-word="false"/>
      <style:text-properties officeooo:rsid="02c1b6f1" officeooo:paragraph-rsid="02c1b6f1"/>
    </style:style>
    <style:style style:name="P198" style:family="paragraph" style:parent-style-name="Table_20_Contents">
      <style:paragraph-properties fo:text-align="end" style:justify-single-word="false"/>
      <style:text-properties officeooo:rsid="02c35315" officeooo:paragraph-rsid="02c35315"/>
    </style:style>
    <style:style style:name="P199" style:family="paragraph" style:parent-style-name="Table_20_Contents">
      <style:paragraph-properties fo:text-align="end" style:justify-single-word="false"/>
      <style:text-properties officeooo:rsid="02c3792e" officeooo:paragraph-rsid="02c3792e"/>
    </style:style>
    <style:style style:name="P200" style:family="paragraph" style:parent-style-name="Table_20_Contents">
      <style:paragraph-properties fo:text-align="end" style:justify-single-word="false"/>
      <style:text-properties officeooo:rsid="02c4b574" officeooo:paragraph-rsid="02c4b574"/>
    </style:style>
    <style:style style:name="P201" style:family="paragraph" style:parent-style-name="Table_20_Contents">
      <style:text-properties officeooo:rsid="02c50408" officeooo:paragraph-rsid="02c50408"/>
    </style:style>
    <style:style style:name="P202" style:family="paragraph" style:parent-style-name="Table_20_Contents">
      <style:text-properties officeooo:rsid="02c61073" officeooo:paragraph-rsid="02c61073"/>
    </style:style>
    <style:style style:name="P203" style:family="paragraph" style:parent-style-name="Table_20_Contents">
      <style:text-properties officeooo:rsid="02c660c4" officeooo:paragraph-rsid="02c660c4"/>
    </style:style>
    <style:style style:name="P204" style:family="paragraph" style:parent-style-name="Table_20_Contents">
      <style:paragraph-properties fo:text-align="end" style:justify-single-word="false"/>
      <style:text-properties officeooo:rsid="02c756d7" officeooo:paragraph-rsid="02c756d7"/>
    </style:style>
    <style:style style:name="P205" style:family="paragraph" style:parent-style-name="Table_20_Contents">
      <style:paragraph-properties fo:text-align="end" style:justify-single-word="false"/>
      <style:text-properties officeooo:rsid="02c764f1" officeooo:paragraph-rsid="02c764f1"/>
    </style:style>
    <style:style style:name="P206" style:family="paragraph" style:parent-style-name="Table_20_Contents">
      <style:paragraph-properties fo:text-align="end" style:justify-single-word="false"/>
      <style:text-properties officeooo:rsid="02c9a742" officeooo:paragraph-rsid="02c9a742"/>
    </style:style>
    <style:style style:name="P207" style:family="paragraph" style:parent-style-name="Table">
      <style:text-properties officeooo:paragraph-rsid="024f9867"/>
    </style:style>
    <style:style style:name="P208" style:family="paragraph" style:parent-style-name="Contents_20_1">
      <style:paragraph-properties>
        <style:tab-stops>
          <style:tab-stop style:position="17cm" style:type="right" style:leader-style="dotted" style:leader-text="."/>
        </style:tab-stops>
      </style:paragraph-properties>
    </style:style>
    <style:style style:name="P209" style:family="paragraph" style:parent-style-name="Contents_20_2">
      <style:paragraph-properties>
        <style:tab-stops>
          <style:tab-stop style:position="16.501cm" style:type="right" style:leader-style="dotted" style:leader-text="."/>
        </style:tab-stops>
      </style:paragraph-properties>
    </style:style>
    <style:style style:name="P210" style:family="paragraph" style:parent-style-name="Contents_20_3">
      <style:paragraph-properties>
        <style:tab-stops>
          <style:tab-stop style:position="16.002cm" style:type="right" style:leader-style="dotted" style:leader-text="."/>
        </style:tab-stops>
      </style:paragraph-properties>
    </style:style>
    <style:style style:name="P211" style:family="paragraph" style:parent-style-name="Footnote">
      <style:text-properties officeooo:rsid="0312735c" officeooo:paragraph-rsid="0312735c"/>
    </style:style>
    <style:style style:name="P212" style:family="paragraph" style:parent-style-name="Footnote">
      <style:text-properties officeooo:rsid="03170041" officeooo:paragraph-rsid="03170041"/>
    </style:style>
    <style:style style:name="P213" style:family="paragraph" style:parent-style-name="Footnote">
      <style:text-properties officeooo:rsid="031d51f6" officeooo:paragraph-rsid="031d51f6"/>
    </style:style>
    <style:style style:name="P214"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215"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216" style:family="paragraph" style:parent-style-name="Standard" style:list-style-name="L2">
      <style:paragraph-properties fo:text-align="justify" style:justify-single-word="false"/>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217" style:family="paragraph" style:parent-style-name="Standard" style:list-style-name="">
      <style:text-properties officeooo:paragraph-rsid="03029913"/>
    </style:style>
    <style:style style:name="P218" style:family="paragraph" style:parent-style-name="Standard" style:list-style-name="">
      <style:text-properties officeooo:paragraph-rsid="03037b9a"/>
    </style:style>
    <style:style style:name="P219" style:family="paragraph" style:parent-style-name="Standard" style:list-style-name="">
      <style:text-properties officeooo:paragraph-rsid="004a8480"/>
    </style:style>
    <style:style style:name="P220" style:family="paragraph" style:parent-style-name="Standard" style:list-style-name="">
      <style:text-properties fo:font-weight="bold" officeooo:rsid="00a4d732" officeooo:paragraph-rsid="0041b2b9" style:font-weight-asian="bold" style:font-weight-complex="bold"/>
    </style:style>
    <style:style style:name="P221" style:family="paragraph" style:parent-style-name="Standard" style:list-style-name="">
      <style:paragraph-properties fo:text-align="justify" style:justify-single-word="false"/>
      <style:text-properties officeooo:rsid="003e0de8" officeooo:paragraph-rsid="0041b2b9"/>
    </style:style>
    <style:style style:name="P222" style:family="paragraph" style:parent-style-name="Standard" style:list-style-name="L5">
      <style:paragraph-properties fo:text-align="justify" style:justify-single-word="false"/>
      <style:text-properties officeooo:rsid="0041b2b9" officeooo:paragraph-rsid="0041b2b9"/>
    </style:style>
    <style:style style:name="P223" style:family="paragraph" style:parent-style-name="Standard" style:list-style-name="">
      <style:paragraph-properties fo:text-align="justify" style:justify-single-word="false"/>
      <style:text-properties officeooo:rsid="0041b2b9" officeooo:paragraph-rsid="0041b2b9"/>
    </style:style>
    <style:style style:name="P224" style:family="paragraph" style:parent-style-name="Standard" style:list-style-name="L6">
      <style:paragraph-properties fo:text-align="justify" style:justify-single-word="false"/>
      <style:text-properties officeooo:rsid="0041b2b9" officeooo:paragraph-rsid="0041b2b9"/>
    </style:style>
    <style:style style:name="P225" style:family="paragraph" style:parent-style-name="Standard" style:list-style-name="">
      <style:paragraph-properties fo:text-align="justify" style:justify-single-word="false"/>
      <style:text-properties officeooo:rsid="00448f85" officeooo:paragraph-rsid="00448f85"/>
    </style:style>
    <style:style style:name="P226" style:family="paragraph" style:parent-style-name="Standard" style:list-style-name="">
      <style:text-properties officeooo:rsid="00458db7" officeooo:paragraph-rsid="0304cf63"/>
    </style:style>
    <style:style style:name="P227" style:family="paragraph" style:parent-style-name="Standard" style:list-style-name="">
      <style:paragraph-properties fo:text-align="justify" style:justify-single-word="false"/>
      <style:text-properties officeooo:rsid="00458db7" officeooo:paragraph-rsid="00458db7"/>
    </style:style>
    <style:style style:name="P228" style:family="paragraph" style:parent-style-name="Standard" style:list-style-name="">
      <style:text-properties officeooo:rsid="004a8480" officeooo:paragraph-rsid="004a8480"/>
    </style:style>
    <style:style style:name="P229" style:family="paragraph" style:parent-style-name="Standard" style:list-style-name="">
      <style:paragraph-properties fo:text-align="justify" style:justify-single-word="false"/>
      <style:text-properties officeooo:rsid="004a8480" officeooo:paragraph-rsid="004a8480"/>
    </style:style>
    <style:style style:name="P230" style:family="paragraph" style:parent-style-name="Standard" style:list-style-name="">
      <style:text-properties officeooo:rsid="004ad29a" officeooo:paragraph-rsid="030aae36"/>
    </style:style>
    <style:style style:name="P231" style:family="paragraph" style:parent-style-name="Standard" style:list-style-name="">
      <style:paragraph-properties fo:text-align="justify" style:justify-single-word="false"/>
      <style:text-properties officeooo:rsid="004ce3ad" officeooo:paragraph-rsid="030bada8"/>
    </style:style>
    <style:style style:name="P232" style:family="paragraph" style:parent-style-name="Standard" style:list-style-name="L22">
      <style:paragraph-properties fo:text-align="start" style:justify-single-word="false"/>
      <style:text-properties officeooo:rsid="014e2d64" officeooo:paragraph-rsid="014e2d64"/>
    </style:style>
    <style:style style:name="P233" style:family="paragraph" style:parent-style-name="Standard" style:list-style-name="L22">
      <style:paragraph-properties fo:text-align="start" style:justify-single-word="false"/>
      <style:text-properties officeooo:rsid="014e2d64" officeooo:paragraph-rsid="014ebafc"/>
    </style:style>
    <style:style style:name="P234" style:family="paragraph" style:parent-style-name="Standard" style:list-style-name="">
      <style:paragraph-properties fo:text-align="start" style:justify-single-word="false"/>
      <style:text-properties officeooo:rsid="0085c9a9" officeooo:paragraph-rsid="01f7dab0"/>
    </style:style>
    <style:style style:name="P235" style:family="paragraph" style:parent-style-name="Standard" style:list-style-name="L35">
      <style:paragraph-properties fo:text-align="start" style:justify-single-word="false"/>
      <style:text-properties officeooo:rsid="01f5fcbc" officeooo:paragraph-rsid="01f7dab0"/>
    </style:style>
    <style:style style:name="P236" style:family="paragraph" style:parent-style-name="Standard" style:list-style-name="L35">
      <style:paragraph-properties fo:text-align="start" style:justify-single-word="false"/>
      <style:text-properties officeooo:rsid="01f7dab0" officeooo:paragraph-rsid="01f7dab0"/>
    </style:style>
    <style:style style:name="P237" style:family="paragraph" style:parent-style-name="Standard" style:list-style-name="">
      <style:paragraph-properties fo:text-align="start" style:justify-single-word="false"/>
      <style:text-properties officeooo:rsid="01f842af" officeooo:paragraph-rsid="01f842af"/>
    </style:style>
    <style:style style:name="P238" style:family="paragraph" style:parent-style-name="Standard" style:list-style-name="">
      <style:paragraph-properties fo:text-align="start" style:justify-single-word="false"/>
      <style:text-properties officeooo:rsid="02245095" officeooo:paragraph-rsid="02245095"/>
    </style:style>
    <style:style style:name="P239" style:family="paragraph" style:parent-style-name="Standard">
      <style:paragraph-properties fo:text-align="start" style:justify-single-word="false"/>
      <style:text-properties officeooo:rsid="02a1c0ed" officeooo:paragraph-rsid="02cd7b24"/>
    </style:style>
    <style:style style:name="P240" style:family="paragraph" style:parent-style-name="Standard">
      <style:paragraph-properties fo:text-align="justify" style:justify-single-word="false"/>
      <style:text-properties officeooo:paragraph-rsid="02f6462c"/>
    </style:style>
    <style:style style:name="P241" style:family="paragraph" style:parent-style-name="Standard">
      <style:paragraph-properties fo:text-align="justify" style:justify-single-word="false"/>
      <style:text-properties officeooo:paragraph-rsid="02f85484"/>
    </style:style>
    <style:style style:name="P242" style:family="paragraph" style:parent-style-name="Standard" style:list-style-name="L3">
      <style:paragraph-properties fo:text-align="justify" style:justify-single-word="false"/>
      <style:text-properties officeooo:paragraph-rsid="0019e40d"/>
    </style:style>
    <style:style style:name="P243" style:family="paragraph" style:parent-style-name="Standard">
      <style:text-properties officeooo:rsid="001edc1f" officeooo:paragraph-rsid="02f98a39"/>
    </style:style>
    <style:style style:name="P244" style:family="paragraph" style:parent-style-name="Standard">
      <style:paragraph-properties fo:text-align="justify" style:justify-single-word="false"/>
      <style:text-properties officeooo:rsid="001edc1f" officeooo:paragraph-rsid="002ae48e"/>
    </style:style>
    <style:style style:name="P245" style:family="paragraph" style:parent-style-name="Standard">
      <style:paragraph-properties fo:text-align="justify" style:justify-single-word="false"/>
      <style:text-properties officeooo:rsid="002d58e1" officeooo:paragraph-rsid="002d58e1"/>
    </style:style>
    <style:style style:name="P246" style:family="paragraph" style:parent-style-name="Standard">
      <style:paragraph-properties fo:text-align="justify" style:justify-single-word="false"/>
      <style:text-properties fo:font-style="italic" fo:font-weight="bold" officeooo:paragraph-rsid="0019e40d" style:font-style-asian="italic" style:font-weight-asian="bold" style:font-style-complex="italic"/>
    </style:style>
    <style:style style:name="P247" style:family="paragraph" style:parent-style-name="Standard" style:list-style-name="">
      <style:paragraph-properties fo:text-align="justify" style:justify-single-word="false" fo:break-before="page"/>
      <style:text-properties officeooo:rsid="00458db7" officeooo:paragraph-rsid="0304cf63"/>
    </style:style>
    <style:style style:name="P248" style:family="paragraph" style:parent-style-name="Text_20_body">
      <style:paragraph-properties fo:text-align="justify" style:justify-single-word="false"/>
      <style:text-properties officeooo:rsid="0036f7d8" officeooo:paragraph-rsid="0036f7d8"/>
    </style:style>
    <style:style style:name="P249" style:family="paragraph" style:parent-style-name="Text_20_body" style:list-style-name="L4">
      <style:paragraph-properties fo:text-align="justify" style:justify-single-word="false"/>
      <style:text-properties officeooo:rsid="0036f7d8" officeooo:paragraph-rsid="0036f7d8"/>
    </style:style>
    <style:style style:name="P250" style:family="paragraph" style:parent-style-name="Text_20_body" style:list-style-name="L4">
      <style:paragraph-properties fo:text-align="justify" style:justify-single-word="false"/>
      <style:text-properties officeooo:rsid="0037f2e7" officeooo:paragraph-rsid="0037f2e7"/>
    </style:style>
    <style:style style:name="P251" style:family="paragraph" style:parent-style-name="Text_20_body">
      <style:paragraph-properties fo:text-align="justify" style:justify-single-word="false"/>
      <style:text-properties officeooo:rsid="0037f2e7" officeooo:paragraph-rsid="0037f2e7"/>
    </style:style>
    <style:style style:name="P252" style:family="paragraph" style:parent-style-name="Text_20_body" style:list-style-name="L7">
      <style:paragraph-properties fo:text-align="justify" style:justify-single-word="false"/>
      <style:text-properties officeooo:rsid="0052ba50" officeooo:paragraph-rsid="0052ba50"/>
    </style:style>
    <style:style style:name="P253" style:family="paragraph" style:parent-style-name="Text_20_body" style:list-style-name="L7">
      <style:paragraph-properties fo:text-align="justify" style:justify-single-word="false"/>
      <style:text-properties officeooo:rsid="00553c4c" officeooo:paragraph-rsid="00553c4c"/>
    </style:style>
    <style:style style:name="P254" style:family="paragraph" style:parent-style-name="Text_20_body" style:list-style-name="L7">
      <style:paragraph-properties fo:text-align="justify" style:justify-single-word="false"/>
      <style:text-properties officeooo:rsid="005c8b94" officeooo:paragraph-rsid="005c8b94"/>
    </style:style>
    <style:style style:name="P255" style:family="paragraph" style:parent-style-name="Text_20_body" style:list-style-name="L7">
      <style:paragraph-properties fo:text-align="justify" style:justify-single-word="false"/>
      <style:text-properties officeooo:rsid="005e198d" officeooo:paragraph-rsid="005e198d"/>
    </style:style>
    <style:style style:name="P256" style:family="paragraph" style:parent-style-name="Text_20_body" style:list-style-name="L8">
      <style:paragraph-properties fo:text-align="justify" style:justify-single-word="false"/>
      <style:text-properties officeooo:rsid="006ac1f6" officeooo:paragraph-rsid="006ac1f6"/>
    </style:style>
    <style:style style:name="P257" style:family="paragraph" style:parent-style-name="Text_20_body">
      <style:paragraph-properties fo:text-align="justify" style:justify-single-word="false"/>
      <style:text-properties officeooo:rsid="006ac1f6" officeooo:paragraph-rsid="006ac1f6"/>
    </style:style>
    <style:style style:name="P258" style:family="paragraph" style:parent-style-name="Text_20_body" style:list-style-name="L9">
      <style:paragraph-properties fo:text-align="justify" style:justify-single-word="false"/>
      <style:text-properties officeooo:rsid="006d1a2f" officeooo:paragraph-rsid="006d1a2f"/>
    </style:style>
    <style:style style:name="P259" style:family="paragraph" style:parent-style-name="Text_20_body" style:list-style-name="L9">
      <style:paragraph-properties fo:text-align="justify" style:justify-single-word="false"/>
      <style:text-properties officeooo:rsid="006d78aa" officeooo:paragraph-rsid="006d78aa"/>
    </style:style>
    <style:style style:name="P260" style:family="paragraph" style:parent-style-name="Text_20_body">
      <style:paragraph-properties fo:text-align="justify" style:justify-single-word="false"/>
      <style:text-properties officeooo:rsid="0068018e" officeooo:paragraph-rsid="00e78163"/>
    </style:style>
    <style:style style:name="P261" style:family="paragraph" style:parent-style-name="Text_20_body">
      <style:paragraph-properties fo:text-align="justify" style:justify-single-word="false"/>
      <style:text-properties officeooo:rsid="0068018e" officeooo:paragraph-rsid="0068018e"/>
    </style:style>
    <style:style style:name="P262" style:family="paragraph" style:parent-style-name="Text_20_body" style:list-style-name="L10">
      <style:paragraph-properties fo:text-align="justify" style:justify-single-word="false"/>
      <style:text-properties officeooo:rsid="0068018e" officeooo:paragraph-rsid="00f3ec19"/>
    </style:style>
    <style:style style:name="P263" style:family="paragraph" style:parent-style-name="Text_20_body" style:list-style-name="L10">
      <style:paragraph-properties fo:text-align="justify" style:justify-single-word="false"/>
      <style:text-properties officeooo:rsid="00f3ec19" officeooo:paragraph-rsid="00f3ec19"/>
    </style:style>
    <style:style style:name="P264" style:family="paragraph" style:parent-style-name="Text_20_body">
      <style:paragraph-properties fo:text-align="justify" style:justify-single-word="false"/>
      <style:text-properties officeooo:rsid="00e81ed5" officeooo:paragraph-rsid="00e81ed5"/>
    </style:style>
    <style:style style:name="P265" style:family="paragraph" style:parent-style-name="Text_20_body" style:list-style-name="L11">
      <style:paragraph-properties fo:text-align="justify" style:justify-single-word="false"/>
      <style:text-properties officeooo:rsid="00e81ed5" officeooo:paragraph-rsid="00e81ed5"/>
    </style:style>
    <style:style style:name="P266" style:family="paragraph" style:parent-style-name="Text_20_body" style:list-style-name="L12">
      <style:text-properties officeooo:rsid="007ed28e" officeooo:paragraph-rsid="007ed28e"/>
    </style:style>
    <style:style style:name="P267" style:family="paragraph" style:parent-style-name="Text_20_body" style:list-style-name="L13">
      <style:text-properties officeooo:rsid="007ed28e" officeooo:paragraph-rsid="007ed28e"/>
    </style:style>
    <style:style style:name="P268" style:family="paragraph" style:parent-style-name="Text_20_body" style:list-style-name="L15">
      <style:text-properties officeooo:rsid="007ed28e" officeooo:paragraph-rsid="00bf6365"/>
    </style:style>
    <style:style style:name="P269" style:family="paragraph" style:parent-style-name="Text_20_body" style:list-style-name="L14">
      <style:text-properties officeooo:rsid="007fd5db" officeooo:paragraph-rsid="007fd5db"/>
    </style:style>
    <style:style style:name="P270" style:family="paragraph" style:parent-style-name="Text_20_body" style:list-style-name="L15">
      <style:text-properties officeooo:rsid="007fd5db" officeooo:paragraph-rsid="00c657e3"/>
    </style:style>
    <style:style style:name="P271" style:family="paragraph" style:parent-style-name="Text_20_body" style:list-style-name="L15">
      <style:text-properties officeooo:rsid="007fd5db" officeooo:paragraph-rsid="00c686ba"/>
    </style:style>
    <style:style style:name="P272" style:family="paragraph" style:parent-style-name="Text_20_body" style:list-style-name="L15">
      <style:text-properties officeooo:rsid="00bf6365" officeooo:paragraph-rsid="00bf6365"/>
    </style:style>
    <style:style style:name="P273" style:family="paragraph" style:parent-style-name="Text_20_body" style:list-style-name="L15">
      <style:text-properties officeooo:rsid="00c22e87" officeooo:paragraph-rsid="00c22e87"/>
    </style:style>
    <style:style style:name="P274" style:family="paragraph" style:parent-style-name="Text_20_body" style:list-style-name="L15">
      <style:text-properties officeooo:rsid="00c22e87" officeooo:paragraph-rsid="00c3a2f1"/>
    </style:style>
    <style:style style:name="P275" style:family="paragraph" style:parent-style-name="Text_20_body" style:list-style-name="L15">
      <style:text-properties officeooo:rsid="00c4c37b" officeooo:paragraph-rsid="00c4c37b"/>
    </style:style>
    <style:style style:name="P276" style:family="paragraph" style:parent-style-name="Text_20_body" style:list-style-name="L16">
      <style:text-properties officeooo:rsid="00d056fb" officeooo:paragraph-rsid="00d056fb"/>
    </style:style>
    <style:style style:name="P277" style:family="paragraph" style:parent-style-name="Text_20_body" style:list-style-name="L17">
      <style:text-properties officeooo:rsid="00cb9906" officeooo:paragraph-rsid="00cb9906"/>
    </style:style>
    <style:style style:name="P278" style:family="paragraph" style:parent-style-name="Text_20_body" style:list-style-name="L17">
      <style:text-properties officeooo:rsid="00cc8635" officeooo:paragraph-rsid="00cc8635"/>
    </style:style>
    <style:style style:name="P279" style:family="paragraph" style:parent-style-name="Text_20_body" style:list-style-name="L18">
      <style:text-properties fo:font-weight="normal" officeooo:rsid="00d73f7b" officeooo:paragraph-rsid="00d73f7b" style:font-weight-asian="normal" style:font-weight-complex="normal"/>
    </style:style>
    <style:style style:name="P280"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1f0d6" officeooo:paragraph-rsid="0101f0d6" style:font-size-asian="10.5pt" style:font-size-complex="12pt"/>
    </style:style>
    <style:style style:name="P281"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282" style:family="paragraph" style:parent-style-name="Text_20_body" style:list-style-name="L21">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283" style:family="paragraph" style:parent-style-name="Text_20_body" style:list-style-name="L20">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284" style:family="paragraph" style:parent-style-name="Text_20_body" style:list-style-name="L41">
      <style:text-properties fo:font-variant="normal" fo:text-transform="none" fo:color="#333333" style:font-name="times" fo:font-size="12pt" fo:letter-spacing="normal" fo:font-style="normal" fo:font-weight="normal" officeooo:rsid="0225d602" officeooo:paragraph-rsid="0225d602" style:font-size-asian="10.5pt" style:font-size-complex="12pt"/>
    </style:style>
    <style:style style:name="P285" style:family="paragraph" style:parent-style-name="Text_20_body" style:list-style-name="L41">
      <style:text-properties fo:font-variant="normal" fo:text-transform="none" fo:color="#333333" style:font-name="times" fo:font-size="12pt" fo:letter-spacing="normal" fo:font-style="normal" fo:font-weight="normal" officeooo:rsid="02271ee5" officeooo:paragraph-rsid="02271ee5" style:font-size-asian="10.5pt" style:font-size-complex="12pt"/>
    </style:style>
    <style:style style:name="P286" style:family="paragraph" style:parent-style-name="Text_20_body" style:list-style-name="">
      <style:text-properties fo:font-variant="normal" fo:text-transform="none" fo:color="#333333" style:font-name="times" fo:font-size="12pt" fo:letter-spacing="normal" fo:font-style="normal" fo:font-weight="normal" officeooo:rsid="02273086" officeooo:paragraph-rsid="022827a2" style:font-size-asian="10.5pt" style:font-size-complex="12pt"/>
    </style:style>
    <style:style style:name="P287" style:family="paragraph" style:parent-style-name="Text_20_body" style:list-style-name="L19">
      <style:text-properties fo:language="pl" fo:country="PL" officeooo:rsid="0101f0d6" officeooo:paragraph-rsid="0101f0d6"/>
    </style:style>
    <style:style style:name="P288" style:family="paragraph" style:parent-style-name="Text_20_body" style:list-style-name="L23">
      <style:text-properties officeooo:rsid="01503552" officeooo:paragraph-rsid="01503552"/>
    </style:style>
    <style:style style:name="P289" style:family="paragraph" style:parent-style-name="Text_20_body" style:list-style-name="L23">
      <style:text-properties officeooo:rsid="01503552" officeooo:paragraph-rsid="01506ea5"/>
    </style:style>
    <style:style style:name="P290" style:family="paragraph" style:parent-style-name="Text_20_body" style:list-style-name="L24">
      <style:text-properties officeooo:paragraph-rsid="0151e968"/>
    </style:style>
    <style:style style:name="P291" style:family="paragraph" style:parent-style-name="Text_20_body" style:list-style-name="L24">
      <style:text-properties officeooo:rsid="0151e968" officeooo:paragraph-rsid="0151e968"/>
    </style:style>
    <style:style style:name="P292" style:family="paragraph" style:parent-style-name="Text_20_body" style:list-style-name="L25">
      <style:text-properties officeooo:rsid="0160e7c5" officeooo:paragraph-rsid="0160e7c5"/>
    </style:style>
    <style:style style:name="P293" style:family="paragraph" style:parent-style-name="Text_20_body" style:list-style-name="L25">
      <style:text-properties officeooo:rsid="0160e7c5" officeooo:paragraph-rsid="01611fff"/>
    </style:style>
    <style:style style:name="P294" style:family="paragraph" style:parent-style-name="Text_20_body" style:list-style-name="L25">
      <style:text-properties officeooo:rsid="01611fff" officeooo:paragraph-rsid="01618e15"/>
    </style:style>
    <style:style style:name="P295" style:family="paragraph" style:parent-style-name="Text_20_body" style:list-style-name="L25">
      <style:text-properties officeooo:rsid="01618e15" officeooo:paragraph-rsid="01618e15"/>
    </style:style>
    <style:style style:name="P296" style:family="paragraph" style:parent-style-name="Text_20_body" style:list-style-name="L25">
      <style:text-properties officeooo:rsid="0162f636" officeooo:paragraph-rsid="0162f636"/>
    </style:style>
    <style:style style:name="P297" style:family="paragraph" style:parent-style-name="Text_20_body" style:list-style-name="L26">
      <style:text-properties officeooo:rsid="016eb7e6" officeooo:paragraph-rsid="016eb7e6"/>
    </style:style>
    <style:style style:name="P298" style:family="paragraph" style:parent-style-name="Text_20_body" style:list-style-name="L27">
      <style:text-properties officeooo:rsid="017bb863" officeooo:paragraph-rsid="017bb863"/>
    </style:style>
    <style:style style:name="P299" style:family="paragraph" style:parent-style-name="Text_20_body" style:list-style-name="L27">
      <style:text-properties officeooo:rsid="017ce84c" officeooo:paragraph-rsid="017ce84c"/>
    </style:style>
    <style:style style:name="P300" style:family="paragraph" style:parent-style-name="Text_20_body" style:list-style-name="L28">
      <style:text-properties style:font-name="Times1" fo:font-size="12pt" officeooo:rsid="01899e15" officeooo:paragraph-rsid="01899e15" style:font-size-asian="10.5pt" style:font-size-complex="12pt"/>
    </style:style>
    <style:style style:name="P301" style:family="paragraph" style:parent-style-name="Text_20_body" style:list-style-name="L29">
      <style:text-properties officeooo:rsid="01a90f65" officeooo:paragraph-rsid="01b2cf21"/>
    </style:style>
    <style:style style:name="P302" style:family="paragraph" style:parent-style-name="Text_20_body" style:list-style-name="L29">
      <style:text-properties officeooo:rsid="01b2cf21" officeooo:paragraph-rsid="01b4049f"/>
    </style:style>
    <style:style style:name="P303" style:family="paragraph" style:parent-style-name="Text_20_body" style:list-style-name="L30">
      <style:text-properties officeooo:rsid="01b8c7e3" officeooo:paragraph-rsid="01b8c7e3"/>
    </style:style>
    <style:style style:name="P304" style:family="paragraph" style:parent-style-name="Text_20_body" style:list-style-name="L30">
      <style:text-properties officeooo:rsid="01bcb138" officeooo:paragraph-rsid="01bcb138"/>
    </style:style>
    <style:style style:name="P305" style:family="paragraph" style:parent-style-name="Text_20_body" style:list-style-name="L30">
      <style:text-properties officeooo:rsid="01be7b49" officeooo:paragraph-rsid="01be7b49"/>
    </style:style>
    <style:style style:name="P306" style:family="paragraph" style:parent-style-name="Text_20_body" style:list-style-name="L30">
      <style:text-properties officeooo:rsid="01c138ec" officeooo:paragraph-rsid="01c138ec"/>
    </style:style>
    <style:style style:name="P307" style:family="paragraph" style:parent-style-name="Text_20_body" style:list-style-name="L31">
      <style:text-properties officeooo:rsid="01dace06" officeooo:paragraph-rsid="01dace06"/>
    </style:style>
    <style:style style:name="P308" style:family="paragraph" style:parent-style-name="Text_20_body" style:list-style-name="L32">
      <style:text-properties officeooo:rsid="01e203d3" officeooo:paragraph-rsid="01e203d3"/>
    </style:style>
    <style:style style:name="P309" style:family="paragraph" style:parent-style-name="Text_20_body" style:list-style-name="L32">
      <style:text-properties officeooo:rsid="01e4d91f" officeooo:paragraph-rsid="01e4d91f"/>
    </style:style>
    <style:style style:name="P310" style:family="paragraph" style:parent-style-name="Text_20_body" style:list-style-name="L33">
      <style:text-properties officeooo:rsid="01ef7f89" officeooo:paragraph-rsid="01ef7f89"/>
    </style:style>
    <style:style style:name="P311" style:family="paragraph" style:parent-style-name="Text_20_body" style:list-style-name="L34">
      <style:text-properties officeooo:rsid="01f2044f" officeooo:paragraph-rsid="01f2044f"/>
    </style:style>
    <style:style style:name="P312" style:family="paragraph" style:parent-style-name="Text_20_body" style:list-style-name="L36">
      <style:text-properties officeooo:rsid="01fe42c3" officeooo:paragraph-rsid="01fe42c3"/>
    </style:style>
    <style:style style:name="P313" style:family="paragraph" style:parent-style-name="Text_20_body" style:list-style-name="L37">
      <style:text-properties officeooo:rsid="02028689" officeooo:paragraph-rsid="02028689"/>
    </style:style>
    <style:style style:name="P314" style:family="paragraph" style:parent-style-name="Text_20_body" style:list-style-name="L38">
      <style:text-properties style:font-name="times" fo:font-size="12pt" officeooo:rsid="020a97fc" officeooo:paragraph-rsid="020a97fc" style:font-size-asian="10.5pt" style:font-size-complex="12pt"/>
    </style:style>
    <style:style style:name="P315" style:family="paragraph" style:parent-style-name="Text_20_body" style:list-style-name="L38">
      <style:text-properties style:font-name="times" fo:font-size="12pt" officeooo:rsid="020bc250" officeooo:paragraph-rsid="020bc250" style:font-size-asian="10.5pt" style:font-size-complex="12pt"/>
    </style:style>
    <style:style style:name="P316" style:family="paragraph" style:parent-style-name="Text_20_body" style:list-style-name="L39">
      <style:text-properties officeooo:rsid="021885c5" officeooo:paragraph-rsid="021885c5"/>
    </style:style>
    <style:style style:name="P317" style:family="paragraph" style:parent-style-name="Text_20_body" style:list-style-name="L39">
      <style:text-properties officeooo:rsid="021c06a5" officeooo:paragraph-rsid="021c06a5"/>
    </style:style>
    <style:style style:name="P318" style:family="paragraph" style:parent-style-name="Text_20_body" style:list-style-name="L40">
      <style:text-properties officeooo:rsid="021dac58" officeooo:paragraph-rsid="021ea3c0"/>
    </style:style>
    <style:style style:name="P319" style:family="paragraph" style:parent-style-name="Text_20_body" style:list-style-name="L40">
      <style:text-properties officeooo:rsid="021ea3c0" officeooo:paragraph-rsid="021ea3c0"/>
    </style:style>
    <style:style style:name="P320" style:family="paragraph" style:parent-style-name="Text_20_body" style:list-style-name="L40">
      <style:text-properties officeooo:rsid="021f4ebc" officeooo:paragraph-rsid="021f4ebc"/>
    </style:style>
    <style:style style:name="P321" style:family="paragraph" style:parent-style-name="Text_20_body" style:list-style-name="">
      <style:text-properties officeooo:paragraph-rsid="022827a2"/>
    </style:style>
    <style:style style:name="P322" style:family="paragraph" style:parent-style-name="Text_20_body" style:list-style-name="">
      <style:text-properties officeooo:rsid="022827a2" officeooo:paragraph-rsid="022827a2"/>
    </style:style>
    <style:style style:name="P323" style:family="paragraph" style:parent-style-name="Text_20_body" style:list-style-name="">
      <style:text-properties officeooo:rsid="02290b80" officeooo:paragraph-rsid="02290b80"/>
    </style:style>
    <style:style style:name="P324" style:family="paragraph" style:parent-style-name="Text_20_body" style:list-style-name="L42">
      <style:text-properties officeooo:rsid="02290b80" officeooo:paragraph-rsid="02290b80"/>
    </style:style>
    <style:style style:name="P325" style:family="paragraph" style:parent-style-name="Text_20_body" style:list-style-name="L42">
      <style:text-properties officeooo:rsid="022b964b" officeooo:paragraph-rsid="022b964b"/>
    </style:style>
    <style:style style:name="P326" style:family="paragraph" style:parent-style-name="Text_20_body" style:list-style-name="">
      <style:text-properties officeooo:rsid="022b964b" officeooo:paragraph-rsid="022b964b"/>
    </style:style>
    <style:style style:name="P327" style:family="paragraph" style:parent-style-name="Text_20_body" style:list-style-name="">
      <style:text-properties officeooo:rsid="022b964b" officeooo:paragraph-rsid="022d7255"/>
    </style:style>
    <style:style style:name="P328" style:family="paragraph" style:parent-style-name="Text_20_body" style:list-style-name="">
      <style:text-properties officeooo:rsid="022edd09" officeooo:paragraph-rsid="022edd09"/>
    </style:style>
    <style:style style:name="P329" style:family="paragraph" style:parent-style-name="Text_20_body" style:list-style-name="L43">
      <style:text-properties officeooo:rsid="0231961a" officeooo:paragraph-rsid="0231961a"/>
    </style:style>
    <style:style style:name="P330" style:family="paragraph" style:parent-style-name="Text_20_body" style:list-style-name="L44">
      <style:text-properties officeooo:rsid="02308b3c" officeooo:paragraph-rsid="02308b3c"/>
    </style:style>
    <style:style style:name="P331" style:family="paragraph" style:parent-style-name="Text_20_body" style:list-style-name="">
      <style:text-properties officeooo:rsid="02309a89" officeooo:paragraph-rsid="02309a89"/>
    </style:style>
    <style:style style:name="P332" style:family="paragraph" style:parent-style-name="Text_20_body" style:list-style-name="L45">
      <style:text-properties officeooo:rsid="02b8581d" officeooo:paragraph-rsid="02bbf6e2"/>
    </style:style>
    <style:style style:name="P333" style:family="paragraph" style:parent-style-name="Text_20_body" style:list-style-name="L45">
      <style:text-properties officeooo:rsid="02bbf6e2" officeooo:paragraph-rsid="02bbf6e2"/>
    </style:style>
    <style:style style:name="P334" style:family="paragraph" style:parent-style-name="Text_20_body" style:list-style-name="L46">
      <style:text-properties officeooo:rsid="02defb3f" officeooo:paragraph-rsid="02defb3f"/>
    </style:style>
    <style:style style:name="P335" style:family="paragraph" style:parent-style-name="Text_20_body" style:list-style-name="L46">
      <style:text-properties officeooo:rsid="02defb3f" officeooo:paragraph-rsid="02df38e4"/>
    </style:style>
    <style:style style:name="P336" style:family="paragraph" style:parent-style-name="Text_20_body" style:list-style-name="L46">
      <style:text-properties officeooo:rsid="02e0a2bc" officeooo:paragraph-rsid="02e0a2bc"/>
    </style:style>
    <style:style style:name="P337" style:family="paragraph" style:parent-style-name="Text_20_body" style:list-style-name="L46">
      <style:text-properties officeooo:rsid="02e2343a" officeooo:paragraph-rsid="02e2343a"/>
    </style:style>
    <style:style style:name="P338" style:family="paragraph" style:parent-style-name="Text_20_body" style:list-style-name="L46">
      <style:text-properties officeooo:rsid="02e3de05" officeooo:paragraph-rsid="02e3de05"/>
    </style:style>
    <style:style style:name="P339" style:family="paragraph" style:parent-style-name="Text_20_body" style:list-style-name="L46">
      <style:text-properties officeooo:rsid="02e50787" officeooo:paragraph-rsid="02e50787"/>
    </style:style>
    <style:style style:name="P340" style:family="paragraph" style:parent-style-name="Text_20_body">
      <style:paragraph-properties fo:text-align="justify" style:justify-single-word="false"/>
    </style:style>
    <style:style style:name="P341" style:family="paragraph" style:parent-style-name="Text_20_body">
      <style:paragraph-properties fo:text-align="justify" style:justify-single-word="false"/>
      <style:text-properties officeooo:paragraph-rsid="004dbcd1"/>
    </style:style>
    <style:style style:name="P342" style:family="paragraph" style:parent-style-name="Text_20_body">
      <style:paragraph-properties fo:text-align="justify" style:justify-single-word="false"/>
      <style:text-properties officeooo:paragraph-rsid="003c47a0"/>
    </style:style>
    <style:style style:name="P343" style:family="paragraph" style:parent-style-name="Text_20_body" style:list-style-name="L7">
      <style:paragraph-properties fo:text-align="justify" style:justify-single-word="false"/>
      <style:text-properties officeooo:rsid="031be3ab" officeooo:paragraph-rsid="031be3ab"/>
    </style:style>
    <style:style style:name="P344" style:family="paragraph" style:parent-style-name="Text_20_body">
      <style:paragraph-properties fo:text-align="justify" style:justify-single-word="false"/>
      <style:text-properties officeooo:rsid="00621c48" officeooo:paragraph-rsid="00bd0a12"/>
    </style:style>
    <style:style style:name="P345" style:family="paragraph" style:parent-style-name="Text_20_body">
      <style:paragraph-properties fo:text-align="justify" style:justify-single-word="false"/>
      <style:text-properties officeooo:rsid="00621c48" officeooo:paragraph-rsid="00621c48"/>
    </style:style>
    <style:style style:name="P346" style:family="paragraph" style:parent-style-name="Text_20_body">
      <style:paragraph-properties fo:text-align="justify" style:justify-single-word="false"/>
      <style:text-properties officeooo:rsid="00bd0a12" officeooo:paragraph-rsid="00bd0a12"/>
    </style:style>
    <style:style style:name="P347" style:family="paragraph" style:parent-style-name="Text_20_body">
      <style:paragraph-properties fo:text-align="justify" style:justify-single-word="false"/>
      <style:text-properties officeooo:rsid="006c3957" officeooo:paragraph-rsid="006c3957"/>
    </style:style>
    <style:style style:name="P348" style:family="paragraph" style:parent-style-name="Text_20_body" style:list-style-name="L10">
      <style:paragraph-properties fo:text-align="justify" style:justify-single-word="false"/>
      <style:text-properties officeooo:rsid="0329d0d0" officeooo:paragraph-rsid="0329d0d0"/>
    </style:style>
    <style:style style:name="P349" style:family="paragraph" style:parent-style-name="Text_20_body" style:list-style-name="L11">
      <style:paragraph-properties fo:text-align="justify" style:justify-single-word="false"/>
      <style:text-properties officeooo:rsid="032c6f10" officeooo:paragraph-rsid="032c6f10"/>
    </style:style>
    <style:style style:name="P350" style:family="paragraph" style:parent-style-name="Text_20_body" style:list-style-name="">
      <style:paragraph-properties fo:break-before="page"/>
    </style:style>
    <style:style style:name="P351" style:family="paragraph" style:parent-style-name="Text_20_body" style:list-style-name="">
      <style:paragraph-properties fo:break-before="page"/>
      <style:text-properties officeooo:rsid="02290b80" officeooo:paragraph-rsid="02290b80"/>
    </style:style>
    <style:style style:name="P352" style:family="paragraph" style:parent-style-name="Text_20_body">
      <style:paragraph-properties fo:text-align="justify" style:justify-single-word="false" fo:break-before="page"/>
      <style:text-properties officeooo:rsid="0068018e" officeooo:paragraph-rsid="0068018e"/>
    </style:style>
    <style:style style:name="P353" style:family="paragraph" style:parent-style-name="Heading_20_3">
      <style:text-properties officeooo:rsid="018ce713" officeooo:paragraph-rsid="018ce713"/>
    </style:style>
    <style:style style:name="P354" style:family="paragraph" style:parent-style-name="Heading_20_3">
      <style:text-properties officeooo:rsid="018e14aa" officeooo:paragraph-rsid="018e14aa"/>
    </style:style>
    <style:style style:name="P355" style:family="paragraph" style:parent-style-name="Heading_20_3">
      <style:text-properties officeooo:rsid="01fb3a94" officeooo:paragraph-rsid="01fb3a94"/>
    </style:style>
    <style:style style:name="P356" style:family="paragraph" style:parent-style-name="Heading_20_3">
      <style:text-properties officeooo:rsid="020d5408" officeooo:paragraph-rsid="020d5408"/>
    </style:style>
    <style:style style:name="P357" style:family="paragraph" style:parent-style-name="Heading_20_3">
      <style:text-properties officeooo:rsid="02374f54" officeooo:paragraph-rsid="02374f54"/>
    </style:style>
    <style:style style:name="P358" style:family="paragraph" style:parent-style-name="Heading_20_3">
      <style:text-properties officeooo:rsid="025f0ca9" officeooo:paragraph-rsid="025f0ca9"/>
    </style:style>
    <style:style style:name="P359" style:family="paragraph" style:parent-style-name="Table_20_Contents">
      <style:paragraph-properties fo:text-align="end" style:justify-single-word="false"/>
      <style:text-properties officeooo:paragraph-rsid="02eb791f"/>
    </style:style>
    <style:style style:name="P360" style:family="paragraph" style:parent-style-name="Table_20_Contents">
      <style:paragraph-properties fo:text-align="end" style:justify-single-word="false"/>
      <style:text-properties officeooo:rsid="02eb791f" officeooo:paragraph-rsid="02eb791f"/>
    </style:style>
    <style:style style:name="P361" style:family="paragraph" style:parent-style-name="Table_20_Contents">
      <style:paragraph-properties fo:text-align="end" style:justify-single-word="false"/>
      <style:text-properties officeooo:rsid="02eca358" officeooo:paragraph-rsid="02eca358"/>
    </style:style>
    <style:style style:name="P362" style:family="paragraph" style:parent-style-name="Table_20_Contents">
      <style:paragraph-properties fo:text-align="end" style:justify-single-word="false"/>
      <style:text-properties officeooo:rsid="02ecd820" officeooo:paragraph-rsid="02ecd820"/>
    </style:style>
    <style:style style:name="P363" style:family="paragraph" style:parent-style-name="Table_20_Contents">
      <style:text-properties officeooo:rsid="02ee6522" officeooo:paragraph-rsid="02ee6522"/>
    </style:style>
    <style:style style:name="P364" style:family="paragraph" style:parent-style-name="Table_20_Contents">
      <style:text-properties officeooo:rsid="02ef5120" officeooo:paragraph-rsid="02ef5120"/>
    </style:style>
    <style:style style:name="P365" style:family="paragraph" style:parent-style-name="Table_20_Contents">
      <style:text-properties officeooo:rsid="02f0ca14" officeooo:paragraph-rsid="02f0ca14"/>
    </style:style>
    <style:style style:name="P366" style:family="paragraph" style:parent-style-name="Table_20_Contents">
      <style:paragraph-properties fo:text-align="end" style:justify-single-word="false"/>
      <style:text-properties officeooo:rsid="02f314a9" officeooo:paragraph-rsid="02f314a9"/>
    </style:style>
    <style:style style:name="P367" style:family="paragraph" style:parent-style-name="Table_20_Contents">
      <style:paragraph-properties fo:text-align="end" style:justify-single-word="false"/>
      <style:text-properties officeooo:rsid="02c8d317" officeooo:paragraph-rsid="02c8d317"/>
    </style:style>
    <style:style style:name="P368" style:family="paragraph" style:parent-style-name="Table_20_Contents">
      <style:paragraph-properties fo:text-align="end" style:justify-single-word="false"/>
      <style:text-properties officeooo:rsid="028d7be8" officeooo:paragraph-rsid="028d7be8"/>
    </style:style>
    <style:style style:name="P369" style:family="paragraph" style:parent-style-name="Table_20_Contents">
      <style:paragraph-properties fo:text-align="end" style:justify-single-word="false"/>
      <style:text-properties officeooo:rsid="02f492bb" officeooo:paragraph-rsid="02f492bb"/>
    </style:style>
    <style:style style:name="P370" style:family="paragraph" style:parent-style-name="Heading_20_1">
      <style:paragraph-properties fo:text-align="start" style:justify-single-word="false"/>
    </style:style>
    <style:style style:name="P371" style:family="paragraph" style:parent-style-name="Heading_20_1" style:list-style-name="">
      <style:paragraph-properties fo:text-align="start" style:justify-single-word="false"/>
      <style:text-properties officeooo:rsid="0085c9a9" officeooo:paragraph-rsid="0014ca84"/>
    </style:style>
    <style:style style:name="P372" style:family="paragraph" style:parent-style-name="Heading_20_1" style:list-style-name="">
      <style:paragraph-properties fo:text-align="start" style:justify-single-word="false"/>
      <style:text-properties officeooo:rsid="02337c26" officeooo:paragraph-rsid="02337c26"/>
    </style:style>
    <style:style style:name="P373" style:family="paragraph" style:parent-style-name="Heading_20_1">
      <style:paragraph-properties fo:text-align="start" style:justify-single-word="false" fo:break-before="page"/>
      <style:text-properties officeooo:rsid="0014ca84" officeooo:paragraph-rsid="0014ca84"/>
    </style:style>
    <style:style style:name="P374" style:family="paragraph" style:parent-style-name="Heading_20_1" style:list-style-name="">
      <style:paragraph-properties fo:text-align="start" style:justify-single-word="false" fo:break-before="page"/>
      <style:text-properties officeooo:rsid="00848a90" officeooo:paragraph-rsid="00848a90"/>
    </style:style>
    <style:style style:name="P375" style:family="paragraph" style:parent-style-name="Heading_20_1">
      <style:paragraph-properties fo:text-align="start" style:justify-single-word="false" fo:break-before="page"/>
      <style:text-properties officeooo:rsid="0085c9a9" officeooo:paragraph-rsid="02399dbe"/>
    </style:style>
    <style:style style:name="P376" style:family="paragraph" style:parent-style-name="Title" style:master-page-name="First_20_Page">
      <style:paragraph-properties style:page-number="auto"/>
      <style:text-properties fo:font-variant="small-caps"/>
    </style:style>
    <style:style style:name="P377" style:family="paragraph" style:parent-style-name="Heading_20_2" style:list-style-name="">
      <style:text-properties officeooo:paragraph-rsid="001864a7"/>
    </style:style>
    <style:style style:name="P378" style:family="paragraph" style:parent-style-name="Heading_20_2">
      <style:text-properties officeooo:rsid="004dbcd1" officeooo:paragraph-rsid="004dbcd1"/>
    </style:style>
    <style:style style:name="P379" style:family="paragraph" style:parent-style-name="Heading_20_2">
      <style:paragraph-properties fo:text-align="justify" style:justify-single-word="false"/>
      <style:text-properties officeooo:rsid="001864a7" officeooo:paragraph-rsid="001864a7"/>
    </style:style>
    <style:style style:name="P380" style:family="paragraph" style:parent-style-name="Heading_20_2">
      <style:text-properties officeooo:rsid="00745316" officeooo:paragraph-rsid="00745316"/>
    </style:style>
    <style:style style:name="P381" style:family="paragraph" style:parent-style-name="Heading_20_2">
      <style:text-properties officeooo:rsid="00c9f872" officeooo:paragraph-rsid="00c9f872"/>
    </style:style>
    <style:style style:name="P382" style:family="paragraph" style:parent-style-name="Heading_20_2">
      <style:text-properties officeooo:rsid="00c7bf6f" officeooo:paragraph-rsid="00c7bf6f"/>
    </style:style>
    <style:style style:name="P383" style:family="paragraph" style:parent-style-name="Heading_20_2">
      <style:text-properties officeooo:rsid="01c6ebed" officeooo:paragraph-rsid="01c6ebed"/>
    </style:style>
    <style:style style:name="P384" style:family="paragraph" style:parent-style-name="Heading_20_2">
      <style:text-properties officeooo:rsid="01d94c9c" officeooo:paragraph-rsid="01d94c9c"/>
    </style:style>
    <style:style style:name="P385" style:family="paragraph" style:parent-style-name="Heading_20_2">
      <style:text-properties officeooo:rsid="02afef61" officeooo:paragraph-rsid="02afef61"/>
    </style:style>
    <style:style style:name="P386" style:family="paragraph" style:parent-style-name="Heading_20_2">
      <style:text-properties officeooo:rsid="02deaf8f" officeooo:paragraph-rsid="02deaf8f"/>
    </style:style>
    <style:style style:name="P387" style:family="paragraph" style:parent-style-name="Heading_20_2">
      <style:paragraph-properties fo:break-before="page"/>
      <style:text-properties officeooo:rsid="001864a7" officeooo:paragraph-rsid="001864a7"/>
    </style:style>
    <style:style style:name="P388" style:family="paragraph" style:parent-style-name="Heading_20_2">
      <style:paragraph-properties fo:break-before="page"/>
      <style:text-properties officeooo:rsid="003c47a0" officeooo:paragraph-rsid="003c47a0"/>
    </style:style>
    <style:style style:name="P389" style:family="paragraph" style:parent-style-name="Heading_20_2">
      <style:paragraph-properties fo:break-before="page"/>
      <style:text-properties officeooo:rsid="00c7bf6f" officeooo:paragraph-rsid="00c7bf6f"/>
    </style:style>
    <style:style style:name="P390" style:family="paragraph" style:parent-style-name="Heading_20_2">
      <style:paragraph-properties fo:break-before="page"/>
      <style:text-properties officeooo:rsid="0082c18d" officeooo:paragraph-rsid="00c7bf6f"/>
    </style:style>
    <style:style style:name="P391" style:family="paragraph" style:parent-style-name="Heading_20_2">
      <style:paragraph-properties fo:break-before="page"/>
      <style:text-properties officeooo:rsid="00e27d43" officeooo:paragraph-rsid="00e27d43"/>
    </style:style>
    <style:style style:name="P392" style:family="paragraph" style:parent-style-name="Heading_20_2">
      <style:paragraph-properties fo:break-before="page"/>
      <style:text-properties officeooo:rsid="015b6aaa" officeooo:paragraph-rsid="015b6aaa"/>
    </style:style>
    <style:style style:name="P393" style:family="paragraph" style:parent-style-name="Heading_20_2">
      <style:paragraph-properties fo:break-before="page"/>
      <style:text-properties officeooo:rsid="016c4815"/>
    </style:style>
    <style:style style:name="P394" style:family="paragraph" style:parent-style-name="Heading_20_2">
      <style:paragraph-properties fo:break-before="page"/>
      <style:text-properties officeooo:rsid="016eb7e6" officeooo:paragraph-rsid="016eb7e6"/>
    </style:style>
    <style:style style:name="P395" style:family="paragraph" style:parent-style-name="Heading_20_2">
      <style:paragraph-properties fo:break-before="page"/>
      <style:text-properties officeooo:rsid="016ffa02" officeooo:paragraph-rsid="016ffa02"/>
    </style:style>
    <style:style style:name="P396" style:family="paragraph" style:parent-style-name="Heading_20_2">
      <style:paragraph-properties fo:break-before="page"/>
      <style:text-properties officeooo:rsid="01a4b129" officeooo:paragraph-rsid="01a4b129"/>
    </style:style>
    <style:style style:name="P397" style:family="paragraph" style:parent-style-name="Heading_20_2">
      <style:paragraph-properties fo:break-before="page"/>
      <style:text-properties officeooo:rsid="01f9a7d6" officeooo:paragraph-rsid="01f9a7d6"/>
    </style:style>
    <style:style style:name="P398" style:family="paragraph" style:parent-style-name="Heading_20_2">
      <style:paragraph-properties fo:break-before="page"/>
      <style:text-properties officeooo:rsid="02d11a74" officeooo:paragraph-rsid="02d11a74"/>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fo:font-size="9pt" fo:font-style="italic" fo:font-weight="bold" officeooo:rsid="013f65d5" style:font-size-asian="9pt" style:font-style-asian="italic" style:font-weight-asian="bold"/>
    </style:style>
    <style:style style:name="T7" style:family="text">
      <style:text-properties officeooo:rsid="000c1e11"/>
    </style:style>
    <style:style style:name="T8" style:family="text">
      <style:text-properties officeooo:rsid="000cfd42"/>
    </style:style>
    <style:style style:name="T9" style:family="text">
      <style:text-properties officeooo:rsid="000e5b29"/>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13f64d6"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40e5f"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2fc63e2"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2fd1210"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0pt" fo:font-style="normal" style:text-underline-style="none" fo:font-weight="normal" officeooo:rsid="02f98a39" style:text-blinking="false" fo:background-color="transparent" loext:char-shading-value="0" style:font-size-asian="10pt" style:font-size-complex="10pt"/>
    </style:style>
    <style:style style:name="T26" style:family="text">
      <style:text-properties fo:font-variant="normal" fo:text-transform="none" style:use-window-font-color="true" style:text-line-through-style="none" style:text-line-through-type="none" style:font-name="Times1" fo:font-size="10pt" fo:font-style="normal" style:text-underline-style="none" fo:font-weight="normal" officeooo:rsid="002ae48e" style:text-blinking="false" fo:background-color="transparent" loext:char-shading-value="0" style:font-size-asian="10pt" style:font-size-complex="10pt"/>
    </style:style>
    <style:style style:name="T27"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28"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29"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30" style:family="text">
      <style:text-properties fo:font-variant="normal" fo:text-transform="none" fo:color="#000000" fo:letter-spacing="normal" fo:language="en" fo:country="US" fo:font-style="normal" fo:font-weight="normal"/>
    </style:style>
    <style:style style:name="T31" style:family="text">
      <style:text-properties fo:font-variant="normal" fo:text-transform="none" fo:color="#000000" style:font-name="Times1" fo:letter-spacing="normal" fo:language="pl" fo:country="PL" fo:font-style="normal" fo:font-weight="normal" officeooo:rsid="0101f0d6"/>
    </style:style>
    <style:style style:name="T32"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33"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34" style:family="text">
      <style:text-properties fo:font-variant="normal" fo:text-transform="none" fo:color="#000000" style:font-name="Times1" fo:font-size="12pt" fo:letter-spacing="normal" fo:language="pl" fo:country="PL" fo:font-style="normal" fo:font-weight="normal" officeooo:rsid="0108cc7a" style:font-size-asian="10.5pt" style:font-size-complex="12pt"/>
    </style:style>
    <style:style style:name="T35" style:family="text">
      <style:text-properties fo:font-variant="normal" fo:text-transform="none" fo:color="#000000" style:font-name="Times1" fo:font-size="12pt" fo:letter-spacing="normal" fo:language="pl" fo:country="PL" fo:font-style="normal" fo:font-weight="normal" officeooo:rsid="0109cbf5" style:font-size-asian="10.5pt" style:font-size-complex="12pt"/>
    </style:style>
    <style:style style:name="T36" style:family="text">
      <style:text-properties fo:font-variant="normal" fo:text-transform="none" fo:color="#000000" style:font-name="Times1" fo:font-size="12pt" fo:letter-spacing="normal" fo:language="pl" fo:country="PL" fo:font-style="normal" fo:font-weight="normal" officeooo:rsid="010b545c" style:font-size-asian="10.5pt" style:font-size-complex="12pt"/>
    </style:style>
    <style:style style:name="T37" style:family="text">
      <style:text-properties fo:font-variant="normal" fo:text-transform="none" fo:color="#000000" style:font-name="Times1" fo:font-size="12pt" fo:letter-spacing="normal" fo:language="pl" fo:country="PL" fo:font-style="normal" fo:font-weight="normal" officeooo:rsid="014315c9" style:font-size-asian="10.5pt" style:font-size-complex="12pt"/>
    </style:style>
    <style:style style:name="T38" style:family="text">
      <style:text-properties fo:font-variant="normal" fo:text-transform="none" fo:color="#000000" style:font-name="Times1" fo:font-size="12pt" fo:letter-spacing="normal" fo:font-style="normal" fo:font-weight="normal" style:font-size-asian="10.5pt" style:font-size-complex="12pt"/>
    </style:style>
    <style:style style:name="T39" style:family="text">
      <style:text-properties fo:font-variant="normal" fo:text-transform="none" fo:color="#000000" style:font-name="Times1" fo:font-size="12pt" fo:letter-spacing="normal" fo:font-style="normal" fo:font-weight="normal" officeooo:rsid="010343fd" style:font-size-asian="10.5pt" style:font-size-complex="12pt"/>
    </style:style>
    <style:style style:name="T40" style:family="text">
      <style:text-properties fo:font-variant="normal" fo:text-transform="none" fo:color="#000000" style:font-name="Times1" fo:font-size="12pt" fo:letter-spacing="normal" fo:font-style="normal" fo:font-weight="normal" officeooo:rsid="0105f167" style:font-size-asian="10.5pt" style:font-size-complex="12pt"/>
    </style:style>
    <style:style style:name="T41" style:family="text">
      <style:text-properties fo:font-variant="normal" fo:text-transform="none" fo:color="#000000" style:font-name="Times1" fo:font-size="12pt" fo:letter-spacing="normal" fo:font-style="normal" fo:font-weight="normal" officeooo:rsid="014315c9" style:font-size-asian="10.5pt" style:font-size-complex="12pt"/>
    </style:style>
    <style:style style:name="T42" style:family="text">
      <style:text-properties fo:font-variant="normal" fo:text-transform="none" fo:color="#000000" style:font-name="Times1" fo:font-size="12pt" fo:letter-spacing="normal" fo:font-style="normal" fo:font-weight="normal" officeooo:rsid="02f6462c" fo:background-color="transparent" loext:char-shading-value="0" style:font-size-asian="12pt" style:font-size-complex="12pt" fo:padding="0cm" fo:border="none"/>
    </style:style>
    <style:style style:name="T43" style:family="text">
      <style:text-properties fo:font-variant="normal" fo:text-transform="none" fo:color="#000000" style:font-name="Times1" fo:font-size="10pt" fo:letter-spacing="normal" fo:font-style="normal" fo:font-weight="normal" fo:background-color="transparent" loext:char-shading-value="0" style:font-size-asian="10pt" style:font-size-complex="10pt" fo:padding="0cm" fo:border="none"/>
    </style:style>
    <style:style style:name="T44" style:family="text">
      <style:text-properties fo:font-variant="normal" fo:text-transform="none" fo:color="#000000" style:font-name="Times1" fo:font-size="10pt" fo:letter-spacing="normal" fo:font-style="normal" fo:font-weight="normal" officeooo:rsid="02f85484" fo:background-color="transparent" loext:char-shading-value="0" style:font-size-asian="10pt" style:font-size-complex="10pt" fo:padding="0cm" fo:border="none"/>
    </style:style>
    <style:style style:name="T45" style:family="text">
      <style:text-properties style:font-name="Times1" officeooo:rsid="001a2cfe"/>
    </style:style>
    <style:style style:name="T46" style:family="text">
      <style:text-properties style:font-name="Times1" officeooo:rsid="008e573f"/>
    </style:style>
    <style:style style:name="T47" style:family="text">
      <style:text-properties style:font-name="Times1" officeooo:rsid="02f6462c"/>
    </style:style>
    <style:style style:name="T48" style:family="text">
      <style:text-properties officeooo:rsid="00239948"/>
    </style:style>
    <style:style style:name="T49" style:family="text">
      <style:text-properties officeooo:rsid="0024f37d"/>
    </style:style>
    <style:style style:name="T50" style:family="text">
      <style:text-properties officeooo:rsid="0026350f"/>
    </style:style>
    <style:style style:name="T51" style:family="text">
      <style:text-properties officeooo:rsid="0027509e"/>
    </style:style>
    <style:style style:name="T52" style:family="text">
      <style:text-properties officeooo:rsid="003e0de8"/>
    </style:style>
    <style:style style:name="T53" style:family="text">
      <style:text-properties officeooo:rsid="00476bc7"/>
    </style:style>
    <style:style style:name="T54" style:family="text">
      <style:text-properties officeooo:rsid="004dbcd1"/>
    </style:style>
    <style:style style:name="T55" style:family="text">
      <style:text-properties officeooo:rsid="004f6885"/>
    </style:style>
    <style:style style:name="T56" style:family="text">
      <style:text-properties officeooo:rsid="005160dd"/>
    </style:style>
    <style:style style:name="T57" style:family="text">
      <style:text-properties officeooo:rsid="0053ca11"/>
    </style:style>
    <style:style style:name="T58" style:family="text">
      <style:text-properties officeooo:rsid="0056475d"/>
    </style:style>
    <style:style style:name="T59" style:family="text">
      <style:text-properties officeooo:rsid="005e00c5"/>
    </style:style>
    <style:style style:name="T60" style:family="text">
      <style:text-properties officeooo:rsid="00621c48"/>
    </style:style>
    <style:style style:name="T61" style:family="text">
      <style:text-properties officeooo:rsid="0063da5f"/>
    </style:style>
    <style:style style:name="T62" style:family="text">
      <style:text-properties officeooo:rsid="0065bd7f"/>
    </style:style>
    <style:style style:name="T63" style:family="text">
      <style:text-properties officeooo:rsid="0068db36"/>
    </style:style>
    <style:style style:name="T64" style:family="text">
      <style:text-properties officeooo:rsid="0078d6c6"/>
    </style:style>
    <style:style style:name="T65" style:family="text">
      <style:text-properties officeooo:rsid="007ed28e"/>
    </style:style>
    <style:style style:name="T66" style:family="text">
      <style:text-properties officeooo:rsid="0081942a"/>
    </style:style>
    <style:style style:name="T67" style:family="text">
      <style:text-properties officeooo:rsid="008e573f"/>
    </style:style>
    <style:style style:name="T68" style:family="text">
      <style:text-properties fo:font-weight="bold" style:font-weight-asian="bold" style:font-weight-complex="bold"/>
    </style:style>
    <style:style style:name="T69" style:family="text">
      <style:text-properties fo:font-weight="bold" officeooo:rsid="0078d6c6" style:font-weight-asian="bold" style:font-weight-complex="bold"/>
    </style:style>
    <style:style style:name="T70" style:family="text">
      <style:text-properties fo:font-weight="bold" officeooo:rsid="00ac8bf0" style:font-weight-asian="bold" style:font-weight-complex="bold"/>
    </style:style>
    <style:style style:name="T71" style:family="text">
      <style:text-properties fo:font-weight="bold" officeooo:rsid="00c6a807" style:font-weight-asian="bold" style:font-weight-complex="bold"/>
    </style:style>
    <style:style style:name="T72" style:family="text">
      <style:text-properties fo:font-weight="bold" officeooo:rsid="00df8719" style:font-weight-asian="bold" style:font-weight-complex="bold"/>
    </style:style>
    <style:style style:name="T73" style:family="text">
      <style:text-properties fo:font-weight="bold" officeooo:rsid="00f450d6" style:font-weight-asian="bold" style:font-weight-complex="bold"/>
    </style:style>
    <style:style style:name="T74" style:family="text">
      <style:text-properties fo:font-weight="bold" officeooo:rsid="0151e968" style:font-weight-asian="bold" style:font-weight-complex="bold"/>
    </style:style>
    <style:style style:name="T75" style:family="text">
      <style:text-properties fo:font-weight="bold" officeooo:rsid="0155432e" style:font-weight-asian="bold" style:font-weight-complex="bold"/>
    </style:style>
    <style:style style:name="T76" style:family="text">
      <style:text-properties fo:font-weight="bold" officeooo:rsid="01650c1e" style:font-weight-asian="bold" style:font-weight-complex="bold"/>
    </style:style>
    <style:style style:name="T77" style:family="text">
      <style:text-properties officeooo:rsid="009e450b"/>
    </style:style>
    <style:style style:name="T78" style:family="text">
      <style:text-properties officeooo:rsid="009f9271"/>
    </style:style>
    <style:style style:name="T79" style:family="text">
      <style:text-properties officeooo:rsid="00a33ae9"/>
    </style:style>
    <style:style style:name="T80" style:family="text">
      <style:text-properties fo:font-weight="normal" style:font-weight-asian="normal" style:font-weight-complex="normal"/>
    </style:style>
    <style:style style:name="T81" style:family="text">
      <style:text-properties fo:font-weight="normal" officeooo:rsid="00df8719" style:font-weight-asian="normal" style:font-weight-complex="normal"/>
    </style:style>
    <style:style style:name="T82" style:family="text">
      <style:text-properties fo:font-weight="normal" officeooo:rsid="00dfb9c8" style:font-weight-asian="normal" style:font-weight-complex="normal"/>
    </style:style>
    <style:style style:name="T83" style:family="text">
      <style:text-properties fo:font-weight="normal" officeooo:rsid="00e2d5c5" style:font-weight-asian="normal" style:font-weight-complex="normal"/>
    </style:style>
    <style:style style:name="T84" style:family="text">
      <style:text-properties fo:font-weight="normal" officeooo:rsid="00f450d6" style:font-weight-asian="normal" style:font-weight-complex="normal"/>
    </style:style>
    <style:style style:name="T85" style:family="text">
      <style:text-properties fo:font-weight="normal" officeooo:rsid="00f82c78" style:font-weight-asian="normal" style:font-weight-complex="normal"/>
    </style:style>
    <style:style style:name="T86" style:family="text">
      <style:text-properties fo:font-weight="normal" officeooo:rsid="00fa7fe8" style:font-weight-asian="normal" style:font-weight-complex="normal"/>
    </style:style>
    <style:style style:name="T87" style:family="text">
      <style:text-properties fo:font-weight="normal" officeooo:rsid="0110f278" style:font-weight-asian="normal" style:font-weight-complex="normal"/>
    </style:style>
    <style:style style:name="T88" style:family="text">
      <style:text-properties fo:font-weight="normal" officeooo:rsid="014a2e6d" style:font-weight-asian="normal" style:font-weight-complex="normal"/>
    </style:style>
    <style:style style:name="T89" style:family="text">
      <style:text-properties fo:font-weight="normal" officeooo:rsid="030c65d9" style:font-weight-asian="normal" style:font-weight-complex="normal"/>
    </style:style>
    <style:style style:name="T90" style:family="text">
      <style:text-properties officeooo:rsid="00bd0a12"/>
    </style:style>
    <style:style style:name="T91" style:family="text">
      <style:text-properties officeooo:rsid="00bf6365"/>
    </style:style>
    <style:style style:name="T92" style:family="text">
      <style:text-properties officeooo:rsid="00c3a2f1"/>
    </style:style>
    <style:style style:name="T93" style:family="text">
      <style:text-properties officeooo:rsid="00c657e3"/>
    </style:style>
    <style:style style:name="T94" style:family="text">
      <style:text-properties officeooo:rsid="00c686ba"/>
    </style:style>
    <style:style style:name="T95" style:family="text">
      <style:text-properties officeooo:rsid="00c6a807"/>
    </style:style>
    <style:style style:name="T96" style:family="text">
      <style:text-properties officeooo:rsid="00c81900"/>
    </style:style>
    <style:style style:name="T97" style:family="text">
      <style:text-properties officeooo:rsid="00c9f872"/>
    </style:style>
    <style:style style:name="T98" style:family="text">
      <style:text-properties officeooo:rsid="00cb145c"/>
    </style:style>
    <style:style style:name="T99" style:family="text">
      <style:text-properties officeooo:rsid="00cb9906"/>
    </style:style>
    <style:style style:name="T100" style:family="text">
      <style:text-properties officeooo:rsid="00cc8635"/>
    </style:style>
    <style:style style:name="T101" style:family="text">
      <style:text-properties style:font-name="Monospace" fo:font-size="10pt" style:font-size-asian="10pt" style:font-size-complex="10pt"/>
    </style:style>
    <style:style style:name="T102" style:family="text">
      <style:text-properties style:font-name="Monospace" fo:font-size="10pt" officeooo:rsid="0118a3f6" style:font-size-asian="10pt" style:font-size-complex="10pt"/>
    </style:style>
    <style:style style:name="T103" style:family="text">
      <style:text-properties style:font-name="Monospace" fo:font-size="10pt" officeooo:rsid="01272140" style:font-size-asian="10pt" style:font-size-complex="10pt"/>
    </style:style>
    <style:style style:name="T104" style:family="text">
      <style:text-properties style:font-name="Monospace" fo:font-size="10pt" officeooo:rsid="01192ac1" style:font-size-asian="10pt" style:font-size-complex="10pt"/>
    </style:style>
    <style:style style:name="T105" style:family="text">
      <style:text-properties style:font-name="Monospace" fo:font-size="10pt" officeooo:rsid="0120d27c" style:font-size-asian="10pt" style:font-size-complex="10pt"/>
    </style:style>
    <style:style style:name="T106" style:family="text">
      <style:text-properties style:font-name="Monospace" fo:font-size="10pt" officeooo:rsid="012de1bf" style:font-size-asian="10pt" style:font-size-complex="10pt"/>
    </style:style>
    <style:style style:name="T107" style:family="text">
      <style:text-properties style:font-name="Monospace" fo:font-size="10pt" officeooo:rsid="012f7ca5" style:font-size-asian="10pt" style:font-size-complex="10pt"/>
    </style:style>
    <style:style style:name="T108" style:family="text">
      <style:text-properties style:font-name="Monospace" fo:font-size="10pt" officeooo:rsid="012ff3de" style:font-size-asian="10pt" style:font-size-complex="10pt"/>
    </style:style>
    <style:style style:name="T109" style:family="text">
      <style:text-properties style:font-name="Monospace" fo:font-size="10pt" officeooo:rsid="013346f7" style:font-size-asian="10pt" style:font-size-complex="10pt"/>
    </style:style>
    <style:style style:name="T110" style:family="text">
      <style:text-properties style:font-name="Monospace" fo:font-size="10pt" officeooo:rsid="01343745" style:font-size-asian="10pt" style:font-size-complex="10pt"/>
    </style:style>
    <style:style style:name="T111" style:family="text">
      <style:text-properties style:font-name="Monospace" fo:font-size="10pt" officeooo:rsid="0136087d" style:font-size-asian="10pt" style:font-size-complex="10pt"/>
    </style:style>
    <style:style style:name="T112" style:family="text">
      <style:text-properties style:font-name="Monospace" fo:font-size="10pt" officeooo:rsid="0136253d" style:font-size-asian="10pt" style:font-size-complex="10pt"/>
    </style:style>
    <style:style style:name="T113" style:family="text">
      <style:text-properties style:font-name="Monospace" fo:font-size="10pt" officeooo:rsid="013692b4" style:font-size-asian="10pt" style:font-size-complex="10pt"/>
    </style:style>
    <style:style style:name="T114" style:family="text">
      <style:text-properties style:font-name="Monospace" fo:font-size="10pt" officeooo:rsid="0137b04e" style:font-size-asian="10pt" style:font-size-complex="10pt"/>
    </style:style>
    <style:style style:name="T115" style:family="text">
      <style:text-properties style:font-name="Monospace" fo:font-size="10pt" officeooo:rsid="0138ad6b" style:font-size-asian="10pt" style:font-size-complex="10pt"/>
    </style:style>
    <style:style style:name="T116" style:family="text">
      <style:text-properties style:font-name="Monospace" fo:font-size="10pt" officeooo:rsid="0139a738" style:font-size-asian="10pt" style:font-size-complex="10pt"/>
    </style:style>
    <style:style style:name="T117" style:family="text">
      <style:text-properties style:font-name="Monospace" fo:font-size="10pt" officeooo:rsid="013a2bfd" style:font-size-asian="10pt" style:font-size-complex="10pt"/>
    </style:style>
    <style:style style:name="T118" style:family="text">
      <style:text-properties style:font-name="Monospace" fo:font-size="10pt" officeooo:rsid="013b7447" style:font-size-asian="10pt" style:font-size-complex="10pt"/>
    </style:style>
    <style:style style:name="T119" style:family="text">
      <style:text-properties style:font-name="Monospace" fo:font-size="10pt" officeooo:rsid="013c5761" style:font-size-asian="10pt" style:font-size-complex="10pt"/>
    </style:style>
    <style:style style:name="T120" style:family="text">
      <style:text-properties style:font-name="Monospace" fo:font-size="10pt" officeooo:rsid="0151e968" style:font-size-asian="10pt" style:font-size-complex="10pt"/>
    </style:style>
    <style:style style:name="T121" style:family="text">
      <style:text-properties officeooo:rsid="00d22f12"/>
    </style:style>
    <style:style style:name="T122" style:family="text">
      <style:text-properties officeooo:rsid="00d66034"/>
    </style:style>
    <style:style style:name="T123" style:family="text">
      <style:text-properties style:font-name="monospace" fo:font-size="10pt" style:font-size-asian="10pt" style:font-size-complex="10pt"/>
    </style:style>
    <style:style style:name="T124" style:family="text">
      <style:text-properties officeooo:rsid="00dc50e6"/>
    </style:style>
    <style:style style:name="T125" style:family="text">
      <style:text-properties officeooo:rsid="00e4dfbb"/>
    </style:style>
    <style:style style:name="T126" style:family="text">
      <style:text-properties officeooo:rsid="00ed85ad"/>
    </style:style>
    <style:style style:name="T127" style:family="text">
      <style:text-properties officeooo:rsid="00f3ec19"/>
    </style:style>
    <style:style style:name="T128" style:family="text">
      <style:text-properties officeooo:rsid="00f597ad"/>
    </style:style>
    <style:style style:name="T129" style:family="text">
      <style:text-properties officeooo:rsid="010147b0"/>
    </style:style>
    <style:style style:name="T130" style:family="text">
      <style:text-properties officeooo:rsid="010edb90"/>
    </style:style>
    <style:style style:name="T131" style:family="text">
      <style:text-properties officeooo:rsid="0115d288"/>
    </style:style>
    <style:style style:name="T132" style:family="text">
      <style:text-properties officeooo:rsid="0118a3ae"/>
    </style:style>
    <style:style style:name="T133" style:family="text">
      <style:text-properties officeooo:rsid="0118a3f6"/>
    </style:style>
    <style:style style:name="T134" style:family="text">
      <style:text-properties officeooo:rsid="01192ac1"/>
    </style:style>
    <style:style style:name="T135" style:family="text">
      <style:text-properties officeooo:rsid="0120d27c"/>
    </style:style>
    <style:style style:name="T136" style:family="text">
      <style:text-properties officeooo:rsid="01233d58"/>
    </style:style>
    <style:style style:name="T137" style:family="text">
      <style:text-properties officeooo:rsid="0125a96b"/>
    </style:style>
    <style:style style:name="T138" style:family="text">
      <style:text-properties officeooo:rsid="013f64d6"/>
    </style:style>
    <style:style style:name="T139" style:family="text">
      <style:text-properties officeooo:rsid="013f65d5"/>
    </style:style>
    <style:style style:name="T140" style:family="text">
      <style:text-properties fo:language="pl" fo:country="PL"/>
    </style:style>
    <style:style style:name="T141" style:family="text">
      <style:text-properties fo:language="pl" fo:country="PL" officeooo:rsid="010edb90"/>
    </style:style>
    <style:style style:name="T142" style:family="text">
      <style:text-properties officeooo:rsid="0141f349"/>
    </style:style>
    <style:style style:name="T143" style:family="text">
      <style:text-properties officeooo:rsid="014315c9"/>
    </style:style>
    <style:style style:name="T144" style:family="text">
      <style:text-properties officeooo:rsid="01449375"/>
    </style:style>
    <style:style style:name="T145" style:family="text">
      <style:text-properties officeooo:rsid="0144c12f"/>
    </style:style>
    <style:style style:name="T146" style:family="text">
      <style:text-properties officeooo:rsid="0146733c"/>
    </style:style>
    <style:style style:name="T147" style:family="text">
      <style:text-properties officeooo:rsid="014e2d64"/>
    </style:style>
    <style:style style:name="T148" style:family="text">
      <style:text-properties officeooo:rsid="014ebafc"/>
    </style:style>
    <style:style style:name="T149" style:family="text">
      <style:text-properties officeooo:rsid="01503552"/>
    </style:style>
    <style:style style:name="T150" style:family="text">
      <style:text-properties officeooo:rsid="0151e968"/>
    </style:style>
    <style:style style:name="T151" style:family="text">
      <style:text-properties officeooo:rsid="0155432e"/>
    </style:style>
    <style:style style:name="T152" style:family="text">
      <style:text-properties officeooo:rsid="015b6db5"/>
    </style:style>
    <style:style style:name="T153" style:family="text">
      <style:text-properties officeooo:rsid="015e1d81"/>
    </style:style>
    <style:style style:name="T154" style:family="text">
      <style:text-properties officeooo:rsid="0160e7c5"/>
    </style:style>
    <style:style style:name="T155" style:family="text">
      <style:text-properties officeooo:rsid="01611fff"/>
    </style:style>
    <style:style style:name="T156" style:family="text">
      <style:text-properties officeooo:rsid="0161437f"/>
    </style:style>
    <style:style style:name="T157" style:family="text">
      <style:text-properties officeooo:rsid="01650c1e"/>
    </style:style>
    <style:style style:name="T158" style:family="text">
      <style:text-properties officeooo:rsid="01685ee9"/>
    </style:style>
    <style:style style:name="T159" style:family="text">
      <style:text-properties officeooo:rsid="016c4815"/>
    </style:style>
    <style:style style:name="T160" style:family="text">
      <style:text-properties officeooo:rsid="016eb7e6"/>
    </style:style>
    <style:style style:name="T161" style:family="text">
      <style:text-properties officeooo:rsid="016ffa02"/>
    </style:style>
    <style:style style:name="T162" style:family="text">
      <style:text-properties officeooo:rsid="01745203"/>
    </style:style>
    <style:style style:name="T163" style:family="text">
      <style:text-properties officeooo:rsid="01768f14"/>
    </style:style>
    <style:style style:name="T164" style:family="text">
      <style:text-properties officeooo:rsid="017a41c2"/>
    </style:style>
    <style:style style:name="T165" style:family="text">
      <style:text-properties officeooo:rsid="017bb863"/>
    </style:style>
    <style:style style:name="T166" style:family="text">
      <style:text-properties officeooo:rsid="017f03c6"/>
    </style:style>
    <style:style style:name="T167" style:family="text">
      <style:text-properties officeooo:rsid="017fc836"/>
    </style:style>
    <style:style style:name="T168" style:family="text">
      <style:text-properties officeooo:rsid="018332f2"/>
    </style:style>
    <style:style style:name="T169" style:family="text">
      <style:text-properties officeooo:rsid="0185020c"/>
    </style:style>
    <style:style style:name="T170" style:family="text">
      <style:text-properties officeooo:rsid="01899e15"/>
    </style:style>
    <style:style style:name="T171" style:family="text">
      <style:text-properties officeooo:rsid="018b83a0"/>
    </style:style>
    <style:style style:name="T172" style:family="text">
      <style:text-properties officeooo:rsid="018ffcd4"/>
    </style:style>
    <style:style style:name="T173" style:family="text">
      <style:text-properties officeooo:rsid="0194a032"/>
    </style:style>
    <style:style style:name="T174" style:family="text">
      <style:text-properties officeooo:rsid="0198ee21"/>
    </style:style>
    <style:style style:name="T175" style:family="text">
      <style:text-properties officeooo:rsid="019f0ce9"/>
    </style:style>
    <style:style style:name="T176" style:family="text">
      <style:text-properties officeooo:rsid="01a3c38e"/>
    </style:style>
    <style:style style:name="T177" style:family="text">
      <style:text-properties officeooo:rsid="01a4b129"/>
    </style:style>
    <style:style style:name="T178" style:family="text">
      <style:text-properties officeooo:rsid="01a90f65"/>
    </style:style>
    <style:style style:name="T179" style:family="text">
      <style:text-properties officeooo:rsid="01b38d03"/>
    </style:style>
    <style:style style:name="T180" style:family="text">
      <style:text-properties officeooo:rsid="01b6c78b"/>
    </style:style>
    <style:style style:name="T181" style:family="text">
      <style:text-properties officeooo:rsid="01c27614"/>
    </style:style>
    <style:style style:name="T182" style:family="text">
      <style:text-properties officeooo:rsid="01c72a8b"/>
    </style:style>
    <style:style style:name="T183" style:family="text">
      <style:text-properties officeooo:rsid="01c765ae"/>
    </style:style>
    <style:style style:name="T184" style:family="text">
      <style:text-properties officeooo:rsid="01cd0535"/>
    </style:style>
    <style:style style:name="T185" style:family="text">
      <style:text-properties officeooo:rsid="01cfc4bb"/>
    </style:style>
    <style:style style:name="T186" style:family="text">
      <style:text-properties officeooo:rsid="01d359ed"/>
    </style:style>
    <style:style style:name="T187" style:family="text">
      <style:text-properties officeooo:rsid="01d94c9c"/>
    </style:style>
    <style:style style:name="T188" style:family="text">
      <style:text-properties officeooo:rsid="01daff1c"/>
    </style:style>
    <style:style style:name="T189" style:family="text">
      <style:text-properties officeooo:rsid="01dd14a3"/>
    </style:style>
    <style:style style:name="T190" style:family="text">
      <style:text-properties officeooo:rsid="01e63e50"/>
    </style:style>
    <style:style style:name="T191" style:family="text">
      <style:text-properties officeooo:rsid="01ecb511"/>
    </style:style>
    <style:style style:name="T192" style:family="text">
      <style:text-properties officeooo:rsid="01efc9e8"/>
    </style:style>
    <style:style style:name="T193" style:family="text">
      <style:text-properties officeooo:rsid="01f35804"/>
    </style:style>
    <style:style style:name="T194" style:family="text">
      <style:text-properties officeooo:rsid="01f5fcbc"/>
    </style:style>
    <style:style style:name="T195" style:family="text">
      <style:text-properties officeooo:rsid="01f7dab0"/>
    </style:style>
    <style:style style:name="T196" style:family="text">
      <style:text-properties officeooo:rsid="01f9a7d6"/>
    </style:style>
    <style:style style:name="T197" style:family="text">
      <style:text-properties officeooo:rsid="01fcb635"/>
    </style:style>
    <style:style style:name="T198" style:family="text">
      <style:text-properties officeooo:rsid="01ff3c2f"/>
    </style:style>
    <style:style style:name="T199" style:family="text">
      <style:text-properties officeooo:rsid="02028689"/>
    </style:style>
    <style:style style:name="T200" style:family="text">
      <style:text-properties officeooo:rsid="0203f948"/>
    </style:style>
    <style:style style:name="T201" style:family="text">
      <style:text-properties officeooo:rsid="0204f656"/>
    </style:style>
    <style:style style:name="T202" style:family="text">
      <style:text-properties officeooo:rsid="0205743b"/>
    </style:style>
    <style:style style:name="T203" style:family="text">
      <style:text-properties officeooo:rsid="020a97fc"/>
    </style:style>
    <style:style style:name="T204" style:family="text">
      <style:text-properties officeooo:rsid="020f2237"/>
    </style:style>
    <style:style style:name="T205" style:family="text">
      <style:text-properties officeooo:rsid="020f7e0c"/>
    </style:style>
    <style:style style:name="T206" style:family="text">
      <style:text-properties officeooo:rsid="02155823"/>
    </style:style>
    <style:style style:name="T207" style:family="text">
      <style:text-properties officeooo:rsid="021e37c4"/>
    </style:style>
    <style:style style:name="T208" style:family="text">
      <style:text-properties officeooo:rsid="022d0723"/>
    </style:style>
    <style:style style:name="T209" style:family="text">
      <style:text-properties officeooo:rsid="0231961a"/>
    </style:style>
    <style:style style:name="T210" style:family="text">
      <style:text-properties officeooo:rsid="0233aea9"/>
    </style:style>
    <style:style style:name="T211" style:family="text">
      <style:text-properties officeooo:rsid="0235e45b"/>
    </style:style>
    <style:style style:name="T212" style:family="text">
      <style:text-properties officeooo:rsid="023cc243"/>
    </style:style>
    <style:style style:name="T213" style:family="text">
      <style:text-properties officeooo:rsid="0248235b"/>
    </style:style>
    <style:style style:name="T214" style:family="text">
      <style:text-properties officeooo:rsid="02488949"/>
    </style:style>
    <style:style style:name="T215" style:family="text">
      <style:text-properties officeooo:rsid="0249128d"/>
    </style:style>
    <style:style style:name="T216" style:family="text">
      <style:text-properties officeooo:rsid="024acbe7"/>
    </style:style>
    <style:style style:name="T217" style:family="text">
      <style:text-properties officeooo:rsid="024bdd87"/>
    </style:style>
    <style:style style:name="T218" style:family="text">
      <style:text-properties officeooo:rsid="024bfe59"/>
    </style:style>
    <style:style style:name="T219" style:family="text">
      <style:text-properties officeooo:rsid="024d55b6"/>
    </style:style>
    <style:style style:name="T220" style:family="text">
      <style:text-properties officeooo:rsid="024f052c"/>
    </style:style>
    <style:style style:name="T221" style:family="text">
      <style:text-properties officeooo:rsid="024f9867"/>
    </style:style>
    <style:style style:name="T222" style:family="text">
      <style:text-properties officeooo:rsid="025330d3"/>
    </style:style>
    <style:style style:name="T223" style:family="text">
      <style:text-properties officeooo:rsid="0256cd69"/>
    </style:style>
    <style:style style:name="T224" style:family="text">
      <style:text-properties officeooo:rsid="0257c42b"/>
    </style:style>
    <style:style style:name="T225" style:family="text">
      <style:text-properties officeooo:rsid="0257d7c9"/>
    </style:style>
    <style:style style:name="T226" style:family="text">
      <style:text-properties officeooo:rsid="0259ac7d"/>
    </style:style>
    <style:style style:name="T227" style:family="text">
      <style:text-properties officeooo:rsid="025d0949"/>
    </style:style>
    <style:style style:name="T228" style:family="text">
      <style:text-properties officeooo:rsid="0268fbe7"/>
    </style:style>
    <style:style style:name="T229" style:family="text">
      <style:text-properties officeooo:rsid="02711a0f"/>
    </style:style>
    <style:style style:name="T230" style:family="text">
      <style:text-properties officeooo:rsid="027e7807"/>
    </style:style>
    <style:style style:name="T231" style:family="text">
      <style:text-properties officeooo:rsid="0281c562"/>
    </style:style>
    <style:style style:name="T232" style:family="text">
      <style:text-properties officeooo:rsid="02851f3e"/>
    </style:style>
    <style:style style:name="T233" style:family="text">
      <style:text-properties officeooo:rsid="028f3348"/>
    </style:style>
    <style:style style:name="T234" style:family="text">
      <style:text-properties officeooo:rsid="028ff232"/>
    </style:style>
    <style:style style:name="T235" style:family="text">
      <style:text-properties officeooo:rsid="02944c5d"/>
    </style:style>
    <style:style style:name="T236" style:family="text">
      <style:text-properties officeooo:rsid="029b0baa"/>
    </style:style>
    <style:style style:name="T237" style:family="text">
      <style:text-properties officeooo:rsid="029ef30e"/>
    </style:style>
    <style:style style:name="T238" style:family="text">
      <style:text-properties officeooo:rsid="02a1c0ed"/>
    </style:style>
    <style:style style:name="T239" style:family="text">
      <style:text-properties officeooo:rsid="02a852ae"/>
    </style:style>
    <style:style style:name="T240" style:family="text">
      <style:text-properties officeooo:rsid="02af2a82"/>
    </style:style>
    <style:style style:name="T241" style:family="text">
      <style:text-properties officeooo:rsid="02b1e478"/>
    </style:style>
    <style:style style:name="T242" style:family="text">
      <style:text-properties officeooo:rsid="02b8581d"/>
    </style:style>
    <style:style style:name="T243" style:family="text">
      <style:text-properties officeooo:rsid="02ba34ff"/>
    </style:style>
    <style:style style:name="T244" style:family="text">
      <style:text-properties officeooo:rsid="02bd3538"/>
    </style:style>
    <style:style style:name="T245" style:family="text">
      <style:text-properties officeooo:rsid="02c764f1"/>
    </style:style>
    <style:style style:name="T246" style:family="text">
      <style:text-properties officeooo:rsid="02ca31e7"/>
    </style:style>
    <style:style style:name="T247" style:family="text">
      <style:text-properties officeooo:rsid="02cdf17b"/>
    </style:style>
    <style:style style:name="T248" style:family="text">
      <style:text-properties officeooo:rsid="02d11a74"/>
    </style:style>
    <style:style style:name="T249" style:family="text">
      <style:text-properties officeooo:rsid="02d67dcf"/>
    </style:style>
    <style:style style:name="T250" style:family="text">
      <style:text-properties officeooo:rsid="02d94a18"/>
    </style:style>
    <style:style style:name="T251" style:family="text">
      <style:text-properties officeooo:rsid="02deaf8f"/>
    </style:style>
    <style:style style:name="T252" style:family="text">
      <style:text-properties officeooo:rsid="02df38e4"/>
    </style:style>
    <style:style style:name="T253" style:family="text">
      <style:text-properties officeooo:rsid="02e5fe52"/>
    </style:style>
    <style:style style:name="T254" style:family="text">
      <style:text-properties officeooo:rsid="02eb791f"/>
    </style:style>
    <style:style style:name="T255" style:family="text">
      <style:text-properties officeooo:rsid="030095ca"/>
    </style:style>
    <style:style style:name="T256" style:family="text">
      <style:text-properties officeooo:rsid="030297c0"/>
    </style:style>
    <style:style style:name="T257" style:family="text">
      <style:text-properties officeooo:rsid="03029913"/>
    </style:style>
    <style:style style:name="T258" style:family="text">
      <style:text-properties officeooo:rsid="0304cf63"/>
    </style:style>
    <style:style style:name="T259" style:family="text">
      <style:text-properties fo:font-size="10pt" style:font-size-asian="10pt" style:font-size-complex="10pt"/>
    </style:style>
    <style:style style:name="T260" style:family="text">
      <style:text-properties fo:font-size="10pt" officeooo:rsid="003e0de8" style:font-size-asian="10pt" style:font-size-complex="10pt"/>
    </style:style>
    <style:style style:name="T261" style:family="text">
      <style:text-properties fo:font-size="10pt" officeooo:rsid="030aae36" style:font-size-asian="10pt" style:font-size-complex="10pt"/>
    </style:style>
    <style:style style:name="T262" style:family="text">
      <style:text-properties officeooo:rsid="0318df58"/>
    </style:style>
    <style:style style:name="T263" style:family="text">
      <style:text-properties officeooo:rsid="031b4a5d"/>
    </style:style>
    <style:style style:name="T264" style:family="text">
      <style:text-properties officeooo:rsid="031b622c"/>
    </style:style>
    <style:style style:name="T265" style:family="text">
      <style:text-properties officeooo:rsid="031d51f6"/>
    </style:style>
    <style:style style:name="T266" style:family="text">
      <style:text-properties officeooo:rsid="031f32be"/>
    </style:style>
    <style:style style:name="T267" style:family="text">
      <style:text-properties officeooo:rsid="0322049f"/>
    </style:style>
    <style:style style:name="T268" style:family="text">
      <style:text-properties officeooo:rsid="03252daa"/>
    </style:style>
    <style:style style:name="T269" style:family="text">
      <style:text-properties officeooo:rsid="032728a3"/>
    </style:style>
    <style:style style:name="T270" style:family="text">
      <style:text-properties officeooo:rsid="032b0e4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6">Zachodniopomorski Uniwersytet Technologiczny</text:p>
      <text:p text:style-name="P159">w Szczecinie</text:p>
      <text:p text:style-name="P9"/>
      <text:p text:style-name="P10">WYDZIAŁ INFORMATYKI</text:p>
      <text:p text:style-name="P12"/>
      <text:p text:style-name="P12"/>
      <text:p text:style-name="Standard"/>
      <text:p text:style-name="P12"><draw:frame draw:style-name="fr6" draw:name="grafika24" text:anchor-type="as-char" svg:width="2.214cm" svg:height="3.956cm" draw:z-index="0"><draw:image xlink:href="Pictures/2000000900038DB6000675C0C487FD39.wmf" xlink:type="simple" xlink:show="embed" xlink:actuate="onLoad"/></draw:frame></text:p>
      <text:p text:style-name="Standard"/>
      <text:p text:style-name="P9"/>
      <text:p text:style-name="P9"/>
      <text:p text:style-name="P9"/>
      <text:p text:style-name="P9"/>
      <text:p text:style-name="P9"/>
      <text:p text:style-name="P11"><text:bookmark-start text:name="__RefHeading__4040_530245620"/>Grzegorz Różycki<text:bookmark-end text:name="__RefHeading__4040_530245620"/></text:p>
      <text:p text:style-name="P31">Kierunek Informatyka</text:p>
      <text:p text:style-name="P10"/>
      <text:p text:style-name="P32">Badanie wpływu optymalizacji kodu sieciowej aplikacji mobilnej na zużycie energii</text:p>
      <text:p text:style-name="P17"/>
      <text:p text:style-name="P10"/>
      <text:p text:style-name="P10"/>
      <text:p text:style-name="P9"/>
      <text:p text:style-name="P9"/>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22"><text:span text:style-name="T5"><text:tab/><text:tab/><text:tab/><text:tab/><text:tab/><text:tab/><text:tab/></text:span><text:span text:style-name="T6">d</text:span><text:span text:style-name="T2">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7">Inżynierii Oprogramowania</text:span></text:p>
      <text:h text:style-name="P370" text:outline-level="1"><text:soft-page-break/></text:h>
      <text:p text:style-name="Standard"/>
      <text:h text:style-name="P370" text:outline-level="1"/>
      <text:p text:style-name="P13"><text:bookmark-start text:name="__RefHeading__4042_530245620"/>Szczecin 201<text:span text:style-name="T8">6</text:span><text:bookmark-end text:name="__RefHeading__4042_530245620"/></text:p>
      <text:p text:style-name="Standard"/>
      <text:p text:style-name="P14">Studying the impact of <text:span text:style-name="T48">n</text:span>etwork code optimization <text:span text:style-name="T48">of </text:span>mobile application on energy consumption</text:p>
      <text:p text:style-name="P15"/>
      <text:p text:style-name="P2"><text:tab/>Network communication consumes considerable <text:span text:style-name="T49">amount of </text:span>energy <text:span text:style-name="T49">on </text:span>mobile phone<text:span text:style-name="T49">s</text:span>.<text:line-break/><text:span text:style-name="T49">M</text:span>ost expensive is the moment when the radio goes from sleep into a state of activity <text:span text:style-name="T49">and continues in this state.</text:span> <text:span text:style-name="T49">A </text:span>situation <text:span text:style-name="T49">when small packages of data are transfered can have a negative impact on</text:span> the battery. The aim of the work is to study the impact of optimizing network communication<text:line-break/><text:span text:style-name="T49">of a </text:span>mobile application on the battery <text:span text:style-name="T49">lifetime</text:span>.</text:p>
      <text:p text:style-name="P2"/>
      <text:p text:style-name="P3">Scope of work:</text:p>
      <text:list xml:id="list4245395545602012425" text:style-name="L1">
        <text:list-item>
          <text:p text:style-name="P214">Analysis of the impact of the application on energy consumption</text:p>
        </text:list-item>
        <text:list-item>
          <text:p text:style-name="P214">Implementation of applications with <text:span text:style-name="T50">and with</text:span>out optimization <text:span text:style-name="T50">and</text:span> study its effect on <text:span text:style-name="T50">lifetime of </text:span>batterie</text:p>
        </text:list-item>
        <text:list-item>
          <text:p text:style-name="P214">The development of <text:span text:style-name="T51">a </text:span>librar<text:span text:style-name="T51">y</text:span> to facilitate the implementation of optimized network communication</text:p>
        </text:list-item>
        <text:list-item>
          <text:p text:style-name="P214">Conclusions</text:p>
          <text:p text:style-name="P215"/>
        </text:list-item>
      </text:list>
      <text:p text:style-name="P16"/>
      <text:p text:style-name="P4"/>
      <text:p text:style-name="P33">OŚWIADCZENIE </text:p>
      <text:p text:style-name="P4"/>
      <text:p text:style-name="P5"><text:tab/>Oświadczam, że przedkładaną pracę <text:span text:style-name="T9">magisterską</text:span> kończącą studia napisałem </text:p>
      <text:p text:style-name="P5">samodzielnie. Oznacza to, że przy pisaniu pracy poza niezbędnymi konsultacjami, nie </text:p>
      <text:p text:style-name="P5">korzystałem z pomocy innych osób, a w szczególności nie zlecałem opracowania rozprawy lub </text:p>
      <text:p text:style-name="P5">jej części innym osobom, ani nie odpisywałem rozprawy lub jej części od innych osób. </text:p>
      <text:p text:style-name="P5">Potwierdzam też zgodność wersji papierowej i elektronicznej złożonej pracy. </text:p>
      <text:p text:style-name="P5">Mam świadomość, że poświadczenie nieprawdy będzie w tym przypadku skutkowało cofnięciem </text:p>
      <text:p text:style-name="P5">decyzji o wydaniu dyplomu.</text:p>
      <text:p text:style-name="P34"/>
      <text:p text:style-name="P4"/>
      <text:p text:style-name="P6"/>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208"><text:a xlink:type="simple" xlink:href="#__RefHeading__4069_530245620" text:style-name="Index_20_Link" text:visited-style-name="Index_20_Link">1. Wstęp<text:tab/>8</text:a></text:p>
          <text:p text:style-name="P209"><text:a xlink:type="simple" xlink:href="#__RefHeading__3945_475234545" text:style-name="Index_20_Link" text:visited-style-name="Index_20_Link">1.1. Cel i zakres pracy<text:tab/>9</text:a></text:p>
          <text:p text:style-name="P209"><text:a xlink:type="simple" xlink:href="#__RefHeading__3947_475234545" text:style-name="Index_20_Link" text:visited-style-name="Index_20_Link">1.2. Opis komunikacji przy pomocy radia w telefonie komórkowym<text:tab/>10</text:a></text:p>
          <text:p text:style-name="P209"><text:a xlink:type="simple" xlink:href="#__RefHeading__4193_475234545" text:style-name="Index_20_Link" text:visited-style-name="Index_20_Link">1.3. Techniki optymalizacji komunikacji sieciowej na urządzeniu mobilnym<text:tab/>12</text:a></text:p>
          <text:p text:style-name="P209"><text:a xlink:type="simple" xlink:href="#__RefHeading__4195_475234545" text:style-name="Index_20_Link" text:visited-style-name="Index_20_Link">1.4. Wątpliwości związane z tematem<text:tab/>14</text:a></text:p>
          <text:p text:style-name="P209"><text:a xlink:type="simple" xlink:href="#__RefHeading__3949_475234545" text:style-name="Index_20_Link" text:visited-style-name="Index_20_Link">1.5. Sposób przeprowadzenia badań<text:tab/>15</text:a></text:p>
          <text:p text:style-name="P208"><text:a xlink:type="simple" xlink:href="#__RefHeading__4071_530245620" text:style-name="Index_20_Link" text:visited-style-name="Index_20_Link">2. Badanie aplikacji<text:tab/>18</text:a></text:p>
          <text:p text:style-name="P209"><text:a xlink:type="simple" xlink:href="#__RefHeading__677_208457283" text:style-name="Index_20_Link" text:visited-style-name="Index_20_Link">2.1. Wybór aplikacji do przeprowadzenia testów<text:tab/>18</text:a></text:p>
          <text:p text:style-name="P209"><text:a xlink:type="simple" xlink:href="#__RefHeading__1085_768326401" text:style-name="Index_20_Link" text:visited-style-name="Index_20_Link">2.2. Krótki opis systemu Android<text:tab/>21</text:a></text:p>
          <text:p text:style-name="P209"><text:a xlink:type="simple" xlink:href="#__RefHeading__1087_768326401" text:style-name="Index_20_Link" text:visited-style-name="Index_20_Link">2.3. Środowisko testowe<text:tab/>21</text:a></text:p>
          <text:p text:style-name="P209"><text:a xlink:type="simple" xlink:href="#__RefHeading__1089_768326401" text:style-name="Index_20_Link" text:visited-style-name="Index_20_Link">2.4. Opis sposobu przeprowadzania badań<text:tab/>21</text:a></text:p>
          <text:p text:style-name="P209"><text:a xlink:type="simple" xlink:href="#__RefHeading__1091_768326401" text:style-name="Index_20_Link" text:visited-style-name="Index_20_Link">2.5. Prezentacja i omówienie wyników<text:tab/>31</text:a></text:p>
          <text:p text:style-name="P209"><text:a xlink:type="simple" xlink:href="#__RefHeading__1894_151293633" text:style-name="Index_20_Link" text:visited-style-name="Index_20_Link">2.6. Określenie używanych protokołów w badanych aplikacjach<text:tab/>36</text:a></text:p>
          <text:p text:style-name="P209"><text:a xlink:type="simple" xlink:href="#__RefHeading__1093_768326401" text:style-name="Index_20_Link" text:visited-style-name="Index_20_Link">2.6. Aplikacja wzorcowa???<text:tab/>37</text:a></text:p>
          <text:p text:style-name="P208"><text:a xlink:type="simple" xlink:href="#__RefHeading__4073_530245620" text:style-name="Index_20_Link" text:visited-style-name="Index_20_Link">3. Implementacja biblioteki<text:tab/>38</text:a></text:p>
          <text:p text:style-name="P209"><text:a xlink:type="simple" xlink:href="#__RefHeading__5666_827020684" text:style-name="Index_20_Link" text:visited-style-name="Index_20_Link">3.1. Infrastruktura po stronie serwera<text:tab/>38</text:a></text:p>
          <text:p text:style-name="P209"><text:a xlink:type="simple" xlink:href="#__RefHeading__5668_827020684" text:style-name="Index_20_Link" text:visited-style-name="Index_20_Link">3.2. Prototypowanie i pierwsze wnioski<text:tab/>39</text:a></text:p>
          <text:p text:style-name="P209"><text:a xlink:type="simple" xlink:href="#__RefHeading__5670_827020684" text:style-name="Index_20_Link" text:visited-style-name="Index_20_Link">3.3. Ograniczenia dla biblioteki<text:tab/>41</text:a></text:p>
          <text:p text:style-name="P209"><text:a xlink:type="simple" xlink:href="#__RefHeading__5672_827020684" text:style-name="Index_20_Link" text:visited-style-name="Index_20_Link">3.4. Wymagania<text:tab/>42</text:a></text:p>
          <text:p text:style-name="P209"><text:a xlink:type="simple" xlink:href="#__RefHeading__5674_827020684" text:style-name="Index_20_Link" text:visited-style-name="Index_20_Link">3.5. Implementacja<text:tab/>43</text:a></text:p>
          <text:p text:style-name="P210"><text:a xlink:type="simple" xlink:href="#__RefHeading__5676_827020684" text:style-name="Index_20_Link" text:visited-style-name="Index_20_Link">3.5.1. Implementacja dla danych iCarWash<text:tab/>44</text:a></text:p>
          <text:p text:style-name="P210"><text:a xlink:type="simple" xlink:href="#__RefHeading__5678_827020684" text:style-name="Index_20_Link" text:visited-style-name="Index_20_Link">3.5.2. Implementacja dla danych OLX<text:tab/>45</text:a></text:p>
          <text:p text:style-name="P209"><text:a xlink:type="simple" xlink:href="#__RefHeading__5680_827020684" text:style-name="Index_20_Link" text:visited-style-name="Index_20_Link">3.6. Wnioski z implementacji<text:tab/>47</text:a></text:p>
          <text:p text:style-name="P208"><text:a xlink:type="simple" xlink:href="#__RefHeading__683_208457283" text:style-name="Index_20_Link" text:visited-style-name="Index_20_Link">4. Badanie własnej aplikacji<text:tab/>49</text:a></text:p>
          <text:p text:style-name="P209"><text:a xlink:type="simple" xlink:href="#__RefHeading__5682_827020684" text:style-name="Index_20_Link" text:visited-style-name="Index_20_Link">4.1. Założenia dotyczące testów<text:tab/>49</text:a></text:p>
          <text:p text:style-name="P209"><text:a xlink:type="simple" xlink:href="#__RefHeading__5684_827020684" text:style-name="Index_20_Link" text:visited-style-name="Index_20_Link">4.2. Wybrane narzędzia<text:tab/>50</text:a></text:p>
          <text:p text:style-name="P209"><text:a xlink:type="simple" xlink:href="#__RefHeading__5698_827020684" text:style-name="Index_20_Link" text:visited-style-name="Index_20_Link">4.3. Generowanie scenariusza oraz przebieg testu<text:tab/>53</text:a></text:p>
          <text:p text:style-name="P210"><text:a xlink:type="simple" xlink:href="#__RefHeading__5700_827020684" text:style-name="Index_20_Link" text:visited-style-name="Index_20_Link">4.3.1. Zastosowane regóły generowania scenariuszy testowych<text:tab/>53</text:a></text:p>
          <text:p text:style-name="P210"><text:a xlink:type="simple" xlink:href="#__RefHeading__5702_827020684" text:style-name="Index_20_Link" text:visited-style-name="Index_20_Link">4.3.2. Warunki oraz przykładowy przebieg testu<text:tab/>54</text:a></text:p>
          <text:p text:style-name="P208"><text:a xlink:type="simple" xlink:href="#__RefHeading__5758_827020684" text:style-name="Index_20_Link" text:visited-style-name="Index_20_Link">4.4. Wyniki testów<text:tab/>60</text:a></text:p>
          <text:p text:style-name="P210"><text:a xlink:type="simple" xlink:href="#__RefHeading__5760_827020684" text:style-name="Index_20_Link" text:visited-style-name="Index_20_Link">4.4.1. Wyniki dla iCarWash<text:tab/>60</text:a></text:p>
          <text:p text:style-name="P210"><text:a xlink:type="simple" xlink:href="#__RefHeading__5762_827020684" text:style-name="Index_20_Link" text:visited-style-name="Index_20_Link">4.4.2. Wyniki dla OLX<text:tab/>64</text:a></text:p>
          <text:p text:style-name="P210"><text:a xlink:type="simple" xlink:href="#__RefHeading__5764_827020684" text:style-name="Index_20_Link" text:visited-style-name="Index_20_Link">4.4.3. Wpływ kompresji metodą gzip na rozmiar danych<text:tab/>64</text:a></text:p>
          <text:p text:style-name="P208"><text:a xlink:type="simple" xlink:href="#__RefHeading__4075_530245620" text:style-name="Index_20_Link" text:visited-style-name="Index_20_Link">5. Wnioski<text:tab/>66</text:a></text:p>
        </text:index-body>
      </text:table-of-content>
      <text:p text:style-name="P9"/>
      <text:h text:style-name="P373" text:outline-level="1"><text:bookmark-start text:name="__RefHeading__4069_530245620"/>1. Wstęp<text:bookmark-end text:name="__RefHeading__4069_530245620"/></text:h>
      <text:p text:style-name="P18"/>
      <text:p text:style-name="P240"><text:tab/><text:span text:style-name="T67">D</text:span><text:span text:style-name="T45">o podjęcia takiego tematu pracy </text:span><text:span text:style-name="T46">autora przyczynił się fakt, że </text:span><text:span text:style-name="T45">jest jest </text:span><text:span text:style-name="T46">on</text:span><text:span text:style-name="T45"> fascynatem wszelkiego rodzaju technologii związanych z programowaniem i elektroniką. Jako hobby bawi się w programowanie urządzeń mobilnych opartych o system operacyjny Android. </text:span><text:span text:style-name="T46">Sam pomysł został zainspirowany</text:span><text:span text:style-name="T45"> film</text:span><text:span text:style-name="T46">em</text:span><text:span text:style-name="T46"><text:note text:id="ftn0" text:note-class="footnote"><text:note-citation>1</text:note-citation><text:note-body><text:p text:style-name="P241"><text:span text:style-name="T47">„</text:span><text:span text:style-name="T43">Battery Drain and Networking (Android Performance Patterns Season 2 ep1)”, </text:span><text:span text:style-name="T44">dostęp z dnia 2015-10-23 20:35 pod adresem </text:span><text:a xlink:type="simple" xlink:href="https://www.youtube.com/watch?v=fEEulSk1kNY">https://www.youtube.com/watch?v=fEEulSk1kNY</text:a></text:p></text:note-body></text:note></text:span><text:span text:style-name="T45"> </text:span><text:span text:style-name="T42"><text:s/></text:span><text:span text:style-name="T45">zamieszczony przez pracowników korporacji Google z cyklu Android Performance Patterns </text:span><text:span text:style-name="T46">w serwisie Youtube</text:span><text:span text:style-name="T45">.</text:span></text:p>
      <text:p text:style-name="P244"><text:span text:style-name="T10"><text:tab/></text:span><text:span text:style-name="T11">W filmie tym Colt McAnlis wyjaśnia sposób w jaki telefon komórkowy przesyła dane <text:line-break/></text:span><text:span text:style-name="T16">z wykorzyst</text:span><text:span text:style-name="T21">a</text:span><text:span text:style-name="T16">niem sieci komórkowych oraz jaki</text:span><text:span text:style-name="T11"> wpływ ma </text:span><text:span text:style-name="T16">to</text:span><text:span text:style-name="T11"> na zużycie baterii. Pada stwierdzenie, że „</text:span><text:span text:style-name="T17">…</text:span><text:span text:style-name="T11">największe zyski w efektywności wykorzystania baterii będą płynąć z sposobu w jaki odbywa się komunikacja sieciowa</text:span><text:span text:style-name="T17">…</text:span><text:span text:style-name="T11">”</text:span><text:span text:style-name="T11"><text:note text:id="ftn1" text:note-class="footnote"><text:note-citation>2</text:note-citation><text:note-body><text:p text:style-name="P243"><text:span text:style-name="T11"><text:s text:c="2"/></text:span><text:span text:style-name="T25">T</text:span><text:span text:style-name="T26">łumaczenie <text:s/></text:span><text:span text:style-name="T25">własne </text:span><text:span text:style-name="T26">z J. </text:span><text:span text:style-name="T25">a</text:span><text:span text:style-name="T26">ngielskiego, </text:span><text:span text:style-name="T25">od początku do siedemnastej sekundy filmu</text:span></text:p></text:note-body></text:note></text:span><text:span text:style-name="T11">. </text:span><text:span text:style-name="T12">Wynika to z faktu, że radio w telefonie komórkowym jest</text:span><text:span text:style-name="T14"> radi</text:span><text:span text:style-name="T21">em</text:span><text:span text:style-name="T14"> nadające w paśmie </text:span><text:span text:style-name="T12">UHF, które zużywa sporo mocy </text:span><text:span text:style-name="T15">podczas transmisji</text:span><text:span text:style-name="T12">. W celu oszczędzania tejże energii układ może znajdować się w jednym z trzech stanów:</text:span></text:p>
      <text:list xml:id="list5573395249245583830" text:style-name="L2">
        <text:list-item>
          <text:p text:style-name="P216"><text:span text:style-name="T139">a</text:span>ktywny<text:span text:style-name="T138">m,</text:span></text:p>
        </text:list-item>
        <text:list-item>
          <text:p text:style-name="P216"><text:span text:style-name="T139">c</text:span>zuwania,</text:p>
        </text:list-item>
        <text:list-item>
          <text:p text:style-name="P216"><text:span text:style-name="T139">u</text:span>śpienia.</text:p>
        </text:list-item>
      </text:list>
      <text:p text:style-name="P245"><text:span text:style-name="T10">Gdzie stany te są wymienione od najbardziej energochłonnych do najmniej. Układ jest przełączany wg pewnych reguł </text:span><text:span text:style-name="T22">(bardziej szczegółowy opis w rozdziale 1.2.)</text:span><text:span text:style-name="T10">.</text:span></text:p>
      <text:p text:style-name="P245"><text:span text:style-name="T10"><text:tab/>Zrozumienie tych reguł i optymalizacja użycia sieci komórkowej do przesyłu danych może mieć duży wpływ na poprawę czasu pracy baterii.</text:span></text:p>
      <text:p text:style-name="P245"><text:span text:style-name="T10"><text:tab/></text:span><text:span text:style-name="T13">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18">ndroid </text:span><text:span text:style-name="T13">D</text:span><text:span text:style-name="T18">evelopment </text:span><text:span text:style-name="T13">T</text:span><text:span text:style-name="T18">ool</text:span><text:span text:style-name="T19">s. </text:span><text:span text:style-name="T24">N</text:span><text:span text:style-name="T20">arzędzia </text:span><text:span text:style-name="T24">te zostaną </text:span><text:span text:style-name="T20">omówione w dalszych rozdzia</text:span><text:span text:style-name="T23">łach</text:span><text:span text:style-name="T13">.</text:span></text:p>
      <text:p text:style-name="P245"/>
      <text:h text:style-name="P387" text:outline-level="2"><text:bookmark-start text:name="__RefHeading__3945_475234545"/>1.1. Cel i zakres pracy<text:bookmark-end text:name="__RefHeading__3945_475234545"/></text:h>
      <text:p text:style-name="P61">Cel pracy:</text:p>
      <text:p text:style-name="P340"><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P340"/>
      <text:p text:style-name="P246">Zakres pracy:<text:tab/></text:p>
      <text:list xml:id="list1483589478242282396" text:style-name="L3">
        <text:list-item>
          <text:p text:style-name="P242"><text:span text:style-name="T139">a</text:span>naliza wpływu aplikacji na zużycie energii,</text:p>
        </text:list-item>
        <text:list-item>
          <text:p text:style-name="P242"><text:span text:style-name="T139">i</text:span>mplementacja aplikacji bez optymalizacji i z optymalizacją oraz badanie jej wpływu na czas „życia” baterii,</text:p>
        </text:list-item>
        <text:list-item>
          <text:p text:style-name="P242"><text:span text:style-name="T139">o</text:span>pracowanie <text:span text:style-name="T140">biblioteki ułatwiającej implementację zoptymalizowanej komunikacji sieciowej,</text:span></text:p>
        </text:list-item>
        <text:list-item>
          <text:p text:style-name="P242"><text:span text:style-name="T139">w</text:span>nioski końcowe.</text:p>
        </text:list-item>
      </text:list>
      <text:p text:style-name="P7"/>
      <text:h text:style-name="P377" text:outline-level="2"/>
      <text:h text:style-name="P387" text:outline-level="2"><text:bookmark-start text:name="__RefHeading__3947_475234545"/>1.2. Opis komunikacji przy pomocy radia w telefonie komórkowym<text:bookmark-end text:name="__RefHeading__3947_475234545"/></text:h>
      <text:p text:style-name="P248"/>
      <text:p text:style-name="P248"><text:tab/>Sposób pracy radia w telefonie komórkowym można opisać przy pomocy diagramu stanów.<text:line-break/><text:span text:style-name="T255">Konkretne wartości są</text:span> zależy od technologii (3G, LTE) oraz dostawcy (Orange, Plus, itd.).</text:p>
      <text:p text:style-name="P248"><text:span text:style-name="T78">M</text:span>ożemy wyróżnić trzy stany dla radia w telefonie <text:span text:style-name="T78">urządzeniu mobilnym</text:span>:</text:p>
      <text:list xml:id="list6752959228137501777" text:style-name="L4">
        <text:list-item>
          <text:p text:style-name="P249">Full Power <text:span text:style-name="T79">(</text:span>DCH<text:span text:style-name="T79">)</text:span> <text:tab/><text:span text:style-name="T79">→pełne zużycie mocy; pełna przepustowość,</text:span></text:p>
        </text:list-item>
        <text:list-item>
          <text:p text:style-name="P250">Low Power <text:span text:style-name="T79">(</text:span>FACH<text:span text:style-name="T79">)<text:tab/>→</text:span> ok 50% zużycie; niska przepustowość,</text:p>
        </text:list-item>
        <text:list-item>
          <text:p text:style-name="P250">Standby <text:span text:style-name="T79">(</text:span>IDLE<text:span text:style-name="T79">)</text:span> <text:tab/><text:span text:style-name="T79">→minimalne</text:span> zużyci<text:span text:style-name="T256">e</text:span>, brak przepustowości <text:span text:style-name="T132">na dane (tylko pakiety kontrolne).</text:span></text:p>
        </text:list-item>
      </text:list>
      <text:p text:style-name="P251"/>
      <text:h text:style-name="P217" text:outline-level="2"><text:bookmark-start text:name="__RefHeading__4161_475234545"/><text:span text:style-name="T257">Ilustracja została pobrana ze strony przeznaczonej dla deweloperów na platformę Android</text:span><text:span text:style-name="T257"><text:note text:id="ftn2" text:note-class="footnote"><text:note-citation>3</text:note-citation><text:note-body><text:h text:style-name="P218" text:outline-level="2"><text:span text:style-name="T52"><text:s/></text:span><text:span text:style-name="T260">Dostęp z dnia 2016-03-26, pod adresem </text:span><text:a xlink:type="simple" xlink:href="http://developer.android.com/images/efficient-downloads/mobile_radio_state_machine.png" text:style-name="Internet_20_link" text:visited-style-name="Visited_20_Internet_20_Link"><text:span text:style-name="T260">http://developer.android.com/images/efficient-downloads/mobile_radio_state_machine.png</text:span></text:a></text:h></text:note-body></text:note></text:span><text:span text:style-name="T257">.</text:span><draw:frame draw:style-name="fr1" draw:name="Frame1" text:anchor-type="char" svg:width="17cm" draw:z-index="1"><draw:text-box fo:min-height="4.849cm"><text:p text:style-name="Illustration"><draw:frame draw:style-name="fr7"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end text:name="__RefHeading__4161_475234545"/></text:h>
      <text:h text:style-name="P220" text:outline-level="2"><text:bookmark-start text:name="__RefHeading__921_982207326"/><text:bookmark-end text:name="__RefHeading__921_982207326"/></text:h>
      <text:h text:style-name="P221" text:outline-level="2"><text:bookmark-start text:name="__RefHeading__4165_475234545"/>Przełączenie ze stanu niższego do wyższego wiąże się z pewnym opóźnieniem wynoszącym dla przejść:<text:bookmark-end text:name="__RefHeading__4165_475234545"/></text:h>
      <text:list xml:id="list7823405029907568213" text:style-name="L5">
        <text:list-item>
          <text:h text:style-name="P222" text:outline-level="2"><text:bookmark-start text:name="__RefHeading__4167_475234545"/>Standby <text:s text:c="5"/>→ Full Power ~2 sec,<text:bookmark-end text:name="__RefHeading__4167_475234545"/></text:h>
        </text:list-item>
        <text:list-item>
          <text:h text:style-name="P222" text:outline-level="2"><text:bookmark-start text:name="__RefHeading__4169_475234545"/>Low Power → Full Power ~1 – 1,5 sec.<text:bookmark-end text:name="__RefHeading__4169_475234545"/></text:h>
        </text:list-item>
      </text:list>
      <text:h text:style-name="P223" text:outline-level="2"/>
      <text:h text:style-name="P223" text:outline-level="2"><text:bookmark-start text:name="__RefHeading__4171_475234545"/>W związku z tym przełączanie z powrotem do stanu niższego następuje z pewnym opóźnieniem, <text:span text:style-name="T258">tzw. </text:span>tail time, wynoszącym odpowiednio:<text:bookmark-end text:name="__RefHeading__4171_475234545"/></text:h>
      <text:list xml:id="list541584568896858401" text:style-name="L6">
        <text:list-item>
          <text:h text:style-name="P224" text:outline-level="2"><text:bookmark-start text:name="__RefHeading__4173_475234545"/>Full Power <text:s/>→ Low Power ~ 5 sec,<text:bookmark-end text:name="__RefHeading__4173_475234545"/></text:h>
        </text:list-item>
        <text:list-item>
          <text:h text:style-name="P224" text:outline-level="2"><text:bookmark-start text:name="__RefHeading__4175_475234545"/>Low Power → Standby ~ 10 – 12 sec.<text:bookmark-end text:name="__RefHeading__4175_475234545"/></text:h>
        </text:list-item>
      </text:list>
      <text:h text:style-name="P223" text:outline-level="2"/>
      <text:h text:style-name="P225" text:outline-level="2"><text:bookmark-start text:name="__RefHeading__4177_475234545"/>Opóźnienia te są zależne od użytej technologii (2G, 3G, LTE) oraz operatora.<text:bookmark-end text:name="__RefHeading__4177_475234545"/></text:h>
      <text:h text:style-name="P225" text:outline-level="2"/>
      <text:h text:style-name="P226" text:outline-level="2"><text:bookmark-start text:name="__RefHeading__4179_475234545"/><text:tab/><text:bookmark-end text:name="__RefHeading__4179_475234545"/></text:h>
      <text:h text:style-name="P247" text:outline-level="2"><text:tab/>Technika ta ma na celu zmniejszenie zużycia baterii przy jednoczesnym unikaniu opóźnień związanym z przełączaniem w stan wyższej gotowości radia. <text:span text:style-name="T53">Może ona jednak prowadzić do niepożądanych sytuacji / wzorców komunikacji.</text:span></text:h>
      <text:h text:style-name="P227" text:outline-level="2"/>
      <text:h text:style-name="P227" text:outline-level="2"><text:tab/><text:span text:style-name="T53">Jeśli aplikacja pobiera regularnie dane lub odpytuje serwer o zmiany może to prowadzić do sytuacji gdzie radio nigdy nie przechodzi do stanu czuwania (standby) pomimo niskiego wykorzystania przepustowości. Weźmy za przykład następujący scenariusz:</text:span></text:h>
      <text:h text:style-name="P229" text:outline-level="2"><text:bookmark-start text:name="__RefHeading__4185_475234545"/>Aplikacja odpytuje serwer o dane co 15 sekund, samo wygenerowanie odpowiedzi i pobranie jej zajmuje ok 1 sekundy. Przyjmując wyżej wymienione czasy możemy zauważyć, że pomimo niewielkiego faktycznego zapotrzebowania na przepustowość radio nie przechodzi w tryb uśpienia<text:note text:id="ftn3" text:note-class="footnote"><text:note-citation>4</text:note-citation><text:note-body><text:h text:style-name="P230" text:outline-level="2"><text:s/><text:span text:style-name="T259">Opracowanie własne na podstawie <text:s/>dostęp z dnia 2016-03-26 </text:span><text:span text:style-name="T261">do artykułu pod adresem</text:span><text:span text:style-name="T259"> </text:span><text:a xlink:type="simple" xlink:href="http://developer.android.com/training/efficient-downloads/efficient-network-access.html" text:style-name="Internet_20_link" text:visited-style-name="Visited_20_Internet_20_Link"><text:span text:style-name="T259">http://developer.android.com/training/efficient-</text:span></text:a><text:a xlink:type="simple" xlink:href="http://developer.android.com/training/efficient-downloads/efficient-network-access.html" text:style-name="Internet_20_link" text:visited-style-name="Visited_20_Internet_20_Link"><text:span text:style-name="T259">downloads/efficient-network-access.html</text:span></text:a></text:h></text:note-body></text:note>.<text:bookmark-end text:name="__RefHeading__4185_475234545"/></text:h>
      <text:h text:style-name="P229" text:outline-level="2"/>
      <text:h text:style-name="P228" text:outline-level="2"><draw:frame draw:style-name="fr5" draw:name="Frame3" text:anchor-type="char" svg:x="0.019cm" svg:y="0cm" svg:width="16.69cm" draw:z-index="25"><draw:text-box fo:min-height="12.607cm"><text:p text:style-name="Illustration"><draw:frame draw:style-name="fr7" draw:name="Image3" text:anchor-type="paragraph" svg:width="16.69cm" svg:height="12.607cm" style:rel-height="scale" draw:z-index="26"><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219" text:outline-level="2"/>
      <text:h text:style-name="P231"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 za bardzo możliwości na jakąkolwiek optymalizację: wszystko co zainicjuje użytkownik musi „dziać się na zawołanie”.<text:bookmark-end text:name="__RefHeading__4191_475234545"/></text:h>
      <text:h text:style-name="P378" text:outline-level="2"><text:bookmark-start text:name="__RefHeading__4193_475234545"/><text:soft-page-break/>1.3. Techniki optymalizacji <text:span text:style-name="T55">komunikacji sieciowej na urządzeniu mobilnym</text:span><text:bookmark-end text:name="__RefHeading__4193_475234545"/></text:h>
      <text:p text:style-name="P341"><text:tab/><text:span text:style-name="T54">Nie każdy rodzaj komunikacji sieciowej da się zoptymalizować. Weźmy pod uwagę </text:span><text:span text:style-name="T89">wrażenia użytkownika aplikacji</text:span><text:span text:style-name="T54">. Każdy system informatyczny powinien być responsywny, czyli</text:span><text:span text:style-name="T70"> </text:span><text:span text:style-name="T54">reagować na akcję użytkownika w możliwie krótkim czasie. Dlatego też każde żądanie zainicjalizowane przez użytkownika powinno być wykonane natychmiastowo. Są także akcje / żądania periodyczne, nie zainicjowane przez użytkownika, które można wykonać w „innym czasie”.</text:span></text:p>
      <text:p text:style-name="P341"><text:span text:style-name="T56">Najprościej będzie jednak przedstawić kilka scenariuszy wraz z przykładami:</text:span></text:p>
      <text:list xml:id="list2706282483832065979" text:style-name="L7">
        <text:list-item>
          <text:p text:style-name="P252"><text:span text:style-name="T262">p</text:span>refetch – pobieranie zasobów zawczasu. <text:span text:style-name="T57">Jest to sposób na zminimalizowanie następujących po sobie żądań użytkownika. Możemy pobrać wycinek lub całość treści zdalnej, wyprzedzając jakiekolwiek żądania użytkownika. Przykład: Aplikacja mailingowa (gmail) pobieramy listę wszystkich wiadomości oraz treść nieprzeczytanych lub ostatni przeczytany gdyby nie było nowych wiadomości,</text:span></text:p>
        </text:list-item>
        <text:list-item>
          <text:p text:style-name="P253"><text:span text:style-name="T262">b</text:span>atch – scalanie kilku zapytań w jedno. <text:span text:style-name="T58">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np. Google Analytics</text:span><text:span text:style-name="T58"><text:note text:id="ftn4" text:note-class="footnote"><text:note-citation>5</text:note-citation><text:note-body><text:p text:style-name="P211">Opis aplikacji dostępny na stronie <text:a xlink:type="simple" xlink:href="https://www.google.com/analytics/mobile/">https://www.google.com/analytics/mobile/</text:a>, dostęp z dnia 2016-05-27.</text:p></text:note-body></text:note></text:span><text:span text:style-name="T58">.<text:line-break/>Jeśli aplikacja monitoruje sposób korzystania, prawdopodobnie każda aktywacja elementów interfejsu użytkownika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254"><text:span text:style-name="T139">u</text:span>nikanie periodycznych sprawdzeń serwera. Zamiast odpytywać serwer co dany interwał czasu możemy polegać na technologii GCM (Google Cloud Messaging<text:note text:id="ftn5" text:note-class="footnote"><text:note-citation>6</text:note-citation><text:note-body><text:p text:style-name="P212">Opis serwisu dostępny pod adresem <text:a xlink:type="simple" xlink:href="https://developers.google.com/cloud-messaging/">https://developers.google.com/cloud-messaging/</text:a>, dostęp z dnia 2016-05-27</text:p></text:note-body></text:note>). W takim przypadku to konkretne urządzenia bądź grupa zostaje powiadomiona o zmianach przez serwis firmy Google. Przykład: <text:span text:style-name="T59">Aplikacja monitoruje stan wielu urządzeń. Urządzenie te komunikują się z centralnym serwerem. Aplikacja zamiast periodycznie odpytywać serwer polega na wspomnianej usłudze. Serwer wysyła dane o zmianach do usługi a ta z kolei powiadamia odpowiednie urządzenia mobilne,</text:span></text:p>
        </text:list-item>
        <text:list-item>
          <text:p text:style-name="P255"><text:span text:style-name="T262">c</text:span>ache – zapobieganie ponownemu pobieraniu danych. Aplikacja pobiera dane z serwera <text:span text:style-name="T263">dla </text:span>widoku 1. Użytkownik przechodzi z widoku 1 na <text:span text:style-name="T263">widok </text:span>2. Po czasie wraca do widoku 1. Dane nie są ponownie pobierane ponieważ znajdują się w pamięci u<text:span text:style-name="T264">rządzenia</text:span>.</text:p>
        </text:list-item>
        <text:list-item>
          <text:p text:style-name="P343">kompresja danych – jest to sposób na redukcję objętości danych i możliwość odtworzenia ich do pierwotnej postaci. Jednym z popularnych narzędzi do kompresji jest <text:span text:style-name="T265">gzip</text:span><text:span text:style-name="T265"><text:note text:id="ftn6" text:note-class="footnote"><text:note-citation>7</text:note-citation><text:note-body><text:p text:style-name="P213">Strona domowa aplikacji pod adresem <text:a xlink:type="simple" xlink:href="http://www.gzip.org/">http://www.gzip.org/</text:a>, dostęp z dnia 2016-05-27</text:p></text:note-body></text:note></text:span>.</text:p>
        </text:list-item>
      </text:list>
      <text:h text:style-name="P388" text:outline-level="2"><text:bookmark-start text:name="__RefHeading__4195_475234545"/>1.4. Wątpliwości związane z tematem<text:bookmark-end text:name="__RefHeading__4195_475234545"/></text:h>
      <text:p text:style-name="P342"><text:tab/><text:span text:style-name="T60">Dla autora temat był ciekawy pod względem technicznym, ale jednocześnie wzbudził pewne wątpliwości. Czy faktycznie beztroska w tworzeniu komunikacji sieciowej w aplikacji może w tak dużym stopniu wpłynąć na poziom naładowania baterii?</text:span></text:p>
      <text:p text:style-name="P342"><text:tab/><text:span text:style-name="T60">Po wejściu w ekran statystyk zużycia baterii na trzech urządzeniach na jednej z pierwszych trzech pozycji zawsze pojawiał się ekran. Było to niezależne od tego w jaki sposób telefon był wykorzystywany.</text:span></text:p>
      <text:p text:style-name="P64"/>
      <text:p text:style-name="P64"><draw:frame draw:style-name="fr2" draw:name="Frame2" text:anchor-type="paragraph" svg:width="17cm" draw:z-index="3"><draw:text-box fo:min-height="9.421cm"><text:p text:style-name="Illustration"><draw:frame draw:style-name="fr7" draw:name="Image2" text:anchor-type="paragraph" svg:width="17cm" svg:height="9.421cm" style:rel-height="scale" draw:z-index="4"><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344"><text:tab/><text:span text:style-name="T90">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346">Pierwsz<text:span text:style-name="T266">e</text:span> dwa urządzenia, <text:span text:style-name="T266">patrząc </text:span>od lewej <text:span text:style-name="T266">strony,</text:span> wykorzystywane były głównie do wykonywania połączeń głosowych. <text:span text:style-name="T125">W t</text:span>elefon<text:span text:style-name="T125">ie</text:span> po środku przeważa pobór energii podczas trybu bezczynności.<text:line-break/>Na ostatnim w większym stopniu były wykorzystywane aplikacje.</text:p>
      <text:p text:style-name="P345"><text:tab/><text:span text:style-name="T61">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345"><text:soft-page-break/><text:tab/><text:span text:style-name="T62">Czy zatem optymalizacja pod tym kątem ma sens z punktu widzenia deweloperów? Czy poświęcony czas wpłynie w zauważalnym stopniu na poprawę czasu życia baterii?</text:span></text:p>
      <text:h text:style-name="P379" text:outline-level="2"><text:bookmark-start text:name="__RefHeading__3949_475234545"/>1.<text:span text:style-name="T60">5</text:span>. Sposób przeprowadzenia badań<text:bookmark-end text:name="__RefHeading__3949_475234545"/></text:h>
      <text:p text:style-name="P260"><text:tab/><text:span text:style-name="T63">Badanie tego zjawiska nie będzie łatwe. Dokładność wyników może być niska, biorąc pod uwagę liczbę <text:s/>czynników mających wpływ na pomiary:</text:span></text:p>
      <text:list xml:id="list279041469221563353" text:style-name="L8">
        <text:list-item>
          <text:p text:style-name="P256">jest mnóstwo typów aplikacji, większość z nich ma różne sposoby komunikowania się poprzez sieć,</text:p>
        </text:list-item>
        <text:list-item>
          <text:p text:style-name="P256">wyniki są zależne od sprzętu, typu połączenia, dostawcy usługi,</text:p>
        </text:list-item>
        <text:list-item>
          <text:p text:style-name="P256">badane aplikacje są dostępne w postaci gotowych binariów bez dostępu do kodu,<text:line-break/>a sama deasemblacja jest zabroniona. <text:span text:style-name="T266">U</text:span>trudnia to analizę sposobu komunikacji i użyte mechanizmy – wymusza to odgadywanie wielu aspektów,</text:p>
        </text:list-item>
        <text:list-item>
          <text:p text:style-name="P256">do pomiaru będą używane głównie narzędzia software'owe, których dokładność jest mniejsza i również może mieć wpływ na działanie samego urządzenia niż pomiary przy pomocy specjalnych urządzeń,</text:p>
        </text:list-item>
        <text:list-item>
          <text:p text:style-name="P256">testy należałoby zautomatyzować, jednak będzie to problematyczne. <text:span text:style-name="T267">Są dostępne narzędzia do testów aplikacji symulujące działania użytkownika. Mają one jednak swoje ograniczenia.</text:span> <text:span text:style-name="T267">S</text:span>amo wywołanie akcji w aplikacji jest niewystarczające. <text:span text:style-name="T267">Trzeba rozpoznawać kiedy akcja ta została zrealizowana, co biorąc pod uwagę asynchroniczny charakter komunikacji sieciowej (nie mamy tak naprawdę pewności kiedy i czy w ogóle się zakończy dana akcja) może być trudne. Należy też zauważyć, że interfejsy użytkownika są różne dla aplikacji. Wymusza to pisanie osobnego kompletu testów dla każdej z aplikacji.</text:span></text:p>
        </text:list-item>
      </text:list>
      <text:p text:style-name="P257"><text:span text:style-name="T268"><text:tab/>Dla autora niedokładność wyników nie stanowiła przeszkody. W jego przekonaniu bowiem jest fakt, że jeżeli zjawisko zachodzi i faktycznie ma znaczący wpływ na poziom baterii to będzie widoczne bez względu na niedokładność tych narzędzi.</text:span></text:p>
      <text:p text:style-name="P347"><text:span text:style-name="T268">Nakreślono następujący schemat postępowania</text:span>:</text:p>
      <text:list xml:id="list5192977442555176463" text:style-name="L9">
        <text:list-item>
          <text:p text:style-name="P258"><text:span text:style-name="T142">w</text:span>ybór możliwie szerokiego wachlarza aplikacji ze sklepu Google Play,</text:p>
        </text:list-item>
        <text:list-item>
          <text:p text:style-name="P258"><text:span text:style-name="T142">m</text:span>anualne przetestowanie tych aplikacji przy pomocy battery-historian,</text:p>
        </text:list-item>
        <text:list-item>
          <text:p text:style-name="P259"><text:span text:style-name="T142">w</text:span>ybranie na tej podstawie typu (wzorca UI + danych) aplikacji która zostanie poddana dokładniejszym testom,</text:p>
        </text:list-item>
        <text:list-item>
          <text:p text:style-name="P259"><text:span text:style-name="T142">s</text:span>tworzenie aplikacji implementującej w<text:span text:style-name="T269">ybrany</text:span> wzorzec,</text:p>
        </text:list-item>
        <text:list-item>
          <text:p text:style-name="P259"><text:span text:style-name="T142">st</text:span>worzenie prostego frameworka / biblioteki wspomagającego implementacje odpowiednich strategii optymalizacji,</text:p>
        </text:list-item>
        <text:list-item>
          <text:p text:style-name="P259"><text:span text:style-name="T142">p</text:span>oddanie aplikacji testom automatycznym przy włączonych i wyłączonych mechanizmach optymalizacji w/w biblioteki,</text:p>
        </text:list-item>
        <text:list-item>
          <text:p text:style-name="P259"><text:span text:style-name="T142">p</text:span>orównanie wyników – wnioskowanie.</text:p>
        </text:list-item>
      </text:list>
      <text:p text:style-name="P352">Narzędzia wykorzystane podczas badań to:</text:p>
      <text:list xml:id="list2719057973895297365" text:style-name="L10">
        <text:list-item>
          <text:p text:style-name="P262">battery-historian <text:span text:style-name="T127">→jest to narzędzie stowrzone przez Google w celu wizualizacji zapotrzebownia aplikacji na energię, transfer danych itp.</text:span><text:a xlink:type="simple" xlink:href="https://github.com/google/battery-historian"><text:span text:style-name="T127">https://github.com/google/battery-historian</text:span></text:a><text:span text:style-name="T127">, dostęp dnia 2016-05-27,</text:span></text:p>
        </text:list-item>
        <text:list-item>
          <text:p text:style-name="P262">AD<text:span text:style-name="T127">B →Android Debug Bridge</text:span>, <text:span text:style-name="T127">narzędzie do komunikacji z systemem Android na urządzeniu / emulatorze </text:span><text:a xlink:type="simple" xlink:href="http://developer.android.com/tools/help/adb.html"><text:span text:style-name="T127">http://developer.android.com/tools/help/adb.html</text:span></text:a><text:span text:style-name="T127">, dostęp<text:line-break/>2016-05-07</text:span></text:p>
        </text:list-item>
        <text:list-item>
          <text:p text:style-name="P263">rozwiązania autorskie,</text:p>
        </text:list-item>
        <text:list-item>
          <text:p text:style-name="P348">monkey → narzędzie do testów automatycznych dostarczane wraz z platformą deweloperską Android. <text:a xlink:type="simple" xlink:href="https://developer.android.com/studio/test/monkey.html">https://developer.android.com/studio/test/monkey.html</text:a>, dostęp dnia 2016-05-27.</text:p>
        </text:list-item>
      </text:list>
      <text:p text:style-name="P261"/>
      <text:p text:style-name="P264">Ograniczenia podczas badań:</text:p>
      <text:list xml:id="list6570360352263796466" text:style-name="L11">
        <text:list-item>
          <text:p text:style-name="P265">badania będą przeprowadzane na urządzeniu położonym stacjonarnie (nie będzie ono w ruchu),</text:p>
        </text:list-item>
        <text:list-item>
          <text:p text:style-name="P265">badania będą przeprowadzane dla jednego operator<text:span text:style-name="T270">a</text:span>, <text:span text:style-name="T270">na jednym urządzeniu,</text:span></text:p>
        </text:list-item>
        <text:list-item>
          <text:p text:style-name="P265">zużycie energii będzie liczone poprzez narzędzia dostępne w systemie Android,</text:p>
        </text:list-item>
        <text:list-item>
          <text:p text:style-name="P265">testy będą wykonywane na jednej aplikacji wzorcowej,</text:p>
        </text:list-item>
        <text:list-item>
          <text:p text:style-name="P349">wzorce zachowań wypracowane przez jedną osobę.</text:p>
        </text:list-item>
      </text:list>
      <text:h text:style-name="P373" text:outline-level="1"><text:bookmark-start text:name="__RefHeading__4071_530245620"/>2. Badanie aplikacji<text:bookmark-end text:name="__RefHeading__4071_530245620"/></text:h>
      <text:p text:style-name="P18"/>
      <text:p text:style-name="P19"><text:tab/><text:span text:style-name="T95">Celem tego rozdziału jest zbadanie wybranych aplikacji pod kątem komunikacji sieciowej (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text:span><text:span text:style-name="T71">TODO</text:span><text:span text:style-name="T95"> poprawić, chodzi o aplikację którą będziemy implementować i poddawać dokładniejszym testom).</text:span></text:p>
      <text:h text:style-name="P380" text:outline-level="2"><text:bookmark-start text:name="__RefHeading__677_208457283"/>2.<text:span text:style-name="T77">1</text:span>. Wybór aplikacji do przeprowadzenia testów<text:bookmark-end text:name="__RefHeading__677_208457283"/></text:h>
      <text:p text:style-name="P65"><text:tab/><text:span text:style-name="T64">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 text:style-name="Internet_20_link" text:visited-style-name="Visited_20_Internet_20_Link"><text:span text:style-name="T64">http://www.statista.com/statistics/266210/number-of-available-applications-in-the-google-play-store/</text:span></text:a><text:span text:style-name="T64"> na dzień 2016-03-27) </text:span><text:span text:style-name="T69">[TODO</text:span><text:span text:style-name="T64"> lepsze źródło?]. Podczas poszukiwań autor natrafił na raport firmy AVG (* dać opis co to jest) (</text:span><text:a xlink:type="simple" xlink:href="http://now.avg.com/wp-content/uploads/2015/02/avg_android_app_performance_report_q4_2014.pdf" text:style-name="Internet_20_link" text:visited-style-name="Visited_20_Internet_20_Link"><text:span text:style-name="T64">http://now.avg.com/wp-content/uploads/2015/02/avg_android_app_performance_report_q4_2014.pdf</text:span></text:a><text:span text:style-name="T64">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65"/>
      <text:p text:style-name="P42">Według wyżej wymienionego raportu w pierwszej trzy aplikacji pobierających najwięcej mocy uruchamianych przy starcie urządzenia są kolejno:</text:p>
      <text:list xml:id="list1124471013413735091" text:style-name="L12">
        <text:list-item>
          <text:p text:style-name="P266">Beaming Service for Samsung,</text:p>
        </text:list-item>
        <text:list-item>
          <text:p text:style-name="P266">Security Policy Updates (Samsung Software Updates),</text:p>
        </text:list-item>
        <text:list-item>
          <text:p text:style-name="P266">Facebook.</text:p>
        </text:list-item>
      </text:list>
      <text:p text:style-name="P41"/>
      <text:p text:style-name="P41">Pierwsza <text:span text:style-name="T91">trójka</text:span> aplikacji pobierających najwięcej mocy uruchamianych przez użytkownika:</text:p>
      <text:list xml:id="list8425238512306844272" text:style-name="L13">
        <text:list-item>
          <text:p text:style-name="P267">Samsung WatchON (Video),</text:p>
        </text:list-item>
        <text:list-item>
          <text:p text:style-name="P267">OLX Free Classifieds,</text:p>
        </text:list-item>
        <text:list-item>
          <text:p text:style-name="P267">Telstra.</text:p>
        </text:list-item>
      </text:list>
      <text:p text:style-name="P41"/>
      <text:p text:style-name="P43">Pierwsza <text:span text:style-name="T91">trójka</text:span> aplikacji ze względu na ruch sieciowy</text:p>
      <text:list xml:id="list6994710050841689842" text:style-name="L14">
        <text:list-item>
          <text:p text:style-name="P269">Daily Mail Online,</text:p>
        </text:list-item>
        <text:list-item>
          <text:p text:style-name="P269">Tumblr,</text:p>
        </text:list-item>
        <text:list-item>
          <text:p text:style-name="P269">Facebook.</text:p>
        </text:list-item>
      </text:list>
      <text:p text:style-name="P35">Krótki opis powyższych aplikacji</text:p>
      <text:list xml:id="list4844353631548432699" text:style-name="L15">
        <text:list-item>
          <text:p text:style-name="P268">Beaming Service for Samsung <text:line-break/><text:a xlink:type="simple" xlink:href="https://play.google.com/store/apps/details?id=com.mobeam.barcodeService" text:style-name="Internet_20_link" text:visited-style-name="Visited_20_Internet_20_Link"><text:span text:style-name="T91">https://play.google.com/store/apps/details?id=com.mobeam.barcodeService</text:span></text:a><text:span text:style-name="T91"><text:line-break/>Aplikacja do skanowania kodów kreskowych,</text:span></text:p>
        </text:list-item>
        <text:list-item>
          <text:p text:style-name="P268">Security Policy Updates<text:line-break/><text:a xlink:type="simple" xlink:href="https://play.google.com/store/apps/details?id=com.policydm" text:style-name="Internet_20_link" text:visited-style-name="Visited_20_Internet_20_Link"><text:span text:style-name="T91">https://play.google.com/store/apps/details?id=com.policydm</text:span></text:a><text:span text:style-name="T91"><text:line-break/>System pobierania aktualizacji dla systemu zabazpieczeń KNOX firmy Samsung<text:line-break/></text:span><text:a xlink:type="simple" xlink:href="https://www.samsungknox.com/en/products/knox-workspace/how-to/lock-down-android" text:style-name="Internet_20_link" text:visited-style-name="Visited_20_Internet_20_Link"><text:span text:style-name="T91">https://www.samsungknox.com/en/products/knox-workspace/how-to/lock-down-android</text:span></text:a><text:span text:style-name="T91">,</text:span></text:p>
        </text:list-item>
        <text:list-item>
          <text:p text:style-name="P272">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273">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274"><text:span text:style-name="T65">OLX Free Classifieds →odpowiednik na rynek polski OLX.pl</text:span><text:line-break/><text:a xlink:type="simple" xlink:href="https://play.google.com/store/apps/details?id=pl.tablica" text:style-name="Internet_20_link" text:visited-style-name="Visited_20_Internet_20_Link"><text:span text:style-name="T92">https://play.google.com/store/apps/details?id=pl.tablica</text:span></text:a><text:span text:style-name="T92"><text:line-break/>Aplikacja do przeglądania i zamieszczania ogłoszeń (kupno / sprzedaż),</text:span></text:p>
        </text:list-item>
        <text:list-item>
          <text:p text:style-name="P275">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270">Daily Mail Online<text:line-break/><text:a xlink:type="simple" xlink:href="https://play.google.com/store/apps/details?id=com.dailymail.online" text:style-name="Internet_20_link" text:visited-style-name="Visited_20_Internet_20_Link"><text:span text:style-name="T93">https://play.google.com/store/apps/details?id=com.dailymail.online</text:span></text:a><text:span text:style-name="T93"><text:line-break/>Wiadomości i czasopisma,</text:span></text:p>
        </text:list-item>
        <text:list-item>
          <text:p text:style-name="P271">Tumblr<text:line-break/><text:a xlink:type="simple" xlink:href="https://play.google.com/store/apps/details?id=com.tumblr" text:style-name="Internet_20_link" text:visited-style-name="Visited_20_Internet_20_Link"><text:span text:style-name="T94">https://play.google.com/store/apps/details?id=com.tumblr</text:span></text:a><text:span text:style-name="T94"><text:line-break/></text:span><text:span text:style-name="T87">aplikacja do dzielenia się treścią (zdjęcia, filmy, cytaty, itd.).</text:span></text:p>
        </text:list-item>
      </text:list>
      <text:p text:style-name="P43">W wynikach należy zwrócić uwagę, że są to dane z czwartego kwartału 2014 roku, więc same aplikacje mogły zostać poprawione a trend wśród użytkowników mógł się też zmienić. <text:span text:style-name="T66">Dane dotyczą użytkowników z całego świata. Aplikacje z liczbą instalacji poniżej jednego miliona nie były brane pod uwagę.</text:span></text:p>
      <text:p text:style-name="P43"/>
      <text:p text:style-name="P44">Na podstawie wyżej wymienionego raportu wytypowano następujące aplikacje do testów:</text:p>
      <text:list xml:id="list8812006385291844475" text:style-name="L16">
        <text:list-item>
          <text:p text:style-name="P276">Facebook,</text:p>
        </text:list-item>
        <text:list-item>
          <text:p text:style-name="P276">OLX.pl</text:p>
        </text:list-item>
      </text:list>
      <text:p text:style-name="P66">Są to aplikacje notowane wysoko w raporcie ze względu na zużycie energii i generowany ruch sieciowy. Ponieważ lista jest krótka postanowiono dodać następujące aplikacje:</text:p>
      <text:list xml:id="list154441168909015" text:continue-numbering="true" text:style-name="L16">
        <text:list-item>
          <text:p text:style-name="P276">OTOMOTO,</text:p>
        </text:list-item>
        <text:list-item>
          <text:p text:style-name="P276"><text:soft-page-break/>Pracuj.pl,</text:p>
        </text:list-item>
        <text:list-item>
          <text:p text:style-name="P276">iCarWash.<text:line-break/></text:p>
        </text:list-item>
      </text:list>
      <text:p text:style-name="P67"><text:tab/>Aplikacja OTOMOTO i Pracuj.pl podobnie jak OLX zawierają listę ogłoszeń, są one jednak bardziej skupione na tematyce ogłoszeń. Jak same nazwy wskazują OTOMOTO to ogłoszenia związane z motoryzacją a Pracuj.pl z rynkiem pracy. Aplikacja iCarWash trafiła na listę poni<text:span text:style-name="T142">e</text:span>waż została wykonana przez autora przez co znany jest mu model komunikacji sieciowej co w znaczącym stopniu może pomóc przy interpretacji wyników dla innych aplikacji.</text:p>
      <text:p text:style-name="P68"/>
      <text:p text:style-name="P68"><text:tab/><text:span text:style-name="T126">Częścią wspólną dla aplikacji jest ich interfejs użytkownika (sposób nawigacji / korzystania). Do pewnego stopnia można go uogólnić i stwierdzić, że wszystkie prezentują wyniki w postaci listy. Pozycja na liście składa się z tytułu, ewentualnie obrazka, ceny. Po zaznacze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pozostałe wzbogacają opisy przy pomocy obrazków.</text:span></text:p>
      <text:h text:style-name="P389" text:outline-level="2"><text:bookmark-start text:name="__RefHeading__1085_768326401"/>2.2. <text:span text:style-name="T97">Krótki opis systemu Android</text:span><text:bookmark-end text:name="__RefHeading__1085_768326401"/></text:h>
      <text:p text:style-name="P69"><text:tab/><text:span text:style-name="T96">Rozwój system operacyjnego Android jest nadzorowany przez spółkę Google. Jest on oparty na jądrze systemu Linux. Kod źródłowy jest otwarty i dostępny pod licencją </text:span><text:span text:style-name="T27">Android Open Source Project License. </text:span><text:a xlink:type="simple" xlink:href="http://source.android.com/source/licenses.html" text:style-name="Internet_20_link" text:visited-style-name="Visited_20_Internet_20_Link">http://source.android.com/source/licenses.html</text:a><text:span text:style-name="T27">. </text:span><text:span text:style-name="T28">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381" text:outline-level="2"><text:bookmark-start text:name="__RefHeading__1087_768326401"/>2.3. Środowisko testowe<text:bookmark-end text:name="__RefHeading__1087_768326401"/></text:h>
      <text:p text:style-name="P70"><text:tab/><text:span text:style-name="T98">Jako urządzenie testowe posłuży telefon komórkowy LG G4C z wersją systemu Android 6.0.</text:span></text:p>
      <text:p text:style-name="P71">[TODO poprawić? Usunąć?] Testy będą dokonywane dla operatora sieci Orange.</text:p>
      <text:h text:style-name="P382" text:outline-level="2"><text:bookmark-start text:name="__RefHeading__1089_768326401"/>2.4. Opis sposobu przeprowadzania badań<text:bookmark-end text:name="__RefHeading__1089_768326401"/></text:h>
      <text:p text:style-name="P72"><text:tab/><text:span text:style-name="T99">Gdy rozpoczynano badania założono wykorzystanie narzędzia battery-historian dostarczonego przez Google. Daje ono głęboki wgląd na to co działo się z urządzeniem i jaki wpływ miało to na zużycie baterii.<text:line-break/><text:tab/>Przebieg badania przy użyciu tego narzędzia wygląda następująco:</text:span></text:p>
      <text:list xml:id="list6066212716834217557" text:style-name="L17">
        <text:list-item>
          <text:p text:style-name="P277"><text:span text:style-name="T142">p</text:span>odłączamy urządzenie do komputera, na którym zainstalowany jest pakiet narzędzi ADB. <text:span text:style-name="T100">Urządzenie musi mieć włączony tryb dla deweloperów i zezwolenie na debugowanie przez USB,</text:span></text:p>
        </text:list-item>
        <text:list-item>
          <text:p text:style-name="P278"><text:span text:style-name="T142">u</text:span>ruchamiamy konsolę na komputerze i kasujemy statystyki zużycia baterii na urządzeniu. Robimy to przy pomocy komendy <text:span text:style-name="T101">adb dumpsys batterystats –reset,</text:span></text:p>
        </text:list-item>
        <text:list-item>
          <text:p text:style-name="P278"><text:span text:style-name="T142">o</text:span>dłączamy urządzenie od komputera i zaczynamy swoje testy polegające na korzystaniu<text:line-break/>z aplikacji,</text:p>
        </text:list-item>
        <text:list-item>
          <text:p text:style-name="P278"><text:span text:style-name="T142">p</text:span>o zakończonej sesji ponownie podłączamy urządzenie do komputera i zgrywamy raport przy pomocy polecenia <text:span text:style-name="T101">adb bugreport &gt; raport.txt,</text:span></text:p>
        </text:list-item>
        <text:list-item>
          <text:p text:style-name="P278"><text:span text:style-name="T142">n</text:span>astępnie możemy wczytać plik raportu w narzędziu battery-historian i oglądać wygenerowane na jej podstawie wykresy.</text:p>
        </text:list-item>
      </text:list>
      <text:p text:style-name="P73"/>
      <text:p text:style-name="P73">Ze względu na różnorodność aplikacji postawiono na testy manualne w tej fazie. Aplikacji nie jest dużo, jednak napisanie testów automatycznych dla każdej z nich pochłonęłoby dużo czasu a optymalizacja tych aplikacji nie jest możliwa, więc ten zabieg mija się z celem.</text:p>
      <text:p text:style-name="P36">[TODO dodać wykres]</text:p>
      <text:p text:style-name="P62"><draw:frame draw:style-name="fr1" draw:name="Ramka6" text:anchor-type="char" svg:width="17cm" draw:z-index="5"><draw:text-box fo:min-height="8.121cm"><text:p text:style-name="Illustration"><draw:frame draw:style-name="fr7" draw:name="Obraz6" text:anchor-type="paragraph" svg:width="17cm" style:rel-width="100%" svg:height="8.121cm" style:rel-height="scale" draw:z-index="6"><draw:image xlink:href="Pictures/1000000000000542000002837116AF7A.png" xlink:type="simple" xlink:show="embed" xlink:actuate="onLoad"/></draw:frame>Ilustracja <text:sequence text:ref-name="refIllustration3" text:name="Illustration" text:formula="ooow:Illustration+1" style:num-format="1">4</text:sequence>: Wykres z programu battery-historian w wersji pierwszej</text:p></draw:text-box></draw:frame></text:p>
      <text:p text:style-name="P62"><draw:frame draw:style-name="fr1" draw:name="Ramka7" text:anchor-type="char" svg:width="17cm" draw:z-index="7"><draw:text-box fo:min-height="8.303cm"><text:p text:style-name="Illustration"><draw:frame draw:style-name="fr7" draw:name="Obraz7" text:anchor-type="paragraph" svg:width="17cm" style:rel-width="100%" svg:height="8.303cm" style:rel-height="scale" draw:z-index="8"><draw:image xlink:href="Pictures/1000000000000543000002925D1F9AFD.png" xlink:type="simple" xlink:show="embed" xlink:actuate="onLoad"/></draw:frame>Ilustracja <text:sequence text:ref-name="refIllustration4" text:name="Illustration" text:formula="ooow:Illustration+1" style:num-format="1">5</text:sequence>: Wykres z programu battery-historian w wersji drugiej</text:p></draw:text-box></draw:frame></text:p>
      <text:p text:style-name="P45"><text:tab/>Według autora wykresy dla <text:span text:style-name="T144">nowszej</text:span> wersji (Historian v<text:span text:style-name="T144">2</text:span>) są czytelniejsze <text:span text:style-name="T145">i bogatsze w informacje</text:span>. Moż<text:span text:style-name="T144">na</text:span> na nich zobaczyć stan radia w czasie <text:span text:style-name="T146">oraz poziom naładowania baterii</text:span>. Brakuje jednak informacji o użyciu sieci. O ile przy autorskich / własnych aplikacjach nie jest to problemem ponieważ możemy użyć podglądu ruchu sieciowego oferowanego w IDE Android Studio, o tyle dla aplikacji nie będących naszą własnością nie jest to możliwe.</text:p>
      <text:p text:style-name="P37"><text:tab/>Informacja ta jest o tyle istotna, że możemy zobaczyć jak efektywnie wykorzystywane jest radio do transferu danych. W materiale wideo odnośnie tego zjawiska zwracano uwagę na wykresy gdzie krótkie stany aktywności radia przeplatają się z krótkimi stanami uśpienia. <text:span text:style-name="T121">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46"><text:tab/><text:span text:style-name="T122">Po intensywnym okresie poszukiwań najlepszego rozwiązania metodą prób i błędów wybrano następujący sposób dla urządzenia testowego. Okazało się bowiem, że logi zapisywane przez usługę logcat [</text:span><text:a xlink:type="simple" xlink:href="http://developer.android.com/tools/help/logcat.html" text:style-name="Internet_20_link" text:visited-style-name="Visited_20_Internet_20_Link"><text:span text:style-name="T122">http://developer.android.com/tools/help/logcat.html</text:span></text:a><text:span text:style-name="T122"> | dostęp 2016-04-17] zawierają dane dotyczące stanu radia oraz liczby pobranych pakietów. Postanowiono więc zapisywać informacje dotyczące sesji (testowania aplikacji) właśnie przy pomocy tej usługi, poddawać (wyciągać interesujące nas dane) obróbce przy pomocy skryptu napisanym w języku Python zapisywać je w formacie Matlab / Octave i wizualizować przebieg sesji przy pomocy właśnie tych narzędzi.</text:span></text:p>
      <text:p text:style-name="P47">[TODO raczej nikogo nie będą obchodzić same skrypty, więc tylko wymienić je z nazwy]</text:p>
      <text:p text:style-name="P47">Skrypty te są załączone wraz z pracą na płycie CD do wglądu.<text:line-break/>Czynności potrzebne do przeprowadzenia badania / pojedynczej sesji:</text:p>
      <text:list xml:id="list8255253101740458617" text:style-name="L18">
        <text:list-item>
          <text:p text:style-name="P279"><text:span text:style-name="T142">p</text:span>odłączenie urządzenia do komputera (Włączone debugowanie na telefonie),</text:p>
        </text:list-item>
        <text:list-item>
          <text:p text:style-name="P279"><text:span text:style-name="T142">w</text:span>yczyszczenie logów<text:line-break/><text:span text:style-name="T123">adb logcat -cb radio,</text:span></text:p>
        </text:list-item>
        <text:list-item>
          <text:p text:style-name="P279"><text:span text:style-name="T142">z</text:span>apis logów do pliku na komputerze (przekierowanie strumienia konieczne ponieważ<text:line-break/>sam log zaczynał się nadpisywać po około pięciu minutach, a pliki na telefonie z jakiegoś powodu nie mogły być tworzone nawet na karcie SD)<text:line-break/><text:span text:style-name="T123">adb logcat -v time -b radio &gt; plik_raportu.log,</text:span></text:p>
        </text:list-item>
        <text:list-item>
          <text:p text:style-name="P279"><text:span text:style-name="T142">p</text:span>rzy nadal podłączonym urządzeniu dokonujemy testów / korzystamy z aplikacji,</text:p>
        </text:list-item>
        <text:list-item>
          <text:p text:style-name="P279"><text:span text:style-name="T142">p</text:span>o zakończeniu testów zakańczamy zgrywanie raportu i ewentualnie odłączamy telefon,</text:p>
        </text:list-item>
        <text:list-item>
          <text:p text:style-name="P279"><text:span text:style-name="T142">p</text:span>lik z logami radia konwertujemy do postaci macierzy Matlab / Octave przy pomocy skryptu <text:span text:style-name="T123">parse-lg-radiolog plik_raportu.log &gt; plik_raportu.m,</text:span></text:p>
        </text:list-item>
        <text:list-item>
          <text:p text:style-name="P279"><text:span text:style-name="T142">p</text:span>lik w tym formacie wczytujemy w Octave / Matlab i tworzymy wykres<text:line-break/><text:span text:style-name="T123">load plik_raportu.m<text:line-break/>plot-lg-radiolog.m.</text:span></text:p>
        </text:list-item>
      </text:list>
      <text:p text:style-name="P74">Poniżej zamieszczony został przykładowy wykres uzyskany tym sposobem.</text:p>
      <text:p text:style-name="P74"><draw:frame draw:style-name="fr3" draw:name="Frame4" text:anchor-type="char" svg:width="17cm" draw:z-index="9"><draw:text-box fo:min-height="12.749cm"><text:p text:style-name="Illustration"><draw:frame draw:style-name="fr7" draw:name="Image4" text:anchor-type="paragraph" svg:width="17cm" svg:height="12.749cm" style:rel-height="scale" draw:z-index="10"><draw:image xlink:href="Pictures/10000000000004B000000384D10B0DB9.png" xlink:type="simple" xlink:show="embed" xlink:actuate="onLoad"/></draw:frame><text:span text:style-name="T128">Ilustracja</text:span> <text:sequence text:ref-name="refIllustration5" text:name="Illustration" text:formula="ooow:Illustration+1" style:num-format="1">6</text:sequence>: <text:span text:style-name="T124">Wykres stanu radia i komunikacji sieciowej</text:span></text:p></draw:text-box></draw:frame><text:soft-page-break/></text:p>
      <text:p text:style-name="P23">Na ilustracji 4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23">w logach użycia radia przemnożonych przez wielkości pakietów. Wielkości pakietów zostały ustalone <text:span text:style-name="T68">[TODO sprawdzić ponownie] </text:span><text:span text:style-name="T80">poprzez podzielenie całkowitej liczby pobranych / wysłanych danych przez liczbę pakietów odczytane z pliku systemowego /proc/net/</text:span><text:span text:style-name="T83">dev</text:span></text:p>
      <text:p text:style-name="P24"><text:span text:style-name="T80">Ponieważ wielkość pakietu może ulec zmianie</text:span><text:span text:style-name="T68"> </text:span><text:span text:style-name="T80">są to wartości średnie. </text:span><text:span text:style-name="T84">Wielkość pakietu jest zależna od stanu w jakim znajduje się radio dla DCH jest wyższa niż dla FACH </text:span><text:span text:style-name="T88">oraz protokołu przesyłu danych, może on zostać przełączony w trakcie jednej sesji</text:span><text:span text:style-name="T84"> </text:span><text:span text:style-name="T73">[TODO źródło!]. </text:span><text:span text:style-name="T80">Przyjęto odpowiednio 98 bajtów dla pakietów wysyłanych i 980 bajtów dla pakietów pobieranych. </text:span><text:span text:style-name="T81">Próbkowanie ustalone na 1 sekundę </text:span><text:span text:style-name="T72">[TODO </text:span><text:span text:style-name="T81">próbkowanie? To chyba w Hz! </text:span><text:span text:style-name="T85">Chyba, że inaczej sformułujesz</text:span><text:span text:style-name="T81">].</text:span></text:p>
      <text:p text:style-name="P25"><text:span text:style-name="T80"><text:tab/>Przedstawiony wykres w lepszy sposób ilustruje zależność stanu radia od wykonywanych transferów danych. Mo</text:span><text:span text:style-name="T82">żemy zauważyć, że radio pozostaje w stanie aktywnym przez około 10 sekund po zakończeniu komunikacji. Na tym wykresie dodatkowo widać wspominany w prezentacji Google [TODO link] wzorze</text:span><text:span text:style-name="T86">c</text:span><text:span text:style-name="T82">. Chodzi o regularne małe żądania danych, które sprawiają, że radio jest przez większość czasu aktywne, pomimo znikomego wykorzystania jego przepustowości. Wykres ilustruje sesję używania aplikacji Pracuj.pl.</text:span></text:p>
      <text:h text:style-name="P390" text:outline-level="2"><text:bookmark-start text:name="__RefHeading__1091_768326401"/>2.5. Prezentacja i omówienie wyników<text:bookmark-end text:name="__RefHeading__1091_768326401"/></text:h>
      <text:p text:style-name="P80"><text:tab/>W dalszej części zamieszczono wyniki pomiarów dla poszczególnych aplikacji metodą opisaną w poprzednim rozdziale.</text:p>
      <text:p text:style-name="P81"><text:line-break/><text:span text:style-name="T133">Wykres wygenerowano na podstawie pliku 2016-04-12/olx.praca.m<text:line-break/></text:span><text:span text:style-name="T102"><text:line-break/>czas sesji pomiarowej: <text:s text:c="7"/>97 s<text:line-break/>czas aktywności radia: <text:s text:c="7"/>72 s <text:s/>(74%)<text:line-break/><text:line-break/></text:span><text:span text:style-name="T109">liczba pobranych danych: <text:s text:c="5"/>1670.</text:span><text:span text:style-name="T114">02</text:span><text:span text:style-name="T109"> KB</text:span><text:span text:style-name="T102"><text:line-break/></text:span><text:span text:style-name="T106">średnia dla aplikacji: <text:s text:c="7"/>17.</text:span><text:span text:style-name="T114">22</text:span><text:span text:style-name="T106"> KB/s</text:span><text:span text:style-name="T102"><text:line-break/>średnia dla aktywnego radia: <text:s/>23.</text:span><text:span text:style-name="T114">19</text:span><text:span text:style-name="T102"> KB/s <text:line-break/><text:line-break/>liczba wysłanych danych: <text:s text:c="5"/>1</text:span><text:span text:style-name="T110">68.</text:span><text:span text:style-name="T114">63</text:span><text:span text:style-name="T102"> KB<text:line-break/></text:span><text:span text:style-name="T107">średnia dla aplikacji: <text:s text:c="7"/>1.</text:span><text:span text:style-name="T114">74</text:span><text:span text:style-name="T107"> KB/s</text:span><text:span text:style-name="T102"><text:line-break/>średnia dla aktywnego radia: <text:s/>2.</text:span><text:span text:style-name="T114">34</text:span><text:span text:style-name="T102"> KB/s</text:span><text:span text:style-name="T133"><text:line-break/><text:line-break/><text:line-break/></text:span><draw:frame draw:style-name="fr1" draw:name="Ramka1" text:anchor-type="char" svg:width="17cm" draw:z-index="11"><draw:text-box fo:min-height="12.843cm"><text:p text:style-name="Illustration"><draw:frame draw:style-name="fr7" draw:name="Obraz1" text:anchor-type="paragraph" svg:width="17cm" style:rel-width="100%" svg:height="12.843cm" style:rel-height="scale" draw:z-index="12"><draw:image xlink:href="Pictures/1000000000000A6B000007DFCE277CB7.png" xlink:type="simple" xlink:show="embed" xlink:actuate="onLoad"/></draw:frame>Ilustracja <text:sequence text:ref-name="refIllustration6" text:name="Illustration" text:formula="ooow:Illustration+1" style:num-format="1">7</text:sequence>: Wykres dla aplikacji OLX.pl kategoria praca</text:p></draw:text-box></draw:frame></text:p>
      <text:p text:style-name="P82"><draw:frame draw:style-name="fr2" draw:name="Ramka3" text:anchor-type="paragraph" svg:width="17cm" draw:z-index="13"><draw:text-box fo:min-height="12.843cm"><text:p text:style-name="Illustration"><draw:frame draw:style-name="fr8" draw:name="Obraz3" text:anchor-type="char" svg:width="17cm" style:rel-width="100%" svg:height="12.843cm" style:rel-height="scale" draw:z-index="14"><draw:image xlink:href="Pictures/1000000000000A6B000007DF567BB543.png" xlink:type="simple" xlink:show="embed" xlink:actuate="onLoad"/></draw:frame>Ilustracja <text:sequence text:ref-name="refIllustration7" text:name="Illustration" text:formula="ooow:Illustration+1" style:num-format="1">8</text:sequence>: Wykres dla aplikacji Pracuj.pl, kryteria jak dla ilustracji wcześniejszej. Dłuższa sesja</text:p></draw:text-box></draw:frame><text:soft-page-break/><text:line-break/>Wykres wygenerowano na podstawie pliku 2016-04-1<text:span text:style-name="T137">3</text:span>/pracuj.pl.<text:span text:style-name="T136">m</text:span></text:p>
      <text:p text:style-name="P84"><text:span text:style-name="T103">czas sesji pomiarowej: <text:s text:c="7"/>332 s<text:line-break/>czas aktywności radia: <text:s text:c="7"/>234 s <text:s/>(70%)<text:line-break/><text:line-break/>liczba pobranych danych: <text:s text:c="5"/></text:span><text:span text:style-name="T111">1955.</text:span><text:span text:style-name="T115">21</text:span><text:span text:style-name="T103"> KB<text:line-break/></text:span><text:span text:style-name="T108">średnia dla aplikacji: <text:s text:c="7"/></text:span><text:span text:style-name="T111">5.</text:span><text:span text:style-name="T115">89</text:span><text:span text:style-name="T108"> KB/s</text:span><text:span text:style-name="T103"><text:line-break/>średnia dla aktywnego radia: <text:s/>8.</text:span><text:span text:style-name="T115">36</text:span><text:span text:style-name="T103"> KB/s<text:line-break/><text:line-break/>liczba wysłanych danych: <text:s text:c="5"/>1</text:span><text:span text:style-name="T112">88.</text:span><text:span text:style-name="T115">06</text:span><text:span text:style-name="T103"> KB<text:line-break/></text:span><text:span text:style-name="T108">średnia dla aplikacji: <text:s text:c="7"/>0.</text:span><text:span text:style-name="T115">57</text:span><text:span text:style-name="T108"> KB/s</text:span><text:span text:style-name="T103"><text:line-break/>średnia dla aktywnego radia: <text:s/></text:span><text:span text:style-name="T112">0.</text:span><text:span text:style-name="T115">80</text:span><text:span text:style-name="T103"> KB/s</text:span><text:line-break/></text:p>
      <text:p text:style-name="P85"><text:line-break/><text:span text:style-name="T134">Wykres wygenerowano na podstawie pliku 2016-04-14/bkf.m<text:line-break/><text:line-break/></text:span><text:span text:style-name="T104">czas sesji pomiarowej: <text:s text:c="7"/>447 s <text:line-break/>czas aktywności radia: <text:s text:c="7"/>241 s <text:s/>(53%) <text:line-break/><text:line-break/>liczba pobranych danych: <text:s text:c="5"/></text:span><text:span text:style-name="T113">286.</text:span><text:span text:style-name="T116">15</text:span><text:span text:style-name="T104"> KB<text:line-break/></text:span><text:span text:style-name="T113">średnia dla aplikacji: <text:s text:c="7"/></text:span><text:span text:style-name="T116">0.64</text:span><text:span text:style-name="T113"> KB/s</text:span><text:span text:style-name="T104"><text:line-break/>średnia dla aktywnego radia: <text:s/>1.</text:span><text:span text:style-name="T116">19</text:span><text:span text:style-name="T104"> KB/s<text:line-break/><text:line-break/></text:span><text:soft-page-break/><text:span text:style-name="T104">liczba wysłanych danych: <text:s text:c="5"/>2</text:span><text:span text:style-name="T113">2.</text:span><text:span text:style-name="T117">97</text:span><text:span text:style-name="T104"> KB <text:line-break/></text:span><text:span text:style-name="T113">średnia dla aplikacji: <text:s text:c="7"/></text:span><text:span text:style-name="T117">0.05</text:span><text:span text:style-name="T113"> KB/s</text:span><text:span text:style-name="T104"><text:line-break/>średnia dla aktywnego radia: <text:s/></text:span><text:span text:style-name="T117">0.10</text:span><text:span text:style-name="T104"> KB/s<text:line-break/></text:span><draw:frame draw:style-name="fr1" draw:name="Ramka5" text:anchor-type="char" svg:width="17cm" draw:z-index="15"><draw:text-box fo:min-height="12.749cm"><text:p text:style-name="Illustration"><draw:frame draw:style-name="fr7" draw:name="Obraz5" text:anchor-type="paragraph" svg:width="17cm" style:rel-width="100%" svg:height="12.749cm" style:rel-height="scale" draw:z-index="16"><draw:image xlink:href="Pictures/10000000000004B000000384589A6A5F.png" xlink:type="simple" xlink:show="embed" xlink:actuate="onLoad"/></draw:frame>Ilustracja <text:sequence text:ref-name="refIllustration8" text:name="Illustration" text:formula="ooow:Illustration+1" style:num-format="1">9</text:sequence>: Wykres dla aplikacji iCarWash</text:p></draw:text-box></draw:frame></text:p>
      <text:p text:style-name="P86"><text:soft-page-break/><text:line-break/><text:span text:style-name="T134">Wykres wygenerowano na podstawie pliku 2016-04-13/olx.moto.m<text:line-break/></text:span><text:span text:style-name="T104"><text:line-break/>czas sesji pomiarowej: <text:s text:c="7"/>255 s<text:line-break/>czas aktywności radia: <text:s text:c="7"/>255 s <text:s/>(100%) <text:line-break/><text:line-break/>liczba pobranych danych: <text:s text:c="5"/></text:span><text:span text:style-name="T118">24620.59</text:span><text:span text:style-name="T104"> KB<text:line-break/></text:span><text:span text:style-name="T118">średnia dla aplikacji: <text:s text:c="7"/>96.55 KB/s</text:span><text:span text:style-name="T104"><text:line-break/>średnia dla aktywnego radia: <text:s/>9</text:span><text:span text:style-name="T118">6.55</text:span><text:span text:style-name="T104"> KB/s<text:line-break/><text:line-break/>liczba wysłanych danych: <text:s text:c="5"/></text:span><text:span text:style-name="T118">2085.56</text:span><text:span text:style-name="T104"> KB<text:line-break/></text:span><text:span text:style-name="T118">średnia dla aplikacji: <text:s text:c="7"/>8.18 KB/s</text:span><text:span text:style-name="T104"><text:line-break/>średnia dla aktywnego radia: <text:s/></text:span><text:span text:style-name="T118">8.18</text:span><text:span text:style-name="T104"> KB/s </text:span><draw:frame draw:style-name="fr1" draw:name="Ramka2" text:anchor-type="char" svg:width="17cm" draw:z-index="17"><draw:text-box fo:min-height="12.749cm"><text:p text:style-name="Illustration"><draw:frame draw:style-name="fr7" draw:name="Obraz2" text:anchor-type="paragraph" svg:width="17cm" style:rel-width="100%" svg:height="12.749cm" style:rel-height="scale" draw:z-index="18"><draw:image xlink:href="Pictures/10000000000004B0000003842D2EA65B.png" xlink:type="simple" xlink:show="embed" xlink:actuate="onLoad"/></draw:frame>Ilustracja <text:sequence text:ref-name="refIllustration9" text:name="Illustration" text:formula="ooow:Illustration+1" style:num-format="1">10</text:sequence>: Wykres dla aplikacji OLX.pl kategoria motoryzacja</text:p></draw:text-box></draw:frame></text:p>
      <text:p text:style-name="P87"><draw:frame draw:style-name="fr1" draw:name="Ramka4" text:anchor-type="char" svg:width="17cm" draw:z-index="19"><draw:text-box fo:min-height="12.749cm"><text:p text:style-name="Illustration"><draw:frame draw:style-name="fr7" draw:name="Obraz4" text:anchor-type="paragraph" svg:width="17cm" style:rel-width="100%" svg:height="12.749cm" style:rel-height="scale" draw:z-index="20"><draw:image xlink:href="Pictures/10000000000004B000000384527643CD.png" xlink:type="simple" xlink:show="embed" xlink:actuate="onLoad"/></draw:frame>Ilustracja <text:sequence text:ref-name="refIllustration10" text:name="Illustration" text:formula="ooow:Illustration+1" style:num-format="1">11</text:sequence>: Wykres dla aplikacji Facebook</text:p></draw:text-box></draw:frame><text:soft-page-break/></text:p>
      <text:p text:style-name="P83">Wykres wygenerowano na podstawie pliku 2016-04-1<text:span text:style-name="T135">4</text:span>/<text:span text:style-name="T135">facebook.m<text:line-break/></text:span><text:span text:style-name="T105"><text:line-break/>czas sesji pomiarowej: <text:s text:c="7"/>1256 s<text:line-break/>czas aktywności radia: <text:s text:c="7"/>1051 s <text:s/>(83%) <text:line-break/><text:line-break/>liczba pobranych danych: <text:s text:c="5"/></text:span><text:span text:style-name="T119">7785.45</text:span><text:span text:style-name="T105"> KB<text:line-break/></text:span><text:span text:style-name="T119">średnia dla aplikacji: <text:s text:c="7"/>6.20 KB/s</text:span><text:span text:style-name="T105"><text:line-break/>średnia dla aktywnego radia: <text:s/></text:span><text:span text:style-name="T119">7.41</text:span><text:span text:style-name="T105"> KB/s<text:line-break/><text:line-break/>liczba wysłanych danych: <text:s text:c="5"/>6</text:span><text:span text:style-name="T119">53.56</text:span><text:span text:style-name="T105"> KB<text:line-break/></text:span><text:span text:style-name="T119">średnia dla aplikacji: <text:s text:c="7"/>0.52 KB/s </text:span><text:span text:style-name="T105"><text:line-break/>średnia dla aktywnego radia: <text:s/></text:span><text:span text:style-name="T119">0.62</text:span><text:span text:style-name="T105"> KB/s</text:span></text:p>
      <text:p text:style-name="P63">[TODO analiza!]</text:p>
      <text:h text:style-name="P391" text:outline-level="2"><text:bookmark-start text:name="__RefHeading__1894_151293633"/>2.6. Określenie używanych protokołów w badanych aplikacjach<text:bookmark-end text:name="__RefHeading__1894_151293633"/></text:h>
      <text:p text:style-name="P88"><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89"><text:span text:style-name="T129"><text:tab/>Do zbadania tego obszaru autor posłużył się aplikacją </text:span><text:bookmark text:name="firstHeading"/><text:span text:style-name="T29">OWASP Zed Attack Proxy Project</text:span></text:p>
      <text:p text:style-name="P90"><text:span text:style-name="T30">[</text:span><text:a xlink:type="simple" xlink:href="https://www.owasp.org/index.php/OWASP_Zed_Attack_Proxy_Project" text:style-name="Internet_20_link" text:visited-style-name="Visited_20_Internet_20_Link">https://www.owasp.org/index.php/OWASP_Zed_Attack_Proxy_Project</text:a><text:span text:style-name="T30"> | 2016-04-22].<text:line-break/></text:span><text:span text:style-name="T31">Jest to narzędzie umożliwiające między innymi monitorowanie ruchu sieciowego. Jest to możliwe poprzez konfigurację środowiska testowego w następujący sposób:</text:span></text:p>
      <text:list xml:id="list8881351438368346055" text:style-name="L19">
        <text:list-item>
          <text:p text:style-name="P280"><text:span text:style-name="T143">p</text:span>osiadamy komputer wyposażony w interfejs WLAN. Na nim instalujemy program ZAP,</text:p>
        </text:list-item>
        <text:list-item>
          <text:p text:style-name="P280"><text:span text:style-name="T143">g</text:span>enerujemy przy pomocy ZAP własny certyfikat głównego urzędu certyfikującego (Root CA),</text:p>
        </text:list-item>
        <text:list-item>
          <text:p text:style-name="P287"><text:span text:style-name="T41">c</text:span><text:span text:style-name="T38">ertyfikat ten przenosimy </text:span><text:span text:style-name="T39">I instalujemy na urządzeniu mobilnym,</text:span></text:p>
        </text:list-item>
        <text:list-item>
          <text:p text:style-name="P281"><text:span text:style-name="T143">n</text:span>a nim też ustawiamy odpowiednie ustawienia serwera pośredniczącego. Komputer<text:line-break/>z zainstalowanym programem ZAP będzie za niego służył.</text:p>
        </text:list-item>
      </text:list>
      <text:p text:style-name="P51">Tak w uproszczeniu wygląda proces ustawiania środowiska testowego. Po prawidłowym skonfigurowaniu możemy przystąpić do monitorowania ruchu sieciowego danych aplikacji.</text:p>
      <text:p text:style-name="P51"><text:tab/>Należy zaznaczyć, że aplikacje mogą być na tyle inteligentne, że rozróżniają medium po którym się komunikują (WiFi) <text:span text:style-name="T143">i</text:span> dla niego przyjmują inne strategie (bardziej agresywne pobieranie). Przyjęto taki sposób ponieważ nie wymaga on ingerencji w system operacyjny urządzenia (tzw. Rooting) co wiąże się z możliwością utraty gwarancji producenta.</text:p>
      <text:p text:style-name="P53">Wyniki badań (przechwycone sesje) zostały dołączone do pracy w postaci plików w formacie programu ZAP. Dodatkowo wyłuskano dane w formacie JSON z niektórych zapytań dla tych sesji.</text:p>
      <text:p text:style-name="P55"><text:span text:style-name="T38"><text:tab/>Przetestowano</text:span><text:span text:style-name="T40"> cztery aplikacje:</text:span></text:p>
      <text:list xml:id="list2392820423158462516" text:style-name="L20">
        <text:list-item>
          <text:p text:style-name="P283">OLX,</text:p>
        </text:list-item>
        <text:list-item>
          <text:p text:style-name="P283">OTOMOTO,</text:p>
        </text:list-item>
        <text:list-item>
          <text:p text:style-name="P283">Pracuj.<text:span text:style-name="T131">pl</text:span>,</text:p>
        </text:list-item>
        <text:list-item>
          <text:p text:style-name="P283">iCarWash.</text:p>
        </text:list-item>
      </text:list>
      <text:p text:style-name="P52">Wszystkie korzystają z podobnego sposobu komunikacji sieciowej. Mianowicie:</text:p>
      <text:list xml:id="list5180788049291548942" text:style-name="L21">
        <text:list-item>
          <text:p text:style-name="P282">protokół HTTP(s),</text:p>
        </text:list-item>
        <text:list-item>
          <text:p text:style-name="P282">dane przesyłane w formacie JSON</text:p>
        </text:list-item>
      </text:list>
      <text:p text:style-name="P52">Taka konfiguracja jest z jednej strony łatwa I przejrzysta w i<text:span text:style-name="T143">m</text:span>plementacji, z drugie pozostawia wiele do życzenia pod względem optymalizacji. Możnaby bowiem skorzystać z autorskich (lżejszych) rozwiązań opartych na protokole TCP I danych binarnych.</text:p>
      <text:p text:style-name="P91"><text:soft-page-break/></text:p>
      <text:p text:style-name="P92"><text:span text:style-name="T32"><text:tab/></text:span><text:span text:style-name="T33">W aplikacji OTOMOTO widać je</text:span><text:span text:style-name="T37">d</text:span><text:span text:style-name="T33">nak ukłon w stronę optymalizacji. Wszystkie ogłoszenia wraz z ich treścią są pobierane w ramach jednego żądania. Inne aplikacje podchodzą do tematu inaczej. OLX pobiera całą listę, ale do każdego ogłoszenia doładowuje przy każdym przejściu do konkretnego ogłoszenia szczegółowe dane dotyczące liczby odwiedzin itd. [TODO sprawdzić]. </text:span><text:span text:style-name="T34">Aplikacje Pracuj po pobraniu całej listy ogłoszeń doł</text:span><text:span text:style-name="T37">a</text:span><text:span text:style-name="T34">dowuje poszczególne ogłoszenia.<text:line-break/>IcarWash również pobiera dane na żądanie użytkownika. W dwóch ostatnich aplikacjach jest to o tyle niefortunne, ponieważ ze względu na niewielki rozmiar danych wszystkie dane mogłyby być pobrane za j</text:span><text:span text:style-name="T37">e</text:span><text:span text:style-name="T34">dnym razem. Przy czym należy zwrócić uwagę, że czę</text:span><text:span text:style-name="T37">s</text:span><text:span text:style-name="T34">totliwość zmian pobranych danych w aplikacji iCarWash </text:span><text:span text:style-name="T35">może być </text:span><text:span text:style-name="T34">większa. </text:span><text:span text:style-name="T36">Dwie pierwsze aplikacje pomimo bardziej optymalnego pobierania danych potrzebnych użytkownikowi negują te wypracowane profity wysyłaniem danych analitycznych przy każdym zdarzeniu. Są one bowiem wyposażone<text:line-break/>w bibliotekę Google do monitorowania aktywności użytkowników. Informacje te nie są jednak cache</text:span><text:span text:style-name="T37">'</text:span><text:span text:style-name="T36">owane a wysyłane w odpowiedzi na zdarzenia.</text:span></text:p>
      <text:p text:style-name="P93"><text:span text:style-name="T140"><text:tab/></text:span><text:span text:style-name="T141">Aplikacje Pracuj.pl i iCarWash wydają się bardziej pod</text:span><text:span text:style-name="T130">atne (w mniemaniu autora) na optymalizację (są bardziej obiecujące), optymalizacje przy takim modelu komunikacji są również łatwiejsze do zaimplementowani. Będą one zatem stanowić dobrą bazę dla aplikacji wzorcowej, która posłuży do ostatecznych testów.</text:span><text:tab/></text:p>
      <text:p text:style-name="P54"/>
      <text:h text:style-name="P382" text:outline-level="2"><text:bookmark-start text:name="__RefHeading__1093_768326401"/>2.6. Aplikacja wzorcowa???<text:bookmark-end text:name="__RefHeading__1093_768326401"/></text:h>
      <text:p text:style-name="P94"/>
      <text:h text:style-name="P373" text:outline-level="1"><text:bookmark-start text:name="__RefHeading__4073_530245620"/>3. Implementacja biblioteki<text:bookmark-end text:name="__RefHeading__4073_530245620"/></text:h>
      <text:p text:style-name="P18"/>
      <text:p text:style-name="P18"><text:tab/><text:span text:style-name="T147">W rozdziale tym zostaną omówione etapy tworzenia biblioteki wykorzystanej do testowania aplikacji wzorcowej w tej pracy. Będą to w kolejności:</text:span></text:p>
      <text:list xml:id="list1356839264286419587" text:style-name="L22">
        <text:list-item>
          <text:p text:style-name="P232">stworzenie infrastruktury serwerowej,</text:p>
        </text:list-item>
        <text:list-item>
          <text:p text:style-name="P232">prototypowanie,</text:p>
        </text:list-item>
        <text:list-item>
          <text:p text:style-name="P232">zebranie wymagań,</text:p>
        </text:list-item>
        <text:list-item>
          <text:p text:style-name="P232">projekt,</text:p>
        </text:list-item>
        <text:list-item>
          <text:p text:style-name="P233">implementacja.</text:p>
        </text:list-item>
      </text:list>
      <text:p text:style-name="P8"/>
      <text:h text:style-name="Heading_20_2" text:outline-level="2"><text:bookmark-start text:name="__RefHeading__5666_827020684"/><text:span text:style-name="T148">3.1. </text:span><text:s/><text:span text:style-name="T231">Infrastruktura po stronie serwera</text:span><text:bookmark-end text:name="__RefHeading__5666_827020684"/></text:h>
      <text:p text:style-name="Text_20_body"><text:tab/><text:span text:style-name="T148">Przed przystąpieniem do jakichkolwiek prac dotyczących aplikacji klienckiej należało stworzyć część serwerową. Składa się na nią zestaw danych podobny do tego w testowanych aplikacjach, oraz serwer HTTP.</text:span></text:p>
      <text:p text:style-name="P95"><text:tab/><text:span text:style-name="T149">Ponieważ stworzenie odpowiedniego zbioru danych byłoby zbyt czasochłonne pobrano je<text:line-break/>z autentycznych serwisów. Są to dane publicznie dostępne dla następujących aplikacji:</text:span></text:p>
      <text:list xml:id="list6955111675180137802" text:style-name="L23">
        <text:list-item>
          <text:p text:style-name="P288">iCarWash – dane dostępne przy pomocy konta demonstracyjnego,</text:p>
        </text:list-item>
        <text:list-item>
          <text:p text:style-name="P288">Pracuj.pl <text:s/>– dane dla kategorii praca w IT dla miasta Szczecin,</text:p>
        </text:list-item>
        <text:list-item>
          <text:p text:style-name="P289">OLX <text:s text:c="7"/>– dane dla kategorii motoryzacja, pierwsze dziesięć stron.</text:p>
        </text:list-item>
      </text:list>
      <text:p text:style-name="P96">Dane zostały zapisane w zwykłych plikach tekstowych w formacie JSON. Ponieważ zbiór jest przechowywany właśnie w tej formie do przesyłu wystarczą serwery deweloperskie dostarczane wraz z wieloma językami programowania. Przykładem mogą być wbudowane serwery w środowiska Python lub PHP. <text:span text:style-name="T150">Poniżej zamieszczono przykłady uruchamiania obu.<text:line-break/></text:span><text:span text:style-name="T74">[TODO </text:span><text:span text:style-name="T150">linki do oficjalnych stron]<text:line-break/></text:span></text:p>
      <text:p text:style-name="P56">Należy wpisać w konsoli (pod warunkiem, że środowisko jest dostępne na danym komputerze):</text:p>
      <text:list xml:id="list2209940289615094117" text:style-name="L24">
        <text:list-item>
          <text:p text:style-name="P290"><text:span text:style-name="T150">Python 2.7 → </text:span><text:span text:style-name="T120">python -m SimpleHTTPServer</text:span></text:p>
        </text:list-item>
        <text:list-item>
          <text:p text:style-name="P291">PHP 5.6 <text:s text:c="4"/>→ <text:span text:style-name="T101">php -S 0.0.0.0:8000</text:span></text:p>
        </text:list-item>
      </text:list>
      <text:p text:style-name="P97">W obu przypadkach uruchomi to serwery w linii poleceń. Serwery będą nasłuchiwać połączeń przychodzących na port 8000.</text:p>
      <text:p text:style-name="P56"/>
      <text:p text:style-name="P98"><text:tab/>Podczas prac nad nad biblioteką i aplikacją zdecydowano się na serwer PHP. Ponieważ PHP <text:span text:style-name="T151">jest mocno powiązane z dziedziną komunikacji poprzez protokół HTTP wiele funkcjonalności jest dostępnych od początku (nie trzeba implementować). Umożliwiło to zaimplementowanie w prosty sposób kompresji GZIP w przesyłanych wiadomościach. </text:span><text:span text:style-name="T75">[TODO rozwinąć? Pominąć?]</text:span></text:p>
      <text:p text:style-name="P98"/>
      <text:h text:style-name="P392" text:outline-level="2"><text:bookmark-start text:name="__RefHeading__5668_827020684"/>3.2. Prototypowanie i pierwsze wnioski<text:bookmark-end text:name="__RefHeading__5668_827020684"/></text:h>
      <text:p text:style-name="P99"><text:tab/><text:span text:style-name="T152">Ponieważ na tym etapie strona serwera była gotowa można było przystąpić do tworzenia prototypu aplikacji wykorzystującej dostępne zbiory danych. Postanowiono wykorzystać w tym celu środowisko przeglądarki internetowej i język JavaScript. Ponieważ jest to środowisko umożliwiające szybko wyprodukować kod pobierający dane z serwera i przetwarzający natywnie dane w formacie JSON. Jest bogate w narzędzia deweloperskie ułatwiające debugowanie oraz podglądanie wielu statystyk związanych z samą komunikacją.</text:span></text:p>
      <text:p text:style-name="P99"><text:tab/><text:span text:style-name="T153">Celem tego zadania było pobranie danych z serwera i zapisanie danych w obiekcie reprezentującym cache. Wysnucie na tej podstawie pierwszych wniosków, ocena możliwości implementacji biblioteki. Sama aplikacja znajduje się w pliku index.html dołączonym do pracy w podkatalogu public_html.</text:span></text:p>
      <text:p text:style-name="P99"><text:tab/><text:span text:style-name="T154">Pierwsze spostrzeżenia przedstawione w postaci listy</text:span></text:p>
      <text:list xml:id="list541237192803526720" text:style-name="L25">
        <text:list-item>
          <text:p text:style-name="P292">struktura danych mocno różni się między poszczególnymi aplikacjami</text:p>
          <text:list>
            <text:list-item>
              <text:p text:style-name="P292">iCarWash – jest krótka (dokładnie sześć) lista myjni zawierająca podstawowe informacje<text:line-break/>(nazwa, numer seryjny, datę ostatniej komunikacji sieciowej). Po przejściu na podgląd szczegółów dotyczących danej myjni pobierane są są osobno dane dotyczące jej statystyk (ustawienia, odczyt czujników, zgłaszane wiadomości z komputera, finanse),</text:p>
            </text:list-item>
            <text:list-item>
              <text:p text:style-name="P293">Pracuj.pl – <text:span text:style-name="T155">lista ogłoszeń jest tu dłuższa, zawiera 145 ogłoszeń. Sam wpis na liście zawiera 14 właściwości. Po przejściu do szczegółów pobierana jest treść ogłoszenia i ponownie niektóre dane (commonOfferId, jobTitle, company).</text:span></text:p>
            </text:list-item>
            <text:list-item>
              <text:p text:style-name="P294">OLX – <text:span text:style-name="T156">lista ma już ponad 19 tysięcy ogłoszeń. Pobierane są one w postaci strone, gdzie strona składa się z 15 ogłoszeń wraz między innymi z treścią i linkami do obrazków,</text:span></text:p>
            </text:list-item>
          </text:list>
        </text:list-item>
        <text:list-item>
          <text:p text:style-name="P295">objętość danych jest różna (zajmowana przez obiekt cache w pamięci RAM)</text:p>
          <text:list>
            <text:list-item>
              <text:p text:style-name="P295">iCarWash – całość około 60 KB dla wszystkich danych,</text:p>
            </text:list-item>
            <text:list-item>
              <text:p text:style-name="P295">Pracuj.pl <text:s/>– około 800 KB dla 50 ogłoszeń,</text:p>
            </text:list-item>
            <text:list-item>
              <text:p text:style-name="P295">OLX <text:s text:c="7"/>– około 720 KB dla 150 ogłoszeń bez obrazków,</text:p>
            </text:list-item>
          </text:list>
        </text:list-item>
        <text:list-item>
          <text:p text:style-name="P296">pomimo różnych struktur JSON da się przedstawić cache jako listę elementów wraz<text:line-break/>z szczegółami. Funkcjonalności gwarantujące dopasowujące dane do listy są zgoła inne. Będą one musiałby być zamknięte w abstrakcji którą będzie implementować użytkownik biblioteki.</text:p>
        </text:list-item>
      </text:list>
      <text:p text:style-name="P57"/>
      <text:p text:style-name="P100"><text:tab/>Pomimo, że podane wartości dla zajętości pamięci tyczą się języka JavaScript i mogą się różnić, możemy na ich podstawie wstępnie oszacować zapotrzebowanie na RAM. <text:span text:style-name="T157">Należy pamiętać<text:line-break/>o ograniczeniach dostępnej pamięci jakie narzuca sam system.</text:span> <text:span text:style-name="T157">Android ma z góry zdefiniowany sztywny limit na dostępną pamięć per aplikacja. Limit ten może się różnić w zależności od urządzenia. [</text:span><text:a xlink:type="simple" xlink:href="http://developer.android.com/training/articles/memory.html" text:style-name="Internet_20_link" text:visited-style-name="Visited_20_Internet_20_Link"><text:span text:style-name="T157">http://developer.android.com/training/articles/memory.html</text:span></text:a><text:span text:style-name="T157"> | dostęp 2016-05-08 | tłumaczenie własne]. </text:span><text:span text:style-name="T76">[TODO ile na urządzeniu testowym?]. </text:span></text:p>
      <text:p text:style-name="P48"><text:soft-page-break/>Dla iCarWash zajętość RAM kompletu danych (wpis na liście + szczegóły) dla jednej myjni wynosi 10 KB (60 KB / 6 myjni), dla Pracuj.pl jest to 16 KB a OLX niecałe 5 KB. <text:span text:style-name="T158">Na potrzeby przykładu przyjmijmy, że dane dla pojedynczego elementu zajmują 10 KB. Rezerwując 1 MB na cache można przechować 100 kompletnych pozycji na liście. Czy jest to wartość wystarczająca? Zależy w dużej mierze od samej aplikacji. Powiększanie jednak rozmiaru cache na listę jest w przekonaniu autora niewskazane. Należy pamiętać jeszcze o konieczności przechowywania obrazków dla niektórych aplikacji np. OLX. Problem ten został na tym etapie pominięty, jednak należy zdawać sobie sprawę, że obrazki zajmować będą lwią część dostępnej pamięci cache.<text:line-break/>[</text:span><text:a xlink:type="simple" xlink:href="http://jan.ucc.nau.edu/lrm22/pixels2bytes/calculator.htm" text:style-name="Internet_20_link" text:visited-style-name="Visited_20_Internet_20_Link"><text:span text:style-name="T158">http://jan.ucc.nau.edu/lrm22/pixels2bytes/calculator.htm</text:span></text:a><text:span text:style-name="T158"> | dostęp z dnia 2016-05-08]</text:span></text:p>
      <text:p text:style-name="P49">Przyjmując rozmiar 300px na 200px przy rozdzielczości 300 DPI i palecie barw 24 bit jeden obrazek zajmuje około 200 KB. Dla rozdzielczości 150px na 100px będzie to 50 KB.</text:p>
      <text:p text:style-name="P50"><text:tab/>Można rozważyć też inne podejście. Aplikacje zawierające ogłoszenia (np. OLX i Pracuj.pl) podają domyślnie je w kolejności od najnowszych do najstarszych. Pierwsze pozycje na liście zostaną z większym prawdopodobieństwem otworzone jeżeli użytkownik zna starsze ogłoszenia. Można zatem rozdzielić samą listę ogłoszeń od ich treści. Konieczny jest wtedy drugie obiekt cache, ale otrzymujemy zysk w postaci większej kontroli. Jeśli na wyświetlenie ogłoszenia na liście potrzeba 1 KB a na jego treść 9 KB to dzieląc cache po równo (512 KB) na część dla listy i szczegółów możemy zapisać kolejno: 512 pozycji na liście ogłoszeń i 56 szczegółów dla ogłoszenia. Daje to pięciokrotnie dłuższą listę ogłoszeń możliwą to przejrzenia przy dwukrotnie mniejszej liście szczegółów.<text:line-break/></text:p>
      <text:h text:style-name="P393" text:outline-level="2"><text:bookmark-start text:name="__RefHeading__5670_827020684"/>3.3. Ograniczenia dla biblioteki<text:bookmark-end text:name="__RefHeading__5670_827020684"/></text:h>
      <text:p text:style-name="P101"><text:tab/><text:span text:style-name="T159">Komunikacja sieciowa jest dosyć często wykorzystywana w aplikacjach na system Android. Z tego powodu dostępne są biblioteki ułatwiające oprogramowanie tychże funkcji (patrz Volley). Autor nie spotkał się jednak z implementacją biblioteki, która optymalizowałaby komunikację sieciową w przestawiany w tej pracy sposób. Może wynikać to po części z faktu, że optymalizacja<text:line-break/>ta zależeć może mocno od specyfiki samej aplikacji. Nie wszystkie sposoby będą pasować do każdej aplikacji. Należy też pamiętać, że wiele serwisów powstało przed popularyzacją smartfonów.<text:line-break/>Duża część z nich jest zoptymalizowana pod kątem aplikacji web'owych pod przeglądarki WWW.<text:line-break/>Dlatego też API w tych serwisach mogą być tworzone wskutek kompromisów. Rzadko zachodzi sytuacja, że to klient narzuca kształt API, dlatego też mogą one być nieoptymalne dla urządzeń mobilnych. Przez to należy rozumieć przesyłanie większej liczby danych niż potrzeba i / lub pobieranie danych w małych kawałkach.</text:span></text:p>
      <text:p text:style-name="P101"><text:tab/><text:span text:style-name="T159">Dlatego autor sugeruje postrzeganie stworzonego kodu bardziej jako inspiracji lub punktu zaczepienia dla nowo tworzonych aplikacji. Należy też pamiętać, że trzeba dobrze przeanalizować potrzeby przed przyjęciem danego rozwiązania, co jest odwrotnością tak zwanego podejścia „kopiuj i wklej”.</text:span></text:p>
      <text:p text:style-name="P101"/>
      <text:h text:style-name="P394" text:outline-level="2"><text:bookmark-start text:name="__RefHeading__5672_827020684"/>3.4. Wymagania<text:bookmark-end text:name="__RefHeading__5672_827020684"/></text:h>
      <text:p text:style-name="P102"><text:tab/><text:span text:style-name="T160">W tym rozdziale podsumowano wymagania stawiane bibliotece, którym musi sprostać w celu przetestowania aplikacji wzorcowej.</text:span></text:p>
      <text:list xml:id="list5587731853893506577" text:style-name="L26">
        <text:list-item>
          <text:p text:style-name="P297">Możliwość pobrania listy elementów w całości, bądź wybranej części,</text:p>
        </text:list-item>
        <text:list-item>
          <text:p text:style-name="P297">możliwość pobrania szczegółów dotyczących jednego bądź więcej elementów,</text:p>
        </text:list-item>
        <text:list-item>
          <text:p text:style-name="P297">możliwość pobrania obrazków,</text:p>
        </text:list-item>
        <text:list-item>
          <text:p text:style-name="P297">możliwość pobierania zawczasu wybranej liczby elementów (strategia prefetch),</text:p>
        </text:list-item>
        <text:list-item>
          <text:p text:style-name="P297">opcjonalnie możliwość kolejkowania żądań typu analitics i wysyłania wraz z żądaniem użytkownika,</text:p>
        </text:list-item>
        <text:list-item>
          <text:p text:style-name="P297">możliwość dopasowania aplikacji w prosty sposób do przedstawionych struktur danych (iCarWash, OLX, Pracuj.pl).</text:p>
        </text:list-item>
      </text:list>
      <text:p text:style-name="P103">[TODO może trochę ograniczyć?!]</text:p>
      <text:h text:style-name="P395" text:outline-level="2"><text:bookmark-start text:name="__RefHeading__5674_827020684"/>3.5. Implementacja<text:bookmark-end text:name="__RefHeading__5674_827020684"/></text:h>
      <text:p text:style-name="P104"/>
      <text:p text:style-name="P105"><text:tab/><text:span text:style-name="T161">W rozdziale tym opisane zostały technologie oraz wzorce projektowe wykorzystane podczas implementacji. Kolejne paragrafy przedstawiają proces implementacji w sposób chronologiczny. Kod wraz z historią powstawania aplikacji jest przechowywany przy pomocy narzędzia do kontroli wersji GIT. Został załączony do wglądu na płycie CD, oraz jest dostępny pod adresem </text:span><text:a xlink:type="simple" xlink:href="https://github.com/grzegorz-rozycki/master-thesis-app" text:style-name="Internet_20_link" text:visited-style-name="Visited_20_Internet_20_Link"><text:span text:style-name="T161">https://github.com/grzegorz-rozycki/master-thesis-app</text:span></text:a><text:span text:style-name="T161">.</text:span></text:p>
      <text:p text:style-name="P104"><text:tab/><text:span text:style-name="T161">Środowiskiem programistycznym wykorzystanym podczas tworzenia aplikacji było IDE AndroidStudio. Dostarcza ono kilka szablonów (gotowych aplikacji) podczas rozpoczynania nowego projektu. W tym przypadku wybrano szablon Master / Detail Flow. Szablon ten bardzo dobrze odpowiadał potrzebom aplikacji i stanowił idealną bazę dla projektu. Składa się on z widoku listy zawierającej 20 elementów. Po kliknięciu na którykolwiek z nich aplikacja przedstawia widok szczegółów danego elementu. Mając już gotową bazę, należało zaimplementować pobieranie danych i wyświetlanie ich w odpowiednich widokach aplikacji.</text:span></text:p>
      <text:p text:style-name="P106"><text:tab/><text:span text:style-name="T162">Na tym etapie należy wspomnieć o sposobie w jaki działają aplikacje na systemie Android. Domyślnie kod aplikacji działa w głównym wątku odpowiedzialnym między innymi za interakcje<text:line-break/>i rysowanie interfejsu użytkownika. Docelowa częstotliwość rysowania to 60 Hz, co daje około <text:line-break/>16 milisekund pomiędzy poszczególnymi klatkami. Jeżeli wywołanie jakiejś metody spowoduje przekroczenie tego czasu klatka zostanie pominięta. O ile jedna pominięta klatka nie powinna być zauważalna dla użytkownika, to kilka może powodować nieprzyjemne wrażenie niskiego współczynnika klatek na sekundę. Inną ważną czynnością wykonywaną na głównym wątku jest, jak już wspomniano, reagowanie na interakcję z użytkownikiem. Niech to będzie dotknięcie ekranu.<text:line-break/>Jeżeli aplikacja nie obsłuży tego zdarzenia w przeciągu pięciu sekund zostaje ona zatrzymana i komunikat o błędzie (ANR – Application Not Responding) jest wyświetlany. [</text:span><text:a xlink:type="simple" xlink:href="https://developer.android.com/training/articles/perf-anr.html" text:style-name="Internet_20_link" text:visited-style-name="Visited_20_Internet_20_Link"><text:span text:style-name="T162">https://developer.android.com/training/articles/perf-anr.html</text:span></text:a><text:span text:style-name="T162"> | 2016-05-21].<text:line-break/>Wynika z tego, że kod uruchamiany w głównym wątku musi kończyć swoją pracę szybko. Nie można zatem przeprowadzać komunikacji sieciowej na tym wątku.</text:span></text:p>
      <text:p text:style-name="P107"><text:tab/><text:span text:style-name="T163">Przykład kodu obsługującego zapytania sieciowe w aplikacji na system android można znaleźć pod adresem [</text:span><text:a xlink:type="simple" xlink:href="https://developer.android.com/training/basics/network-ops/connecting.html" text:style-name="Internet_20_link" text:visited-style-name="Visited_20_Internet_20_Link"><text:span text:style-name="T163">https://developer.android.com/training/basics/network-ops/connecting.html</text:span></text:a><text:span text:style-name="T163"> | 2016-05-21]. Na tejże stronie można również znaleźć odnośnik do biblioteki Volley, która ułatwia implementację komunikacji sieciowej [</text:span><text:a xlink:type="simple" xlink:href="https://developer.android.com/training/volley/index.html" text:style-name="Internet_20_link" text:visited-style-name="Visited_20_Internet_20_Link"><text:span text:style-name="T163">https://developer.android.com/training/volley/index.html</text:span></text:a><text:span text:style-name="T163"> | 2016-05-21]. Dostarcza ona między innymi implementację związaną z wykonywaniem osobnego wątku do komunikacji sieciowej, kolejkowanie zapytań sieciowych oraz cache'owanie zapytań.<text:line-break/>Była ona komponentem dobrze wpasowującym się w wymagania projektu.</text:span></text:p>
      <text:p text:style-name="P107"><text:tab/><text:span text:style-name="T164">Jednym z zaleceń odnośnie wykorzystania wspomnianej biblioteki jest stworzenie jednej instancji kolejki zapytań (RequestQueue). Z tego powodu postanowiono zastosować wzorzec Singleton. Postanowiono też aby dostęp do kolejki odbywać się przez główną klasę aplikacji App, która rozszerzała standardową Application. </text:span></text:p>
      <text:p text:style-name="P107"/>
      <text:p text:style-name="P38"><text:tab/><text:span text:style-name="T165">Android dostarcza kilku sposobów na zaimplementowanie widoku listy. Są to rozszerzenie klasy ListActivity, dodanie elementów RecyclerView lub ListView do widoku okna aplikacji. Częścią wspólną dla tych technik jest konieczność ustawienia adaptera listy, który pełni rolę pośrednika pomiędzy danymi a widokiem. Głównymi funkcjami, które adapter musi dostarczyć są:</text:span></text:p>
      <text:list xml:id="list131365792725456380" text:style-name="L27">
        <text:list-item>
          <text:p text:style-name="P298">zwrócenie liczy elementów na liście,</text:p>
        </text:list-item>
        <text:list-item>
          <text:p text:style-name="P299">tworzenie obiektu elementu listy,</text:p>
        </text:list-item>
        <text:list-item>
          <text:p text:style-name="P299">aktualizacja / pobranie danych elementu na liście.</text:p>
        </text:list-item>
      </text:list>
      <text:p text:style-name="P108"><text:tab/>Jak widać, metod nie jest dużo, należy jednak pamiętać o ograniczeniach związanych z głównym wątkiem. Każda z tych metod musi zakończyć się w mirę szybko (okienko 16 ms, w którym muszą zmieścić się wywołania innych metod, rysowanie, oraz proces zarządzania zwalniania pamięci – Garbage Collector).</text:p>
      <text:p text:style-name="P108"><text:tab/><text:span text:style-name="T167">Pierwszy napotkany problem to brak informacji o liczbie elementów na liście. W momencie, gdy obiekt adaptera jest tworzony nie ma jeszcze dostępnych informacji na ten temat. Rozwiązanie tej kwestii nie jest skomplikowane. Podczas tworzenia adaptera liczba elementów jest domyślnie ustawiana na zero i jednocześnie wysyłane jest żądanie danych. Gdy żądanie zostanie przetworzone liczba ta jest aktualizowana a widok odświeżany.</text:span></text:p>
      <text:h text:style-name="P353" text:outline-level="3"><text:bookmark-start text:name="__RefHeading__5676_827020684"/>3.5.1. Implementacja dla danych iCarWash<text:bookmark-end text:name="__RefHeading__5676_827020684"/></text:h>
      <text:p text:style-name="P109"><text:tab/><text:span text:style-name="T166">Pierwszą implementacją źródła danych była aplikacja iCarWash. Niedługa lista, w tym przypadku sześć elementów, pozwalała na pominięcie konieczności stronicowania listy. Jako kontener przechowujący listę myjni wykorzystano klasę SparseArray [</text:span><text:a xlink:type="simple" xlink:href="https://developer.android.com/reference/android/util/SparseArray.html" text:style-name="Internet_20_link" text:visited-style-name="Visited_20_Internet_20_Link"><text:span text:style-name="T166">https://developer.android.com/reference/android/util/SparseArray.html</text:span></text:a><text:span text:style-name="T166"> | 2016-05-21].</text:span></text:p>
      <text:p text:style-name="P110"><text:tab/>Jako elementy listy przechowywane są obiekty typu CarWash. <text:span text:style-name="T168">Główne pola tej klasy to:</text:span></text:p>
      <text:p text:style-name="P111"><text:s text:c="4"/>public final String id;</text:p>
      <text:p text:style-name="P111"><text:s text:c="4"/>public final String serialNumber;</text:p>
      <text:p text:style-name="P111"><text:s text:c="4"/>public final String username;</text:p>
      <text:p text:style-name="P111"/>
      <text:p text:style-name="P111"><text:s text:c="4"/>NetDataPromise alarms;</text:p>
      <text:p text:style-name="P111"><text:s text:c="4"/>NetDataPromise autodiagnostics;</text:p>
      <text:p text:style-name="P111"><text:s text:c="4"/>NetDataPromise events;</text:p>
      <text:p text:style-name="P111"><text:s text:c="4"/>NetDataPromise finance;</text:p>
      <text:p text:style-name="P111"><text:s text:c="4"/>NetDataPromise monitor;</text:p>
      <text:p text:style-name="P60">Trzy pierwsze pola są uzupełniane już na etapie <text:span text:style-name="T169">pobierania listy. Pozostałe pięć są nie zainicjalizowane do momentu żądania tych danych przez użytkownika. Każdemu polu odpowiada osobny URL. Początkowo pola te były typu JSONObject [</text:span><text:a xlink:type="simple" xlink:href="https://github.com/stleary/JSON-java" text:style-name="Internet_20_link" text:visited-style-name="Visited_20_Internet_20_Link"><text:span text:style-name="T169">https://github.com/stleary/JSON-java</text:span></text:a><text:span text:style-name="T169"> | 2016-05-21], lecz nie były one w ocenie autora najlepszym wyborem w tym przypadku. O ile dane byłyby pobierane wyłącznie na żądanie użytkownika mogłyby okazać się dobrym wyborem. Aplikacja wysyła żądanie o dane, użytkownik czeka mając przed oczami pusty widok (brak danych). W momencie pobrania danych pole jest wypełniane a widok aktualizowany. W przypadku zażądania </text:span><text:soft-page-break/><text:span text:style-name="T169">pobrania danych dla wszystkich pól zaistniałaby konieczność rozróżniania, z którym polem należy powiązać dane. Obiekty klasy NetDataPromise enkapsulują tę funkcjonalność. Są one odpowiedzialne za obsłużenie danych w momencie ich pobrania z serwera (implementują interfejsy Response.ErrorListener, Response.Listener&lt;JSONObject&gt;), oraz ewentualne odświeżenie widoku / prezentację danych. Druga funkcjonalność jest realizowana poprzez trzymanie słabej referencji [</text:span><text:a xlink:type="simple" xlink:href="https://docs.oracle.com/javase/7/docs/api/java/lang/ref/WeakReference.html" text:style-name="Internet_20_link" text:visited-style-name="Visited_20_Internet_20_Link"><text:span text:style-name="T169">https://docs.oracle.com/javase/7/docs/api/java/lang/ref/WeakReference.html</text:span></text:a><text:span text:style-name="T169"> | 2016-05-21] do obiektu odpowiedzialnego za prezentację danych. Pozostawienie referencji jako słabej jest ważne<text:line-break/>z punktu widzenia zarządzania pamięcią (przeciwdziałanie wyciekom pamięci), umożliwia jednocześnie odświeżenie widoku jeśli jest on jeszcze aktywny. Inspiracją dla takiego rozwiązania był obiekt obietnicy (Promise) wprowadzony w standardzie języka JavaScript wersji szóstej [</text:span><text:a xlink:type="simple" xlink:href="https://developer.mozilla.org/en-US/docs/Web/JavaScript/Reference/Global_Objects/Promise" text:style-name="Internet_20_link" text:visited-style-name="Visited_20_Internet_20_Link"><text:span text:style-name="T169">https://developer.mozilla.org/en-US/docs/Web/JavaScript/Reference/Global_Objects/Promise</text:span></text:a><text:span text:style-name="T169"> | 2016-05-21]. Ma on na celu synchroniczne zwracanie danych z funkcji wykonującej żądanie asynchroniczne.</text:span></text:p>
      <text:p text:style-name="P60"><text:tab/><text:span text:style-name="T170">Taki dobór rozwiązań umożliwił działanie aplikacji na dwa sposoby:</text:span></text:p>
      <text:list xml:id="list5122964534201991241" text:style-name="L28">
        <text:list-item>
          <text:p text:style-name="P300">Pobranie listy elementów na początku działania aplikacji, pobranie reszty danych (wymienione pola dla każdej z myjni) na żądanie użytkownika,</text:p>
        </text:list-item>
        <text:list-item>
          <text:p text:style-name="P300">pobranie listy elementów i wraz z nimi wszystkich dodatkowych pól</text:p>
        </text:list-item>
      </text:list>
      <text:p text:style-name="P58"/>
      <text:h text:style-name="P354" text:outline-level="3"><text:bookmark-start text:name="__RefHeading__5678_827020684"/>3.5.2. Implementacja dla danych OLX<text:bookmark-end text:name="__RefHeading__5678_827020684"/></text:h>
      <text:p text:style-name="P58"><text:tab/><text:span text:style-name="T171">Implementacja aplikacji dla danych z serwisu OLX została wdrożona w kolejnym kroku. Struktura danych dla tego serwisu jest znacznie różna od tych z poprzedniego przykładu. Nie chodzi to o same informacje. Chodzi o sposób ich organizacji i pobierania ze zdalnego źródła. </text:span></text:p>
      <text:p text:style-name="P58"><text:tab/><text:span text:style-name="T172">W tym przykładzie dane są zgrupowane w strony. Strona zawiera dane dotyczące między innymi kategorii, której dotyczy, liczby ogłoszeń w kategorii, liczby ogłoszeń per strona, liczby stron, i samych ogłoszeń przypisanych do strony. Po pobraniu danych dotyczących pierwszej strony otrzymujemy informacje dotyczące całkowitej liczby ogłoszeń wraz z listą kompletnych danych dotyczących ogłoszeń znajdujących się na tej stronie. Należy zwrócić uwagę na dużo dłuższą listę elementów (dla danych testowych → motoryzacja około 20 tysięcy), która nie może być już przechowana w całości w pamięci operacyjnej urządzenia. Gdy strona zostanie pobrana nie ma konieczności osobnego pobierania danych pojedynczego ogłoszenia.</text:span></text:p>
      <text:p text:style-name="P59"><text:tab/><text:span text:style-name="T173">W związku z taką strukturą danych zastosowano następujące podejście: zmieniono strukturę, w której przechowywane były dane z SparseArray na LruCache [</text:span><text:a xlink:type="simple" xlink:href="https://developer.android.com/reference/android/util/LruCache.html" text:style-name="Internet_20_link" text:visited-style-name="Visited_20_Internet_20_Link"><text:span text:style-name="T173">https://developer.android.com/reference/android/util/LruCache.html</text:span></text:a><text:span text:style-name="T173"> | 2016-05-21]. Miało to na celu danie możliwości przechowywania, co prawda w sposób rotacyjny, wszystkich elementów listy<text:line-break/>w ograniczonej przestrzeni pamięci RAM. Struktura ta jest połączeniem kolejki i mapy<text:line-break/>z punktu widzenia jej działania. Daje ona bowiem możliwość pobierania elementów w sposób identyczny do mapy. Jeśli chodzi o zarządzanie ograniczoną przestrzenią na elementy, ustala które elementy zastąpić podobnie do kolejki. Na początek kolejki elementów do usunięcia trafiają bowiem, te które były używane najdawniej. Jeżeli element został dopiero dodany, bądź o niego zapytano trafia on na koniec tej kolejki.</text:span></text:p>
      <text:p text:style-name="P59"><text:soft-page-break/><text:tab/><text:span text:style-name="T174">Z początku przechowywane były w tej kolejce pojedyncze elementy, w miarę szybko okazało się to niewydajne z punktu widzenia komunikacji sieciowej. Zapytanie tyczyło się całej strony, a odpowiedź zawierała kilka (w tym przypadku trzynaście) elementów / ogłoszeń. Dajmy na to brak jednego elementu z listy powodował zapytanie o całą stronę. Mogło się zdarzyć, że w kolejnym żądaniu pobierana była ta sama strona ponieważ brakowało kolejnego elementu z tej samej strony. Problem ten był minimalizowany przez cache dyskowy dostarczany przez bibliotekę Volley.<text:line-break/>Kolejne żądania o te same dane były zwracane z plików na dysku urządzenia. Postanowiono jednak zorganizować przechowywane dane w strony zawierające odpowiednią liczbę elementów. <text:line-break/>Struktura danych przechowywała strony składające się z trzynastu elementów. Było to bliższe temu co przechowywane w pamięci dyskowej i co zwracane było z serwera. Niosło to ze sobą kolejne komplikacje.</text:span></text:p>
      <text:p text:style-name="P59"><text:tab/><text:span text:style-name="T175">Dostęp do pojedynczych elementów stał się mniej intuicyjny, jednak to nie było dużym problemem w porównaniu z aktualizacją widoków. Autor podbudowany dobrym efektem zastosowania podejścia typu Promise w poprzednim rozwiązaniu postanowił je również zaaplikować dla poszczególnych stron. Rozwiązanie to umożliwiło przewijanie całej listy ogłoszeń pomimo braku danych, jednak pogorszyło to wydajnościowo (widać gołym okiem) proces odświeżania danych na liście, oraz sam sposób powiązania programowego strony z widokiem.</text:span></text:p>
      <text:p text:style-name="P59"><text:tab/><text:span text:style-name="T176">Opisana implementacja umożliwiła pobieranie danych po kolei, tak jak dzieje się to<text:line-break/>w oryginalnej aplikacji oraz dobór liczby stron pobranych przy pierwszym żądaniu.</text:span></text:p>
      <text:h text:style-name="P396" text:outline-level="2"><text:bookmark-start text:name="__RefHeading__5680_827020684"/>3.6. Wnioski z implementacji<text:bookmark-end text:name="__RefHeading__5680_827020684"/></text:h>
      <text:p text:style-name="P112"><text:tab/><text:span text:style-name="T177">W tym rozdziale przestawione zostaną wnioski wyciągnięte podczas implementacji, napotkane problemy oraz błędy zauważone po jej zakończeniu.</text:span></text:p>
      <text:p text:style-name="P113"><text:tab/><text:span text:style-name="T178">Głównym problemem, który pojawił się podczas implementacji, było reagowanie w momencie pobrania danych. Chodzi konkretnie o aktualizowanie widoków listy bądź szczegółów. <text:line-break/>O ile wzorzec obietnicy dla pojedynczego elementu dobrze się sprawdzał w przypadku iCarWash to zastosowanie go dla OLX było bezcelowe. Wszelkie dane dotyczące elementu są dostępne już <text:line-break/>w momencie pobrania strony. Przejście z poziomu listy do widoku szczegółów nie wymuszało pobrania danych. Postanowiono zastosować wzorzec ten dla obiektu strony, czyli grupy trzynastu elementów. Z perspektywy czasu decyzja ta według autora była błędna. Wątpliwą korzyścią było prezentowanie elementów listy, co prawda pustych, użytkownikowi pomimo braku danych.<text:line-break/>Daje to wątpliwe korzyści z punktu widzenia użytkownika. Co z tego, że może zobaczyć szablon elementu, skoro na dane i tak musi czekać. Problemy jakie wynikły z tej decyzji to:</text:span></text:p>
      <text:list xml:id="list1191154874861127045" text:style-name="L29">
        <text:list-item>
          <text:p text:style-name="P301">możliwość zainicjowania większej liczby żądań stron jeśli użytkownik przewija zawartość listy szybko nie czekając na pojawienie się treści,</text:p>
        </text:list-item>
        <text:list-item>
          <text:p text:style-name="P302">problemy z reagowaniem na aktualizację danych. Zastosowano dwa podejścia: przekazywanie słabej referencji do adaptera listy i jej, gdy pojawią się dane. Rejestrowanie adaptera listy jako obserwatora w obiekcie strony. <text:span text:style-name="T179">Oba podejścia sprowadzały się do wymuszania odświeżenia listy poprzez obiekt strony.</text:span></text:p>
        </text:list-item>
      </text:list>
      <text:p text:style-name="P117">Stwierdzono, że sposób pobierania kolejnej strony z listy i tworzenie dodawanie do niej elementów dopiero w momencie gdy dane są już w pamięci urządzenia byłoby lepsze pod względem łatwości oprogramowania i zapobiegałoby wysyłaniu kilku żądań jednocześnie. Lista zawierałaby bowiem tylko te elementy, które faktycznie się na niej znajdują. W momencie, gdy na ekranie pojawia się ostatni dostępny element listy wykonywane jest żądanie następnej strony.</text:p>
      <text:p text:style-name="P114"><text:tab/><text:span text:style-name="T180">Według autora aby stworzyć dobrą bibliotekę należy znaleźć części wspólne <text:line-break/>i je oprogramować a elementy, które się zmieniają zamknąć w odpowiednie abstrakcje. Same elementy listy się różnią i nie ma z tym problemu. Struktury przechowujące dane są generyczne. Problem stanowią jednak same struktury. Dla aplikacji iCarWash odpowiednią okazała się tablica rozproszona. Nie było potrzeby stosować struktury, która podmieniałaby elementy w przypadku braku miejsca na nowe, tak jak to było w przypadku OLX. Zastosowana struktura zależy od charakteru danych jakie będzie przechowywać. Naturalnie można by zaadaptować podejście z OLX do iCarWash, ale według autora przypomina to polowanie na muchy z użyciem armaty.<text:line-break/>Do tego się sprowadza pytanie: czy narzucać użytkownikom organizację danych w pamięć Lru, która przechowuje strony z poszczególnymi elementami, jeżeli chcemy przechowywać tylko kilka elementów?</text:span></text:p>
      <text:p text:style-name="P115"/>
      <text:p text:style-name="P39"><text:tab/>Wnioski jakie autor wysnuł na podstawie etapu implementacji są następujące:</text:p>
      <text:list xml:id="list685418604896304750" text:style-name="L30">
        <text:list-item>
          <text:p text:style-name="P303">możliwe, że nie ma złotego środka na organizację danych w aplikacji korzystającej z listy,</text:p>
        </text:list-item>
        <text:list-item>
          <text:p text:style-name="P303">w związku z punktem 1. stworzenie uniwersalnej biblioteki ułatwiającej zoptymalizowaną komunikację sieciową może być niemożliwe. Wynik z pewnością nie nadawałby się do każdego zastosowania,</text:p>
        </text:list-item>
        <text:list-item>
          <text:p text:style-name="P304">brakujące elementy listy należy tworzyć i wyświetlać dopiero, gdy użytkownik widzi aktualnie ostatni element,</text:p>
        </text:list-item>
        <text:list-item>
          <text:p text:style-name="P304">jeżeli dane konkretnego elementu pobierane są dopiero na żądanie użytkownika dobrze sprawdza się implementacja w postaci obietnicy,</text:p>
        </text:list-item>
        <text:list-item>
          <text:p text:style-name="P305">jeśli nie ma możliwości przechowywania wszystkich danych w pamięci urządzenia, dobrze jest zorganizować elementy listy aby aby odzwierciedlały strukturę danych przesyłanych<text:line-break/>z serwera. Jeżeli przesyłane są całe strony z wynikami jako pojedynczy wpis w strukturze przechowujemy też stronę,</text:p>
        </text:list-item>
        <text:list-item>
          <text:p text:style-name="P306">w przypadku, gdy wszystkie dane mieszczą się w dostępnej pamięci można udostępnić osobną metodę do pobrania kompletu jednym żądaniem. Przykład aplikacji iCarWash,<text:line-break/>kompletne dane zajmowały [TODO sprawdzić w Android Studio!]. <text:span text:style-name="T181">Ze względu na z góry zdefiniowaną strukturę API pobieranie odbywało się osobno dla każdego elementu. Najpierw pobierana jest lista elementów, później szczegóły dla każdego z nich.<text:line-break/>Daje to narzut związany z ponownym wysyłaniem nagłówków, jeżeli serwer nie wspiera / nie toleruje nagłówka HTTP Connection: keep-alive dochodzi obciążenie związane z ustalaniem połączenia za każdym razem.</text:span></text:p>
        </text:list-item>
      </text:list>
      <text:p text:style-name="P116"/>
      <text:h text:style-name="P374" text:outline-level="1"><text:bookmark-start text:name="__RefHeading__683_208457283"/>4. Badanie własnej aplikacji<text:bookmark-end text:name="__RefHeading__683_208457283"/></text:h>
      <text:p text:style-name="P26"/>
      <text:p text:style-name="P27"><text:tab/><text:span text:style-name="T182">Wszystkie przedstawione wcześniej etapy były przygotowaniem do tej części. Kwintesencji całej pracy dyplomowej autora. W rozdzile tym przedstawione zostaną etapy towarzyszące testowaniu wpływu optymalizacji komunikacji sieciowej na czas pracy baterii. Przedstawione będą narzędzia wykorzystane do testowania, wypracowane koncepcje testów, napotkane problemy oraz wyniki samych testów. </text:span></text:p>
      <text:p text:style-name="P26"/>
      <text:h text:style-name="P383" text:outline-level="2"><text:bookmark-start text:name="__RefHeading__5682_827020684"/>4.1. Założenia dotyczące testów<text:bookmark-end text:name="__RefHeading__5682_827020684"/></text:h>
      <text:p text:style-name="P118"><text:tab/><text:span text:style-name="T183">Z wiedzy zdobytej podczas studiów i z własnego doświadczenia autora wynikało, że pojedyncze testy nie powinny być traktowane jako dobre źródło do wnioskowana. Należy dane doświadczenie powtarzać wielokrotnie. Jako przykład niech posłuży proste porównanie wydajności pętli w języku Java. Do porównania weźmy pętlę for, while i for-each. Jednym ze sposobów na porównanie samej pętli byłoby wywołanie każdej z pętli dla tysiąca elementów i porównanie czasu jaki zajęło to każdej z nich. Należałoby powtórzyć to badanie, powiedzmy również tysiąckrotnie,<text:line-break/>a jako wyniki uznać średnią dla każdej z pętli. Zniwelowałoby to wpływ wartości skrajnych na pomiary. Wartości te mogą się pojawić ze względu na nieprzewidywalność stanu w jakim się znajduje system. Dopiero przy takim podejściu możemy mówić o w miarę dokładnych pomiarach.</text:span></text:p>
      <text:p text:style-name="P119"><text:tab/><text:span text:style-name="T184">To samo podejście miało być zastosowane dla tych badań. Potrzebne byłoby podejście umożliwiające powtarzanie tego dokładnie takiego samego testu dla aplikacji z włączoną<text:line-break/>i wyłączoną optymalizacją. Potrzebna była powtarzalność, co wiązało się z koniecznością wyeliminowania człowieka jako jednostki powtarzającej testy. Automatyzacja testów umożliwiłaby również wielokrotne powtarzanie testów. Same scenariusze powinny być również w miarę możliwości różne od siebie, lecz przypominające zachownia człowieka.</text:span></text:p>
      <text:p text:style-name="P120"><text:tab/><text:span text:style-name="T186">Równie ważnym aspektem było podejście do metody pomiarowej. Miał to być mechanizm dostarczany przez Google, dostępny na telefonie. Nie miało to być dedykowane stanowisko pomiarowe. Oczywistym ograniczeniem był tutaj brak odpowiednich zasobów. Metoda ta jest <text:line-break/>z pewnością mniej dokładna a samo monitorowanie stanu baterii poprzez oprogramowanie ma wpływ na samą baterię (taka incepcja). Jeżeli różnice w zużyciu baterii będą widoczne przy tej metodzie pomiarów to uda się określić ich rząd wielkości. Inna kwestja, to to, że jeżeli mechanizmy pomiarowe są już wbudowane w samo urządzenie, to testy będą mogły się odbywać w różnych miejscach, możliwe nawet, że w ruchu. Przyznać jednak trzeba, że testy podczas ruchu są mało realne. Podejście to miałoby sens gdyby można było przeprowadzić testy bez konieczności podłączania urządzenia do komputera a sama trasa byłaby powtarzana.</text:span></text:p>
      <text:p text:style-name="P119"><text:tab/><text:span text:style-name="T185">Jako źródło danych miał posłużyć ten sam mechanizm co użyty podczas tworzenia aplikacji. Konieczne było przeniesienie serwera na maszynę dostępną z publicznej sieci IP. Było to konieczne ponieważ testy miały być wykonywane przy użyciu radia komórkowego, co uniemożliwiało przekierowanie ruchu na sieć prywatną bez odpowiedniej konfiguracji. Brak statycznego adresu IP lub nazwy domeny internetowej wymuszałby częste ponowne kompilacje aplikacji tylko po to aby zmienić adres źródła danych (przy obecnej konfiguracji aplikacji).</text:span></text:p>
      <text:p text:style-name="P118"><text:soft-page-break/></text:p>
      <text:p text:style-name="P118"/>
      <text:p text:style-name="P118"/>
      <text:h text:style-name="P384" text:outline-level="2"><text:bookmark-start text:name="__RefHeading__5684_827020684"/>4.2. Wybrane narzędzia<text:bookmark-end text:name="__RefHeading__5684_827020684"/></text:h>
      <text:p text:style-name="P121"><text:tab/><text:span text:style-name="T187">Podczas poszukiwania narzędzi do automatyzacji testów uwagę autora przyciągnęły dwa narzędzia. Oba były dostarczane wraz z frameworkiem do tworzenia aplikacji na platformę Android, są to:</text:span></text:p>
      <text:list xml:id="list3341465758782744701" text:style-name="L31">
        <text:list-item>
          <text:p text:style-name="P307">UI/Application Exerciser Monkey [<text:a xlink:type="simple" xlink:href="https://developer.android.com/studio/test/monkey.html" text:style-name="Internet_20_link" text:visited-style-name="Visited_20_Internet_20_Link">https://developer.android.com/studio/test/monkey.html</text:a> | 2016-05-22] narzędzie wysyłające na telefon serię pseudo-losowych zdarzeń,</text:p>
        </text:list-item>
        <text:list-item>
          <text:p text:style-name="P307">monkeyrunner [<text:a xlink:type="simple" xlink:href="https://developer.android.com/studio/test/monkeyrunner/index.html" text:style-name="Internet_20_link" text:visited-style-name="Visited_20_Internet_20_Link">https://developer.android.com/studio/test/monkeyrunner/index.html</text:a> | 2016-05-22] narzędzie do wykonywania ciągu zdarzeń na urządzeniu. Ciąg ten jest definiowany w postaci programu napisanego w języku Python.</text:p>
        </text:list-item>
      </text:list>
      <text:p text:style-name="P123"><text:tab/></text:p>
      <text:p text:style-name="P123"><text:tab/>Pierwsze narzędzie pomimo możliwości powtarzania testów przy pomocy odpowiedniego parametru wejściowego do programu, <text:span text:style-name="T191">wydawało</text:span> się <text:span text:style-name="T191">być,</text:span> bezużyteczne w tym zastosowaniu. Ciąg zdarzeń w niczym nie przypominał użytkowania aplikacji przez człowieka, był bradziej testem dla samego telefonu ponieważ często wychodził z testowanej aplikacji lub zmieniał ustawienia na samym telefonie. Co gorsza telefon po takim teście nie wracał do stanu pierwotnego (sprzed testu). <text:span text:style-name="T188">Ponowne odpalenie testu z tym samym parametrem wejściowym nie musiało skutkować w tej samej sekwencji zdarzeń.</text:span></text:p>
      <text:p text:style-name="P122"><text:tab/><text:span text:style-name="T189">Drugie narzędzie zdawało się być bardziej obiecujące. Można było za jego pomocą imitować na urządzeniu gesty dotknięcia i użycie konkretnych przycisków menu. Po stworzeniu odpowiedniego skryptu mógł on być wykonywany wielokrotnie a efekt byłby zawsze taki sam. Można było również przy pomocy skryptu zamknąć i ponownie uruchomić aplikację. O ile można zasymulować interakcję człowieka z aplikacją, tworzenie takiego skryptu było żmudne. Autor postanowił zautomatyzować ten proces. Stworzył w tym celu trzy skrypty pomocnicze:</text:span></text:p>
      <text:list xml:id="list613644241824616689" text:style-name="L32">
        <text:list-item>
          <text:p text:style-name="P308">gen-monkeyrunner-test, który tworzył sekwencję zdarzeń uwzględniając zakodowane ustawienia. Były to między innymi prawdopodobieństwo wejścia do elementu na liście, czas spędzony w widoku szczegółów, prawdopodobieństow i liczba elementów o jakie lista zostanie przesunięta w dół,</text:p>
        </text:list-item>
        <text:list-item>
          <text:p text:style-name="P309">run-monkeyrunner-test, który wykonywał sekwencję zdarzeń wygenerowaną przy pomocy wcześniejszego skryptu,</text:p>
        </text:list-item>
        <text:list-item>
          <text:p text:style-name="P309">run-monkeyrunner-testsuite, który wykonywał całą sekwencję testów</text:p>
        </text:list-item>
      </text:list>
      <text:p text:style-name="P124"/>
      <text:p text:style-name="P125"><text:tab/><text:span text:style-name="T190">Autor miał do dyspozycji w takim razie cały wszystkie narzędzia potrzebne do przeprowadzenie testów. Wystarczy jedynie wygenerować zbiór testów dla danej aplikacji, przeprowadzić próby zmieniając ustawienia w aplikacji i porównać wyniki. Okazuje się jednak,<text:line-break/></text:span><text:soft-page-break/><text:span text:style-name="T190">że to nie jest możliwe! Powodem jest fakt, że narzędzie to wymusza do swego działania połączenie komputera z telefonem. Program monkeyrunner uruchamiany jest na komputerze i przesyła polecenia poprzez kabel USB. Wprowadza to jednak urządzenie w stan ładowania co uniemożliwia testowanie zużycia baterii. Widmo manualnego testowania aplikacji rzucało cień na wyniki testów. Poszukiwania alternatywnego rozwiązania zwróciły ponownie uwagę na odrzucone wcześniej narzędzie monkey. Okzało się to narzędzie również daje możliwość uruchamiania skryptów zawierających ustaloną sekwencję zdarzeń. Informacja ta jednak nie była dostępna na stronie Google w liście parametrów jakie przyjmował program. Szcątkowa dokumentacja odnaleziona na stronie internetowej [</text:span><text:a xlink:type="simple" xlink:href="http://basic-operating-system-faq.blogspot.it/p/monkey-script.html" text:style-name="Internet_20_link" text:visited-style-name="Visited_20_Internet_20_Link"><text:span text:style-name="T190">http://basic-operating-system-faq.blogspot.it/p/monkey-script.html</text:span></text:a><text:span text:style-name="T190"> | 2016-05-25] oraz wgląd do kodu źródłowego programu [</text:span><text:a xlink:type="simple" xlink:href="https://android.googlesource.com/platform/development/+/46b6741/cmds/monkey/src/com/android/commands/monkey" text:style-name="Internet_20_link" text:visited-style-name="Visited_20_Internet_20_Link"><text:span text:style-name="T190">https://android.googlesource.com/platform/development/+/46b6741/cmds/monkey/src/com/android/commands/monkey</text:span></text:a><text:span text:style-name="T190"> | 2016-05-25] umożliwiły oprogramowanie następujących zachowań:</text:span></text:p>
      <text:list xml:id="list5124214121213004998" text:style-name="L33">
        <text:list-item>
          <text:p text:style-name="P310">dotknięcie ekranu w punkcie x, y na ekranie,</text:p>
        </text:list-item>
        <text:list-item>
          <text:p text:style-name="P310">„przeciągnięcie palcem” z punktów x1, y1 do x2, y2,</text:p>
        </text:list-item>
        <text:list-item>
          <text:p text:style-name="P310">odczekanie czasu t sekund,</text:p>
        </text:list-item>
        <text:list-item>
          <text:p text:style-name="P310">użycie przycisku wstecz.</text:p>
        </text:list-item>
      </text:list>
      <text:p text:style-name="P126"/>
      <text:p text:style-name="P127"><text:tab/>Na podstawie wcześniej opracowanego rozwiązania dla narzędzia monkeyrunner i wypracowanego zbioru zachowań stworzono narzędzie do generowania sekwencji akcji użytkownika gen-monkey-test. </text:p>
      <text:p text:style-name="P128"><text:span text:style-name="T192"><text:tab/>Przewagą tego programu monkey, jest fakt, że działa ono bezpośrednio na urządzeniu. Po uruchomieniu można odłączyć telefon i obserwować je w akcji dokonując przy tym żądane pomiary. Dodatkowym ułatwieniem dla automatyzacji testów był fakt, że na urządzeniu poddawanym testom jest dostępne unix'owe polecenie nohup [</text:span><text:a xlink:type="simple" xlink:href="http://www.gnu.org/software/coreutils/manual/html_node/nohup-invocation.html" text:style-name="Internet_20_link" text:visited-style-name="Visited_20_Internet_20_Link"><text:span text:style-name="T192">http://www.gnu.org/software/coreutils/manual/html_node/nohup-invocation.html</text:span></text:a><text:span text:style-name="T192"> | 2016-05-25], co umożliwiło zautomatyzowanie całych sekwencji testów bez konieczności utzymywania połączenia z komputerem w ich trakcie. W celu automatyzacji powstały następujące skrypty konsoli sh:</text:span></text:p>
      <text:list xml:id="list7543821101145081930" text:style-name="L34">
        <text:list-item>
          <text:p text:style-name="P311">run-monkey-lib.sh – zbiór funkcji odpowiedzialnych za zresetowanie statystyk pomiarowych, resetart aplikacji, uruchomienie testu, zapis statystyk do pliku</text:p>
        </text:list-item>
        <text:list-item>
          <text:p text:style-name="P311">run-monkey-testsuite.sh <text:span text:style-name="T193">– wykorzystuje wyżej wymienione funkcje i uruchamia testy<text:line-break/>zawarte w podanym katalogu zadaną liczbę razy.</text:span></text:p>
        </text:list-item>
      </text:list>
      <text:h text:style-name="P371" text:outline-level="1"/>
      <text:h text:style-name="P234" text:outline-level="1"><text:bookmark-start text:name="__RefHeading__5686_827020684"/><text:tab/><text:span text:style-name="T194">Plik wynikowy ma postać standardowego raportu błędów systemu Android, tak zwanego pliku bugreport. Generowanego przy pomocy narzędzia o tej samej nazwie. Zawiera on między innymi:</text:span><text:bookmark-end text:name="__RefHeading__5686_827020684"/></text:h>
      <text:list xml:id="list8793561587488495476" text:style-name="L35">
        <text:list-item>
          <text:h text:style-name="P235" text:outline-level="1"><text:bookmark-start text:name="__RefHeading__5688_827020684"/>aktualny stan systemu – aktualnie uruchomione procesy, zamontowane partycje systemowe,<text:bookmark-end text:name="__RefHeading__5688_827020684"/></text:h>
        </text:list-item>
        <text:list-item>
          <text:h text:style-name="P236" text:outline-level="1"><text:bookmark-start text:name="__RefHeading__5690_827020684"/>listę zarejestrowanych wyjątków,<text:bookmark-end text:name="__RefHeading__5690_827020684"/></text:h>
        </text:list-item>
        <text:list-item>
          <text:h text:style-name="P236" text:outline-level="1"><text:bookmark-start text:name="__RefHeading__5692_827020684"/>zawartość logów programu logcat,<text:bookmark-end text:name="__RefHeading__5692_827020684"/></text:h>
        </text:list-item>
        <text:list-item>
          <text:h text:style-name="P236" text:outline-level="1"><text:bookmark-start text:name="__RefHeading__5694_827020684"/><text:soft-page-break/>wyniki polecenia dumpsys dla wszystkich serwisów systemowych (na ich podstawie, a konkretnie dumpsys batterystats, generowane jest większość statystyk w narzędziu battery-historian)<text:bookmark-end text:name="__RefHeading__5694_827020684"/></text:h>
        </text:list-item>
      </text:list>
      <text:h text:style-name="P237" text:outline-level="1"><text:bookmark-start text:name="__RefHeading__5696_827020684"/>Plik taki następnie jest wykorzystywany przez narzędzie <text:s/><text:span text:style-name="T195">battery-historian, </text:span>które generuje wykresy oraz statystyki, które będą podstawą do dalszej analizy w tej pracy.<text:bookmark-end text:name="__RefHeading__5696_827020684"/></text:h>
      <text:h text:style-name="P397" text:outline-level="2"><text:bookmark-start text:name="__RefHeading__5698_827020684"/>4.3. Generowanie scenariusza oraz przebieg testu<text:bookmark-end text:name="__RefHeading__5698_827020684"/></text:h>
      <text:p text:style-name="P129"><text:tab/><text:span text:style-name="T196">Rozdział ten ma na celu przedstawienie regół jakie zostały zastosowane podczas generowania scenariuszy testowych. Ma także pokazać w jaki sposób był wykonmywany pojedynczy scenariusz na urządzeniu.</text:span></text:p>
      <text:p text:style-name="P129"/>
      <text:h text:style-name="P355" text:outline-level="3"><text:bookmark-start text:name="__RefHeading__5700_827020684"/>4.3.1. Zastosowane regóły generowania scenariuszy testowych<text:bookmark-end text:name="__RefHeading__5700_827020684"/></text:h>
      <text:p text:style-name="P130"><text:tab/><text:span text:style-name="T197">Pliki zawirające scenariusze testowe zostały dołączone do pracy dyplomowej,<text:line-break/>są zapisane w katalogach test/icarwash/monkey i test/olx/monkey. Nazwy składają się<text:line-break/>z następujących części:</text:span></text:p>
      <text:list xml:id="list6281814162768580782" text:style-name="L36">
        <text:list-item>
          <text:p text:style-name="P312">przedrotstek mt_,</text:p>
        </text:list-item>
        <text:list-item>
          <text:p text:style-name="P312">numer serii,</text:p>
        </text:list-item>
        <text:list-item>
          <text:p text:style-name="P312">podkreślenie dolne,</text:p>
        </text:list-item>
        <text:list-item>
          <text:p text:style-name="P312">numer testu w serii</text:p>
        </text:list-item>
      </text:list>
      <text:p text:style-name="P131"><text:tab/>Przykładowy plik ma nazwę: mt_2_3 oznacza to, że jest to trzeci test wygenerowany w drugiej serii. <text:span text:style-name="T198">Jako serię autor uznaje zbiór testów wygenerowany przy pomocy skryptu gen-monkey-test, lub gen-icarwash-monkey-test dla tych samych wartości zmiennych konfiguracyjnych w nich zawartych.</text:span></text:p>
      <text:p text:style-name="P132"><text:tab/><text:span text:style-name="T199">Zmienne te, dla skryptu gen-monkey-test, <text:s/>obejmują:</text:span></text:p>
      <text:list xml:id="list3457481397885207263" text:style-name="L37">
        <text:list-item>
          <text:p text:style-name="P313">liczbę kroków w danym teście,</text:p>
        </text:list-item>
        <text:list-item>
          <text:p text:style-name="P313">prawdopodobieństwo pokazania danego elementu (liczba w przedziale od 0 do 1),</text:p>
        </text:list-item>
        <text:list-item>
          <text:p text:style-name="P313">czas spędzony w podglądzie danego elementu (jeżeli zostanie odwiedzony, liczba sekund),</text:p>
        </text:list-item>
        <text:list-item>
          <text:p text:style-name="P313">prawdopodobieństwo przesunięcia listy w dół,</text:p>
        </text:list-item>
        <text:list-item>
          <text:p text:style-name="P313">liczba lub przedział liczbowy o ile elementów ma być przesunięta lista,</text:p>
        </text:list-item>
        <text:list-item>
          <text:p text:style-name="P313">prawdopodobieństwo odczekania danego czasu pomiędzy kolejnymi krokami,</text:p>
        </text:list-item>
        <text:list-item>
          <text:p text:style-name="P313">czas odczekany pomiędzy kolejnym krokiem</text:p>
        </text:list-item>
      </text:list>
      <text:p text:style-name="P133"/>
      <text:p text:style-name="P134">Przykładowa konfiguracja skryptu:</text:p>
      <text:p text:style-name="P135">conf = {</text:p>
      <text:p text:style-name="P135"><text:s text:c="4"/>'steps': <text:s text:c="11"/>100,<text:tab/><text:tab/><text:span text:style-name="T200"># test składa się z 100 kroków</text:span></text:p>
      <text:p text:style-name="P135"><text:s text:c="4"/>'show': <text:s text:c="12"/>(1, 2),<text:tab/><text:span text:style-name="T200"># pokaż element z p = 1, odczekaj 2 sekundy</text:span></text:p>
      <text:p text:style-name="P135"><text:s text:c="4"/>'drag': <text:s text:c="12"/>(1, 1),<text:tab/><text:span text:style-name="T200"># przewiń listę z p = 1 o jeden element</text:span></text:p>
      <text:p text:style-name="P135"><text:s text:c="4"/>'sleep': <text:s text:c="11"/>(0.5, 2),<text:tab/><text:span text:style-name="T200"># odczekaj 2 sekundy z p = 0.5</text:span></text:p>
      <text:p text:style-name="P135"><text:s text:c="4"/>'margin_top': <text:s text:c="6"/>170,<text:tab/><text:tab/><text:span text:style-name="T201"># margines od góry, gdzie zaczyna się lista</text:span></text:p>
      <text:p text:style-name="P135"><text:soft-page-break/><text:s text:c="4"/>'margin_left': <text:s text:c="5"/>50,<text:tab/><text:tab/><text:span text:style-name="T202"># </text:span></text:p>
      <text:p text:style-name="P135"><text:s text:c="4"/>'element_height': <text:s text:c="2"/>160,<text:tab/><text:tab/><text:span text:style-name="T202"># wysokość pojedynczego elementu</text:span></text:p>
      <text:p text:style-name="P135">}</text:p>
      <text:p text:style-name="P75">Testy były generowane poprzez kolejne uruchomienia skryptu, na przykład z konsoli bash:</text:p>
      <text:p text:style-name="P76">for i in $(seq 5); do sh/gen-monkey-test &gt; "test/olx/monkey/mt_1_${i}"; done</text:p>
      <text:p text:style-name="P77">Powyższe polecenie stworzy pięć testów z serii pierwszej.</text:p>
      <text:p text:style-name="P77"/>
      <text:p text:style-name="P77"><text:tab/><text:span text:style-name="T203">Autor stworzył trzy serie testów dla obu testowanych zbiorów danych / aplikacji.</text:span></text:p>
      <text:p text:style-name="P78">Parametry w nich były dobierane tak, aby zasymulować odpowiednio w seriach:</text:p>
      <text:list xml:id="list5041831643331232969" text:style-name="L38">
        <text:list-item>
          <text:p text:style-name="P314">wejście do wszystkich elementów i podstron dla iCarWash, wejście do stu pierwszych elementów dla OLX,</text:p>
        </text:list-item>
        <text:list-item>
          <text:p text:style-name="P315">wejście do każdego elementu na liście, wejście do kolejnego podmenu z p = 0.5 dla iCarWash, wejście do elementu na liście z p = 0.5 dla OLX,</text:p>
        </text:list-item>
        <text:list-item>
          <text:p text:style-name="P315">dodatkowo względem poprzedniej serii dodano: wejście do kolejnego elementu na liście z p = 0.5 dla iCarWash, wylosowanie liczby elementów o ile przewinąć listę z przedziału &lt;1, 3&gt;</text:p>
        </text:list-item>
      </text:list>
      <text:p text:style-name="P79"/>
      <text:h text:style-name="P356" text:outline-level="3"><text:bookmark-start text:name="__RefHeading__5702_827020684"/>4.3.2. <text:span text:style-name="T204">Warunki oraz p</text:span>rzykładowy przebieg testu<text:bookmark-end text:name="__RefHeading__5702_827020684"/></text:h>
      <text:p text:style-name="P136"/>
      <text:p text:style-name="P136"><text:tab/><text:span text:style-name="T204">W rozdziale tym zawarty został opis środowiska testowego, stan urządzenia, dobór parametrów oraz przykładowy przebieg wykonania scenariusza testowego.</text:span></text:p>
      <text:p text:style-name="P137"><text:tab/><text:span text:style-name="T205">Testowane urządzenie to telefon komórkowy marki LG, model G4c [</text:span><text:a xlink:type="simple" xlink:href="http://www.mgsm.pl/pl/katalog/lg/g4c/" text:style-name="Internet_20_link" text:visited-style-name="Visited_20_Internet_20_Link"><text:span text:style-name="T205">http://www.mgsm.pl/pl/katalog/lg/g4c/</text:span></text:a><text:span text:style-name="T205"> | 2016-05-25].<text:line-break/>Posiada on system operacyjny Android w wersji 6.0. <text:line-break/>Operator sieci komórkowej podczas testów było Orange YES, oferta na kartę umożliwiająca transmisję danych w technologii LTE [</text:span><text:a xlink:type="simple" xlink:href="http://www.orange.pl/kid,4002009309,id,4003784070,article.html" text:style-name="Internet_20_link" text:visited-style-name="Visited_20_Internet_20_Link"><text:span text:style-name="T205">http://www.orange.pl/kid,4002009309,id,4003784070,article.html</text:span></text:a><text:span text:style-name="T205"> | 2016-05-25].</text:span></text:p>
      <text:p text:style-name="P138">Rolę serwera podczas testów pełniła platforma UniCloud <text:span text:style-name="T206">[</text:span><text:a xlink:type="simple" xlink:href="https://unicloud.pl/" text:style-name="Internet_20_link" text:visited-style-name="Visited_20_Internet_20_Link"><text:span text:style-name="T206">https://unicloud.pl/</text:span></text:a><text:span text:style-name="T206"> | 2016-05-25].</text:span></text:p>
      <text:p text:style-name="P142">Komputer z zainstalowanymi narzędziami adb (Android Debug Bridge <text:a xlink:type="simple" xlink:href="https://developer.android.com/studio/command-line/adb.html" text:style-name="Internet_20_link" text:visited-style-name="Visited_20_Internet_20_Link"><text:span text:style-name="T207">https://developer.android.com/studio/command-line/adb.html</text:span></text:a><text:span text:style-name="T207"> | 2016-05-25</text:span>).</text:p>
      <text:p text:style-name="P139"/>
      <text:p text:style-name="P139">Urządzenie było przygotowywane do testów w następujący sposób:</text:p>
      <text:list xml:id="list7037463405402872208" text:style-name="L39">
        <text:list-item>
          <text:p text:style-name="P316">bateria naładowana na 100%,</text:p>
        </text:list-item>
        <text:list-item>
          <text:p text:style-name="P316">jasność wyświetlacza ustawiona na 0%,</text:p>
        </text:list-item>
        <text:list-item>
          <text:p text:style-name="P316">usunięte wszystkie aplikacje z listy aktualnie uruchomionych,</text:p>
        </text:list-item>
        <text:list-item>
          <text:p text:style-name="P316"><text:soft-page-break/>wyłączone WiFi, włączona transmisja danych,</text:p>
        </text:list-item>
        <text:list-item>
          <text:p text:style-name="P317">scenariusze testowe i skrypty run-monkey-testsuite.sh oraz run-monkey-lib.sh wgrane na kartę pamięci urządzenia,</text:p>
        </text:list-item>
        <text:list-item>
          <text:p text:style-name="P317">aplikacja poddawana testom (Master Thesis) zainstalowana na urządzeniu.</text:p>
        </text:list-item>
      </text:list>
      <text:p text:style-name="P141"/>
      <text:p text:style-name="P40">Gdy powyższe warunki są spełnione uruchomić testy. Następuje to poprzez:</text:p>
      <text:list xml:id="list2266063557862120672" text:style-name="L40">
        <text:list-item>
          <text:p text:style-name="P318">podłączenie urządzenia do komputera,</text:p>
        </text:list-item>
        <text:list-item>
          <text:p text:style-name="P318">zalogwanie do jego konsoli (adb shell),</text:p>
        </text:list-item>
        <text:list-item>
          <text:p text:style-name="P319">przejście do lokalizacji zawierającej skrypty testowe,</text:p>
        </text:list-item>
        <text:list-item>
          <text:p text:style-name="P319">uruchomienie testów poprzez wprowadzenie komendy<text:line-break/>nohup sh run-monkey-testsuite.sh katalog_z_testami liczba_powtorzen</text:p>
        </text:list-item>
        <text:list-item>
          <text:p text:style-name="P320">odłączenie urządzenie od komputera,</text:p>
        </text:list-item>
        <text:list-item>
          <text:p text:style-name="P320">po zakończeniu testów ponowne podłączenie do komputera,</text:p>
        </text:list-item>
        <text:list-item>
          <text:p text:style-name="P320">pobranie plików z raportem z lokalizacji gdzie znajdują się skrypty, podkatalog bugreports<text:line-break/>abd pull sciezka_do_katalogu_z_raportami</text:p>
        </text:list-item>
      </text:list>
      <text:p text:style-name="P143">Następnie pobrany raport można zwizualizować przy pomocy battery-historian.</text:p>
      <text:p text:style-name="P140"/>
      <text:p text:style-name="P139"><draw:frame draw:style-name="fr1" draw:name="Frame5" text:anchor-type="char" svg:width="16.18cm" draw:z-index="21"><draw:text-box fo:min-height="11.894cm"><text:p text:style-name="Illustration"><draw:frame draw:style-name="fr9" draw:name="Image5" text:anchor-type="as-char" svg:width="16.18cm" svg:height="11.894cm" style:rel-height="scale" draw:z-index="22"><draw:image xlink:href="Pictures/1000000000000500000003AD67C0AB18.png" xlink:type="simple" xlink:show="embed" xlink:actuate="onLoad"/></draw:frame>Illustration <text:sequence text:ref-name="refIllustration11" text:name="Illustration" text:formula="ooow:Illustration+1" style:num-format="1">12</text:sequence>: Wykres aktywności urządznenia wygenerowany przez battery-historian</text:p></draw:text-box></draw:frame></text:p>
      <text:h text:style-name="P350" text:outline-level="1"><text:bookmark-start text:name="__RefHeading__5704_827020684"/><draw:frame draw:style-name="fr4" draw:name="Frame6" text:anchor-type="as-char" svg:width="17cm" draw:z-index="23"><draw:text-box fo:min-height="12.444cm"><text:p text:style-name="Illustration"><draw:frame draw:style-name="fr7" draw:name="Image6" text:anchor-type="paragraph" svg:width="17cm" svg:height="12.444cm" style:rel-height="scale" draw:z-index="24"><draw:image xlink:href="Pictures/1000000000000500000003A91A4CE019.png" xlink:type="simple" xlink:show="embed" xlink:actuate="onLoad"/></draw:frame>Illustration <text:sequence text:ref-name="refIllustration12" text:name="Illustration" text:formula="ooow:Illustration+1" style:num-format="1">13</text:sequence>: Tabela z podsumowaniem zużycia zasobów dla aplikacji wygenerowana przez battery-historian</text:p></draw:text-box></draw:frame><text:bookmark-end text:name="__RefHeading__5704_827020684"/></text:h>
      <text:h text:style-name="P238" text:outline-level="1"><text:bookmark-start text:name="__RefHeading__5706_827020684"/>[TODO move to tools section? 4.2]<text:bookmark-end text:name="__RefHeading__5706_827020684"/></text:h>
      <text:h text:style-name="P321" text:outline-level="1"><text:bookmark-start text:name="__RefHeading__5708_827020684"/>Battery-historian działa jako aplikacja klient-serwer, po wybraniu pliku z raportem serwer generuje podsumowanie i odsyła je z powrotem do przeglądarki. Kod po stronie klienckiej umożliwia filtrowanie danych, pokazywanie / ukrywanie szczegółów raportu, interakcję z wykresem.<text:line-break/><text:bookmark-end text:name="__RefHeading__5708_827020684"/></text:h>
      <text:h text:style-name="P322" text:outline-level="1"><text:bookmark-start text:name="__RefHeading__5710_827020684"/>Na ilustracji 12 możemy wyróżnić następujące pozycje, które mogą być istotne z punktu widzenia przeprowadzanych testów:<text:bookmark-end text:name="__RefHeading__5710_827020684"/></text:h>
      <text:list xml:id="list3349537992274092519" text:style-name="L41">
        <text:list-item>
          <text:h text:style-name="P284" text:outline-level="1"><text:bookmark-start text:name="__RefHeading__5712_827020684"/>Activity Manager Proc – szósty wiersz od góry, zmiany stanu aplikacji (włącz / wyłącz).<text:line-break/>Pokazuje moment, w którym aplikacja poddawana testom została uruchomiona / zatrzymana,<text:bookmark-end text:name="__RefHeading__5712_827020684"/></text:h>
        </text:list-item>
        <text:list-item>
          <text:h text:style-name="P285" text:outline-level="1"><text:bookmark-start text:name="__RefHeading__5714_827020684"/>Mobile radio active – dziewiąty wiersz od góry, pokazuje, czy radio komórkowe urządzenia jest aktywne,<text:bookmark-end text:name="__RefHeading__5714_827020684"/></text:h>
        </text:list-item>
        <text:list-item>
          <text:h text:style-name="P285" text:outline-level="1"><text:bookmark-start text:name="__RefHeading__5716_827020684"/>Battery level – drugi wiersz od dołu, pokazuje zmiany w stanie naładowania baterii<text:bookmark-end text:name="__RefHeading__5716_827020684"/></text:h>
        </text:list-item>
      </text:list>
      <text:h text:style-name="P286" text:outline-level="1"><text:bookmark-start text:name="__RefHeading__5718_827020684"/>Po najechaniu kursorem na poszczególne wiersze odsłania się okienko z podsumowaniem, np.<text:line-break/>dla baterii z jakiego poziomu na jaki nastąpiła zmiana, jaki jest szacowany poziom naładowania podany w mAh, tempo rozładowania telefonu w procentach na godzinę.<text:bookmark-end text:name="__RefHeading__5718_827020684"/></text:h>
      <text:h text:style-name="P323" text:outline-level="1"><text:soft-page-break/></text:h>
      <text:h text:style-name="P351" text:outline-level="1"><text:bookmark-start text:name="__RefHeading__5720_827020684"/>Na ilustracji 13 widać statystyki dla konkretnej aplikacji (tutaj pl.grzeniu.mt, będącą nazwą pakietu zawierającego kod aplikacji poddawanej testom). Istotne pola dla testów to:<text:bookmark-end text:name="__RefHeading__5720_827020684"/></text:h>
      <text:list xml:id="list2109779627525645471" text:style-name="L42">
        <text:list-item>
          <text:h text:style-name="P324" text:outline-level="1"><text:bookmark-start text:name="__RefHeading__5722_827020684"/>Device estimated power use – szacowane zużycie energii przez aplikację, należy zwrócić uwagę, że jest to wartość liczona od momentu wyzerowania statystyk do czasu zapisania raportu. Należałoby te wartości znormalizować, przeliczając je do wartości procentowego zużycia na godzinę,<text:bookmark-end text:name="__RefHeading__5722_827020684"/></text:h>
        </text:list-item>
        <text:list-item>
          <text:h text:style-name="P325" text:outline-level="1"><text:bookmark-start text:name="__RefHeading__5724_827020684"/>Mobile data transferred – liczba danych przetransmitoanych przy użyciu radia komórkowego urządzenia.<text:bookmark-end text:name="__RefHeading__5724_827020684"/></text:h>
        </text:list-item>
      </text:list>
      <text:h text:style-name="P326" text:outline-level="1"/>
      <text:h text:style-name="P328" text:outline-level="1"><text:bookmark-start text:name="__RefHeading__5726_827020684"/>Zaplanowane <text:span text:style-name="T209">zostało przetestowanie następujących </text:span><text:s/>metody optymalizacji <text:span text:style-name="T209">komunikacji sieciowej:</text:span><text:bookmark-end text:name="__RefHeading__5726_827020684"/></text:h>
      <text:list xml:id="list1944654026332348731" text:style-name="L43">
        <text:list-item>
          <text:h text:style-name="P329" text:outline-level="1"><text:bookmark-start text:name="__RefHeading__5728_827020684"/>bez optymalizacji, pobieranie danych tylko w momencie, gdy są potrzebne, brak kompresji,<text:bookmark-end text:name="__RefHeading__5728_827020684"/></text:h>
        </text:list-item>
        <text:list-item>
          <text:h text:style-name="P329" text:outline-level="1"><text:bookmark-start text:name="__RefHeading__5730_827020684"/>iCarWash – pobranie kompletu danych po starcie aplikacji, brak kompresji,<text:bookmark-end text:name="__RefHeading__5730_827020684"/></text:h>
        </text:list-item>
        <text:list-item>
          <text:h text:style-name="P329" text:outline-level="1"><text:bookmark-start text:name="__RefHeading__5732_827020684"/>iCarWash – pobranie kompletu danych po starcie aplikacji, kompresja gzip,<text:bookmark-end text:name="__RefHeading__5732_827020684"/></text:h>
        </text:list-item>
        <text:list-item>
          <text:h text:style-name="P329" text:outline-level="1"><text:bookmark-start text:name="__RefHeading__5734_827020684"/>OLX – pobranie 5 ciu stron przy starcie aplikacji, później pobieranie po jednej stronie,<text:line-break/>bez kompresji,<text:bookmark-end text:name="__RefHeading__5734_827020684"/></text:h>
        </text:list-item>
        <text:list-item>
          <text:h text:style-name="P329" text:outline-level="1"><text:bookmark-start text:name="__RefHeading__5736_827020684"/>OLX – pobranie 5 ciu stron przy starcie aplikacji, później pobieranie po dwie strony,<text:line-break/>bez kompresji,<text:bookmark-end text:name="__RefHeading__5736_827020684"/></text:h>
        </text:list-item>
        <text:list-item>
          <text:h text:style-name="P329" text:outline-level="1"><text:bookmark-start text:name="__RefHeading__5738_827020684"/>OLX – pobranie 5 ciu stron przy starcie aplikacji, później pobieranie po jednej stronie,<text:line-break/>kompresja,<text:bookmark-end text:name="__RefHeading__5738_827020684"/></text:h>
        </text:list-item>
        <text:list-item>
          <text:h text:style-name="P329" text:outline-level="1"><text:bookmark-start text:name="__RefHeading__5740_827020684"/>OLX – pobranie 5 ciu stron przy starcie aplikacji, później pobieranie po dwie strony,<text:line-break/>kompresja,<text:bookmark-end text:name="__RefHeading__5740_827020684"/></text:h>
        </text:list-item>
        <text:list-item>
          <text:h text:style-name="P329" text:outline-level="1"><text:bookmark-start text:name="__RefHeading__5742_827020684"/>OLX – pobranie 10 ciu stron przy starcie aplikacji, później pobieranie po jednej stronie,<text:line-break/>bez kompresji,<text:bookmark-end text:name="__RefHeading__5742_827020684"/></text:h>
        </text:list-item>
        <text:list-item>
          <text:h text:style-name="P329" text:outline-level="1"><text:bookmark-start text:name="__RefHeading__5744_827020684"/>OLX – pobranie 10 ciu stron przy starcie aplikacji, później pobieranie po dwie strony,<text:line-break/>bez kompresji,<text:bookmark-end text:name="__RefHeading__5744_827020684"/></text:h>
        </text:list-item>
        <text:list-item>
          <text:h text:style-name="P329" text:outline-level="1"><text:bookmark-start text:name="__RefHeading__5746_827020684"/>OLX – pobranie 10 ciu stron przy starcie aplikacji, później pobieranie po jednej stronie,<text:line-break/>kompresja,<text:bookmark-end text:name="__RefHeading__5746_827020684"/></text:h>
        </text:list-item>
        <text:list-item>
          <text:h text:style-name="P329" text:outline-level="1"><text:bookmark-start text:name="__RefHeading__5748_827020684"/>OLX – pobranie 10 ciu stron przy starcie aplikacji, później pobieranie po dwie strony,<text:line-break/>kompresja,<text:bookmark-end text:name="__RefHeading__5748_827020684"/></text:h>
        </text:list-item>
      </text:list>
      <text:h text:style-name="P327" text:outline-level="1"><text:bookmark-start text:name="__RefHeading__5750_827020684"/><text:tab/><text:span text:style-name="T208">Czas trwania wykonanie pojedynczego testu zależny jest od aplikacji i serii testów. Wacha się on od około pięciu sekund w serii trzciej dla iCarWash do ośmiu minut w serii pierwszej <text:s/>dla OLX. Szczególnie przy krótkich testach, zużycie było niemożliwe do zweryfikowania przy użyciu wybrancyh metod. Należało po wyzerowaniu statystyk powielić testy kilkukrotnie przed wygenerowaniem raportu. Aby przeprowadzić testy dla wszystkich metod optymalizacji autor postanowił poświęcić liczbę zastosowanych testów celem zwiększenia liczby ich powtórzeń.<text:line-break/>Po przeprowadzeniu kilku testów autor, dobrał następująco parametry dla testów:</text:span><text:bookmark-end text:name="__RefHeading__5750_827020684"/></text:h>
      <text:list xml:id="list7664175189213113398" text:style-name="L44">
        <text:list-item>
          <text:h text:style-name="P330" text:outline-level="1"><text:bookmark-start text:name="__RefHeading__5752_827020684"/><text:soft-page-break/>wybrano jeden test z serii, pierwszy dla każdej,<text:bookmark-end text:name="__RefHeading__5752_827020684"/></text:h>
        </text:list-item>
        <text:list-item>
          <text:h text:style-name="P330" text:outline-level="1"><text:bookmark-start text:name="__RefHeading__5754_827020684"/>ustalono liczbę powtórzeń na dziesięć dla każdego testu<text:bookmark-end text:name="__RefHeading__5754_827020684"/></text:h>
        </text:list-item>
      </text:list>
      <text:h text:style-name="P331" text:outline-level="1"><text:bookmark-start text:name="__RefHeading__5756_827020684"/>Po takim doborze parametrów komplet testów dla pojedynczej metody optymalizacji zajmował w przybliżeniu godzinę, dla iCarWash i trzy dla OLX.<text:bookmark-end text:name="__RefHeading__5756_827020684"/></text:h>
      <text:h text:style-name="P372" text:outline-level="1"/>
      <text:h text:style-name="P372" text:outline-level="1"><text:bookmark-start text:name="__RefHeading__5758_827020684"/>4.4. Wyniki testów<text:bookmark-end text:name="__RefHeading__5758_827020684"/></text:h>
      <text:p text:style-name="P28"/>
      <text:p text:style-name="P28"><text:tab/><text:span text:style-name="T210">Manualne odczytywanie wyników jest żmudne i jest miejscem do wprowadzenie błędów (pomiarowych). Z tego powodu autor stworzył kolejne skrypty [TODO link / przypis], które pobierały analizę z narzędzia battery-historian oraz zapisywały wyniki w formacie programu Octave. Plik taki mógł być później wczytany a zawarte w nim dane z łatwością poddawane różnym analizom i obróbce.</text:span></text:p>
      <text:p text:style-name="P28"><text:tab/><text:span text:style-name="T211">Rozdział ten zawiera wyniki przeprowadzonych analiz oraz naświetla pewne zjawiska / problemy, które zostaną poruszone szerzej w kolejnym rozdziale, dotyczącym wniosków.</text:span></text:p>
      <text:p text:style-name="P28"><text:tab/><text:span text:style-name="T212">Pod pojęciem znormalizowane dane, należy zrozumieć przeliczenie danych do wspólnej jednostki, w tym przypadku jest to czas a konkretnie jedna godzina.</text:span></text:p>
      <text:p text:style-name="P28"/>
      <text:h text:style-name="P357" text:outline-level="3"><text:bookmark-start text:name="__RefHeading__5760_827020684"/>4.4.1. Wyniki dla iCarWash<text:bookmark-end text:name="__RefHeading__5760_827020684"/></text:h>
      <text:p text:style-name="P144"/>
      <table:table table:name="Tabela1" table:style-name="Tabela1">
        <table:table-column table:style-name="Tabela1.A" table:number-columns-repeated="3"/>
        <table:table-column table:style-name="Tabela1.D"/>
        <table:table-row>
          <table:table-cell table:style-name="Tabela1.A1" office:value-type="string">
            <text:p text:style-name="P160"/>
          </table:table-cell>
          <table:table-cell table:style-name="Tabela1.A1" office:value-type="string">
            <text:p text:style-name="P162">Seria 1</text:p>
          </table:table-cell>
          <table:table-cell table:style-name="Tabela1.A1" office:value-type="string">
            <text:p text:style-name="P162">Seria 2</text:p>
          </table:table-cell>
          <table:table-cell table:style-name="Tabela1.D1" office:value-type="string">
            <text:p text:style-name="P162">Seria 3</text:p>
          </table:table-cell>
        </table:table-row>
        <table:table-row>
          <table:table-cell table:style-name="Tabela1.A2" office:value-type="string">
            <text:p text:style-name="P184">Dane na żądanie,<text:line-break/>bez gzip</text:p>
          </table:table-cell>
          <table:table-cell table:style-name="Tabela1.A2" office:value-type="string">
            <text:p text:style-name="P161">2.00787</text:p>
          </table:table-cell>
          <table:table-cell table:style-name="Tabela1.A2" office:value-type="string">
            <text:p text:style-name="P161">1.07087</text:p>
          </table:table-cell>
          <table:table-cell table:style-name="Tabela1.D2" office:value-type="string">
            <text:p text:style-name="P161">0.14724</text:p>
          </table:table-cell>
        </table:table-row>
        <table:table-row>
          <table:table-cell table:style-name="Tabela1.A2" office:value-type="string">
            <text:p text:style-name="P184">Dane na żądanie, <text:line-break/>z gzip</text:p>
          </table:table-cell>
          <table:table-cell table:style-name="Tabela1.A2" office:value-type="string">
            <text:p text:style-name="P175">2.06299</text:p>
          </table:table-cell>
          <table:table-cell table:style-name="Tabela1.A2" office:value-type="string">
            <text:p text:style-name="P161">1.07<text:span text:style-name="T213">874</text:span></text:p>
          </table:table-cell>
          <table:table-cell table:style-name="Tabela1.D2" office:value-type="string">
            <text:p text:style-name="P161">0.1<text:span text:style-name="T213">4685</text:span></text:p>
          </table:table-cell>
        </table:table-row>
        <table:table-row>
          <table:table-cell table:style-name="Tabela1.A2" office:value-type="string">
            <text:p text:style-name="P184">Pobranie danych na początku, bez gzip</text:p>
          </table:table-cell>
          <table:table-cell table:style-name="Tabela1.A2" office:value-type="string">
            <text:p text:style-name="P161">0.49213</text:p>
          </table:table-cell>
          <table:table-cell table:style-name="Tabela1.A2" office:value-type="string">
            <text:p text:style-name="P161">0.25157</text:p>
          </table:table-cell>
          <table:table-cell table:style-name="Tabela1.D2" office:value-type="string">
            <text:p text:style-name="P161">0.22362</text:p>
          </table:table-cell>
        </table:table-row>
        <table:table-row>
          <table:table-cell table:style-name="Tabela1.A2" office:value-type="string">
            <text:p text:style-name="P184">Pobranie danych na początku, z gzip</text:p>
          </table:table-cell>
          <table:table-cell table:style-name="Tabela1.A2" office:value-type="string">
            <text:p text:style-name="P161">0.4<text:span text:style-name="T213">5669</text:span></text:p>
          </table:table-cell>
          <table:table-cell table:style-name="Tabela1.A2" office:value-type="string">
            <text:p text:style-name="P161">0.2<text:span text:style-name="T213">3780</text:span></text:p>
          </table:table-cell>
          <table:table-cell table:style-name="Tabela1.D2" office:value-type="string">
            <text:p text:style-name="P161">0.22<text:span text:style-name="T213">480</text:span></text:p>
          </table:table-cell>
        </table:table-row>
      </table:table>
      <text:p text:style-name="Table">Tabela <text:sequence text:ref-name="refTable0" text:name="Table" text:formula="ooow:Table+1" style:num-format="1">1</text:sequence>: Przewidywane zużycie energii [%]</text:p>
      <text:p text:style-name="Table"/>
      <table:table table:name="Tabela2" table:style-name="Tabela2">
        <table:table-column table:style-name="Tabela2.A" table:number-columns-repeated="3"/>
        <table:table-column table:style-name="Tabela2.D"/>
        <table:table-row>
          <table:table-cell table:style-name="Tabela2.A1" office:value-type="string">
            <text:p text:style-name="P165"/>
          </table:table-cell>
          <table:table-cell table:style-name="Tabela2.A1" office:value-type="string">
            <text:p text:style-name="P162">Seria 1</text:p>
          </table:table-cell>
          <table:table-cell table:style-name="Tabela2.A1" office:value-type="string">
            <text:p text:style-name="P162">Seria 2</text:p>
          </table:table-cell>
          <table:table-cell table:style-name="Tabela2.D1" office:value-type="string">
            <text:p text:style-name="P162">Seria 3</text:p>
          </table:table-cell>
        </table:table-row>
        <table:table-row>
          <table:table-cell table:style-name="Tabela2.A2" office:value-type="string">
            <text:p text:style-name="P184">Dane na żądanie,<text:line-break/>bez gzip</text:p>
          </table:table-cell>
          <table:table-cell table:style-name="Tabela2.A2" office:value-type="string">
            <text:p text:style-name="P166">6.4070</text:p>
          </table:table-cell>
          <table:table-cell table:style-name="Tabela2.A2" office:value-type="string">
            <text:p text:style-name="P166">6.4767</text:p>
          </table:table-cell>
          <table:table-cell table:style-name="Tabela2.D2" office:value-type="string">
            <text:p text:style-name="P166">3.9176</text:p>
          </table:table-cell>
        </table:table-row>
        <table:table-row>
          <table:table-cell table:style-name="Tabela2.A2" office:value-type="string">
            <text:p text:style-name="P184">Dane na żądanie, <text:line-break/>z gzip</text:p>
          </table:table-cell>
          <table:table-cell table:style-name="Tabela2.A2" office:value-type="string">
            <text:p text:style-name="P169">6.5802</text:p>
          </table:table-cell>
          <table:table-cell table:style-name="Tabela2.A2" office:value-type="string">
            <text:p text:style-name="P166"><text:span text:style-name="T214">6</text:span>.5<text:span text:style-name="T214">203</text:span></text:p>
          </table:table-cell>
          <table:table-cell table:style-name="Tabela2.D2" office:value-type="string">
            <text:p text:style-name="P169">3.8928</text:p>
          </table:table-cell>
        </table:table-row>
        <table:table-row>
          <table:table-cell table:style-name="Tabela2.A2" office:value-type="string">
            <text:p text:style-name="P184">Pobranie danych na początku, bez gzip</text:p>
          </table:table-cell>
          <table:table-cell table:style-name="Tabela2.A2" office:value-type="string">
            <text:p text:style-name="P166">1.5683</text:p>
          </table:table-cell>
          <table:table-cell table:style-name="Tabela2.A2" office:value-type="string">
            <text:p text:style-name="P166">1.5190</text:p>
          </table:table-cell>
          <table:table-cell table:style-name="Tabela2.D2" office:value-type="string">
            <text:p text:style-name="P166">5.9359</text:p>
          </table:table-cell>
        </table:table-row>
        <table:table-row>
          <table:table-cell table:style-name="Tabela2.A2" office:value-type="string">
            <text:p text:style-name="P184">Pobranie danych na początku, z gzip</text:p>
          </table:table-cell>
          <table:table-cell table:style-name="Tabela2.A2" office:value-type="string">
            <text:p text:style-name="P166">1.<text:span text:style-name="T214">4385</text:span></text:p>
          </table:table-cell>
          <table:table-cell table:style-name="Tabela2.A2" office:value-type="string">
            <text:p text:style-name="P166">1.<text:span text:style-name="T214">4343</text:span></text:p>
          </table:table-cell>
          <table:table-cell table:style-name="Tabela2.D2" office:value-type="string">
            <text:p text:style-name="P169">5.9563</text:p>
          </table:table-cell>
        </table:table-row>
      </table:table>
      <text:p text:style-name="Table">Tabela <text:sequence text:ref-name="refTable1" text:name="Table" text:formula="ooow:Table+1" style:num-format="1">2</text:sequence>: Znormalizowane przewidywane zużycie energii [%]</text:p>
      <text:p text:style-name="Caption"/>
      <table:table table:name="Tabela3" table:style-name="Tabela3">
        <table:table-column table:style-name="Tabela3.A" table:number-columns-repeated="3"/>
        <table:table-column table:style-name="Tabela3.D"/>
        <table:table-row>
          <table:table-cell table:style-name="Tabela3.A1" office:value-type="string">
            <text:p text:style-name="P165"/>
          </table:table-cell>
          <table:table-cell table:style-name="Tabela3.A1" office:value-type="string">
            <text:p text:style-name="P162">Seria 1</text:p>
          </table:table-cell>
          <table:table-cell table:style-name="Tabela3.A1" office:value-type="string">
            <text:p text:style-name="P162">Seria 2</text:p>
          </table:table-cell>
          <table:table-cell table:style-name="Tabela3.D1" office:value-type="string">
            <text:p text:style-name="P162">Seria 3</text:p>
          </table:table-cell>
        </table:table-row>
        <table:table-row>
          <table:table-cell table:style-name="Tabela3.A2" office:value-type="string">
            <text:p text:style-name="P184">Dane na żądanie,<text:line-break/>bez gzip</text:p>
          </table:table-cell>
          <table:table-cell table:style-name="Tabela3.A2" office:value-type="string">
            <text:p text:style-name="P167">51</text:p>
          </table:table-cell>
          <table:table-cell table:style-name="Tabela3.A2" office:value-type="string">
            <text:p text:style-name="P167">27</text:p>
          </table:table-cell>
          <table:table-cell table:style-name="Tabela3.D2" office:value-type="string">
            <text:p text:style-name="P167">4</text:p>
            <text:p text:style-name="P167"/>
          </table:table-cell>
        </table:table-row>
        <table:table-row>
          <table:table-cell table:style-name="Tabela3.A2" office:value-type="string">
            <text:p text:style-name="P184">Dane na żądanie, <text:line-break/>z gzip</text:p>
          </table:table-cell>
          <table:table-cell table:style-name="Tabela3.A2" office:value-type="string">
            <text:p text:style-name="P170">52</text:p>
          </table:table-cell>
          <table:table-cell table:style-name="Tabela3.A2" office:value-type="string">
            <text:p text:style-name="P167">27</text:p>
          </table:table-cell>
          <table:table-cell table:style-name="Tabela3.D2" office:value-type="string">
            <text:p text:style-name="P167">4</text:p>
          </table:table-cell>
        </table:table-row>
        <table:table-row>
          <table:table-cell table:style-name="Tabela3.A2" office:value-type="string">
            <text:p text:style-name="P184">Pobranie danych na początku, bez gzip</text:p>
          </table:table-cell>
          <table:table-cell table:style-name="Tabela3.A2" office:value-type="string">
            <text:p text:style-name="P167">13</text:p>
          </table:table-cell>
          <table:table-cell table:style-name="Tabela3.A2" office:value-type="string">
            <text:p text:style-name="P167">6</text:p>
          </table:table-cell>
          <table:table-cell table:style-name="Tabela3.D2" office:value-type="string">
            <text:p text:style-name="P167">6</text:p>
          </table:table-cell>
        </table:table-row>
        <table:table-row>
          <table:table-cell table:style-name="Tabela3.A2" office:value-type="string">
            <text:p text:style-name="P184">Pobranie danych na początku, z gzip</text:p>
          </table:table-cell>
          <table:table-cell table:style-name="Tabela3.A2" office:value-type="string">
            <text:p text:style-name="P167">1<text:span text:style-name="T215">2</text:span></text:p>
          </table:table-cell>
          <table:table-cell table:style-name="Tabela3.A2" office:value-type="string">
            <text:p text:style-name="P170">6</text:p>
          </table:table-cell>
          <table:table-cell table:style-name="Tabela3.D2" office:value-type="string">
            <text:p text:style-name="P167">6</text:p>
          </table:table-cell>
        </table:table-row>
      </table:table>
      <text:p text:style-name="Table">Tabela <text:sequence text:ref-name="refTable2" text:name="Table" text:formula="ooow:Table+1" style:num-format="1">3</text:sequence>: Wyliczony pobór energii [mAh]</text:p>
      <text:p text:style-name="Caption"/>
      <table:table table:name="Tabela4" table:style-name="Tabela4">
        <table:table-column table:style-name="Tabela4.A" table:number-columns-repeated="3"/>
        <table:table-column table:style-name="Tabela4.D"/>
        <table:table-row>
          <table:table-cell table:style-name="Tabela4.A1" office:value-type="string">
            <text:p text:style-name="P165"/>
          </table:table-cell>
          <table:table-cell table:style-name="Tabela4.A1" office:value-type="string">
            <text:p text:style-name="P162">Seria 1</text:p>
          </table:table-cell>
          <table:table-cell table:style-name="Tabela4.A1" office:value-type="string">
            <text:p text:style-name="P162">Seria 2</text:p>
          </table:table-cell>
          <table:table-cell table:style-name="Tabela4.D1" office:value-type="string">
            <text:p text:style-name="P162">Seria 3</text:p>
          </table:table-cell>
        </table:table-row>
        <table:table-row>
          <table:table-cell table:style-name="Tabela4.A2" office:value-type="string">
            <text:p text:style-name="P184">Dane na żądanie,<text:line-break/>bez gzip</text:p>
          </table:table-cell>
          <table:table-cell table:style-name="Tabela4.A2" office:value-type="string">
            <text:p text:style-name="P167">163</text:p>
          </table:table-cell>
          <table:table-cell table:style-name="Tabela4.A2" office:value-type="string">
            <text:p text:style-name="P167">165</text:p>
          </table:table-cell>
          <table:table-cell table:style-name="Tabela4.D2" office:value-type="string">
            <text:p text:style-name="P167">100</text:p>
          </table:table-cell>
        </table:table-row>
        <table:table-row>
          <table:table-cell table:style-name="Tabela4.A2" office:value-type="string">
            <text:p text:style-name="P184">Dane na żądanie, <text:line-break/>z gzip</text:p>
          </table:table-cell>
          <table:table-cell table:style-name="Tabela4.A2" office:value-type="string">
            <text:p text:style-name="P171">167</text:p>
          </table:table-cell>
          <table:table-cell table:style-name="Tabela4.A2" office:value-type="string">
            <text:p text:style-name="P167">1<text:span text:style-name="T216">66</text:span></text:p>
          </table:table-cell>
          <table:table-cell table:style-name="Tabela4.D2" office:value-type="string">
            <text:p text:style-name="P171">99</text:p>
          </table:table-cell>
        </table:table-row>
        <table:table-row>
          <table:table-cell table:style-name="Tabela4.A2" office:value-type="string">
            <text:p text:style-name="P184">Pobranie danych na początku, bez gzip</text:p>
          </table:table-cell>
          <table:table-cell table:style-name="Tabela4.A2" office:value-type="string">
            <text:p text:style-name="P167">40</text:p>
          </table:table-cell>
          <table:table-cell table:style-name="Tabela4.A2" office:value-type="string">
            <text:p text:style-name="P167">39</text:p>
          </table:table-cell>
          <table:table-cell table:style-name="Tabela4.D2" office:value-type="string">
            <text:p text:style-name="P167">151</text:p>
          </table:table-cell>
        </table:table-row>
        <table:table-row>
          <table:table-cell table:style-name="Tabela4.A2" office:value-type="string">
            <text:p text:style-name="P184">Pobranie danych na początku, z gzip</text:p>
          </table:table-cell>
          <table:table-cell table:style-name="Tabela4.A2" office:value-type="string">
            <text:p text:style-name="P167">3<text:span text:style-name="T216">7</text:span></text:p>
          </table:table-cell>
          <table:table-cell table:style-name="Tabela4.A2" office:value-type="string">
            <text:p text:style-name="P167">3<text:span text:style-name="T216">6</text:span></text:p>
          </table:table-cell>
          <table:table-cell table:style-name="Tabela4.D2" office:value-type="string">
            <text:p text:style-name="P171">151</text:p>
          </table:table-cell>
        </table:table-row>
      </table:table>
      <text:p text:style-name="Table">Tabela <text:sequence text:ref-name="refTable3" text:name="Table" text:formula="ooow:Table+1" style:num-format="1">4</text:sequence>: Znormalizowany wyliczony pobór energii [mAh]</text:p>
      <table:table table:name="Tabela5" table:style-name="Tabela5">
        <table:table-column table:style-name="Tabela5.A" table:number-columns-repeated="3"/>
        <table:table-column table:style-name="Tabela5.D"/>
        <text:soft-page-break/>
        <table:table-row>
          <table:table-cell table:style-name="Tabela5.A1" office:value-type="string">
            <text:p text:style-name="P165"/>
          </table:table-cell>
          <table:table-cell table:style-name="Tabela5.A1" office:value-type="string">
            <text:p text:style-name="P162">Seria 1</text:p>
          </table:table-cell>
          <table:table-cell table:style-name="Tabela5.A1" office:value-type="string">
            <text:p text:style-name="P162">Seria 2</text:p>
          </table:table-cell>
          <table:table-cell table:style-name="Tabela5.D1" office:value-type="string">
            <text:p text:style-name="P162">Seria 3</text:p>
          </table:table-cell>
        </table:table-row>
        <table:table-row>
          <table:table-cell table:style-name="Tabela5.A2" office:value-type="string">
            <text:p text:style-name="P184">Dane na żądanie,<text:line-break/>bez gzip</text:p>
          </table:table-cell>
          <table:table-cell table:style-name="Tabela5.A2" office:value-type="string">
            <text:p text:style-name="P168">97</text:p>
          </table:table-cell>
          <table:table-cell table:style-name="Tabela5.A2" office:value-type="string">
            <text:p text:style-name="P168">98</text:p>
          </table:table-cell>
          <table:table-cell table:style-name="Tabela5.D2" office:value-type="string">
            <text:p text:style-name="P168">59</text:p>
          </table:table-cell>
        </table:table-row>
        <table:table-row>
          <table:table-cell table:style-name="Tabela5.A2" office:value-type="string">
            <text:p text:style-name="P184">Dane na żądanie, <text:line-break/>z gzip</text:p>
          </table:table-cell>
          <table:table-cell table:style-name="Tabela5.A2" office:value-type="string">
            <text:p text:style-name="P172">99</text:p>
          </table:table-cell>
          <table:table-cell table:style-name="Tabela5.A2" office:value-type="string">
            <text:p text:style-name="P172">98</text:p>
          </table:table-cell>
          <table:table-cell table:style-name="Tabela5.D2" office:value-type="string">
            <text:p text:style-name="P172">59</text:p>
          </table:table-cell>
        </table:table-row>
        <table:table-row>
          <table:table-cell table:style-name="Tabela5.A2" office:value-type="string">
            <text:p text:style-name="P184">Pobranie danych na początku, bez gzip</text:p>
          </table:table-cell>
          <table:table-cell table:style-name="Tabela5.A2" office:value-type="string">
            <text:p text:style-name="P168">21</text:p>
          </table:table-cell>
          <table:table-cell table:style-name="Tabela5.A2" office:value-type="string">
            <text:p text:style-name="P168">20</text:p>
          </table:table-cell>
          <table:table-cell table:style-name="Tabela5.D2" office:value-type="string">
            <text:p text:style-name="P168">90</text:p>
          </table:table-cell>
        </table:table-row>
        <table:table-row>
          <table:table-cell table:style-name="Tabela5.A2" office:value-type="string">
            <text:p text:style-name="P184">Pobranie danych na początku, z gzip</text:p>
          </table:table-cell>
          <table:table-cell table:style-name="Tabela5.A2" office:value-type="string">
            <text:p text:style-name="P172">19</text:p>
          </table:table-cell>
          <table:table-cell table:style-name="Tabela5.A2" office:value-type="string">
            <text:p text:style-name="P168">1<text:span text:style-name="T217">9</text:span></text:p>
          </table:table-cell>
          <table:table-cell table:style-name="Tabela5.D2" office:value-type="string">
            <text:p text:style-name="P172">90</text:p>
          </table:table-cell>
        </table:table-row>
      </table:table>
      <text:p text:style-name="Table">Tabela <text:sequence text:ref-name="refTable4" text:name="Table" text:formula="ooow:Table+1" style:num-format="1">5</text:sequence>: Stosunek czasu aktywności radia do trwania aplikacji [%]</text:p>
      <text:p text:style-name="Table"/>
      <table:table table:name="Tabela6" table:style-name="Tabela6">
        <table:table-column table:style-name="Tabela6.A" table:number-columns-repeated="3"/>
        <table:table-column table:style-name="Tabela6.D"/>
        <table:table-row>
          <table:table-cell table:style-name="Tabela6.A1" office:value-type="string">
            <text:p text:style-name="P165"/>
          </table:table-cell>
          <table:table-cell table:style-name="Tabela6.A1" office:value-type="string">
            <text:p text:style-name="P162">Seria 1</text:p>
          </table:table-cell>
          <table:table-cell table:style-name="Tabela6.A1" office:value-type="string">
            <text:p text:style-name="P162">Seria 2</text:p>
          </table:table-cell>
          <table:table-cell table:style-name="Tabela6.D1" office:value-type="string">
            <text:p text:style-name="P162">Seria 3</text:p>
          </table:table-cell>
        </table:table-row>
        <table:table-row>
          <table:table-cell table:style-name="Tabela6.A2" office:value-type="string">
            <text:p text:style-name="P184">Dane na żądanie,<text:line-break/>bez gzip</text:p>
          </table:table-cell>
          <table:table-cell table:style-name="Tabela6.A2" office:value-type="string">
            <text:p text:style-name="P174">439</text:p>
          </table:table-cell>
          <table:table-cell table:style-name="Tabela6.A2" office:value-type="string">
            <text:p text:style-name="P174">164</text:p>
          </table:table-cell>
          <table:table-cell table:style-name="Tabela6.D2" office:value-type="string">
            <text:p text:style-name="P173">11</text:p>
          </table:table-cell>
        </table:table-row>
        <table:table-row>
          <table:table-cell table:style-name="Tabela6.A2" office:value-type="string">
            <text:p text:style-name="P184">Dane na żądanie, <text:line-break/>z gzip</text:p>
          </table:table-cell>
          <table:table-cell table:style-name="Tabela6.A2" office:value-type="string">
            <text:p text:style-name="P173">439</text:p>
          </table:table-cell>
          <table:table-cell table:style-name="Tabela6.A2" office:value-type="string">
            <text:p text:style-name="P173">164</text:p>
          </table:table-cell>
          <table:table-cell table:style-name="Tabela6.D2" office:value-type="string">
            <text:p text:style-name="P173">11</text:p>
          </table:table-cell>
        </table:table-row>
        <table:table-row>
          <table:table-cell table:style-name="Tabela6.A2" office:value-type="string">
            <text:p text:style-name="P184">Pobranie danych na początku, bez gzip</text:p>
          </table:table-cell>
          <table:table-cell table:style-name="Tabela6.A2" office:value-type="string">
            <text:p text:style-name="P173">444</text:p>
          </table:table-cell>
          <table:table-cell table:style-name="Tabela6.A2" office:value-type="string">
            <text:p text:style-name="P173">441</text:p>
          </table:table-cell>
          <table:table-cell table:style-name="Tabela6.D2" office:value-type="string">
            <text:p text:style-name="P173">441</text:p>
          </table:table-cell>
        </table:table-row>
        <table:table-row>
          <table:table-cell table:style-name="Tabela6.A2" office:value-type="string">
            <text:p text:style-name="P184">Pobranie danych na początku, z gzip</text:p>
          </table:table-cell>
          <table:table-cell table:style-name="Tabela6.A2" office:value-type="string">
            <text:p text:style-name="P173">44<text:span text:style-name="T218">3</text:span></text:p>
          </table:table-cell>
          <table:table-cell table:style-name="Tabela6.A2" office:value-type="string">
            <text:p text:style-name="P173">441</text:p>
          </table:table-cell>
          <table:table-cell table:style-name="Tabela6.D2" office:value-type="string">
            <text:p text:style-name="P173">441</text:p>
          </table:table-cell>
        </table:table-row>
      </table:table>
      <text:p text:style-name="P207">Tabela <text:sequence text:ref-name="refTable5" text:name="Table" text:formula="ooow:Table+1" style:num-format="1">6</text:sequence>: <text:span text:style-name="T221">Liczba pobranych d</text:span>an<text:span text:style-name="T221">ych</text:span> [KB]</text:p>
      <text:p text:style-name="P145"/>
      <text:p text:style-name="P145"><text:tab/>Czemu nie widać różnicy w rozmiarze danych przy użyciu kompresji gzip? Tego do końca autor nie wie. Nie ma wiedzy w jakiej warstwie modelu TCP / IP dokonywany jest pomiar. Jeżeli w warstwie aplikacji to mogłoby tłumaczyć brak różnic, gdyż mierzone są już rozpakowane dane. </text:p>
      <text:p text:style-name="P145"/>
      <table:table table:name="Tabela7" table:style-name="Tabela7">
        <table:table-column table:style-name="Tabela7.A" table:number-columns-repeated="3"/>
        <table:table-column table:style-name="Tabela7.D"/>
        <table:table-row>
          <table:table-cell table:style-name="Tabela7.A1" office:value-type="string">
            <text:p text:style-name="Table_20_Contents"/>
          </table:table-cell>
          <table:table-cell table:style-name="Tabela7.A1" office:value-type="string">
            <text:p text:style-name="P162">Seria 1</text:p>
          </table:table-cell>
          <table:table-cell table:style-name="Tabela7.A1" office:value-type="string">
            <text:p text:style-name="P162">Seria 2</text:p>
          </table:table-cell>
          <table:table-cell table:style-name="Tabela7.D1" office:value-type="string">
            <text:p text:style-name="P162">Seria 3</text:p>
          </table:table-cell>
        </table:table-row>
        <table:table-row>
          <table:table-cell table:style-name="Tabela7.A2" office:value-type="string">
            <text:p text:style-name="P184">Dane na żądanie,<text:line-break/>bez gzip</text:p>
          </table:table-cell>
          <table:table-cell table:style-name="Tabela7.A2" office:value-type="string">
            <text:p text:style-name="P178">1400</text:p>
          </table:table-cell>
          <table:table-cell table:style-name="Tabela7.A2" office:value-type="string">
            <text:p text:style-name="P178">992</text:p>
          </table:table-cell>
          <table:table-cell table:style-name="Tabela7.D2" office:value-type="string">
            <text:p text:style-name="P178">289</text:p>
          </table:table-cell>
        </table:table-row>
        <table:table-row>
          <table:table-cell table:style-name="Tabela7.A2" office:value-type="string">
            <text:p text:style-name="P184">Dane na żądanie, <text:line-break/>z gzip</text:p>
          </table:table-cell>
          <table:table-cell table:style-name="Tabela7.A2" office:value-type="string">
            <text:p text:style-name="P178">1<text:span text:style-name="T219">399</text:span></text:p>
          </table:table-cell>
          <table:table-cell table:style-name="Tabela7.A2" office:value-type="string">
            <text:p text:style-name="P176">992</text:p>
          </table:table-cell>
          <table:table-cell table:style-name="Tabela7.D2" office:value-type="string">
            <text:p text:style-name="P176">288</text:p>
          </table:table-cell>
        </table:table-row>
        <table:table-row>
          <table:table-cell table:style-name="Tabela7.A2" office:value-type="string">
            <text:p text:style-name="P184">Pobranie danych na początku, bez gzip</text:p>
          </table:table-cell>
          <table:table-cell table:style-name="Tabela7.A2" office:value-type="string">
            <text:p text:style-name="P178">141<text:span text:style-name="T219">4</text:span></text:p>
          </table:table-cell>
          <table:table-cell table:style-name="Tabela7.A2" office:value-type="string">
            <text:p text:style-name="P178">2660</text:p>
          </table:table-cell>
          <table:table-cell table:style-name="Tabela7.D2" office:value-type="string">
            <text:p text:style-name="P178">11695</text:p>
          </table:table-cell>
        </table:table-row>
        <table:table-row>
          <table:table-cell table:style-name="Tabela7.A2" office:value-type="string">
            <text:p text:style-name="P184">Pobranie danych na początku, z gzip</text:p>
          </table:table-cell>
          <table:table-cell table:style-name="Tabela7.A2" office:value-type="string">
            <text:p text:style-name="P178">13<text:span text:style-name="T220">96</text:span></text:p>
          </table:table-cell>
          <table:table-cell table:style-name="Tabela7.A2" office:value-type="string">
            <text:p text:style-name="P178">2<text:span text:style-name="T220">657</text:span></text:p>
          </table:table-cell>
          <table:table-cell table:style-name="Tabela7.D2" office:value-type="string">
            <text:p text:style-name="P177">11674</text:p>
          </table:table-cell>
        </table:table-row>
      </table:table>
      <text:p text:style-name="Table">Tabela <text:sequence text:ref-name="refTable6" text:name="Table" text:formula="ooow:Table+1" style:num-format="1">7</text:sequence>: Znormalizowana liczba pobranych danych [KB]</text:p>
      <text:p text:style-name="P145"/>
      <text:p text:style-name="P145"><text:tab/><text:span text:style-name="T222">Dlaczego w przypadku serii 3 tendencja jest różna niż dla pozostałych? Pobranie kompletu danych daje odwrotne skutki od zamierzonych? W tabeli 8 przedstawiono czas wykonania testów. Powinny one pomóc wyjaśnić zjawisko.</text:span></text:p>
      <text:p text:style-name="P145"/>
      <table:table table:name="Tabela8" table:style-name="Tabela8">
        <table:table-column table:style-name="Tabela8.A"/>
        <table:table-column table:style-name="Tabela8.B"/>
        <table:table-column table:style-name="Tabela8.C"/>
        <table:table-column table:style-name="Tabela8.D"/>
        <table:table-row>
          <table:table-cell table:style-name="Tabela8.A1" office:value-type="string">
            <text:p text:style-name="P162"/>
          </table:table-cell>
          <table:table-cell table:style-name="Tabela8.A1" office:value-type="string">
            <text:p text:style-name="P162">Seria 1</text:p>
          </table:table-cell>
          <table:table-cell table:style-name="Tabela8.A1" office:value-type="string">
            <text:p text:style-name="P162">Seria 2</text:p>
          </table:table-cell>
          <table:table-cell table:style-name="Tabela8.D1" office:value-type="string">
            <text:p text:style-name="P162">Seria 3</text:p>
          </table:table-cell>
        </table:table-row>
        <table:table-row>
          <table:table-cell table:style-name="Tabela8.A2" office:value-type="string">
            <text:p text:style-name="P186">Czas wykonania testu <text:span text:style-name="T246">podany</text:span> <text:span text:style-name="T246">w minutach</text:span></text:p>
          </table:table-cell>
          <table:table-cell table:style-name="Tabela8.A2" office:value-type="string">
            <text:p text:style-name="P179">113</text:p>
          </table:table-cell>
          <table:table-cell table:style-name="Tabela8.A2" office:value-type="string">
            <text:p text:style-name="P179">60</text:p>
          </table:table-cell>
          <table:table-cell table:style-name="Tabela8.D2" office:value-type="string">
            <text:p text:style-name="P179">14</text:p>
          </table:table-cell>
        </table:table-row>
      </table:table>
      <text:p text:style-name="Table">Tabela <text:sequence text:ref-name="refTable7" text:name="Table" text:formula="ooow:Table+1" style:num-format="1">8</text:sequence>: <text:span text:style-name="T223">C</text:span>zas wykonania <text:span text:style-name="T223">pojedynczego </text:span>test<text:span text:style-name="T223">u</text:span> <text:span text:style-name="T232">[sekunda]</text:span></text:p>
      <text:p text:style-name="P145"/>
      <text:p text:style-name="P145"><text:tab/><text:span text:style-name="T224">Sama aplikacja i zastosowane metody ni mają wpływu na czas wykonywania testu ponieważ są one wykonywane przez zewnętrzne narzędzie. <text:s/>Można zatem przyjąć, że są takie same dla każdej z metod.</text:span></text:p>
      <text:p text:style-name="P145"><text:tab/><text:span text:style-name="T225">Z tabeli 8. widać, że symulowana interakcja z aplikacją jest bardzo krótka. W przypadku pobierania komplet danych, nie zostanie on wykorzystany w 100%. Metoda ta wymusza pobieranie danych, które nie zostaną nigdy wykorzystane. Nie zawsze jest to negatywne, jeżeli odsetek takich danych jest stosunkowo niewielki. W tym przypadku (przy krótkich interakcjach) bardziej opłacalnym wydaje się być pobieranie danych na żądanie użytkownika.</text:span></text:p>
      <text:p text:style-name="P146"><text:tab/><text:span text:style-name="T226">Dla serii 1 i 2 imitowane zachowanie w większym stopniu wykorzystywało dane. Sam czas interakcji jest przez to również dłuższy. Dla tych przypadków pobieranie kompletu danych daje dobre wyniki. Tabela 9 przedstawia wpływ pobrania kompletu danych na zużycia energii. Przedstawiono stosunek względem metody pobierania danych wyłącznie na żądanie użytkownika. </text:span></text:p>
      <text:p text:style-name="P152"><text:s/></text:p>
      <table:table table:name="Tabela9" table:style-name="Tabela9">
        <table:table-column table:style-name="Tabela9.A" table:number-columns-repeated="3"/>
        <table:table-column table:style-name="Tabela9.D"/>
        <text:soft-page-break/>
        <table:table-row>
          <table:table-cell table:style-name="Tabela9.A1" office:value-type="string">
            <text:p text:style-name="Table_20_Contents"/>
          </table:table-cell>
          <table:table-cell table:style-name="Tabela9.A1" office:value-type="string">
            <text:p text:style-name="P162">Seria 1</text:p>
          </table:table-cell>
          <table:table-cell table:style-name="Tabela9.A1" office:value-type="string">
            <text:p text:style-name="P162">Seria 2</text:p>
          </table:table-cell>
          <table:table-cell table:style-name="Tabela9.D1" office:value-type="string">
            <text:p text:style-name="P162">Seria 3</text:p>
          </table:table-cell>
        </table:table-row>
        <table:table-row>
          <table:table-cell table:style-name="Tabela9.A2" office:value-type="string">
            <text:p text:style-name="P184">Dane na żądanie,<text:line-break/>bez gzip</text:p>
          </table:table-cell>
          <table:table-cell table:style-name="Tabela9.A2" office:value-type="string">
            <text:p text:style-name="P206">0</text:p>
          </table:table-cell>
          <table:table-cell table:style-name="Tabela9.A2" office:value-type="string">
            <text:p text:style-name="P206">0</text:p>
          </table:table-cell>
          <table:table-cell table:style-name="Tabela9.D2" office:value-type="string">
            <text:p text:style-name="P206">0</text:p>
          </table:table-cell>
        </table:table-row>
        <table:table-row>
          <table:table-cell table:style-name="Tabela9.A2" office:value-type="string">
            <text:p text:style-name="P184">Dane na żądanie, <text:line-break/>z gzip</text:p>
          </table:table-cell>
          <table:table-cell table:style-name="Tabela9.A2" office:value-type="string">
            <text:p text:style-name="P206">2.7032</text:p>
          </table:table-cell>
          <table:table-cell table:style-name="Tabela9.A2" office:value-type="string">
            <text:p text:style-name="P206">0.67305</text:p>
          </table:table-cell>
          <table:table-cell table:style-name="Tabela9.D2" office:value-type="string">
            <text:p text:style-name="P206">-0.63237</text:p>
          </table:table-cell>
        </table:table-row>
        <table:table-row>
          <table:table-cell table:style-name="Tabela9.A2" office:value-type="string">
            <text:p text:style-name="P184">Pobranie danych na początku, bez gzip</text:p>
          </table:table-cell>
          <table:table-cell table:style-name="Tabela9.A2" office:value-type="string">
            <text:p text:style-name="P206">-75.521</text:p>
          </table:table-cell>
          <table:table-cell table:style-name="Tabela9.A2" office:value-type="string">
            <text:p text:style-name="P206">-76.547</text:p>
          </table:table-cell>
          <table:table-cell table:style-name="Tabela9.D2" office:value-type="string">
            <text:p text:style-name="P206">51.521</text:p>
          </table:table-cell>
        </table:table-row>
        <table:table-row>
          <table:table-cell table:style-name="Tabela9.A2" office:value-type="string">
            <text:p text:style-name="P184">Pobranie danych na początku, z gzip</text:p>
          </table:table-cell>
          <table:table-cell table:style-name="Tabela9.A2" office:value-type="string">
            <text:p text:style-name="P206">-77.548</text:p>
          </table:table-cell>
          <table:table-cell table:style-name="Tabela9.A2" office:value-type="string">
            <text:p text:style-name="P206">-77.855</text:p>
          </table:table-cell>
          <table:table-cell table:style-name="Tabela9.D2" office:value-type="string">
            <text:p text:style-name="P206">52.041</text:p>
          </table:table-cell>
        </table:table-row>
      </table:table>
      <text:p text:style-name="Table">Tabela <text:sequence text:ref-name="refTable8" text:name="Table" text:formula="ooow:Table+1" style:num-format="1">9</text:sequence>: Wpływ pobrania kompletu danych na zużycie energii [%]</text:p>
      <text:p text:style-name="P156">[TODO] lepszy opis co do czego porównujemy!</text:p>
      <text:p text:style-name="P147"><text:tab/><text:span text:style-name="T227">Autor zauważa, że dobrym wskaźnikiem na wpływ aplikacji na zużycie baterii jest stosunek aktywności radia do czasu działania aplikacji. Im jest on niższy tym zużycie baterii też maleje.<text:line-break/>Ukazuje ona jasno wpływ komunikacji sieciowej na zużycie baterii.</text:span></text:p>
      <text:p text:style-name="P147"/>
      <text:h text:style-name="P358" text:outline-level="3"><text:bookmark-start text:name="__RefHeading__5762_827020684"/>4.4.2. Wyniki dla OLX<text:bookmark-end text:name="__RefHeading__5762_827020684"/></text:h>
      <table:table table:name="Tabela12" table:style-name="Tabela12">
        <table:table-column table:style-name="Tabela12.A" table:number-columns-repeated="3"/>
        <table:table-column table:style-name="Tabela12.D"/>
        <table:table-row>
          <table:table-cell table:style-name="Tabela12.A1" office:value-type="string">
            <text:p text:style-name="Table_20_Contents"/>
          </table:table-cell>
          <table:table-cell table:style-name="Tabela12.A1" office:value-type="string">
            <text:p text:style-name="P162">Seria 1</text:p>
          </table:table-cell>
          <table:table-cell table:style-name="Tabela12.A1" office:value-type="string">
            <text:p text:style-name="P162">Seria 2</text:p>
          </table:table-cell>
          <table:table-cell table:style-name="Tabela12.D1" office:value-type="string">
            <text:p text:style-name="P162">Seria 3</text:p>
          </table:table-cell>
        </table:table-row>
        <table:table-row>
          <table:table-cell table:style-name="Tabela12.A2" office:value-type="string">
            <text:p text:style-name="P183">Na żądanie, bez gzip</text:p>
          </table:table-cell>
          <table:table-cell table:style-name="Tabela12.A2" office:value-type="string">
            <text:p text:style-name="P197">1.9567</text:p>
          </table:table-cell>
          <table:table-cell table:style-name="Tabela12.A2" office:value-type="string">
            <text:p text:style-name="P197">2.0669</text:p>
          </table:table-cell>
          <table:table-cell table:style-name="Tabela12.D2" office:value-type="string">
            <text:p text:style-name="P197">2.5197 </text:p>
          </table:table-cell>
        </table:table-row>
        <table:table-row>
          <table:table-cell table:style-name="Tabela12.A2" office:value-type="string">
            <text:p text:style-name="P183">Na żądanie, z gzip</text:p>
          </table:table-cell>
          <table:table-cell table:style-name="Tabela12.A2" office:value-type="string">
            <text:p text:style-name="P197">1.937</text:p>
          </table:table-cell>
          <table:table-cell table:style-name="Tabela12.A2" office:value-type="string">
            <text:p text:style-name="P197">2.0984</text:p>
          </table:table-cell>
          <table:table-cell table:style-name="Tabela12.D2" office:value-type="string">
            <text:p text:style-name="P197">2.5472</text:p>
          </table:table-cell>
        </table:table-row>
        <table:table-row>
          <table:table-cell table:style-name="Tabela12.A2" office:value-type="string">
            <text:p text:style-name="P183">Najpierw 5 stron, później po 1, bez gzip</text:p>
          </table:table-cell>
          <table:table-cell table:style-name="Tabela12.A2" office:value-type="string">
            <text:p text:style-name="P197">1.0276</text:p>
          </table:table-cell>
          <table:table-cell table:style-name="Tabela12.A2" office:value-type="string">
            <text:p text:style-name="P197">1.7874</text:p>
          </table:table-cell>
          <table:table-cell table:style-name="Tabela12.D2" office:value-type="string">
            <text:p text:style-name="P197">2.1142</text:p>
          </table:table-cell>
        </table:table-row>
        <table:table-row>
          <table:table-cell table:style-name="Tabela12.A2" office:value-type="string">
            <text:p text:style-name="P183">Najpierw 5 stron, później po 1, z gzip</text:p>
          </table:table-cell>
          <table:table-cell table:style-name="Tabela12.A2" office:value-type="string">
            <text:p text:style-name="P197">1.0315</text:p>
          </table:table-cell>
          <table:table-cell table:style-name="Tabela12.A2" office:value-type="string">
            <text:p text:style-name="P197">1.7402</text:p>
          </table:table-cell>
          <table:table-cell table:style-name="Tabela12.D2" office:value-type="string">
            <text:p text:style-name="P197">2.0787 </text:p>
          </table:table-cell>
        </table:table-row>
        <table:table-row>
          <table:table-cell table:style-name="Tabela12.A2" office:value-type="string">
            <text:p text:style-name="P183">Najpierw 5 stron, później po 2, bez gzip</text:p>
          </table:table-cell>
          <table:table-cell table:style-name="Tabela12.A2" office:value-type="string">
            <text:p text:style-name="P198">0.9685</text:p>
          </table:table-cell>
          <table:table-cell table:style-name="Tabela12.A2" office:value-type="string">
            <text:p text:style-name="P198">1.3858</text:p>
          </table:table-cell>
          <table:table-cell table:style-name="Tabela12.D2" office:value-type="string">
            <text:p text:style-name="P198">1.4724</text:p>
          </table:table-cell>
        </table:table-row>
        <table:table-row>
          <table:table-cell table:style-name="Tabela12.A2" office:value-type="string">
            <text:p text:style-name="P183">Najpierw 5 stron, później po 2, z gzip</text:p>
          </table:table-cell>
          <table:table-cell table:style-name="Tabela12.A2" office:value-type="string">
            <text:p text:style-name="P198">0.97638</text:p>
          </table:table-cell>
          <table:table-cell table:style-name="Tabela12.A2" office:value-type="string">
            <text:p text:style-name="P198">1.378</text:p>
          </table:table-cell>
          <table:table-cell table:style-name="Tabela12.D2" office:value-type="string">
            <text:p text:style-name="P198">1.437</text:p>
          </table:table-cell>
        </table:table-row>
        <table:table-row>
          <table:table-cell table:style-name="Tabela12.A2" office:value-type="string">
            <text:p text:style-name="P183">Najpierw 10 stron, później po 1, bez gzip</text:p>
          </table:table-cell>
          <table:table-cell table:style-name="Tabela12.A2" office:value-type="string">
            <text:p text:style-name="P199">0.62992</text:p>
          </table:table-cell>
          <table:table-cell table:style-name="Tabela12.A2" office:value-type="string">
            <text:p text:style-name="P199">0.58661</text:p>
          </table:table-cell>
          <table:table-cell table:style-name="Tabela12.D2" office:value-type="string">
            <text:p text:style-name="P199">1.685</text:p>
          </table:table-cell>
        </table:table-row>
        <table:table-row>
          <table:table-cell table:style-name="Tabela12.A2" office:value-type="string">
            <text:p text:style-name="P183">Najpierw 10 stron, później po 1, z gzip</text:p>
          </table:table-cell>
          <table:table-cell table:style-name="Tabela12.A2" office:value-type="string">
            <text:p text:style-name="P199">0.64567</text:p>
          </table:table-cell>
          <table:table-cell table:style-name="Tabela12.A2" office:value-type="string">
            <text:p text:style-name="P359"><text:span text:style-name="T254">0.62205</text:span></text:p>
          </table:table-cell>
          <table:table-cell table:style-name="Tabela12.D2" office:value-type="string">
            <text:p text:style-name="P360">1.6811</text:p>
          </table:table-cell>
        </table:table-row>
        <table:table-row>
          <table:table-cell table:style-name="Tabela12.A2" office:value-type="string">
            <text:p text:style-name="P183">Najpierw 10 stron, później po 2, bez gzip</text:p>
          </table:table-cell>
          <table:table-cell table:style-name="Tabela12.A2" office:value-type="string">
            <text:p text:style-name="P199">0.62598</text:p>
          </table:table-cell>
          <table:table-cell table:style-name="Tabela12.A2" office:value-type="string">
            <text:p text:style-name="P199">0.6063</text:p>
          </table:table-cell>
          <table:table-cell table:style-name="Tabela12.D2" office:value-type="string">
            <text:p text:style-name="P199">1.4488</text:p>
          </table:table-cell>
        </table:table-row>
        <table:table-row>
          <table:table-cell table:style-name="Tabela12.A2" office:value-type="string">
            <text:p text:style-name="P183">Najpierw 10 stron, później po 2, z gzip</text:p>
          </table:table-cell>
          <table:table-cell table:style-name="Tabela12.A2" office:value-type="string">
            <text:p text:style-name="P199">0.64567</text:p>
          </table:table-cell>
          <table:table-cell table:style-name="Tabela12.A2" office:value-type="string">
            <text:p text:style-name="P360">0.62205</text:p>
          </table:table-cell>
          <table:table-cell table:style-name="Tabela12.D2" office:value-type="string">
            <text:p text:style-name="P199">1.4961</text:p>
          </table:table-cell>
        </table:table-row>
      </table:table>
      <text:p text:style-name="Table">Tabela <text:sequence text:ref-name="refTable9" text:name="Table" text:formula="ooow:Table+1" style:num-format="1">10</text:sequence>: Przewidywane zużycie energii [%]</text:p>
      <table:table table:name="Tabela13" table:style-name="Tabela13">
        <table:table-column table:style-name="Tabela13.A" table:number-columns-repeated="3"/>
        <table:table-column table:style-name="Tabela13.D"/>
        <table:table-row>
          <table:table-cell table:style-name="Tabela13.A1" office:value-type="string">
            <text:p text:style-name="Table_20_Contents"/>
          </table:table-cell>
          <table:table-cell table:style-name="Tabela13.A1" office:value-type="string">
            <text:p text:style-name="P162">Seria 1</text:p>
          </table:table-cell>
          <table:table-cell table:style-name="Tabela13.A1" office:value-type="string">
            <text:p text:style-name="P162">Seria 2</text:p>
          </table:table-cell>
          <table:table-cell table:style-name="Tabela13.D1" office:value-type="string">
            <text:p text:style-name="P162">Seria 3</text:p>
          </table:table-cell>
        </table:table-row>
        <table:table-row>
          <table:table-cell table:style-name="Tabela13.A2" office:value-type="string">
            <text:p text:style-name="P183">Na żądanie, bez gzip</text:p>
          </table:table-cell>
          <table:table-cell table:style-name="Tabela13.A2" office:value-type="string">
            <text:p text:style-name="P196">1.588</text:p>
          </table:table-cell>
          <table:table-cell table:style-name="Tabela13.A2" office:value-type="string">
            <text:p text:style-name="P196">2.1508</text:p>
          </table:table-cell>
          <table:table-cell table:style-name="Tabela13.D2" office:value-type="string">
            <text:p text:style-name="P196">5.4666</text:p>
          </table:table-cell>
        </table:table-row>
        <table:table-row>
          <table:table-cell table:style-name="Tabela13.A2" office:value-type="string">
            <text:p text:style-name="P183">Na żądanie, z gzip</text:p>
          </table:table-cell>
          <table:table-cell table:style-name="Tabela13.A2" office:value-type="string">
            <text:p text:style-name="P196">1.572</text:p>
          </table:table-cell>
          <table:table-cell table:style-name="Tabela13.A2" office:value-type="string">
            <text:p text:style-name="P196">2.1835</text:p>
          </table:table-cell>
          <table:table-cell table:style-name="Tabela13.D2" office:value-type="string">
            <text:p text:style-name="P196">5.5256</text:p>
          </table:table-cell>
        </table:table-row>
        <table:table-row>
          <table:table-cell table:style-name="Tabela13.A2" office:value-type="string">
            <text:p text:style-name="P183">Najpierw 5 stron, później po 1, bez gzip</text:p>
          </table:table-cell>
          <table:table-cell table:style-name="Tabela13.A2" office:value-type="string">
            <text:p text:style-name="P196">0.83388</text:p>
          </table:table-cell>
          <table:table-cell table:style-name="Tabela13.A2" office:value-type="string">
            <text:p text:style-name="P196">1.8597</text:p>
          </table:table-cell>
          <table:table-cell table:style-name="Tabela13.D2" office:value-type="string">
            <text:p text:style-name="P196">4.5674</text:p>
          </table:table-cell>
        </table:table-row>
        <table:table-row>
          <table:table-cell table:style-name="Tabela13.A2" office:value-type="string">
            <text:p text:style-name="P183">Najpierw 5 stron, później po 1, z gzip</text:p>
          </table:table-cell>
          <table:table-cell table:style-name="Tabela13.A2" office:value-type="string">
            <text:p text:style-name="P196">0.837</text:p>
          </table:table-cell>
          <table:table-cell table:style-name="Tabela13.A2" office:value-type="string">
            <text:p text:style-name="P196">1.8104</text:p>
          </table:table-cell>
          <table:table-cell table:style-name="Tabela13.D2" office:value-type="string">
            <text:p text:style-name="P196">4.5067</text:p>
          </table:table-cell>
        </table:table-row>
        <table:table-row>
          <table:table-cell table:style-name="Tabela13.A2" office:value-type="string">
            <text:p text:style-name="P183">Najpierw 5 stron, później po 2, bez gzip</text:p>
          </table:table-cell>
          <table:table-cell table:style-name="Tabela13.A2" office:value-type="string">
            <text:p text:style-name="P196">0.78589</text:p>
          </table:table-cell>
          <table:table-cell table:style-name="Tabela13.A2" office:value-type="string">
            <text:p text:style-name="P196">1.4416</text:p>
          </table:table-cell>
          <table:table-cell table:style-name="Tabela13.D2" office:value-type="string">
            <text:p text:style-name="P196">3.1917</text:p>
          </table:table-cell>
        </table:table-row>
        <table:table-row>
          <table:table-cell table:style-name="Tabela13.A2" office:value-type="string">
            <text:p text:style-name="P183">Najpierw 5 stron, później po 2, z gzip</text:p>
          </table:table-cell>
          <table:table-cell table:style-name="Tabela13.A2" office:value-type="string">
            <text:p text:style-name="P196">0.79233</text:p>
          </table:table-cell>
          <table:table-cell table:style-name="Tabela13.A2" office:value-type="string">
            <text:p text:style-name="P196">1.4333</text:p>
          </table:table-cell>
          <table:table-cell table:style-name="Tabela13.D2" office:value-type="string">
            <text:p text:style-name="P196">3.1143</text:p>
          </table:table-cell>
        </table:table-row>
        <table:table-row>
          <table:table-cell table:style-name="Tabela13.A2" office:value-type="string">
            <text:p text:style-name="P183">Najpierw 10 stron, później po 1, bez gzip</text:p>
          </table:table-cell>
          <table:table-cell table:style-name="Tabela13.A2" office:value-type="string">
            <text:p text:style-name="P196">0.51107</text:p>
          </table:table-cell>
          <table:table-cell table:style-name="Tabela13.A2" office:value-type="string">
            <text:p text:style-name="P196">0.61005</text:p>
          </table:table-cell>
          <table:table-cell table:style-name="Tabela13.D2" office:value-type="string">
            <text:p text:style-name="P196">3.6519</text:p>
          </table:table-cell>
        </table:table-row>
        <table:table-row>
          <table:table-cell table:style-name="Tabela13.A2" office:value-type="string">
            <text:p text:style-name="P183">Najpierw 10 stron, później po 1, z gzip</text:p>
          </table:table-cell>
          <table:table-cell table:style-name="Tabela13.A2" office:value-type="string">
            <text:p text:style-name="P196">0.51698</text:p>
          </table:table-cell>
          <table:table-cell table:style-name="Tabela13.A2" office:value-type="string">
            <text:p text:style-name="P361">0.6475</text:p>
          </table:table-cell>
          <table:table-cell table:style-name="Tabela13.D2" office:value-type="string">
            <text:p text:style-name="P361">3.6469</text:p>
          </table:table-cell>
        </table:table-row>
        <table:table-row>
          <table:table-cell table:style-name="Tabela13.A2" office:value-type="string">
            <text:p text:style-name="P183">Najpierw 10 stron, później po 2, bez gzip</text:p>
          </table:table-cell>
          <table:table-cell table:style-name="Tabela13.A2" office:value-type="string">
            <text:p text:style-name="P196">0.50787</text:p>
          </table:table-cell>
          <table:table-cell table:style-name="Tabela13.A2" office:value-type="string">
            <text:p text:style-name="P196">0.63058</text:p>
          </table:table-cell>
          <table:table-cell table:style-name="Tabela13.D2" office:value-type="string">
            <text:p text:style-name="P196">3.1412</text:p>
          </table:table-cell>
        </table:table-row>
        <table:table-row>
          <table:table-cell table:style-name="Tabela13.A2" office:value-type="string">
            <text:p text:style-name="P183">Najpierw 10 stron, później po 2, z gzip</text:p>
          </table:table-cell>
          <table:table-cell table:style-name="Tabela13.A2" office:value-type="string">
            <text:p text:style-name="P196">0.51697</text:p>
          </table:table-cell>
          <table:table-cell table:style-name="Tabela13.A2" office:value-type="string">
            <text:p text:style-name="P361">0.6474</text:p>
          </table:table-cell>
          <table:table-cell table:style-name="Tabela13.D2" office:value-type="string">
            <text:p text:style-name="P196">3.2568</text:p>
          </table:table-cell>
        </table:table-row>
      </table:table>
      <text:p text:style-name="Table">Tabela <text:sequence text:ref-name="refTable10" text:name="Table" text:formula="ooow:Table+1" style:num-format="1">11</text:sequence>: Znormalizowane przewidywane zużycie energii [%]</text:p>
      <table:table table:name="Tabela14" table:style-name="Tabela14">
        <table:table-column table:style-name="Tabela14.A" table:number-columns-repeated="3"/>
        <table:table-column table:style-name="Tabela14.D"/>
        <text:soft-page-break/>
        <table:table-row>
          <table:table-cell table:style-name="Tabela14.A1" office:value-type="string">
            <text:p text:style-name="Table_20_Contents"/>
          </table:table-cell>
          <table:table-cell table:style-name="Tabela14.A1" office:value-type="string">
            <text:p text:style-name="P162">Seria 1</text:p>
          </table:table-cell>
          <table:table-cell table:style-name="Tabela14.A1" office:value-type="string">
            <text:p text:style-name="P162">Seria 2</text:p>
          </table:table-cell>
          <table:table-cell table:style-name="Tabela14.D1" office:value-type="string">
            <text:p text:style-name="P162">Seria 3</text:p>
          </table:table-cell>
        </table:table-row>
        <table:table-row>
          <table:table-cell table:style-name="Tabela14.A2" office:value-type="string">
            <text:p text:style-name="P183">Na żądanie, bez gzip</text:p>
          </table:table-cell>
          <table:table-cell table:style-name="Tabela14.A2" office:value-type="string">
            <text:p text:style-name="P200">50</text:p>
          </table:table-cell>
          <table:table-cell table:style-name="Tabela14.A2" office:value-type="string">
            <text:p text:style-name="P200">53</text:p>
          </table:table-cell>
          <table:table-cell table:style-name="Tabela14.D2" office:value-type="string">
            <text:p text:style-name="P200">64</text:p>
          </table:table-cell>
        </table:table-row>
        <table:table-row>
          <table:table-cell table:style-name="Tabela14.A2" office:value-type="string">
            <text:p text:style-name="P183">Na żądanie, z gzip</text:p>
          </table:table-cell>
          <table:table-cell table:style-name="Tabela14.A2" office:value-type="string">
            <text:p text:style-name="P200">49</text:p>
          </table:table-cell>
          <table:table-cell table:style-name="Tabela14.A2" office:value-type="string">
            <text:p text:style-name="P200">53</text:p>
          </table:table-cell>
          <table:table-cell table:style-name="Tabela14.D2" office:value-type="string">
            <text:p text:style-name="P200">65</text:p>
          </table:table-cell>
        </table:table-row>
        <table:table-row>
          <table:table-cell table:style-name="Tabela14.A2" office:value-type="string">
            <text:p text:style-name="P183">Najpierw 5 stron, później po 1, bez gzip</text:p>
          </table:table-cell>
          <table:table-cell table:style-name="Tabela14.A2" office:value-type="string">
            <text:p text:style-name="P200">26</text:p>
          </table:table-cell>
          <table:table-cell table:style-name="Tabela14.A2" office:value-type="string">
            <text:p text:style-name="P200">45</text:p>
          </table:table-cell>
          <table:table-cell table:style-name="Tabela14.D2" office:value-type="string">
            <text:p text:style-name="P200">54</text:p>
          </table:table-cell>
        </table:table-row>
        <table:table-row>
          <table:table-cell table:style-name="Tabela14.A2" office:value-type="string">
            <text:p text:style-name="P183">Najpierw 5 stron, później po 1, z gzip</text:p>
          </table:table-cell>
          <table:table-cell table:style-name="Tabela14.A2" office:value-type="string">
            <text:p text:style-name="P200">26</text:p>
          </table:table-cell>
          <table:table-cell table:style-name="Tabela14.A2" office:value-type="string">
            <text:p text:style-name="P200">44</text:p>
          </table:table-cell>
          <table:table-cell table:style-name="Tabela14.D2" office:value-type="string">
            <text:p text:style-name="P200">53</text:p>
          </table:table-cell>
        </table:table-row>
        <table:table-row>
          <table:table-cell table:style-name="Tabela14.A2" office:value-type="string">
            <text:p text:style-name="P183">Najpierw 5 stron, później po 2, bez gzip</text:p>
          </table:table-cell>
          <table:table-cell table:style-name="Tabela14.A2" office:value-type="string">
            <text:p text:style-name="P200">25</text:p>
          </table:table-cell>
          <table:table-cell table:style-name="Tabela14.A2" office:value-type="string">
            <text:p text:style-name="P200">35</text:p>
          </table:table-cell>
          <table:table-cell table:style-name="Tabela14.D2" office:value-type="string">
            <text:p text:style-name="P200">37</text:p>
          </table:table-cell>
        </table:table-row>
        <table:table-row>
          <table:table-cell table:style-name="Tabela14.A2" office:value-type="string">
            <text:p text:style-name="P183">Najpierw 5 stron, później po 2, z gzip</text:p>
          </table:table-cell>
          <table:table-cell table:style-name="Tabela14.A2" office:value-type="string">
            <text:p text:style-name="P200">25</text:p>
          </table:table-cell>
          <table:table-cell table:style-name="Tabela14.A2" office:value-type="string">
            <text:p text:style-name="P200">35</text:p>
          </table:table-cell>
          <table:table-cell table:style-name="Tabela14.D2" office:value-type="string">
            <text:p text:style-name="P200">37</text:p>
          </table:table-cell>
        </table:table-row>
        <table:table-row>
          <table:table-cell table:style-name="Tabela14.A2" office:value-type="string">
            <text:p text:style-name="P183">Najpierw 10 stron, później po 1, bez gzip</text:p>
          </table:table-cell>
          <table:table-cell table:style-name="Tabela14.A2" office:value-type="string">
            <text:p text:style-name="P200">16</text:p>
          </table:table-cell>
          <table:table-cell table:style-name="Tabela14.A2" office:value-type="string">
            <text:p text:style-name="P200">15</text:p>
          </table:table-cell>
          <table:table-cell table:style-name="Tabela14.D2" office:value-type="string">
            <text:p text:style-name="P200">43</text:p>
          </table:table-cell>
        </table:table-row>
        <table:table-row>
          <table:table-cell table:style-name="Tabela14.A2" office:value-type="string">
            <text:p text:style-name="P183">Najpierw 10 stron, później po 1, z gzip</text:p>
          </table:table-cell>
          <table:table-cell table:style-name="Tabela14.A2" office:value-type="string">
            <text:p text:style-name="P200">16</text:p>
          </table:table-cell>
          <table:table-cell table:style-name="Tabela14.A2" office:value-type="string">
            <text:p text:style-name="P362">16</text:p>
          </table:table-cell>
          <table:table-cell table:style-name="Tabela14.D2" office:value-type="string">
            <text:p text:style-name="P362">43</text:p>
          </table:table-cell>
        </table:table-row>
        <table:table-row>
          <table:table-cell table:style-name="Tabela14.A2" office:value-type="string">
            <text:p text:style-name="P183">Najpierw 10 stron, później po 2, bez gzip</text:p>
          </table:table-cell>
          <table:table-cell table:style-name="Tabela14.A2" office:value-type="string">
            <text:p text:style-name="P200">16</text:p>
          </table:table-cell>
          <table:table-cell table:style-name="Tabela14.A2" office:value-type="string">
            <text:p text:style-name="P200">15</text:p>
          </table:table-cell>
          <table:table-cell table:style-name="Tabela14.D2" office:value-type="string">
            <text:p text:style-name="P200">37</text:p>
          </table:table-cell>
        </table:table-row>
        <table:table-row>
          <table:table-cell table:style-name="Tabela14.A2" office:value-type="string">
            <text:p text:style-name="P183">Najpierw 10 stron, później po 2, z gzip</text:p>
          </table:table-cell>
          <table:table-cell table:style-name="Tabela14.A2" office:value-type="string">
            <text:p text:style-name="P200">16</text:p>
          </table:table-cell>
          <table:table-cell table:style-name="Tabela14.A2" office:value-type="string">
            <text:p text:style-name="P362">16</text:p>
          </table:table-cell>
          <table:table-cell table:style-name="Tabela14.D2" office:value-type="string">
            <text:p text:style-name="P200">38</text:p>
          </table:table-cell>
        </table:table-row>
      </table:table>
      <text:p text:style-name="Table">Tabela <text:sequence text:ref-name="refTable11" text:name="Table" text:formula="ooow:Table+1" style:num-format="1">12</text:sequence>: Wyliczony pobór energii [mAh]</text:p>
      <text:p text:style-name="P147"/>
      <table:table table:name="Tabela15" table:style-name="Tabela15">
        <table:table-column table:style-name="Tabela15.A" table:number-columns-repeated="3"/>
        <table:table-column table:style-name="Tabela15.D"/>
        <text:soft-page-break/>
        <table:table-row>
          <table:table-cell table:style-name="Tabela15.A1" office:value-type="string">
            <text:p text:style-name="Table_20_Contents"/>
          </table:table-cell>
          <table:table-cell table:style-name="Tabela15.A1" office:value-type="string">
            <text:p text:style-name="P162">Seria 1</text:p>
          </table:table-cell>
          <table:table-cell table:style-name="Tabela15.A1" office:value-type="string">
            <text:p text:style-name="P162">Seria 2</text:p>
          </table:table-cell>
          <table:table-cell table:style-name="Tabela15.D1" office:value-type="string">
            <text:p text:style-name="P162">Seria 3</text:p>
          </table:table-cell>
        </table:table-row>
        <table:table-row>
          <table:table-cell table:style-name="Tabela15.A2" office:value-type="string">
            <text:p text:style-name="P183">Na żądanie, bez gzip</text:p>
          </table:table-cell>
          <table:table-cell table:style-name="Tabela15.A2" office:value-type="string">
            <text:p text:style-name="P201">40</text:p>
          </table:table-cell>
          <table:table-cell table:style-name="Tabela15.A2" office:value-type="string">
            <text:p text:style-name="P201">55</text:p>
          </table:table-cell>
          <table:table-cell table:style-name="Tabela15.D2" office:value-type="string">
            <text:p text:style-name="P201">139</text:p>
          </table:table-cell>
        </table:table-row>
        <table:table-row>
          <table:table-cell table:style-name="Tabela15.A2" office:value-type="string">
            <text:p text:style-name="P183">Na żądanie, z gzip</text:p>
          </table:table-cell>
          <table:table-cell table:style-name="Tabela15.A2" office:value-type="string">
            <text:p text:style-name="P201">40</text:p>
          </table:table-cell>
          <table:table-cell table:style-name="Tabela15.A2" office:value-type="string">
            <text:p text:style-name="P201">55</text:p>
          </table:table-cell>
          <table:table-cell table:style-name="Tabela15.D2" office:value-type="string">
            <text:p text:style-name="P201">140</text:p>
          </table:table-cell>
        </table:table-row>
        <table:table-row>
          <table:table-cell table:style-name="Tabela15.A2" office:value-type="string">
            <text:p text:style-name="P183">Najpierw 5 stron, później po 1, bez gzip</text:p>
          </table:table-cell>
          <table:table-cell table:style-name="Tabela15.A2" office:value-type="string">
            <text:p text:style-name="P201">21</text:p>
          </table:table-cell>
          <table:table-cell table:style-name="Tabela15.A2" office:value-type="string">
            <text:p text:style-name="P201">47</text:p>
          </table:table-cell>
          <table:table-cell table:style-name="Tabela15.D2" office:value-type="string">
            <text:p text:style-name="P201">116</text:p>
          </table:table-cell>
        </table:table-row>
        <table:table-row>
          <table:table-cell table:style-name="Tabela15.A2" office:value-type="string">
            <text:p text:style-name="P183">Najpierw 5 stron, później po 1, z gzip</text:p>
          </table:table-cell>
          <table:table-cell table:style-name="Tabela15.A2" office:value-type="string">
            <text:p text:style-name="P201">21</text:p>
          </table:table-cell>
          <table:table-cell table:style-name="Tabela15.A2" office:value-type="string">
            <text:p text:style-name="P201">46</text:p>
          </table:table-cell>
          <table:table-cell table:style-name="Tabela15.D2" office:value-type="string">
            <text:p text:style-name="P201">114</text:p>
          </table:table-cell>
        </table:table-row>
        <table:table-row>
          <table:table-cell table:style-name="Tabela15.A2" office:value-type="string">
            <text:p text:style-name="P183">Najpierw 5 stron, później po 2, bez gzip</text:p>
          </table:table-cell>
          <table:table-cell table:style-name="Tabela15.A2" office:value-type="string">
            <text:p text:style-name="P201">20</text:p>
          </table:table-cell>
          <table:table-cell table:style-name="Tabela15.A2" office:value-type="string">
            <text:p text:style-name="P201">37</text:p>
          </table:table-cell>
          <table:table-cell table:style-name="Tabela15.D2" office:value-type="string">
            <text:p text:style-name="P201">81</text:p>
          </table:table-cell>
        </table:table-row>
        <table:table-row>
          <table:table-cell table:style-name="Tabela15.A2" office:value-type="string">
            <text:p text:style-name="P183">Najpierw 5 stron, później po 2, z gzip</text:p>
          </table:table-cell>
          <table:table-cell table:style-name="Tabela15.A2" office:value-type="string">
            <text:p text:style-name="P201">20</text:p>
          </table:table-cell>
          <table:table-cell table:style-name="Tabela15.A2" office:value-type="string">
            <text:p text:style-name="P201">36</text:p>
          </table:table-cell>
          <table:table-cell table:style-name="Tabela15.D2" office:value-type="string">
            <text:p text:style-name="P201">79</text:p>
          </table:table-cell>
        </table:table-row>
        <table:table-row>
          <table:table-cell table:style-name="Tabela15.A2" office:value-type="string">
            <text:p text:style-name="P183">Najpierw 10 stron, później po 1, bez gzip</text:p>
          </table:table-cell>
          <table:table-cell table:style-name="Tabela15.A2" office:value-type="string">
            <text:p text:style-name="P201">13</text:p>
          </table:table-cell>
          <table:table-cell table:style-name="Tabela15.A2" office:value-type="string">
            <text:p text:style-name="P201">15</text:p>
          </table:table-cell>
          <table:table-cell table:style-name="Tabela15.D2" office:value-type="string">
            <text:p text:style-name="P201">93</text:p>
          </table:table-cell>
        </table:table-row>
        <table:table-row>
          <table:table-cell table:style-name="Tabela15.A2" office:value-type="string">
            <text:p text:style-name="P183">Najpierw 10 stron, później po 1, z gzip</text:p>
          </table:table-cell>
          <table:table-cell table:style-name="Tabela15.A2" office:value-type="string">
            <text:p text:style-name="P201">13</text:p>
          </table:table-cell>
          <table:table-cell table:style-name="Tabela15.A2" office:value-type="string">
            <text:p text:style-name="P363">16</text:p>
          </table:table-cell>
          <table:table-cell table:style-name="Tabela15.D2" office:value-type="string">
            <text:p text:style-name="P363">93</text:p>
          </table:table-cell>
        </table:table-row>
        <table:table-row>
          <table:table-cell table:style-name="Tabela15.A2" office:value-type="string">
            <text:p text:style-name="P183">Najpierw 10 stron, później po 2, bez gzip</text:p>
          </table:table-cell>
          <table:table-cell table:style-name="Tabela15.A2" office:value-type="string">
            <text:p text:style-name="P201">13</text:p>
          </table:table-cell>
          <table:table-cell table:style-name="Tabela15.A2" office:value-type="string">
            <text:p text:style-name="P201">16</text:p>
          </table:table-cell>
          <table:table-cell table:style-name="Tabela15.D2" office:value-type="string">
            <text:p text:style-name="P201">80</text:p>
          </table:table-cell>
        </table:table-row>
        <table:table-row>
          <table:table-cell table:style-name="Tabela15.A2" office:value-type="string">
            <text:p text:style-name="P183">Najpierw 10 stron, później po 2, z gzip</text:p>
          </table:table-cell>
          <table:table-cell table:style-name="Tabela15.A2" office:value-type="string">
            <text:p text:style-name="P201">13</text:p>
          </table:table-cell>
          <table:table-cell table:style-name="Tabela15.A2" office:value-type="string">
            <text:p text:style-name="P363">16</text:p>
          </table:table-cell>
          <table:table-cell table:style-name="Tabela15.D2" office:value-type="string">
            <text:p text:style-name="P201">83</text:p>
          </table:table-cell>
        </table:table-row>
      </table:table>
      <text:p text:style-name="Table">Tabela <text:sequence text:ref-name="refTable12" text:name="Table" text:formula="ooow:Table+1" style:num-format="1">13</text:sequence>: Znormalizowany wyliczony pobór energii [mAh]</text:p>
      <table:table table:name="Tabela16" table:style-name="Tabela16">
        <table:table-column table:style-name="Tabela16.A" table:number-columns-repeated="3"/>
        <table:table-column table:style-name="Tabela16.D"/>
        <text:soft-page-break/>
        <table:table-row>
          <table:table-cell table:style-name="Tabela16.A1" office:value-type="string">
            <text:p text:style-name="Table_20_Contents"/>
          </table:table-cell>
          <table:table-cell table:style-name="Tabela16.A1" office:value-type="string">
            <text:p text:style-name="P162">Seria 1</text:p>
          </table:table-cell>
          <table:table-cell table:style-name="Tabela16.A1" office:value-type="string">
            <text:p text:style-name="P162">Seria 2</text:p>
          </table:table-cell>
          <table:table-cell table:style-name="Tabela16.D1" office:value-type="string">
            <text:p text:style-name="P162">Seria 3</text:p>
          </table:table-cell>
        </table:table-row>
        <table:table-row>
          <table:table-cell table:style-name="Tabela16.A2" office:value-type="string">
            <text:p text:style-name="P183">Na żądanie, bez gzip</text:p>
          </table:table-cell>
          <table:table-cell table:style-name="Tabela16.A2" office:value-type="string">
            <text:p text:style-name="P202">22</text:p>
          </table:table-cell>
          <table:table-cell table:style-name="Tabela16.A2" office:value-type="string">
            <text:p text:style-name="P202">29</text:p>
          </table:table-cell>
          <table:table-cell table:style-name="Tabela16.D2" office:value-type="string">
            <text:p text:style-name="P202">79</text:p>
          </table:table-cell>
        </table:table-row>
        <table:table-row>
          <table:table-cell table:style-name="Tabela16.A2" office:value-type="string">
            <text:p text:style-name="P183">Na żądanie, z gzip</text:p>
          </table:table-cell>
          <table:table-cell table:style-name="Tabela16.A2" office:value-type="string">
            <text:p text:style-name="P202">21</text:p>
          </table:table-cell>
          <table:table-cell table:style-name="Tabela16.A2" office:value-type="string">
            <text:p text:style-name="P202">30</text:p>
          </table:table-cell>
          <table:table-cell table:style-name="Tabela16.D2" office:value-type="string">
            <text:p text:style-name="P202">80</text:p>
          </table:table-cell>
        </table:table-row>
        <table:table-row>
          <table:table-cell table:style-name="Tabela16.A2" office:value-type="string">
            <text:p text:style-name="P183">Najpierw 5 stron, później po 1, bez gzip</text:p>
          </table:table-cell>
          <table:table-cell table:style-name="Tabela16.A2" office:value-type="string">
            <text:p text:style-name="P202">10</text:p>
          </table:table-cell>
          <table:table-cell table:style-name="Tabela16.A2" office:value-type="string">
            <text:p text:style-name="P202">25</text:p>
          </table:table-cell>
          <table:table-cell table:style-name="Tabela16.D2" office:value-type="string">
            <text:p text:style-name="P202">64</text:p>
          </table:table-cell>
        </table:table-row>
        <table:table-row>
          <table:table-cell table:style-name="Tabela16.A2" office:value-type="string">
            <text:p text:style-name="P183">Najpierw 5 stron, później po 1, z gzip</text:p>
          </table:table-cell>
          <table:table-cell table:style-name="Tabela16.A2" office:value-type="string">
            <text:p text:style-name="P202">10</text:p>
          </table:table-cell>
          <table:table-cell table:style-name="Tabela16.A2" office:value-type="string">
            <text:p text:style-name="P202">24</text:p>
          </table:table-cell>
          <table:table-cell table:style-name="Tabela16.D2" office:value-type="string">
            <text:p text:style-name="P202">64</text:p>
          </table:table-cell>
        </table:table-row>
        <table:table-row>
          <table:table-cell table:style-name="Tabela16.A2" office:value-type="string">
            <text:p text:style-name="P183">Najpierw 5 stron, później po 2, bez gzip</text:p>
          </table:table-cell>
          <table:table-cell table:style-name="Tabela16.A2" office:value-type="string">
            <text:p text:style-name="P202">9</text:p>
          </table:table-cell>
          <table:table-cell table:style-name="Tabela16.A2" office:value-type="string">
            <text:p text:style-name="P202">18</text:p>
          </table:table-cell>
          <table:table-cell table:style-name="Tabela16.D2" office:value-type="string">
            <text:p text:style-name="P202">43</text:p>
          </table:table-cell>
        </table:table-row>
        <table:table-row>
          <table:table-cell table:style-name="Tabela16.A2" office:value-type="string">
            <text:p text:style-name="P183">Najpierw 5 stron, później po 2, z gzip</text:p>
          </table:table-cell>
          <table:table-cell table:style-name="Tabela16.A2" office:value-type="string">
            <text:p text:style-name="P202">9</text:p>
          </table:table-cell>
          <table:table-cell table:style-name="Tabela16.A2" office:value-type="string">
            <text:p text:style-name="P202">18</text:p>
          </table:table-cell>
          <table:table-cell table:style-name="Tabela16.D2" office:value-type="string">
            <text:p text:style-name="P202">42</text:p>
          </table:table-cell>
        </table:table-row>
        <table:table-row>
          <table:table-cell table:style-name="Tabela16.A2" office:value-type="string">
            <text:p text:style-name="P183">Najpierw 10 stron, później po 1, bez gzip</text:p>
          </table:table-cell>
          <table:table-cell table:style-name="Tabela16.A2" office:value-type="string">
            <text:p text:style-name="P202">5</text:p>
          </table:table-cell>
          <table:table-cell table:style-name="Tabela16.A2" office:value-type="string">
            <text:p text:style-name="P202">5</text:p>
          </table:table-cell>
          <table:table-cell table:style-name="Tabela16.D2" office:value-type="string">
            <text:p text:style-name="P202">50</text:p>
          </table:table-cell>
        </table:table-row>
        <table:table-row>
          <table:table-cell table:style-name="Tabela16.A2" office:value-type="string">
            <text:p text:style-name="P183">Najpierw 10 stron, później po 1, z gzip</text:p>
          </table:table-cell>
          <table:table-cell table:style-name="Tabela16.A2" office:value-type="string">
            <text:p text:style-name="P202">5</text:p>
          </table:table-cell>
          <table:table-cell table:style-name="Tabela16.A2" office:value-type="string">
            <text:p text:style-name="P364">6</text:p>
          </table:table-cell>
          <table:table-cell table:style-name="Tabela16.D2" office:value-type="string">
            <text:p text:style-name="P364">50</text:p>
          </table:table-cell>
        </table:table-row>
        <table:table-row>
          <table:table-cell table:style-name="Tabela16.A2" office:value-type="string">
            <text:p text:style-name="P183">Najpierw 10 stron, później po 2, bez gzip</text:p>
          </table:table-cell>
          <table:table-cell table:style-name="Tabela16.A2" office:value-type="string">
            <text:p text:style-name="P202">5</text:p>
          </table:table-cell>
          <table:table-cell table:style-name="Tabela16.A2" office:value-type="string">
            <text:p text:style-name="P202">6</text:p>
          </table:table-cell>
          <table:table-cell table:style-name="Tabela16.D2" office:value-type="string">
            <text:p text:style-name="P202">42</text:p>
          </table:table-cell>
        </table:table-row>
        <table:table-row>
          <table:table-cell table:style-name="Tabela16.A2" office:value-type="string">
            <text:p text:style-name="P183">Najpierw 10 stron, później po 2, z gzip</text:p>
          </table:table-cell>
          <table:table-cell table:style-name="Tabela16.A2" office:value-type="string">
            <text:p text:style-name="P202">5</text:p>
          </table:table-cell>
          <table:table-cell table:style-name="Tabela16.A2" office:value-type="string">
            <text:p text:style-name="P364">6</text:p>
          </table:table-cell>
          <table:table-cell table:style-name="Tabela16.D2" office:value-type="string">
            <text:p text:style-name="P202">44</text:p>
          </table:table-cell>
        </table:table-row>
      </table:table>
      <text:p text:style-name="Table">Tabela <text:sequence text:ref-name="refTable13" text:name="Table" text:formula="ooow:Table+1" style:num-format="1">14</text:sequence>: Stosunek czasu aktywności radia do trwania aplikacji [%]</text:p>
      <table:table table:name="Tabela17" table:style-name="Tabela17">
        <table:table-column table:style-name="Tabela17.A" table:number-columns-repeated="3"/>
        <table:table-column table:style-name="Tabela17.D"/>
        <text:soft-page-break/>
        <table:table-row>
          <table:table-cell table:style-name="Tabela17.A1" office:value-type="string">
            <text:p text:style-name="Table_20_Contents"/>
          </table:table-cell>
          <table:table-cell table:style-name="Tabela17.A1" office:value-type="string">
            <text:p text:style-name="P162">Seria 1</text:p>
          </table:table-cell>
          <table:table-cell table:style-name="Tabela17.A1" office:value-type="string">
            <text:p text:style-name="P162">Seria 2</text:p>
          </table:table-cell>
          <table:table-cell table:style-name="Tabela17.D1" office:value-type="string">
            <text:p text:style-name="P162">Seria 3</text:p>
          </table:table-cell>
        </table:table-row>
        <table:table-row>
          <table:table-cell table:style-name="Tabela17.A2" office:value-type="string">
            <text:p text:style-name="P183">Na żądanie, bez gzip</text:p>
          </table:table-cell>
          <table:table-cell table:style-name="Tabela17.A2" office:value-type="string">
            <text:p text:style-name="P203">2537</text:p>
          </table:table-cell>
          <table:table-cell table:style-name="Tabela17.A2" office:value-type="string">
            <text:p text:style-name="P203">3372</text:p>
          </table:table-cell>
          <table:table-cell table:style-name="Tabela17.D2" office:value-type="string">
            <text:p text:style-name="P203">8612</text:p>
          </table:table-cell>
        </table:table-row>
        <table:table-row>
          <table:table-cell table:style-name="Tabela17.A2" office:value-type="string">
            <text:p text:style-name="P183">Na żądanie, z gzip</text:p>
          </table:table-cell>
          <table:table-cell table:style-name="Tabela17.A2" office:value-type="string">
            <text:p text:style-name="P203">2537</text:p>
          </table:table-cell>
          <table:table-cell table:style-name="Tabela17.A2" office:value-type="string">
            <text:p text:style-name="P203">3372</text:p>
          </table:table-cell>
          <table:table-cell table:style-name="Tabela17.D2" office:value-type="string">
            <text:p text:style-name="P203">8536</text:p>
          </table:table-cell>
        </table:table-row>
        <table:table-row>
          <table:table-cell table:style-name="Tabela17.A2" office:value-type="string">
            <text:p text:style-name="P183">Najpierw 5 stron, później po 1, bez gzip</text:p>
          </table:table-cell>
          <table:table-cell table:style-name="Tabela17.A2" office:value-type="string">
            <text:p text:style-name="P203">2538</text:p>
          </table:table-cell>
          <table:table-cell table:style-name="Tabela17.A2" office:value-type="string">
            <text:p text:style-name="P203">3382</text:p>
          </table:table-cell>
          <table:table-cell table:style-name="Tabela17.D2" office:value-type="string">
            <text:p text:style-name="P203">8770</text:p>
          </table:table-cell>
        </table:table-row>
        <table:table-row>
          <table:table-cell table:style-name="Tabela17.A2" office:value-type="string">
            <text:p text:style-name="P183">Najpierw 5 stron, później po 1, z gzip</text:p>
          </table:table-cell>
          <table:table-cell table:style-name="Tabela17.A2" office:value-type="string">
            <text:p text:style-name="P203">2538</text:p>
          </table:table-cell>
          <table:table-cell table:style-name="Tabela17.A2" office:value-type="string">
            <text:p text:style-name="P203">3382</text:p>
          </table:table-cell>
          <table:table-cell table:style-name="Tabela17.D2" office:value-type="string">
            <text:p text:style-name="P203">8539</text:p>
          </table:table-cell>
        </table:table-row>
        <table:table-row>
          <table:table-cell table:style-name="Tabela17.A2" office:value-type="string">
            <text:p text:style-name="P183">Najpierw 5 stron, później po 2, bez gzip</text:p>
          </table:table-cell>
          <table:table-cell table:style-name="Tabela17.A2" office:value-type="string">
            <text:p text:style-name="P203">2540</text:p>
          </table:table-cell>
          <table:table-cell table:style-name="Tabela17.A2" office:value-type="string">
            <text:p text:style-name="P203">3724</text:p>
          </table:table-cell>
          <table:table-cell table:style-name="Tabela17.D2" office:value-type="string">
            <text:p text:style-name="P203">8538</text:p>
          </table:table-cell>
        </table:table-row>
        <table:table-row>
          <table:table-cell table:style-name="Tabela17.A2" office:value-type="string">
            <text:p text:style-name="P183">Najpierw 5 stron, później po 2, z gzip</text:p>
          </table:table-cell>
          <table:table-cell table:style-name="Tabela17.A2" office:value-type="string">
            <text:p text:style-name="P203">2541</text:p>
          </table:table-cell>
          <table:table-cell table:style-name="Tabela17.A2" office:value-type="string">
            <text:p text:style-name="P203">3724</text:p>
          </table:table-cell>
          <table:table-cell table:style-name="Tabela17.D2" office:value-type="string">
            <text:p text:style-name="P203">8538</text:p>
          </table:table-cell>
        </table:table-row>
        <table:table-row>
          <table:table-cell table:style-name="Tabela17.A2" office:value-type="string">
            <text:p text:style-name="P183">Najpierw 10 stron, później po 1, bez gzip</text:p>
          </table:table-cell>
          <table:table-cell table:style-name="Tabela17.A2" office:value-type="string">
            <text:p text:style-name="P203">3377</text:p>
          </table:table-cell>
          <table:table-cell table:style-name="Tabela17.A2" office:value-type="string">
            <text:p text:style-name="P203">3376</text:p>
          </table:table-cell>
          <table:table-cell table:style-name="Tabela17.D2" office:value-type="string">
            <text:p text:style-name="P203">8543</text:p>
          </table:table-cell>
        </table:table-row>
        <table:table-row>
          <table:table-cell table:style-name="Tabela17.A2" office:value-type="string">
            <text:p text:style-name="P183">Najpierw 10 stron, później po 1, z gzip</text:p>
          </table:table-cell>
          <table:table-cell table:style-name="Tabela17.A2" office:value-type="string">
            <text:p text:style-name="P203">3377</text:p>
          </table:table-cell>
          <table:table-cell table:style-name="Tabela17.A2" office:value-type="string">
            <text:p text:style-name="P365">3377</text:p>
          </table:table-cell>
          <table:table-cell table:style-name="Tabela17.D2" office:value-type="string">
            <text:p text:style-name="P365">8542</text:p>
          </table:table-cell>
        </table:table-row>
        <table:table-row>
          <table:table-cell table:style-name="Tabela17.A2" office:value-type="string">
            <text:p text:style-name="P183">Najpierw 10 stron, później po 2, bez gzip</text:p>
          </table:table-cell>
          <table:table-cell table:style-name="Tabela17.A2" office:value-type="string">
            <text:p text:style-name="P203">3377</text:p>
          </table:table-cell>
          <table:table-cell table:style-name="Tabela17.A2" office:value-type="string">
            <text:p text:style-name="P203">3377</text:p>
          </table:table-cell>
          <table:table-cell table:style-name="Tabela17.D2" office:value-type="string">
            <text:p text:style-name="P203">8924</text:p>
          </table:table-cell>
        </table:table-row>
        <table:table-row>
          <table:table-cell table:style-name="Tabela17.A2" office:value-type="string">
            <text:p text:style-name="P183">Najpierw 10 stron, później po 2, z gzip</text:p>
          </table:table-cell>
          <table:table-cell table:style-name="Tabela17.A2" office:value-type="string">
            <text:p text:style-name="P203">3377</text:p>
          </table:table-cell>
          <table:table-cell table:style-name="Tabela17.A2" office:value-type="string">
            <text:p text:style-name="P365">3377</text:p>
          </table:table-cell>
          <table:table-cell table:style-name="Tabela17.D2" office:value-type="string">
            <text:p text:style-name="P203">8848</text:p>
          </table:table-cell>
        </table:table-row>
      </table:table>
      <text:p text:style-name="Table">Tabela <text:sequence text:ref-name="refTable14" text:name="Table" text:formula="ooow:Table+1" style:num-format="1">15</text:sequence>: Liczba pobranych danych [KB]</text:p>
      <text:p text:style-name="P147"/>
      <table:table table:name="Tabela18" table:style-name="Tabela18">
        <table:table-column table:style-name="Tabela18.A" table:number-columns-repeated="3"/>
        <table:table-column table:style-name="Tabela18.D"/>
        <text:soft-page-break/>
        <table:table-row>
          <table:table-cell table:style-name="Tabela18.A1" office:value-type="string">
            <text:p text:style-name="Table_20_Contents"/>
          </table:table-cell>
          <table:table-cell table:style-name="Tabela18.A1" office:value-type="string">
            <text:p text:style-name="P162">Seria 1</text:p>
          </table:table-cell>
          <table:table-cell table:style-name="Tabela18.A1" office:value-type="string">
            <text:p text:style-name="P162">Seria 2</text:p>
          </table:table-cell>
          <table:table-cell table:style-name="Tabela18.D1" office:value-type="string">
            <text:p text:style-name="P162">Seria 3</text:p>
          </table:table-cell>
        </table:table-row>
        <table:table-row>
          <table:table-cell table:style-name="Tabela18.A2" office:value-type="string">
            <text:p text:style-name="P183">Na żądanie, bez gzip</text:p>
          </table:table-cell>
          <table:table-cell table:style-name="Tabela18.A2" office:value-type="string">
            <text:p text:style-name="P204">2059</text:p>
          </table:table-cell>
          <table:table-cell table:style-name="Tabela18.A2" office:value-type="string">
            <text:p text:style-name="P204">3509</text:p>
          </table:table-cell>
          <table:table-cell table:style-name="Tabela18.D2" office:value-type="string">
            <text:p text:style-name="P204">18684</text:p>
          </table:table-cell>
        </table:table-row>
        <table:table-row>
          <table:table-cell table:style-name="Tabela18.A2" office:value-type="string">
            <text:p text:style-name="P183">Na żądanie, z gzip</text:p>
          </table:table-cell>
          <table:table-cell table:style-name="Tabela18.A2" office:value-type="string">
            <text:p text:style-name="P204">2059</text:p>
          </table:table-cell>
          <table:table-cell table:style-name="Tabela18.A2" office:value-type="string">
            <text:p text:style-name="P204">3509</text:p>
          </table:table-cell>
          <table:table-cell table:style-name="Tabela18.D2" office:value-type="string">
            <text:p text:style-name="P204">18516</text:p>
          </table:table-cell>
        </table:table-row>
        <table:table-row>
          <table:table-cell table:style-name="Tabela18.A2" office:value-type="string">
            <text:p text:style-name="P183">Najpierw 5 stron, później po 1, bez gzip</text:p>
          </table:table-cell>
          <table:table-cell table:style-name="Tabela18.A2" office:value-type="string">
            <text:p text:style-name="P204">2060</text:p>
          </table:table-cell>
          <table:table-cell table:style-name="Tabela18.A2" office:value-type="string">
            <text:p text:style-name="P204">3518</text:p>
          </table:table-cell>
          <table:table-cell table:style-name="Tabela18.D2" office:value-type="string">
            <text:p text:style-name="P204">18946</text:p>
          </table:table-cell>
        </table:table-row>
        <table:table-row>
          <table:table-cell table:style-name="Tabela18.A2" office:value-type="string">
            <text:p text:style-name="P183">Najpierw 5 stron, później po 1, z gzip</text:p>
          </table:table-cell>
          <table:table-cell table:style-name="Tabela18.A2" office:value-type="string">
            <text:p text:style-name="P204">2060</text:p>
          </table:table-cell>
          <table:table-cell table:style-name="Tabela18.A2" office:value-type="string">
            <text:p text:style-name="P204">3519</text:p>
          </table:table-cell>
          <table:table-cell table:style-name="Tabela18.D2" office:value-type="string">
            <text:p text:style-name="P204">18512</text:p>
          </table:table-cell>
        </table:table-row>
        <table:table-row>
          <table:table-cell table:style-name="Tabela18.A2" office:value-type="string">
            <text:p text:style-name="P183">Najpierw 5 stron, później po 2, bez gzip</text:p>
          </table:table-cell>
          <table:table-cell table:style-name="Tabela18.A2" office:value-type="string">
            <text:p text:style-name="P204">2061</text:p>
          </table:table-cell>
          <table:table-cell table:style-name="Tabela18.A2" office:value-type="string">
            <text:p text:style-name="P204">3873</text:p>
          </table:table-cell>
          <table:table-cell table:style-name="Tabela18.D2" office:value-type="string">
            <text:p text:style-name="P204">18506</text:p>
          </table:table-cell>
        </table:table-row>
        <table:table-row>
          <table:table-cell table:style-name="Tabela18.A2" office:value-type="string">
            <text:p text:style-name="P183">Najpierw 5 stron, później po 2, z gzip</text:p>
          </table:table-cell>
          <table:table-cell table:style-name="Tabela18.A2" office:value-type="string">
            <text:p text:style-name="P204">2062</text:p>
          </table:table-cell>
          <table:table-cell table:style-name="Tabela18.A2" office:value-type="string">
            <text:p text:style-name="P204">3874</text:p>
          </table:table-cell>
          <table:table-cell table:style-name="Tabela18.D2" office:value-type="string">
            <text:p text:style-name="P204">18503</text:p>
          </table:table-cell>
        </table:table-row>
        <table:table-row>
          <table:table-cell table:style-name="Tabela18.A2" office:value-type="string">
            <text:p text:style-name="P183">Najpierw 10 stron, później po 1, bez gzip</text:p>
          </table:table-cell>
          <table:table-cell table:style-name="Tabela18.A2" office:value-type="string">
            <text:p text:style-name="P204">2740</text:p>
          </table:table-cell>
          <table:table-cell table:style-name="Tabela18.A2" office:value-type="string">
            <text:p text:style-name="P204">3511</text:p>
          </table:table-cell>
          <table:table-cell table:style-name="Tabela18.D2" office:value-type="string">
            <text:p text:style-name="P204">18514</text:p>
          </table:table-cell>
        </table:table-row>
        <table:table-row>
          <table:table-cell table:style-name="Tabela18.A2" office:value-type="string">
            <text:p text:style-name="P183">Najpierw 10 stron, później po 1, z gzip</text:p>
          </table:table-cell>
          <table:table-cell table:style-name="Tabela18.A2" office:value-type="string">
            <text:p text:style-name="P204">2704</text:p>
          </table:table-cell>
          <table:table-cell table:style-name="Tabela18.A2" office:value-type="string">
            <text:p text:style-name="P366">3515</text:p>
          </table:table-cell>
          <table:table-cell table:style-name="Tabela18.D2" office:value-type="string">
            <text:p text:style-name="P366">18531</text:p>
          </table:table-cell>
        </table:table-row>
        <table:table-row>
          <table:table-cell table:style-name="Tabela18.A2" office:value-type="string">
            <text:p text:style-name="P183">Najpierw 10 stron, później po 2, bez gzip</text:p>
          </table:table-cell>
          <table:table-cell table:style-name="Tabela18.A2" office:value-type="string">
            <text:p text:style-name="P204">2740</text:p>
          </table:table-cell>
          <table:table-cell table:style-name="Tabela18.A2" office:value-type="string">
            <text:p text:style-name="P204">3512</text:p>
          </table:table-cell>
          <table:table-cell table:style-name="Tabela18.D2" office:value-type="string">
            <text:p text:style-name="P204">19347</text:p>
          </table:table-cell>
        </table:table-row>
        <table:table-row>
          <table:table-cell table:style-name="Tabela18.A2" office:value-type="string">
            <text:p text:style-name="P183">Najpierw 10 stron, później po 2, z gzip</text:p>
          </table:table-cell>
          <table:table-cell table:style-name="Tabela18.A2" office:value-type="string">
            <text:p text:style-name="P204">2704</text:p>
          </table:table-cell>
          <table:table-cell table:style-name="Tabela18.A2" office:value-type="string">
            <text:p text:style-name="P366">3514</text:p>
          </table:table-cell>
          <table:table-cell table:style-name="Tabela18.D2" office:value-type="string">
            <text:p text:style-name="P204">19262</text:p>
          </table:table-cell>
        </table:table-row>
      </table:table>
      <text:p text:style-name="Table">Tabela <text:sequence text:ref-name="refTable15" text:name="Table" text:formula="ooow:Table+1" style:num-format="1">16</text:sequence>: Znormalizowana liczba pobranych danych [KB]</text:p>
      <table:table table:name="Tabela19" table:style-name="Tabela19">
        <table:table-column table:style-name="Tabela19.A" table:number-columns-repeated="3"/>
        <table:table-column table:style-name="Tabela19.D"/>
        <table:table-row>
          <table:table-cell table:style-name="Tabela19.A1" office:value-type="string">
            <text:p text:style-name="Table_20_Contents"/>
          </table:table-cell>
          <table:table-cell table:style-name="Tabela19.A1" office:value-type="string">
            <text:p text:style-name="P162">Seria 1</text:p>
          </table:table-cell>
          <table:table-cell table:style-name="Tabela19.A1" office:value-type="string">
            <text:p text:style-name="P162">Seria 2</text:p>
          </table:table-cell>
          <table:table-cell table:style-name="Tabela19.D1" office:value-type="string">
            <text:p text:style-name="P162">Seria 3</text:p>
          </table:table-cell>
        </table:table-row>
        <table:table-row>
          <table:table-cell table:style-name="Tabela19.A2" office:value-type="string">
            <text:p text:style-name="P185">Czas wykonania testu <text:span text:style-name="T246">podany</text:span> <text:span text:style-name="T246">w minutach</text:span></text:p>
          </table:table-cell>
          <table:table-cell table:style-name="Tabela19.A2" office:value-type="string">
            <text:p text:style-name="P205">74</text:p>
          </table:table-cell>
          <table:table-cell table:style-name="Tabela19.A2" office:value-type="string">
            <text:p text:style-name="P205">58</text:p>
          </table:table-cell>
          <table:table-cell table:style-name="Tabela19.D2" office:value-type="string">
            <text:p text:style-name="P205">28</text:p>
          </table:table-cell>
        </table:table-row>
      </table:table>
      <text:p text:style-name="Table">Tabela <text:sequence text:ref-name="refTable16" text:name="Table" text:formula="ooow:Table+1" style:num-format="1">17</text:sequence>: Czas wykonania pojedynczego testu [<text:span text:style-name="T245">minuta</text:span>]</text:p>
      <table:table table:name="Tabela20" table:style-name="Tabela20">
        <table:table-column table:style-name="Tabela20.A" table:number-columns-repeated="3"/>
        <table:table-column table:style-name="Tabela20.D"/>
        <text:soft-page-break/>
        <table:table-row>
          <table:table-cell table:style-name="Tabela20.A1" office:value-type="string">
            <text:p text:style-name="Table_20_Contents"/>
          </table:table-cell>
          <table:table-cell table:style-name="Tabela20.A1" office:value-type="string">
            <text:p text:style-name="P162">Seria 1</text:p>
          </table:table-cell>
          <table:table-cell table:style-name="Tabela20.A1" office:value-type="string">
            <text:p text:style-name="P162">Seria 2</text:p>
          </table:table-cell>
          <table:table-cell table:style-name="Tabela20.D1" office:value-type="string">
            <text:p text:style-name="P162">Seria 3</text:p>
          </table:table-cell>
        </table:table-row>
        <table:table-row>
          <table:table-cell table:style-name="Tabela20.A2" office:value-type="string">
            <text:p text:style-name="P183">Na żądanie, bez gzip</text:p>
          </table:table-cell>
          <table:table-cell table:style-name="Tabela20.A2" office:value-type="string">
            <text:p text:style-name="P368">0</text:p>
          </table:table-cell>
          <table:table-cell table:style-name="Tabela20.A2" office:value-type="string">
            <text:p text:style-name="P368">0</text:p>
          </table:table-cell>
          <table:table-cell table:style-name="Tabela20.D2" office:value-type="string">
            <text:p text:style-name="P368">0</text:p>
          </table:table-cell>
        </table:table-row>
        <table:table-row>
          <table:table-cell table:style-name="Tabela20.A2" office:value-type="string">
            <text:p text:style-name="P183">Na żądanie, z gzip</text:p>
          </table:table-cell>
          <table:table-cell table:style-name="Tabela20.A2" office:value-type="string">
            <text:p text:style-name="P367">-1.0075</text:p>
          </table:table-cell>
          <table:table-cell table:style-name="Tabela20.A2" office:value-type="string">
            <text:p text:style-name="P367">1.5176</text:p>
          </table:table-cell>
          <table:table-cell table:style-name="Tabela20.D2" office:value-type="string">
            <text:p text:style-name="P367">1.0797</text:p>
          </table:table-cell>
        </table:table-row>
        <table:table-row>
          <table:table-cell table:style-name="Tabela20.A2" office:value-type="string">
            <text:p text:style-name="P183">Najpierw 5 stron, później po 1, bez gzip</text:p>
          </table:table-cell>
          <table:table-cell table:style-name="Tabela20.A2" office:value-type="string">
            <text:p text:style-name="P367">-47.49</text:p>
          </table:table-cell>
          <table:table-cell table:style-name="Tabela20.A2" office:value-type="string">
            <text:p text:style-name="P367">-13.537</text:p>
          </table:table-cell>
          <table:table-cell table:style-name="Tabela20.D2" office:value-type="string">
            <text:p text:style-name="P367">-16.449</text:p>
          </table:table-cell>
        </table:table-row>
        <table:table-row>
          <table:table-cell table:style-name="Tabela20.A2" office:value-type="string">
            <text:p text:style-name="P183">Najpierw 5 stron, później po 1, z gzip</text:p>
          </table:table-cell>
          <table:table-cell table:style-name="Tabela20.A2" office:value-type="string">
            <text:p text:style-name="P367">-47.293</text:p>
          </table:table-cell>
          <table:table-cell table:style-name="Tabela20.A2" office:value-type="string">
            <text:p text:style-name="P367">-15.829</text:p>
          </table:table-cell>
          <table:table-cell table:style-name="Tabela20.D2" office:value-type="string">
            <text:p text:style-name="P367">-17.56</text:p>
          </table:table-cell>
        </table:table-row>
        <table:table-row>
          <table:table-cell table:style-name="Tabela20.A2" office:value-type="string">
            <text:p text:style-name="P183">Najpierw 5 stron, później po 2, bez gzip</text:p>
          </table:table-cell>
          <table:table-cell table:style-name="Tabela20.A2" office:value-type="string">
            <text:p text:style-name="P367">-50.512</text:p>
          </table:table-cell>
          <table:table-cell table:style-name="Tabela20.A2" office:value-type="string">
            <text:p text:style-name="P367">-32.977</text:p>
          </table:table-cell>
          <table:table-cell table:style-name="Tabela20.D2" office:value-type="string">
            <text:p text:style-name="P367">-41.615</text:p>
          </table:table-cell>
        </table:table-row>
        <table:table-row>
          <table:table-cell table:style-name="Tabela20.A2" office:value-type="string">
            <text:p text:style-name="P183">Najpierw 5 stron, później po 2, z gzip</text:p>
          </table:table-cell>
          <table:table-cell table:style-name="Tabela20.A2" office:value-type="string">
            <text:p text:style-name="P367">-50.106</text:p>
          </table:table-cell>
          <table:table-cell table:style-name="Tabela20.A2" office:value-type="string">
            <text:p text:style-name="P367">-33.361</text:p>
          </table:table-cell>
          <table:table-cell table:style-name="Tabela20.D2" office:value-type="string">
            <text:p text:style-name="P367">-43.029</text:p>
          </table:table-cell>
        </table:table-row>
        <table:table-row>
          <table:table-cell table:style-name="Tabela20.A2" office:value-type="string">
            <text:p text:style-name="P183">Najpierw 10 stron, później po 1, bez gzip</text:p>
          </table:table-cell>
          <table:table-cell table:style-name="Tabela20.A2" office:value-type="string">
            <text:p text:style-name="P367">-67.818</text:p>
          </table:table-cell>
          <table:table-cell table:style-name="Tabela20.A2" office:value-type="string">
            <text:p text:style-name="P367">-71.637</text:p>
          </table:table-cell>
          <table:table-cell table:style-name="Tabela20.D2" office:value-type="string">
            <text:p text:style-name="P367">-33.197</text:p>
          </table:table-cell>
        </table:table-row>
        <table:table-row>
          <table:table-cell table:style-name="Tabela20.A2" office:value-type="string">
            <text:p text:style-name="P183">Najpierw 10 stron, później po 1, z gzip</text:p>
          </table:table-cell>
          <table:table-cell table:style-name="Tabela20.A2" office:value-type="string">
            <text:p text:style-name="P367">-67.445</text:p>
          </table:table-cell>
          <table:table-cell table:style-name="Tabela20.A2" office:value-type="string">
            <text:p text:style-name="P369">-69.895</text:p>
          </table:table-cell>
          <table:table-cell table:style-name="Tabela20.D2" office:value-type="string">
            <text:p text:style-name="P369">-33.288</text:p>
          </table:table-cell>
        </table:table-row>
        <table:table-row>
          <table:table-cell table:style-name="Tabela20.A2" office:value-type="string">
            <text:p text:style-name="P183">Najpierw 10 stron, później po 2, bez gzip</text:p>
          </table:table-cell>
          <table:table-cell table:style-name="Tabela20.A2" office:value-type="string">
            <text:p text:style-name="P367">-68.019</text:p>
          </table:table-cell>
          <table:table-cell table:style-name="Tabela20.A2" office:value-type="string">
            <text:p text:style-name="P367">-70.682</text:p>
          </table:table-cell>
          <table:table-cell table:style-name="Tabela20.D2" office:value-type="string">
            <text:p text:style-name="P367">-42.539</text:p>
          </table:table-cell>
        </table:table-row>
        <table:table-row>
          <table:table-cell table:style-name="Tabela20.A2" office:value-type="string">
            <text:p text:style-name="P183">Najpierw 10 stron, później po 2, z gzip</text:p>
          </table:table-cell>
          <table:table-cell table:style-name="Tabela20.A2" office:value-type="string">
            <text:p text:style-name="P367">-67.446</text:p>
          </table:table-cell>
          <table:table-cell table:style-name="Tabela20.A2" office:value-type="string">
            <text:p text:style-name="P369">-69.9</text:p>
          </table:table-cell>
          <table:table-cell table:style-name="Tabela20.D2" office:value-type="string">
            <text:p text:style-name="P367">-40.424</text:p>
          </table:table-cell>
        </table:table-row>
      </table:table>
      <text:p text:style-name="Table">Tabela <text:sequence text:ref-name="refTable17" text:name="Table" text:formula="ooow:Table+1" style:num-format="1">18</text:sequence>: Wpływ zastosowanej strategii pobierania danych na zużycie energii [%]</text:p>
      <text:p text:style-name="P147"/>
      <text:h text:style-name="P358" text:outline-level="3"><text:bookmark-start text:name="__RefHeading__5764_827020684"/>4.4.3. Wpływ kompresji metodą gzip na rozmiar danych<text:bookmark-end text:name="__RefHeading__5764_827020684"/></text:h>
      <text:p text:style-name="P148"/>
      <text:p text:style-name="P150"><text:tab/><text:span text:style-name="T228">Ponieważ różnice w liczbie przesyłanych danych nie były widoczne dla wcześniejszej metody pomiarowej, autor postanowił zmierzyć wpływ kompresji gzip przy pomocy przeglądarki.<text:line-break/>Do tego celu użył narzędzi deweloperskich w przeglądarce Google Chrome. Dają one podgląd na liczbę pobieranych danych. Pomiar był robiony przy pomocy tego narzędzia pobierając te same dane z przeglądarki, raz z włączoną, a raz wyłączoną kompresją. Przed prezentacją pomiarów autor chciałby zaznaczyć, że podawane wielkości tyczą się tylko przesyłanej wiadomości protokołem HTTP, nie uwzględniają one ani nagłówków / ramek tego ani protokołów warstw niższych.</text:span></text:p>
      <text:p text:style-name="P148"/>
      <table:table table:name="Tabela10" table:style-name="Tabela10">
        <table:table-column table:style-name="Tabela10.A" table:number-columns-repeated="6"/>
        <table:table-column table:style-name="Tabela10.G"/>
        <text:soft-page-break/>
        <table:table-row>
          <table:table-cell table:style-name="Tabela10.A1" table:number-rows-spanned="2" office:value-type="string">
            <text:p text:style-name="Table_20_Contents"/>
          </table:table-cell>
          <table:table-cell table:style-name="Tabela10.A1" table:number-columns-spanned="3" office:value-type="string">
            <text:p text:style-name="P163">OLX</text:p>
          </table:table-cell>
          <table:covered-table-cell/>
          <table:covered-table-cell/>
          <table:table-cell table:style-name="Tabela10.E1" table:number-columns-spanned="3" office:value-type="string">
            <text:p text:style-name="P163">iCarWash</text:p>
          </table:table-cell>
          <table:covered-table-cell/>
          <table:covered-table-cell/>
        </table:table-row>
        <table:table-row>
          <table:covered-table-cell/>
          <table:table-cell table:style-name="Tabela10.B2" office:value-type="string">
            <text:p text:style-name="P163">Minimum</text:p>
          </table:table-cell>
          <table:table-cell table:style-name="Tabela10.B2" office:value-type="string">
            <text:p text:style-name="P163">Maksimum</text:p>
          </table:table-cell>
          <table:table-cell table:style-name="Tabela10.B2" office:value-type="string">
            <text:p text:style-name="P163">Średnia</text:p>
          </table:table-cell>
          <table:table-cell table:style-name="Tabela10.B2" office:value-type="string">
            <text:p text:style-name="P163">Minimum</text:p>
          </table:table-cell>
          <table:table-cell table:style-name="Tabela10.B2" office:value-type="string">
            <text:p text:style-name="P163">Maksimum</text:p>
          </table:table-cell>
          <table:table-cell table:style-name="Tabela10.G2" office:value-type="string">
            <text:p text:style-name="P163">Średnia</text:p>
          </table:table-cell>
        </table:table-row>
        <table:table-row>
          <table:table-cell table:style-name="Tabela10.B2" office:value-type="string">
            <text:p text:style-name="P181">Bez kompresji</text:p>
          </table:table-cell>
          <table:table-cell table:style-name="Tabela10.B2" office:value-type="string">
            <text:p text:style-name="P187">23.8 [KB]</text:p>
          </table:table-cell>
          <table:table-cell table:style-name="Tabela10.B2" office:value-type="string">
            <text:p text:style-name="P188">36.3 [KB]</text:p>
          </table:table-cell>
          <table:table-cell table:style-name="Tabela10.B2" office:value-type="string">
            <text:p text:style-name="P188">32.1 [KB]</text:p>
          </table:table-cell>
          <table:table-cell table:style-name="Tabela10.B2" office:value-type="string">
            <text:p text:style-name="P188">0.2 [KB]</text:p>
          </table:table-cell>
          <table:table-cell table:style-name="Tabela10.B2" office:value-type="string">
            <text:p text:style-name="P188">2.2 [KB]</text:p>
          </table:table-cell>
          <table:table-cell table:style-name="Tabela10.G2" office:value-type="string">
            <text:p text:style-name="P188">1.2 [KB]</text:p>
          </table:table-cell>
        </table:table-row>
        <table:table-row>
          <table:table-cell table:style-name="Tabela10.B2" office:value-type="string">
            <text:p text:style-name="P181">Z kompresją</text:p>
          </table:table-cell>
          <table:table-cell table:style-name="Tabela10.B2" office:value-type="string">
            <text:p text:style-name="P187">7.0 [KB]</text:p>
          </table:table-cell>
          <table:table-cell table:style-name="Tabela10.B2" office:value-type="string">
            <text:p text:style-name="P188">10.8 [KB]</text:p>
          </table:table-cell>
          <table:table-cell table:style-name="Tabela10.B2" office:value-type="string">
            <text:p text:style-name="P188">9.3 [KB]</text:p>
          </table:table-cell>
          <table:table-cell table:style-name="Tabela10.B2" office:value-type="string">
            <text:p text:style-name="P188">0.2 [KB]</text:p>
          </table:table-cell>
          <table:table-cell table:style-name="Tabela10.B2" office:value-type="string">
            <text:p text:style-name="P188">0.7 [KB]</text:p>
          </table:table-cell>
          <table:table-cell table:style-name="Tabela10.G2" office:value-type="string">
            <text:p text:style-name="P188">0.5 [KB]</text:p>
          </table:table-cell>
        </table:table-row>
        <table:table-row>
          <table:table-cell table:style-name="Tabela10.B2" office:value-type="string">
            <text:p text:style-name="P180">Różnica</text:p>
          </table:table-cell>
          <table:table-cell table:style-name="Tabela10.B2" office:value-type="string">
            <text:p text:style-name="P187">16.8 [KB]</text:p>
          </table:table-cell>
          <table:table-cell table:style-name="Tabela10.B2" office:value-type="string">
            <text:p text:style-name="P189">25.5 [KB]</text:p>
          </table:table-cell>
          <table:table-cell table:style-name="Tabela10.B2" office:value-type="string">
            <text:p text:style-name="P189">22.8 [KB]</text:p>
          </table:table-cell>
          <table:table-cell table:style-name="Tabela10.B2" office:value-type="string">
            <text:p text:style-name="P189">0.0 [KB]</text:p>
          </table:table-cell>
          <table:table-cell table:style-name="Tabela10.B2" office:value-type="string">
            <text:p text:style-name="P189">1.7 [KB]</text:p>
          </table:table-cell>
          <table:table-cell table:style-name="Tabela10.G2" office:value-type="string">
            <text:p text:style-name="P189">0.7 [KB]</text:p>
          </table:table-cell>
        </table:table-row>
        <table:table-row>
          <table:table-cell table:style-name="Tabela10.B2" office:value-type="string">
            <text:p text:style-name="P180">Względnie</text:p>
          </table:table-cell>
          <table:table-cell table:style-name="Tabela10.B2" office:value-type="string">
            <text:p text:style-name="P187">70.6 [%]</text:p>
          </table:table-cell>
          <table:table-cell table:style-name="Tabela10.B2" office:value-type="string">
            <text:p text:style-name="P190">70.2 [%]</text:p>
          </table:table-cell>
          <table:table-cell table:style-name="Tabela10.B2" office:value-type="string">
            <text:p text:style-name="P190">71.0 [%]</text:p>
          </table:table-cell>
          <table:table-cell table:style-name="Tabela10.B2" office:value-type="string">
            <text:p text:style-name="P190">0.0 [%]</text:p>
          </table:table-cell>
          <table:table-cell table:style-name="Tabela10.B2" office:value-type="string">
            <text:p text:style-name="P190">68.2 [%]</text:p>
          </table:table-cell>
          <table:table-cell table:style-name="Tabela10.G2" office:value-type="string">
            <text:p text:style-name="P190">61.0 [%]</text:p>
          </table:table-cell>
        </table:table-row>
      </table:table>
      <text:p text:style-name="Table">Tabela <text:sequence text:ref-name="refTable18" text:name="Table" text:formula="ooow:Table+1" style:num-format="1">19</text:sequence>: Liczba danych wysyłana podczas jednego żądania</text:p>
      <text:p text:style-name="P148"/>
      <text:p text:style-name="P149"><text:tab/><text:span text:style-name="T229">Z tabeli 10 wynika, że zysk z zastosowania kompresji dla tego zbioru wynosi około 70% dla danych z OLX. Dla danych z iCarWash widać, że kompresja nie daje efektów dla małych porcji informacji, typu dwie dziesiąte kilobajta. Dodatkowo wprowadza narzut obliczeniowy związany<text:line-break/>z kompresją i dekompresją. Wynika z tego, że w skrajnych przypadkach gzip może pogorszyć wyniki. Należy jednak w tym momencie zaprezentować przykładową wiadomość zawierającą <text:line-break/>około 200 kB:<text:line-break/>{"status":"ok","content":[]}<text:line-break/></text:span></text:p>
      <table:table table:name="Tabela11" table:style-name="Tabela11">
        <table:table-column table:style-name="Tabela11.A" table:number-columns-repeated="3"/>
        <table:table-column table:style-name="Tabela11.D"/>
        <table:table-row>
          <table:table-cell table:style-name="Tabela11.A1" table:number-rows-spanned="2" office:value-type="string">
            <text:p text:style-name="P195"/>
          </table:table-cell>
          <table:table-cell table:style-name="Tabela11.A1" table:number-columns-spanned="2" office:value-type="string">
            <text:p text:style-name="P164">OLX</text:p>
          </table:table-cell>
          <table:covered-table-cell/>
          <table:table-cell table:style-name="Tabela11.D1" office:value-type="string">
            <text:p text:style-name="P164">iCarWash</text:p>
          </table:table-cell>
        </table:table-row>
        <table:table-row>
          <table:covered-table-cell/>
          <table:table-cell table:style-name="Tabela11.B2" office:value-type="string">
            <text:p text:style-name="P164">5 stron</text:p>
          </table:table-cell>
          <table:table-cell table:style-name="Tabela11.B2" office:value-type="string">
            <text:p text:style-name="P164">10 stron</text:p>
          </table:table-cell>
          <table:table-cell table:style-name="Tabela11.D2" office:value-type="string">
            <text:p text:style-name="P164">Wszystkie strony</text:p>
          </table:table-cell>
        </table:table-row>
        <table:table-row>
          <table:table-cell table:style-name="Tabela11.B2" office:value-type="string">
            <text:p text:style-name="P182">Bez kompresji</text:p>
          </table:table-cell>
          <table:table-cell table:style-name="Tabela11.B2" office:value-type="string">
            <text:p text:style-name="P187">177.0 [KB]</text:p>
          </table:table-cell>
          <table:table-cell table:style-name="Tabela11.B2" office:value-type="string">
            <text:p text:style-name="P191">331.0 [KB]</text:p>
          </table:table-cell>
          <table:table-cell table:style-name="Tabela11.D2" office:value-type="string">
            <text:p text:style-name="P191">32.7 [KB]</text:p>
          </table:table-cell>
        </table:table-row>
        <table:table-row>
          <table:table-cell table:style-name="Tabela11.B2" office:value-type="string">
            <text:p text:style-name="P182">Z kompresją</text:p>
          </table:table-cell>
          <table:table-cell table:style-name="Tabela11.B2" office:value-type="string">
            <text:p text:style-name="P187">40.9 [KB]</text:p>
          </table:table-cell>
          <table:table-cell table:style-name="Tabela11.B2" office:value-type="string">
            <text:p text:style-name="P192">75.7 [KB]</text:p>
          </table:table-cell>
          <table:table-cell table:style-name="Tabela11.D2" office:value-type="string">
            <text:p text:style-name="P192">4.0 [KB]</text:p>
          </table:table-cell>
        </table:table-row>
        <table:table-row>
          <table:table-cell table:style-name="Tabela11.B2" office:value-type="string">
            <text:p text:style-name="P182">Różnica</text:p>
          </table:table-cell>
          <table:table-cell table:style-name="Tabela11.B2" office:value-type="string">
            <text:p text:style-name="P187">136.1 [KB]</text:p>
          </table:table-cell>
          <table:table-cell table:style-name="Tabela11.B2" office:value-type="string">
            <text:p text:style-name="P193">255.3 [KB]</text:p>
          </table:table-cell>
          <table:table-cell table:style-name="Tabela11.D2" office:value-type="string">
            <text:p text:style-name="P193">28.7 [KB]</text:p>
          </table:table-cell>
        </table:table-row>
        <table:table-row>
          <table:table-cell table:style-name="Tabela11.B2" office:value-type="string">
            <text:p text:style-name="P182">Względnie</text:p>
          </table:table-cell>
          <table:table-cell table:style-name="Tabela11.B2" office:value-type="string">
            <text:p text:style-name="P187">76.9 [%]</text:p>
          </table:table-cell>
          <table:table-cell table:style-name="Tabela11.B2" office:value-type="string">
            <text:p text:style-name="P194">77.1 [%]</text:p>
          </table:table-cell>
          <table:table-cell table:style-name="Tabela11.D2" office:value-type="string">
            <text:p text:style-name="P194">87.8 [%]</text:p>
          </table:table-cell>
        </table:table-row>
      </table:table>
      <text:p text:style-name="Table">Tabela <text:sequence text:ref-name="refTable19" text:name="Table" text:formula="ooow:Table+1" style:num-format="1">20</text:sequence>: Rozmiar połączonych danych</text:p>
      <text:p text:style-name="P149"/>
      <text:p text:style-name="P151"><text:tab/><text:span text:style-name="T230">Na podstawie wyników zawartych w tabli 11 należy stwierdzić, że kompresja danych tekstowych w formacie JSON algorytmem gzip jest efektywna. Szczególną uwagę zwraca wynik<text:line-break/>dla iCarWash. Pobranie całości danych w postaci skompresowanej daje wynik niemal o 88% lepszy niż bez kompresji. To robi wrażenie! Należy wspomnieć w jaki sposób zostały skondensowane dane do pomiarów. Nie zostały one bowiem w prosty sposób wklejone z pojedynczych plików. Struktura JSON została w logiczny sposób rozbudowana. Dla iCarWash, plik z listą wszystkich myjni zawierał resztę informacji zazwyczaj przesyłanych w osobnych żądaniach. Dla OLX również dodano kolejne ogłoszenia do listy na stronie pierwszej. W obu podejściach testowany był poprawny JSON. Jego poprawność stwierdzana była przy pomocy analizatora na stronie [</text:span><text:a xlink:type="simple" xlink:href="http://jsonlint.com/"><text:span text:style-name="T230">http://jsonlint.com/</text:span></text:a><text:span text:style-name="T230"> | 2016-05-27].</text:span></text:p>
      <text:h text:style-name="P375" text:outline-level="1"><text:bookmark-start text:name="__RefHeading__4075_530245620"/>5. Wnioski<text:bookmark-end text:name="__RefHeading__4075_530245620"/></text:h>
      <text:p text:style-name="P18"/>
      <text:p text:style-name="P18"><text:tab/><text:span text:style-name="T233">Głównym celem pracy było zbadanie wpływu komunikacji sieciowej z wykorzystaniem radia komórkowego na zużycie baterii urządzenia. Hipoteza, którą autor starał się zweryfikować była trudna do określenia jednym zdaniem. W miarę postępów nad pracą, jego wiedza w tej dziedzinie rosła i formułowanie stwierdzeń przychodziło mu łatwej. Kończąc tą pracę nadal nie jest w stanie opisać w jednym zdaniu celu. Postara się więc zrobić to jak najzwięźlej i najbardziej precyzyjnie. </text:span></text:p>
      <text:p text:style-name="P18"><text:tab/><text:span text:style-name="T234">Hipoteza brzmi, że nieoptymalna komunikacja sieciowa ma wpływ na szybsze zużycie baterii urządzenia mobilnego. Chodzi konkretniej o komunikację przy użyciu radia komórkowego,</text:span></text:p>
      <text:p text:style-name="P29">przy której jest ona bardziej kosztowna patrząc z perspektywy zużycia baterii (i finansowym, o czym później). <text:span text:style-name="T235">Chodziło o zweryfikowanie tej hipotezy metodą „chałupniczą”. Miało to swoje cele. Jednym z nich przestawia zdanie autora w tej kwestii: jeżeli widać zachodzenie zjawiska przy pomocy prostych narzędzi to należy je uwzględnić. Jeżeli nie są one widoczne, to jest ono pomijalne. Teoria została przedstawiona wcześniej, wyniki zaprezentowane. Nadal jednak nie wiadomo co znaczy nie-, optymalna w tym kontekście. I tu można stwierdzić, że to zależy w dużej mierze od samej aplikacji. Głównie chodzi o charakter, wielkość i sposób interakcji użytkowników z danymi przez nią dostarczanymi. W testach / aplikacji wzorcowej wykorzystano dwa różne zbiory danych. Dla przypomnienia, zbiór danych prezentacyjnych dla aplikacji iCarWash, oraz wycinek serwisu aukcyjnego OLX. Należy też wspomnieć, że autor modelował zachowania użytkowników według swojego uznania. Nie stanowią one reprezentacyjnej próbki zachowań. Możliwe, że nietrafnie oceniają sposób interakcji z aplikacjami.</text:span></text:p>
      <text:p text:style-name="P30"><text:tab/><text:span text:style-name="T236">Następne podrozdziały przestawiają bardziej szczegółowo same obserwacje, wyciągnięte na ich podstawie wnioski, oraz sugestie autora dotyczące kierunku możliwej optymalizacji.</text:span></text:p>
      <text:p text:style-name="P18"/>
      <text:h text:style-name="Heading_20_2" text:outline-level="2">5.1. <text:span text:style-name="T237">Wnioski ogólne</text:span></text:h>
      <text:p text:style-name="P18"/>
      <text:p text:style-name="P20"><text:tab/><text:span text:style-name="T238">Z wyników widać, że sposób w jaki dane są pobierane przez aplikację, ma wpływ na zużycie energii urządzenia. Faktem jest również, że kompresja zmniejsza rozmiar danych. Ktoś może powiedzieć, że to są oczywistości, które nie wymagają ponownego potwierdzania. Autor się z tym zgadza. Nie był jednak świadomy zysku pochodzącego z kompresji danych typu JSON. Należy to podkreślić, ponad 50% zysk w redukcji objętości danych. Nie jest on jednak darmowy. Urządzenie musi wykonać dodatkową pracę związaną z dekompresją. W skrajnych przypadkach, gdzie rozmiar danych jest niewielki, kompresja może wpłynąć negatywnie. </text:span></text:p>
      <text:p text:style-name="P239"><text:tab/>Korzystając z odpowiednich bibliotek i standardów otrzymujemy tę funkcjonalność bez konieczności zastanawiania się nad tym. Przykładowo wykorzystana biblioteka Volley załatwia kwestie tego typu automatycznie, przez co zapominamy o tym. Należy jednak pamiętać o drugim końcu równania. Jeżeli serwer nie jest w stanie odesłać skompresowanej odpowiedzi to nie wykorzystamy tych benefitów. Wsparcie dla tej funkcji w ówczesnych czasach jest w standardzie „out of the box”. Pamiętajmy jednak, aby to zweryfikować. Biblioteki abstrahują tę warstwę komunikacji, więc możemy w łatwo nie zauważyć braku tej funkcji.</text:p>
      <text:p text:style-name="P18"><text:tab/><text:span text:style-name="T239">Sama kompresja daje dobre efekty, jednak nie powinniśmy polegać wyłącznie na tym. Autor będąc jednocześnie twórcą aplikacji iCarWash poddawanej testom nie zdawał sobie sprawy<text:line-break/></text:span><text:soft-page-break/><text:span text:style-name="T239">z niektórych wielkości. Przykładem niech będzie komplet danych dla wersji demo. Po skompresowaniu 4KB! Oczywiście nie jest to maksimum, jednak z doświadczeń autora wartość pośrodku. Nie badając aplikacji pod tym kątem nawet nie pomyślał o konsekwencjach podejścia klasycznie przeglądarkowego, tzw. AJAX. O ile w przeglądarce na maszynie stacjonarnej podpiętej do zasilania i nieograniczonym łączem jest to rozwiązanie dość dopasowane, na urządzeniu mobilnym już niekoniecznie.</text:span></text:p>
      <text:p text:style-name="P18"><text:tab/><text:span text:style-name="T240">Dalej w tym rozdziel autor postara się przedstawić wnioski i zalecenia per aplikacja oraz punkty podsumowujące / kontrolne, które jego zdaniem należy sprawdzić przed upublicznieniem aplikacji.</text:span></text:p>
      <text:p text:style-name="P18"/>
      <text:h text:style-name="P385" text:outline-level="2">5.2. Wnioski dla iCarWash</text:h>
      <text:p text:style-name="P153"/>
      <text:p text:style-name="P153"><text:tab/><text:span text:style-name="T241">Jest to w miarę prost aplikacja pobierająca nieduże (poniżej 100KB) porcje informacji. Na jej przykładzie dobrze widać było wyniki dla pobrania kompletu informacji, gdy większość z nich jest potrzebna (seria 1, 2) i nadmiaru informacji (seria 3). Pierwsze dwie serie ilustrowały dłuższe sesje aktywności z aplikacją, gdzie dane były konsumowane nawet w całości (seria 1). W takim przypadku pobranie całości danych dawało dobre efekty. Z drugie strony widoczny był efekt, gdy dane były pobierane w dużym nadmiarze (scenariusz 3).</text:span></text:p>
      <text:p text:style-name="P153"><text:tab/><text:span text:style-name="T242">Dla tak niewielkiego zbioru danych autor postanowił zastosować następujące podejście,</text:span></text:p>
      <text:list xml:id="list4453651130628379711" text:style-name="L45">
        <text:list-item>
          <text:p text:style-name="P332">przy początkowym braku danych, pobieramy wszystko w jednej paczce <text:span text:style-name="T243">(koszty niewielkie, czas też),</text:span></text:p>
        </text:list-item>
        <text:list-item>
          <text:p text:style-name="P333">znamy czas ostatniej aktualizacji,</text:p>
        </text:list-item>
        <text:list-item>
          <text:p text:style-name="P333">zamiast odpytywać regularnie korzystamy z mechanizmu typu GCM,<text:line-break/>w momencie gdy aplikacja wraca do stanu aktywności / dostaje informacje o nowych danych<text:line-break/>i je pobiera. <text:span text:style-name="T247">Nie musi przy tym wiedzieć co uległo zmianie. Podaje czas ostatniej aktualizacji a serwer odsyła komplet danych, który uległ od tego czasu zmianie.</text:span></text:p>
        </text:list-item>
      </text:list>
      <text:p text:style-name="P154"/>
      <text:p text:style-name="P155"><text:tab/><text:span text:style-name="T244">Jedna z obserwacji prowadzi do następującego wniosku: jeżeli nie mamy nic do przesłania, to nie przesyłajmy nic! Przykładem niech będzie odpowiedź typu {"status":"ok","content":[]}.<text:line-break/>Zamiast takiej wiadomości można przekazać informacje za pomącą kodu HTTP 204 i pustej odpowiedzi. Jest to ukłonem w stronę API RESTowych, które wg autora są de-facto sposobem na ponowne zareklamowanie protokołu HTTP (teraz pod inną nazwą).</text:span></text:p>
      <text:p text:style-name="P155"/>
      <text:h text:style-name="P398" text:outline-level="2">5.3. Wnioski dla OLX</text:h>
      <text:p text:style-name="P18"/>
      <text:p text:style-name="P21"><text:tab/><text:span text:style-name="T248">Aplikacja OLX jest dużo bardziej rozbudowana w porównaniu do iCarWash. Operuje na dużo większym zbiorze danych, który nie zmieści się w pamięci urządzenia naraz. Pobranie kompletu danych jest więc wykluczone. O ile pobranie większej liczby danych w przypadku iCarWash nie wiązało się z dużymi kosztami dla użytkownika, to w tym przypadku pobieranie więcej niż użytkownik sobie życzy może narazić go na spore koszty. O ile same dane opisowe / metadane nie są według autora dużym problemem, to np. obrazki już tak. Rozmiar jednego obrazka może przewyższać rozmiar struktury danych opisującej dziesięć ogłoszeń.</text:span></text:p>
      <text:p text:style-name="P21"><text:tab/><text:span text:style-name="T249">Obrazki są jednym z obszarów, którego nie udało się przetestować w ramach tej pracy. Drugim obszarem pominiętym, lecz według autora ważnym może być kod monitorujący zachowania użytkowników (kod analytics). Dla drugiego przypadku autor jest zdania, że można zredukować czas aktywności radia kolejkując te żądania i wysyłając je dopiero w reakcji na żądanie danych zainicjowane przez użytkownika.</text:span></text:p>
      <text:p text:style-name="P18"><text:tab/><text:span text:style-name="T250">Z analizy wyników widać, że pobranie danych w większych porcjach daje w tym przypadku dobre rezultaty. Nawet dla scenariusza trzeciego, gdzie większa część danych, niż we wcześniejszych scenariuszach, jest niewykorzystywana daje poprawę o około 40%. W tym przypadku rośnie jednak liczba danych, które zostaną pobrane w ciągu godziny. Należy zatem pamiętać o zachowaniu odpowiednich proporcji.</text:span></text:p>
      <text:p text:style-name="P18"/>
      <text:p text:style-name="P18"/>
      <text:p text:style-name="P18"/>
      <text:h text:style-name="P386" text:outline-level="2">5.4. Podsumowanie</text:h>
      <text:p text:style-name="P157"><text:tab/><text:span text:style-name="T251">Autor w tym rozdziale chciał podsumować wnioski jakich dokonał w trakcie pisania tej pracy. Chciałby zawrzeć je w postaci listy wskazówek, tak aby ktoś, kto zainteresuje się tematem mógł stwierdzić, czy jego aplikacja podlega tym kryteriom. Patrząc na te punkty wiedział na co należy zwrócić uwagę i czy w jego przypadku ma to sens.</text:span></text:p>
      <text:list xml:id="list3898065924294017227" text:style-name="L46">
        <text:list-item>
          <text:p text:style-name="P334"><text:span text:style-name="T252">k</text:span>omunikacja sieciowa ma wpływ na zużycie baterii urządzenia,</text:p>
        </text:list-item>
        <text:list-item>
          <text:p text:style-name="P334">jednak nie w każdym przypadku należy się tym przejmować:</text:p>
          <text:list>
            <text:list-item>
              <text:p text:style-name="P334">jeżeli użytkownicy spędzają w aplikacji niewiele czasu to nie ma sensu poświęcać dużo czasu te zagadnienie. Przez niewiele autor ma na myśli czas w ciągu doby nie przekraczający trzydziestu minut,</text:p>
            </text:list-item>
            <text:list-item>
              <text:p text:style-name="P335">jeżeli użytkownicy spędzają czas w aplikacji w sesjach trwających 15 minut i dłużej, lub łączny czas w ciągu doby liczony jest w godzinach, to optymalizacja może mieć znaczenie dla użytkownika,</text:p>
            </text:list-item>
          </text:list>
        </text:list-item>
        <text:list-item>
          <text:p text:style-name="P335"><text:span text:style-name="T252">pamiętajmy o zachowaniu równowagi podczas pobierania danych. Nie zmuszajmy użytkownika nieświadomie do pobierania dużej liczby danych, których nie wykorzysta.<text:line-break/>Prędzej zauważy większe rachunki za transfer danych niż doceni 1% naładowania baterii zaoszczędzony tym kosztem. Pomyślmy nad mechanizmem weryfikacji ile z pobranych </text:span><text:soft-page-break/><text:span text:style-name="T252">danych użytkownik tak naprawdę wykorzystał,</text:span></text:p>
        </text:list-item>
        <text:list-item>
          <text:p text:style-name="P336">kolejkujmy żądania sieciowe nie zainicjowane przez użytkownika. Odwlekajmy je w czasie jak najbardziej to możliwe, np. do czasu żądania zaczętego przez użytkownika, po upływie kilku minut, lub podczas zamykania / ponownego uruchamiania aplikacji,</text:p>
        </text:list-item>
        <text:list-item>
          <text:p text:style-name="P337">jeżeli pobieramy dane zawczasu pamiętajmy aby nie cierpiało na tym doświadczenie użytkownika z aplikacjom. Nie każmy mu czekać zbyt długo,</text:p>
        </text:list-item>
        <text:list-item>
          <text:p text:style-name="P338">pamiętajmy też o różnych technologiach w jakich telefon może pracować, należałoby adaptować strategię w zależności technologii. Szybsze pozwalają nam pobrać więcej danych w tym samym czasie co wolniejsze. Miejmy to też na uwadze,</text:p>
        </text:list-item>
        <text:list-item>
          <text:p text:style-name="P339">projektując API dla urządzeń mobilnych nie róbmy kopii 1:1 jego zachowania do tego przeznaczonego dla przeglądarki, starajmy się minimalizować ilość potrzebnych żądań przy zachowaniu rozsądnej ich wielkości,</text:p>
        </text:list-item>
        <text:list-item>
          <text:p text:style-name="P339">stosujmy kompresję zawartości oraz wykorzystujmy zachowania zdefiniowane dla protokołu HTTP/1.1. [<text:a xlink:type="simple" xlink:href="https://www.w3.org/Protocols/rfc2616/rfc2616-sec10.html">https://www.w3.org/Protocols/rfc2616/rfc2616-sec10.html</text:a> | 2016-05-27]<text:line-break/>Przykładem niech będą kody 204 No Content lub 305 Not Modified.</text:p>
        </text:list-item>
      </text:list>
      <text:p text:style-name="P158"/>
      <text:p text:style-name="P158"><text:tab/><text:span text:style-name="T253">Wymienione podpunkty są tylko propozycjami składanymi przez autora, nie są na pewno możliwe do zaadoptowania w każdym przypadku. Unikajmy mikrooptymalizacji, zanim zaczniemy refaktoryzować kod zmierzmy czy warto. Pamiętajmy o tym, że ostatecznym beneficjentem naszych optymalizacji powinien być użytkownik naszej aplikacj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Roboto" svg:font-family="Roboto, arial, sans-serif"/>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Szczecin 2016<text:tab/><text:tab/><text:page-number text:select-page="current">65</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1090</meta:editing-cycles>
    <meta:editing-duration>P5DT7H3M41S</meta:editing-duration>
    <dc:date>2016-05-28T15:44:39.917662838</dc:date>
    <meta:printed-by>M R</meta:printed-by>
    <meta:print-date>2012-09-14T13:32:12.93</meta:print-date>
    <meta:document-statistic meta:table-count="20" meta:image-count="14" meta:object-count="0" meta:page-count="65" meta:paragraph-count="1110" meta:word-count="13230" meta:character-count="94905" meta:non-whitespace-character-count="82331"/>
    <meta:user-defined meta:name="Info 1"/>
    <meta:user-defined meta:name="Info 2"/>
    <meta:user-defined meta:name="Info 3"/>
    <meta:user-defined meta:name="Info 4"/>
  </office:meta>
</office:document-meta>
</file>